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1" style:family="table">
      <style:table-properties style:width="6.6979in" fo:margin-left="0in" table:align="left" style:writing-mode="lr-tb"/>
    </style:style>
    <style:style style:name="Table91.A" style:family="table-column">
      <style:table-column-properties style:column-width="1.5625in"/>
    </style:style>
    <style:style style:name="Table91.B" style:family="table-column">
      <style:table-column-properties style:column-width="1.0625in"/>
    </style:style>
    <style:style style:name="Table91.C" style:family="table-column">
      <style:table-column-properties style:column-width="3.25in"/>
    </style:style>
    <style:style style:name="Table91.D" style:family="table-column">
      <style:table-column-properties style:column-width="0.8229in"/>
    </style:style>
    <style:style style:name="Table9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1.D1" style:family="table-cell">
      <style:table-cell-properties style:vertical-align="middle" fo:padding="0.0382in" fo:border="0.05pt solid #ffffff"/>
    </style:style>
    <style:style style:name="Table9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6" style:family="table">
      <style:table-properties style:width="6.6979in" fo:margin-left="0in" table:align="left" style:writing-mode="lr-tb"/>
    </style:style>
    <style:style style:name="Table86.A" style:family="table-column">
      <style:table-column-properties style:column-width="1.375in"/>
    </style:style>
    <style:style style:name="Table86.C" style:family="table-column">
      <style:table-column-properties style:column-width="3.125in"/>
    </style:style>
    <style:style style:name="Table86.D" style:family="table-column">
      <style:table-column-properties style:column-width="0.8229in"/>
    </style:style>
    <style:style style:name="Table8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382in" fo:border="0.05pt solid #ffffff"/>
    </style:style>
    <style:style style:name="Table8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7" style:family="table">
      <style:table-properties style:width="6.6979in" fo:margin-left="0in" table:align="left" style:writing-mode="lr-tb"/>
    </style:style>
    <style:style style:name="Table87.A" style:family="table-column">
      <style:table-column-properties style:column-width="1.375in"/>
    </style:style>
    <style:style style:name="Table87.C" style:family="table-column">
      <style:table-column-properties style:column-width="3.125in"/>
    </style:style>
    <style:style style:name="Table87.D" style:family="table-column">
      <style:table-column-properties style:column-width="0.8229in"/>
    </style:style>
    <style:style style:name="Table8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382in" fo:border="0.05pt solid #ffffff"/>
    </style:style>
    <style:style style:name="Table8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" style:family="table">
      <style:table-properties style:width="6.6979in" fo:margin-left="0in" table:align="left" style:writing-mode="lr-tb"/>
    </style:style>
    <style:style style:name="Table88.A" style:family="table-column">
      <style:table-column-properties style:column-width="1.75in"/>
    </style:style>
    <style:style style:name="Table88.B" style:family="table-column">
      <style:table-column-properties style:column-width="1.0625in"/>
    </style:style>
    <style:style style:name="Table88.C" style:family="table-column">
      <style:table-column-properties style:column-width="3.0625in"/>
    </style:style>
    <style:style style:name="Table88.D" style:family="table-column">
      <style:table-column-properties style:column-width="0.8229in"/>
    </style:style>
    <style:style style:name="Table8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382in" fo:border="0.05pt solid #ffffff"/>
    </style:style>
    <style:style style:name="Table8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.5" style:family="table-row">
      <style:table-row-properties style:min-row-height="0.3243in"/>
    </style:style>
    <style:style style:name="Table92" style:family="table">
      <style:table-properties style:width="6.6979in" fo:margin-left="0in" table:align="left" style:writing-mode="lr-tb"/>
    </style:style>
    <style:style style:name="Table92.A" style:family="table-column">
      <style:table-column-properties style:column-width="1.5in"/>
    </style:style>
    <style:style style:name="Table92.B" style:family="table-column">
      <style:table-column-properties style:column-width="0.9375in"/>
    </style:style>
    <style:style style:name="Table92.C" style:family="table-column">
      <style:table-column-properties style:column-width="3.4375in"/>
    </style:style>
    <style:style style:name="Table92.D" style:family="table-column">
      <style:table-column-properties style:column-width="0.8229in"/>
    </style:style>
    <style:style style:name="Table9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2.D1" style:family="table-cell">
      <style:table-cell-properties style:vertical-align="middle" fo:padding="0.0382in" fo:border="0.05pt solid #ffffff"/>
    </style:style>
    <style:style style:name="Table9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9" style:family="table">
      <style:table-properties style:width="6.6979in" fo:margin-left="0in" table:align="left" style:writing-mode="lr-tb"/>
    </style:style>
    <style:style style:name="Table89.A" style:family="table-column">
      <style:table-column-properties style:column-width="1.4375in"/>
    </style:style>
    <style:style style:name="Table89.B" style:family="table-column">
      <style:table-column-properties style:column-width="1.375in"/>
    </style:style>
    <style:style style:name="Table89.C" style:family="table-column">
      <style:table-column-properties style:column-width="3.0625in"/>
    </style:style>
    <style:style style:name="Table89.D" style:family="table-column">
      <style:table-column-properties style:column-width="0.8229in"/>
    </style:style>
    <style:style style:name="Table8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382in" fo:border="0.05pt solid #ffffff"/>
    </style:style>
    <style:style style:name="Table8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0" style:family="table">
      <style:table-properties style:width="6.6979in" fo:margin-left="0in" table:align="left" style:writing-mode="lr-tb"/>
    </style:style>
    <style:style style:name="Table90.A" style:family="table-column">
      <style:table-column-properties style:column-width="1.75in"/>
    </style:style>
    <style:style style:name="Table90.B" style:family="table-column">
      <style:table-column-properties style:column-width="1.0625in"/>
    </style:style>
    <style:style style:name="Table90.C" style:family="table-column">
      <style:table-column-properties style:column-width="3.0625in"/>
    </style:style>
    <style:style style:name="Table90.D" style:family="table-column">
      <style:table-column-properties style:column-width="0.8229in"/>
    </style:style>
    <style:style style:name="Table9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382in" fo:border="0.05pt solid #ffffff"/>
    </style:style>
    <style:style style:name="Table9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9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4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6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7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8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09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1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4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7d5e9b" officeooo:paragraph-rsid="1482097b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c6cfbe" officeooo:paragraph-rsid="14c6cfbe"/>
    </style:style>
    <style:style style:name="P283" style:family="paragraph" style:parent-style-name="Standard">
      <style:paragraph-properties fo:text-align="end" style:justify-single-word="false" style:writing-mode="rl-tb"/>
      <style:text-properties officeooo:rsid="14b61db0" officeooo:paragraph-rsid="14ba7514"/>
    </style:style>
    <style:style style:name="P284" style:family="paragraph" style:parent-style-name="Standard">
      <style:paragraph-properties fo:text-align="end" style:justify-single-word="false" style:writing-mode="rl-tb"/>
      <style:text-properties officeooo:rsid="14b61db0" officeooo:paragraph-rsid="14b61db0"/>
    </style:style>
    <style:style style:name="P285" style:family="paragraph" style:parent-style-name="Standard">
      <style:paragraph-properties fo:text-align="end" style:justify-single-word="false" style:writing-mode="rl-tb"/>
      <style:text-properties officeooo:rsid="14d07928" officeooo:paragraph-rsid="14d208e5"/>
    </style:style>
    <style:style style:name="P286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7" style:family="paragraph" style:parent-style-name="Standard">
      <style:paragraph-properties fo:text-align="end" style:justify-single-word="false" style:writing-mode="rl-tb"/>
      <style:text-properties officeooo:rsid="14e3cfda" officeooo:paragraph-rsid="14e3cfda"/>
    </style:style>
    <style:style style:name="P288" style:family="paragraph" style:parent-style-name="Standard">
      <style:paragraph-properties fo:text-align="end" style:justify-single-word="false" style:writing-mode="rl-tb"/>
      <style:text-properties officeooo:rsid="14edd143" officeooo:paragraph-rsid="14edd143"/>
    </style:style>
    <style:style style:name="P289" style:family="paragraph" style:parent-style-name="Standard">
      <style:paragraph-properties fo:text-align="end" style:justify-single-word="false" style:writing-mode="rl-tb"/>
      <style:text-properties officeooo:rsid="150a3d5e" officeooo:paragraph-rsid="150e08a5"/>
    </style:style>
    <style:style style:name="P290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291" style:family="paragraph" style:parent-style-name="Standard">
      <style:paragraph-properties fo:text-align="end" style:justify-single-word="false" style:writing-mode="rl-tb"/>
      <style:text-properties officeooo:rsid="15390337" officeooo:paragraph-rsid="15390337"/>
    </style:style>
    <style:style style:name="P292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3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294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295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296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297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298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299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300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301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302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303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304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305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306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307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308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309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310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311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312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313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314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31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3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324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325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326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327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328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329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330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331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332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333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334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335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336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337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338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339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340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341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342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343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344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345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346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347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348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349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350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351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352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353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354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355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356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357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358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359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360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61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62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63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64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65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66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67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68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69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70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71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72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73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74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75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376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377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378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379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380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381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382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383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384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385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386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387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388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389" style:family="paragraph" style:parent-style-name="Standard">
      <style:paragraph-properties fo:text-align="start" style:justify-single-word="false" style:writing-mode="lr-tb"/>
      <style:text-properties officeooo:rsid="14d3b03b" officeooo:paragraph-rsid="14d3b03b"/>
    </style:style>
    <style:style style:name="P390" style:family="paragraph" style:parent-style-name="Standard">
      <style:paragraph-properties fo:text-align="start" style:justify-single-word="false" style:writing-mode="lr-tb"/>
      <style:text-properties officeooo:rsid="14e454f8" officeooo:paragraph-rsid="14e454f8"/>
    </style:style>
    <style:style style:name="P39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7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398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399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400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401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402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403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4" style:family="paragraph" style:parent-style-name="Text_20_body">
      <style:paragraph-properties fo:text-align="start" style:justify-single-word="false"/>
      <style:text-properties officeooo:paragraph-rsid="00152b8b"/>
    </style:style>
    <style:style style:name="P405" style:family="paragraph" style:parent-style-name="Text_20_body">
      <style:paragraph-properties fo:text-align="center" style:justify-single-word="false"/>
      <style:text-properties officeooo:paragraph-rsid="001305cd"/>
    </style:style>
    <style:style style:name="P406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407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410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411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412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413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414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415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416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417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418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419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20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421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422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423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424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425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426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427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428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429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430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431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432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433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434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435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436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437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438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439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440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441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442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443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444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445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446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447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448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449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450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451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452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453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454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455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456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457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458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459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460" style:family="paragraph" style:parent-style-name="Table_20_Contents">
      <style:paragraph-properties fo:text-align="center" style:justify-single-word="false"/>
      <style:text-properties officeooo:paragraph-rsid="149a68e0"/>
    </style:style>
    <style:style style:name="P461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462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463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464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465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466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467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468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469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470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471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472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473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474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475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476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477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478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479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480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481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482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483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484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485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486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487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488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489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490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491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492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493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494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495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496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497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498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499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500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501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502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503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504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505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506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507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508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509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510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511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512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513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514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515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516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517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518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519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520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521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522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523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524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525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526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527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528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529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530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531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532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533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534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535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536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537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538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539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540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541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542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543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544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545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546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547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548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549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550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551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552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553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554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555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556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557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558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559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560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561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562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563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564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565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566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567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568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569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570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571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572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573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574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575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576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577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578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579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580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581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582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583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584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585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586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587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588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589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590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591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592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593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594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595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596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597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598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599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600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601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602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603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604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605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606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607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608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609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610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611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612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613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614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615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616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617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618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619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620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621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622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623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624" style:family="paragraph" style:parent-style-name="Table_20_Contents">
      <style:paragraph-properties fo:text-align="center" style:justify-single-word="false"/>
      <style:text-properties officeooo:rsid="0535a840"/>
    </style:style>
    <style:style style:name="P625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626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627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628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629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630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631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632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633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634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635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636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637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638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639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640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641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642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643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644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645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646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647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648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649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650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651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652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653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654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655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656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657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658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659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660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661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662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663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664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665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666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667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668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669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670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671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672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673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674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675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676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677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678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679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680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681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682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683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684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685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686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687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688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689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690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691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692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693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694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695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696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697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698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699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700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701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702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703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704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705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706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707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708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709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710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711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712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713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714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715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716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717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718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719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720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721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722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723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724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725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726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727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728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729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730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731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732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733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734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735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736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737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738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739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740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741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742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743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744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745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746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747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748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749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750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751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752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753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754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755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756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757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758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759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760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761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762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763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764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765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766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767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768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769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770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771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772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773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774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775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776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777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778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779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780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781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782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783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784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785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786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787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788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789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790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791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792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793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794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795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796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797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798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799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800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801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802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803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804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805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806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807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808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809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810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811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812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813" style:family="paragraph" style:parent-style-name="Table_20_Contents">
      <style:paragraph-properties fo:text-align="center" style:justify-single-word="false"/>
      <style:text-properties officeooo:rsid="0a1173ea"/>
    </style:style>
    <style:style style:name="P814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815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816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817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818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819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820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821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822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823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824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825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826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827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828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829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830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831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832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833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834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835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836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837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838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839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840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841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842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843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844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845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846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847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848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849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850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851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852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853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854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855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856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857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858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859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860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861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862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863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864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865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866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867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868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869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870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871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872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873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874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875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876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877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878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879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880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881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882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883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884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885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886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887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888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889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890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891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892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893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894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895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896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897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898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899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900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901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902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903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904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905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906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907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908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909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910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911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912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913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914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915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916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917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918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919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920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921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922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923" style:family="paragraph" style:parent-style-name="Table_20_Contents">
      <style:paragraph-properties fo:text-align="center" style:justify-single-word="false"/>
      <style:text-properties officeooo:rsid="0bf8aca0"/>
    </style:style>
    <style:style style:name="P924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925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926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927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928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929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930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931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932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933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934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935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936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937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938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939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940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941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942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943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944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945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946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947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948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949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950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951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952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953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954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955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956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957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958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959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960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961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962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963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964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965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966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967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968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969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970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971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972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973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974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975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976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977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978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979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980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981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982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983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984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985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986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987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988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989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990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991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992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993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994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995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996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997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998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999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1000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1001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1002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1003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1004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1005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006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1007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1008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1009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010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011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012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013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014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015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016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017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018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019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020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021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022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023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024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025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026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027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028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029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030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031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032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033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034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035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036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037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038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039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040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041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042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043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044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045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046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047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048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049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050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051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052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053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054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055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056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057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058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059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060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061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062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063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064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065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066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067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068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069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070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071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072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073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074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075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076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077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078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079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080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081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082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083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084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085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086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087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088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089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090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091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092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093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094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095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096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097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098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099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100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101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102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103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104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105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106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107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108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109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110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111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112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113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114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115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116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117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118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119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120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121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122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123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124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125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126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127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128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129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130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131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132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133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134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135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136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137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138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139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140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141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142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143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144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145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146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147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148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149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150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151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152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153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154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155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156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157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158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159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160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161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162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163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164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165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166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167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168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169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170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171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172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173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174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175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176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177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178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179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180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181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182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183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184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185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186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187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188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189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190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191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192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193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194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195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196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197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198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199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200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201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202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203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204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205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206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207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208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209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210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211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212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213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214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215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216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217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218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219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220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221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222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223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224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225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226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227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228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229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230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231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232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233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234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235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236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237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238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239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240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241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242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243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244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245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246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247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248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249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250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251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252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253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254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255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256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257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258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259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260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261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262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263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264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265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266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267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268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269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270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271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272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273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274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275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276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277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278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279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280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281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282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283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284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285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286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287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288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289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290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291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292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293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294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295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296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297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298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299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300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301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302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303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304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305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306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307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308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309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310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311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312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313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314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315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316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317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318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319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320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321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322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323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324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325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326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327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328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329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330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331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332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333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334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335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336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337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338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339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340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341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342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343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344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345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346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347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348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349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350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351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352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353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354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355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356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357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358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359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360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361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362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363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364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365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366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367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368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369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370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371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372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373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374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375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376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377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378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379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380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381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1382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1383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1384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1385" style:family="paragraph" style:parent-style-name="Table_20_Contents">
      <style:paragraph-properties fo:text-align="center" style:justify-single-word="false"/>
      <style:text-properties officeooo:rsid="14bc2a26" officeooo:paragraph-rsid="14bc2a26"/>
    </style:style>
    <style:style style:name="P1386" style:family="paragraph" style:parent-style-name="Table_20_Contents">
      <style:paragraph-properties fo:text-align="center" style:justify-single-word="false"/>
      <style:text-properties officeooo:rsid="14bddb74" officeooo:paragraph-rsid="14bddb74"/>
    </style:style>
    <style:style style:name="P1387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1388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1389" style:family="paragraph" style:parent-style-name="Table_20_Contents">
      <style:paragraph-properties fo:text-align="center" style:justify-single-word="false"/>
      <style:text-properties officeooo:rsid="14d76e53" officeooo:paragraph-rsid="14d76e53"/>
    </style:style>
    <style:style style:name="P1390" style:family="paragraph" style:parent-style-name="Table_20_Contents">
      <style:paragraph-properties fo:text-align="center" style:justify-single-word="false"/>
      <style:text-properties officeooo:rsid="14d76e53" officeooo:paragraph-rsid="14d7d6b5"/>
    </style:style>
    <style:style style:name="P1391" style:family="paragraph" style:parent-style-name="Table_20_Contents">
      <style:paragraph-properties fo:text-align="center" style:justify-single-word="false"/>
      <style:text-properties officeooo:rsid="14db06ce" officeooo:paragraph-rsid="14db06ce"/>
    </style:style>
    <style:style style:name="P1392" style:family="paragraph" style:parent-style-name="Table_20_Contents">
      <style:paragraph-properties fo:text-align="center" style:justify-single-word="false"/>
      <style:text-properties officeooo:rsid="14db06ce" officeooo:paragraph-rsid="14dc3dbf"/>
    </style:style>
    <style:style style:name="P1393" style:family="paragraph" style:parent-style-name="Table_20_Contents">
      <style:paragraph-properties fo:text-align="center" style:justify-single-word="false"/>
      <style:text-properties officeooo:rsid="14db6485" officeooo:paragraph-rsid="14db6485"/>
    </style:style>
    <style:style style:name="P1394" style:family="paragraph" style:parent-style-name="Table_20_Contents">
      <style:paragraph-properties fo:text-align="center" style:justify-single-word="false"/>
      <style:text-properties officeooo:rsid="14db6485" officeooo:paragraph-rsid="14dc3dbf"/>
    </style:style>
    <style:style style:name="P1395" style:family="paragraph" style:parent-style-name="Table_20_Contents">
      <style:paragraph-properties fo:text-align="center" style:justify-single-word="false"/>
      <style:text-properties officeooo:rsid="14dd9ea4" officeooo:paragraph-rsid="14dd9ea4"/>
    </style:style>
    <style:style style:name="P1396" style:family="paragraph" style:parent-style-name="Table_20_Contents">
      <style:paragraph-properties fo:text-align="center" style:justify-single-word="false"/>
      <style:text-properties officeooo:rsid="14de9f1b" officeooo:paragraph-rsid="14de9f1b"/>
    </style:style>
    <style:style style:name="P1397" style:family="paragraph" style:parent-style-name="Table_20_Contents">
      <style:paragraph-properties fo:text-align="center" style:justify-single-word="false"/>
      <style:text-properties officeooo:rsid="14e5853e" officeooo:paragraph-rsid="14e5853e"/>
    </style:style>
    <style:style style:name="P1398" style:family="paragraph" style:parent-style-name="Table_20_Contents">
      <style:paragraph-properties fo:text-align="center" style:justify-single-word="false"/>
      <style:text-properties officeooo:rsid="14e67fcb" officeooo:paragraph-rsid="14e67fcb"/>
    </style:style>
    <style:style style:name="P1399" style:family="paragraph" style:parent-style-name="Table_20_Contents">
      <style:paragraph-properties fo:text-align="center" style:justify-single-word="false"/>
      <style:text-properties officeooo:rsid="14e702b0" officeooo:paragraph-rsid="14e702b0"/>
    </style:style>
    <style:style style:name="P1400" style:family="paragraph" style:parent-style-name="Table_20_Contents">
      <style:paragraph-properties fo:text-align="center" style:justify-single-word="false"/>
      <style:text-properties officeooo:rsid="14e74415" officeooo:paragraph-rsid="14e74415"/>
    </style:style>
    <style:style style:name="P1401" style:family="paragraph" style:parent-style-name="Table_20_Contents">
      <style:paragraph-properties fo:text-align="center" style:justify-single-word="false"/>
      <style:text-properties officeooo:rsid="14e7ec4e" officeooo:paragraph-rsid="14e7ec4e"/>
    </style:style>
    <style:style style:name="P1402" style:family="paragraph" style:parent-style-name="Table_20_Contents">
      <style:paragraph-properties fo:text-align="center" style:justify-single-word="false"/>
      <style:text-properties officeooo:rsid="14e9caaf" officeooo:paragraph-rsid="14e9caaf"/>
    </style:style>
    <style:style style:name="P1403" style:family="paragraph" style:parent-style-name="Table_20_Contents">
      <style:paragraph-properties fo:text-align="center" style:justify-single-word="false"/>
      <style:text-properties officeooo:rsid="14edd143" officeooo:paragraph-rsid="14edd143"/>
    </style:style>
    <style:style style:name="P1404" style:family="paragraph" style:parent-style-name="Table_20_Contents">
      <style:paragraph-properties fo:text-align="center" style:justify-single-word="false"/>
      <style:text-properties officeooo:rsid="14ee8fbd" officeooo:paragraph-rsid="14ee8fbd"/>
    </style:style>
    <style:style style:name="P1405" style:family="paragraph" style:parent-style-name="Table_20_Contents">
      <style:paragraph-properties fo:text-align="center" style:justify-single-word="false"/>
      <style:text-properties officeooo:rsid="14ee8fbd" officeooo:paragraph-rsid="14f3418d"/>
    </style:style>
    <style:style style:name="P1406" style:family="paragraph" style:parent-style-name="Table_20_Contents">
      <style:paragraph-properties fo:text-align="center" style:justify-single-word="false"/>
      <style:text-properties officeooo:rsid="14f322ff" officeooo:paragraph-rsid="14f322ff"/>
    </style:style>
    <style:style style:name="P1407" style:family="paragraph" style:parent-style-name="Table_20_Contents">
      <style:paragraph-properties fo:text-align="center" style:justify-single-word="false"/>
      <style:text-properties officeooo:rsid="14f74657" officeooo:paragraph-rsid="14f74657"/>
    </style:style>
    <style:style style:name="P1408" style:family="paragraph" style:parent-style-name="Table_20_Contents">
      <style:paragraph-properties fo:text-align="center" style:justify-single-word="false"/>
      <style:text-properties officeooo:rsid="1502bbdc" officeooo:paragraph-rsid="1502bbdc"/>
    </style:style>
    <style:style style:name="P1409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410" style:family="paragraph" style:parent-style-name="Table_20_Contents">
      <style:paragraph-properties fo:text-align="center" style:justify-single-word="false"/>
      <style:text-properties officeooo:rsid="15058e19" officeooo:paragraph-rsid="15058e19"/>
    </style:style>
    <style:style style:name="P1411" style:family="paragraph" style:parent-style-name="Table_20_Contents">
      <style:paragraph-properties fo:text-align="center" style:justify-single-word="false"/>
      <style:text-properties officeooo:rsid="150707c0" officeooo:paragraph-rsid="150707c0"/>
    </style:style>
    <style:style style:name="P1412" style:family="paragraph" style:parent-style-name="Table_20_Contents">
      <style:paragraph-properties fo:text-align="center" style:justify-single-word="false"/>
      <style:text-properties officeooo:rsid="15133151" officeooo:paragraph-rsid="15133151"/>
    </style:style>
    <style:style style:name="P1413" style:family="paragraph" style:parent-style-name="Table_20_Contents">
      <style:paragraph-properties fo:text-align="center" style:justify-single-word="false"/>
      <style:text-properties officeooo:rsid="1514d2d9" officeooo:paragraph-rsid="1514d2d9"/>
    </style:style>
    <style:style style:name="P1414" style:family="paragraph" style:parent-style-name="Table_20_Contents">
      <style:paragraph-properties fo:text-align="center" style:justify-single-word="false"/>
      <style:text-properties officeooo:rsid="151eb407" officeooo:paragraph-rsid="151eb407"/>
    </style:style>
    <style:style style:name="P1415" style:family="paragraph" style:parent-style-name="Table_20_Contents">
      <style:paragraph-properties fo:text-align="center" style:justify-single-word="false"/>
      <style:text-properties officeooo:rsid="154219db" officeooo:paragraph-rsid="154219db"/>
    </style:style>
    <style:style style:name="P1416" style:family="paragraph" style:parent-style-name="Table_20_Contents">
      <style:paragraph-properties fo:text-align="center" style:justify-single-word="false"/>
      <style:text-properties officeooo:rsid="1543e505" officeooo:paragraph-rsid="1543e505"/>
    </style:style>
    <style:style style:name="P141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41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41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42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42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42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42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42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42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42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42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42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42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43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43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43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43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43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43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43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43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43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43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44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44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44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44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44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44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44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44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44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44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45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45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45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45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45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45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45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45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45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45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46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46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462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463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464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465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466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467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468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469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470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471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472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473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474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475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47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477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478" style:family="paragraph" style:parent-style-name="Standard">
      <style:paragraph-properties fo:text-align="center" style:justify-single-word="false"/>
      <style:text-properties officeooo:paragraph-rsid="02e48904"/>
    </style:style>
    <style:style style:name="P1479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480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481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482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483" style:family="paragraph" style:parent-style-name="Heading_20_1">
      <style:paragraph-properties fo:text-align="center" style:justify-single-word="false"/>
      <style:text-properties officeooo:paragraph-rsid="001305cd"/>
    </style:style>
    <style:style style:name="P1484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485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486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487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488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489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490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491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492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493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494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495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496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497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498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499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500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501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502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503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504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505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506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507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508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509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510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511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512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513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514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515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516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517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518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519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520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521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522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523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524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525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526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527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528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529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530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531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532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533" style:family="paragraph" style:parent-style-name="Standard" style:list-style-name="L89">
      <style:paragraph-properties fo:text-align="end" style:justify-single-word="false" style:writing-mode="rl-tb"/>
      <style:text-properties officeooo:paragraph-rsid="135f8115"/>
    </style:style>
    <style:style style:name="P1534" style:family="paragraph" style:parent-style-name="Standard" style:list-style-name="L90">
      <style:paragraph-properties fo:text-align="end" style:justify-single-word="false" style:writing-mode="rl-tb"/>
      <style:text-properties officeooo:paragraph-rsid="1426d353"/>
    </style:style>
    <style:style style:name="P1535" style:family="paragraph" style:parent-style-name="Standard" style:list-style-name="L94">
      <style:paragraph-properties fo:text-align="end" style:justify-single-word="false" style:writing-mode="rl-tb"/>
      <style:text-properties officeooo:paragraph-rsid="1424b11f"/>
    </style:style>
    <style:style style:name="P1536" style:family="paragraph" style:parent-style-name="Standard" style:list-style-name="L94">
      <style:paragraph-properties fo:text-align="end" style:justify-single-word="false" style:writing-mode="rl-tb"/>
      <style:text-properties officeooo:paragraph-rsid="143d3eae"/>
    </style:style>
    <style:style style:name="P1537" style:family="paragraph" style:parent-style-name="Standard" style:list-style-name="L99">
      <style:paragraph-properties fo:text-align="end" style:justify-single-word="false" style:writing-mode="rl-tb"/>
      <style:text-properties officeooo:paragraph-rsid="14c38397"/>
    </style:style>
    <style:style style:name="P1538" style:family="paragraph" style:parent-style-name="Standard" style:list-style-name="L99">
      <style:paragraph-properties fo:text-align="end" style:justify-single-word="false" style:writing-mode="rl-tb"/>
      <style:text-properties officeooo:paragraph-rsid="15744bab"/>
    </style:style>
    <style:style style:name="P1539" style:family="paragraph" style:parent-style-name="Standard" style:list-style-name="L100">
      <style:paragraph-properties fo:text-align="end" style:justify-single-word="false" style:writing-mode="rl-tb"/>
      <style:text-properties officeooo:paragraph-rsid="1528e4cc"/>
    </style:style>
    <style:style style:name="P1540" style:family="paragraph" style:parent-style-name="Standard" style:list-style-name="L95">
      <style:paragraph-properties fo:text-align="end" style:justify-single-word="false" style:writing-mode="rl-tb"/>
      <style:text-properties officeooo:paragraph-rsid="14b61db0"/>
    </style:style>
    <style:style style:name="P1541" style:family="paragraph" style:parent-style-name="Standard" style:list-style-name="L95">
      <style:paragraph-properties fo:text-align="end" style:justify-single-word="false" style:writing-mode="rl-tb"/>
      <style:text-properties officeooo:paragraph-rsid="152cec05"/>
    </style:style>
    <style:style style:name="P1542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543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544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545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546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547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548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549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550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551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552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553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554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555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556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557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558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559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560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561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562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563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564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565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566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567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568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569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570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571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572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573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574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575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576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577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578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579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580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581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582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583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584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585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586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587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588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589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590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591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592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593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594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595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596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597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598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599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600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601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602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603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604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605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606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607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608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609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61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611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612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613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61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615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616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617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618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619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62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62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62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623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624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62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626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627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628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62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63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631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632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633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634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635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636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637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638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639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640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641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642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643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644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645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646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647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648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649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650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651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652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653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654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655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656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657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658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659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660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661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662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663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664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665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666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667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668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669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670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671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672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673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674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675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676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677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678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679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680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681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682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683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684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685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686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687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688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689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690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691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692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693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694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695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696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697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698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699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700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701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702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703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704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705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706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707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708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709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710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711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712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713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714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715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716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717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718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719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720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721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722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723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724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725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726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727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728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729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730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731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732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733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734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735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736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737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738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739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740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741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742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743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744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745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746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747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748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749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750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751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752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753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754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755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756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757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758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759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760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761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762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763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764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765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766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767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768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769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770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771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772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773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774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775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776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777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778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779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780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781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782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783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784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785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786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787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788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789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790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791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792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793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794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795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796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797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798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799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800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801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802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803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804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805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806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807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808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809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810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811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812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813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814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815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816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817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818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819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820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821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822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823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824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825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826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827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828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829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830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831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832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833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834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835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836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837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838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839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840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841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842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843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844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845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846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847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848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849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850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851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852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853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854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855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856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857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858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859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860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861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862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863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864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865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866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867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868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869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870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871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872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873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874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875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876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877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878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879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880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881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882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883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884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885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886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887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888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889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890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891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892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893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894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895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896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897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898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899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900" style:family="paragraph" style:parent-style-name="Standard" style:list-style-name="L68">
      <style:paragraph-properties fo:text-align="end" style:justify-single-word="false" style:writing-mode="rl-tb"/>
      <style:text-properties officeooo:rsid="15390337" officeooo:paragraph-rsid="15390337"/>
    </style:style>
    <style:style style:name="P1901" style:family="paragraph" style:parent-style-name="Standard" style:list-style-name="L68">
      <style:paragraph-properties fo:text-align="end" style:justify-single-word="false" style:writing-mode="rl-tb"/>
      <style:text-properties officeooo:rsid="1546e79f" officeooo:paragraph-rsid="1546e79f"/>
    </style:style>
    <style:style style:name="P1902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903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904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905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1906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1907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1908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1909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1910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1911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1912" style:family="paragraph" style:parent-style-name="Standard" style:list-style-name="L70">
      <style:paragraph-properties fo:text-align="end" style:justify-single-word="false" style:writing-mode="rl-tb"/>
      <style:text-properties officeooo:rsid="1555f82c" officeooo:paragraph-rsid="1555f82c"/>
    </style:style>
    <style:style style:name="P1913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1914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1915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1916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1917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1918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1919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1920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1921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1922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1923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1924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1925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1926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1927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1928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1929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1930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1931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1932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1933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1934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1935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1936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1937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1938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1939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1940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1941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1942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1943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1944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1945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1946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1947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1948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1949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1950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1951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1952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1953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1954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1955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1956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1957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1958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1959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1960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1961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1962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1963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1964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1965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1966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1967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1968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1969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1970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1971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1972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1973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1974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1975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1976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1977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1978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1979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1980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1981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1982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1983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1984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1985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1986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1987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1988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1989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1990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1991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1992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1993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1994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1995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1996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1997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1998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1999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2000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2001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2002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2003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2004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2005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2006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2007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2008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2009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2010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2011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2012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2013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2014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2015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2016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2017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2018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2019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2020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2021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2022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2023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2024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2025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2026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2027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2028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2029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2030" style:family="paragraph" style:parent-style-name="Standard" style:list-style-name="L89">
      <style:paragraph-properties fo:text-align="end" style:justify-single-word="false" style:writing-mode="rl-tb"/>
      <style:text-properties officeooo:rsid="135769c7" officeooo:paragraph-rsid="135c638e"/>
    </style:style>
    <style:style style:name="P2031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2032" style:family="paragraph" style:parent-style-name="Standard" style:list-style-name="L88">
      <style:paragraph-properties fo:text-align="end" style:justify-single-word="false" style:writing-mode="rl-tb"/>
      <style:text-properties officeooo:rsid="1415a11a" officeooo:paragraph-rsid="1415a11a"/>
    </style:style>
    <style:style style:name="P2033" style:family="paragraph" style:parent-style-name="Standard" style:list-style-name="L88">
      <style:paragraph-properties fo:text-align="end" style:justify-single-word="false" style:writing-mode="rl-tb"/>
      <style:text-properties officeooo:rsid="14163e1d" officeooo:paragraph-rsid="14163e1d"/>
    </style:style>
    <style:style style:name="P2034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2035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2036" style:family="paragraph" style:parent-style-name="Standard" style:list-style-name="L89">
      <style:paragraph-properties fo:text-align="end" style:justify-single-word="false" style:writing-mode="rl-tb"/>
      <style:text-properties officeooo:rsid="1353170f" officeooo:paragraph-rsid="1353170f"/>
    </style:style>
    <style:style style:name="P2037" style:family="paragraph" style:parent-style-name="Standard" style:list-style-name="L89">
      <style:paragraph-properties fo:text-align="end" style:justify-single-word="false" style:writing-mode="rl-tb"/>
      <style:text-properties officeooo:rsid="13539fad" officeooo:paragraph-rsid="13539fad"/>
    </style:style>
    <style:style style:name="P2038" style:family="paragraph" style:parent-style-name="Standard" style:list-style-name="L89">
      <style:paragraph-properties fo:text-align="end" style:justify-single-word="false" style:writing-mode="rl-tb"/>
      <style:text-properties officeooo:rsid="135f8115" officeooo:paragraph-rsid="135f8115"/>
    </style:style>
    <style:style style:name="P2039" style:family="paragraph" style:parent-style-name="Standard" style:list-style-name="L89">
      <style:paragraph-properties fo:text-align="end" style:justify-single-word="false" style:writing-mode="rl-tb"/>
      <style:text-properties officeooo:rsid="13737c0e" officeooo:paragraph-rsid="13737c0e"/>
    </style:style>
    <style:style style:name="P2040" style:family="paragraph" style:parent-style-name="Standard" style:list-style-name="L90">
      <style:paragraph-properties fo:text-align="end" style:justify-single-word="false" style:writing-mode="rl-tb"/>
      <style:text-properties officeooo:rsid="138ad10d" officeooo:paragraph-rsid="138ad10d"/>
    </style:style>
    <style:style style:name="P2041" style:family="paragraph" style:parent-style-name="Standard" style:list-style-name="L90">
      <style:paragraph-properties fo:text-align="end" style:justify-single-word="false" style:writing-mode="rl-tb"/>
      <style:text-properties officeooo:rsid="13ca2767" officeooo:paragraph-rsid="13ca2767"/>
    </style:style>
    <style:style style:name="P2042" style:family="paragraph" style:parent-style-name="Standard" style:list-style-name="L90">
      <style:paragraph-properties fo:text-align="end" style:justify-single-word="false" style:writing-mode="rl-tb"/>
      <style:text-properties officeooo:rsid="13d070f4" officeooo:paragraph-rsid="13d070f4"/>
    </style:style>
    <style:style style:name="P2043" style:family="paragraph" style:parent-style-name="Standard" style:list-style-name="L91">
      <style:paragraph-properties fo:text-align="end" style:justify-single-word="false" style:writing-mode="rl-tb"/>
      <style:text-properties officeooo:rsid="13d070f4" officeooo:paragraph-rsid="13ead8f5"/>
    </style:style>
    <style:style style:name="P2044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fc6474"/>
    </style:style>
    <style:style style:name="P2045" style:family="paragraph" style:parent-style-name="Standard" style:list-style-name="L90">
      <style:paragraph-properties fo:text-align="end" style:justify-single-word="false" style:writing-mode="rl-tb"/>
      <style:text-properties officeooo:rsid="138bbf43" officeooo:paragraph-rsid="138bbf43"/>
    </style:style>
    <style:style style:name="P2046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38f9793"/>
    </style:style>
    <style:style style:name="P2047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426d353"/>
    </style:style>
    <style:style style:name="P2048" style:family="paragraph" style:parent-style-name="Standard" style:list-style-name="L90">
      <style:paragraph-properties fo:text-align="end" style:justify-single-word="false" style:writing-mode="rl-tb"/>
      <style:text-properties officeooo:rsid="13e397d2" officeooo:paragraph-rsid="13e397d2"/>
    </style:style>
    <style:style style:name="P2049" style:family="paragraph" style:parent-style-name="Standard" style:list-style-name="L90">
      <style:paragraph-properties fo:text-align="end" style:justify-single-word="false" style:writing-mode="rl-tb"/>
      <style:text-properties officeooo:rsid="13e404c9" officeooo:paragraph-rsid="13e404c9"/>
    </style:style>
    <style:style style:name="P2050" style:family="paragraph" style:parent-style-name="Standard" style:list-style-name="L93">
      <style:paragraph-properties fo:text-align="end" style:justify-single-word="false" style:writing-mode="rl-tb"/>
      <style:text-properties officeooo:rsid="13e404c9" officeooo:paragraph-rsid="14014eba"/>
    </style:style>
    <style:style style:name="P2051" style:family="paragraph" style:parent-style-name="Standard" style:list-style-name="L90">
      <style:paragraph-properties fo:text-align="end" style:justify-single-word="false" style:writing-mode="rl-tb"/>
      <style:text-properties officeooo:rsid="1424b11f" officeooo:paragraph-rsid="1426d353"/>
    </style:style>
    <style:style style:name="P2052" style:family="paragraph" style:parent-style-name="Standard" style:list-style-name="L94">
      <style:paragraph-properties fo:text-align="end" style:justify-single-word="false" style:writing-mode="rl-tb"/>
      <style:text-properties officeooo:rsid="1424b11f" officeooo:paragraph-rsid="1424b11f"/>
    </style:style>
    <style:style style:name="P2053" style:family="paragraph" style:parent-style-name="Standard" style:list-style-name="L90">
      <style:paragraph-properties fo:text-align="end" style:justify-single-word="false" style:writing-mode="rl-tb"/>
      <style:text-properties officeooo:rsid="13934708" officeooo:paragraph-rsid="13934708"/>
    </style:style>
    <style:style style:name="P2054" style:family="paragraph" style:parent-style-name="Standard" style:list-style-name="L91">
      <style:paragraph-properties fo:text-align="end" style:justify-single-word="false" style:writing-mode="rl-tb"/>
      <style:text-properties officeooo:rsid="13a55905" officeooo:paragraph-rsid="13a55905"/>
    </style:style>
    <style:style style:name="P2055" style:family="paragraph" style:parent-style-name="Standard" style:list-style-name="L91">
      <style:paragraph-properties fo:text-align="end" style:justify-single-word="false" style:writing-mode="rl-tb"/>
      <style:text-properties officeooo:rsid="13ead8f5" officeooo:paragraph-rsid="13ead8f5"/>
    </style:style>
    <style:style style:name="P2056" style:family="paragraph" style:parent-style-name="Standard" style:list-style-name="L91">
      <style:paragraph-properties fo:text-align="end" style:justify-single-word="false" style:writing-mode="rl-tb"/>
      <style:text-properties officeooo:rsid="13ecf2fe" officeooo:paragraph-rsid="13ecf2fe"/>
    </style:style>
    <style:style style:name="P2057" style:family="paragraph" style:parent-style-name="Standard" style:list-style-name="L92">
      <style:paragraph-properties fo:text-align="end" style:justify-single-word="false" style:writing-mode="rl-tb"/>
      <style:text-properties officeooo:rsid="13ecf2fe" officeooo:paragraph-rsid="13fa6477"/>
    </style:style>
    <style:style style:name="P2058" style:family="paragraph" style:parent-style-name="Standard" style:list-style-name="L91">
      <style:paragraph-properties fo:text-align="end" style:justify-single-word="false" style:writing-mode="rl-tb"/>
      <style:text-properties officeooo:rsid="13e66191" officeooo:paragraph-rsid="13e66191"/>
    </style:style>
    <style:style style:name="P2059" style:family="paragraph" style:parent-style-name="Standard" style:list-style-name="L91">
      <style:paragraph-properties fo:text-align="end" style:justify-single-word="false" style:writing-mode="rl-tb"/>
      <style:text-properties officeooo:rsid="13eed091" officeooo:paragraph-rsid="13eed091"/>
    </style:style>
    <style:style style:name="P2060" style:family="paragraph" style:parent-style-name="Standard" style:list-style-name="L93">
      <style:paragraph-properties fo:text-align="end" style:justify-single-word="false" style:writing-mode="rl-tb"/>
      <style:text-properties officeooo:rsid="13eed091" officeooo:paragraph-rsid="13ff1415"/>
    </style:style>
    <style:style style:name="P2061" style:family="paragraph" style:parent-style-name="Standard" style:list-style-name="L91">
      <style:paragraph-properties fo:text-align="end" style:justify-single-word="false" style:writing-mode="rl-tb"/>
      <style:text-properties officeooo:rsid="13ac3024" officeooo:paragraph-rsid="13ac3024"/>
    </style:style>
    <style:style style:name="P2062" style:family="paragraph" style:parent-style-name="Standard" style:list-style-name="L92">
      <style:paragraph-properties fo:text-align="end" style:justify-single-word="false" style:writing-mode="rl-tb"/>
      <style:text-properties officeooo:rsid="13b2c66f" officeooo:paragraph-rsid="13b2c66f"/>
    </style:style>
    <style:style style:name="P2063" style:family="paragraph" style:parent-style-name="Standard" style:list-style-name="L92">
      <style:paragraph-properties fo:text-align="end" style:justify-single-word="false" style:writing-mode="rl-tb"/>
      <style:text-properties officeooo:rsid="13b53f85" officeooo:paragraph-rsid="13b53f85"/>
    </style:style>
    <style:style style:name="P2064" style:family="paragraph" style:parent-style-name="Standard" style:list-style-name="L93">
      <style:paragraph-properties fo:text-align="end" style:justify-single-word="false" style:writing-mode="rl-tb"/>
      <style:text-properties officeooo:rsid="13bd9027" officeooo:paragraph-rsid="13bd9027"/>
    </style:style>
    <style:style style:name="P2065" style:family="paragraph" style:parent-style-name="Standard" style:list-style-name="L93">
      <style:paragraph-properties fo:text-align="end" style:justify-single-word="false" style:writing-mode="rl-tb"/>
      <style:text-properties officeooo:rsid="141e2173" officeooo:paragraph-rsid="141e2173"/>
    </style:style>
    <style:style style:name="P2066" style:family="paragraph" style:parent-style-name="Standard" style:list-style-name="L94">
      <style:paragraph-properties fo:text-align="end" style:justify-single-word="false" style:writing-mode="rl-tb"/>
      <style:text-properties officeooo:rsid="142ec1ed" officeooo:paragraph-rsid="142ec1ed"/>
    </style:style>
    <style:style style:name="P2067" style:family="paragraph" style:parent-style-name="Standard" style:list-style-name="L94">
      <style:paragraph-properties fo:text-align="end" style:justify-single-word="false" style:writing-mode="rl-tb"/>
      <style:text-properties officeooo:rsid="142f615b" officeooo:paragraph-rsid="142f615b"/>
    </style:style>
    <style:style style:name="P2068" style:family="paragraph" style:parent-style-name="Standard" style:list-style-name="L94">
      <style:paragraph-properties fo:text-align="end" style:justify-single-word="false" style:writing-mode="rl-tb"/>
      <style:text-properties officeooo:rsid="14c6cfbe" officeooo:paragraph-rsid="14c6cfbe"/>
    </style:style>
    <style:style style:name="P2069" style:family="paragraph" style:parent-style-name="Standard" style:list-style-name="L94">
      <style:paragraph-properties fo:text-align="end" style:justify-single-word="false" style:writing-mode="rl-tb"/>
      <style:text-properties officeooo:rsid="142fdf88" officeooo:paragraph-rsid="142fdf88"/>
    </style:style>
    <style:style style:name="P2070" style:family="paragraph" style:parent-style-name="Standard" style:list-style-name="L94">
      <style:paragraph-properties fo:text-align="end" style:justify-single-word="false" style:writing-mode="rl-tb"/>
      <style:text-properties officeooo:rsid="14340576" officeooo:paragraph-rsid="14340576"/>
    </style:style>
    <style:style style:name="P2071" style:family="paragraph" style:parent-style-name="Standard" style:list-style-name="L94">
      <style:paragraph-properties fo:text-align="end" style:justify-single-word="false" style:writing-mode="rl-tb"/>
      <style:text-properties officeooo:rsid="1435dee2" officeooo:paragraph-rsid="1435dee2"/>
    </style:style>
    <style:style style:name="P2072" style:family="paragraph" style:parent-style-name="Standard" style:list-style-name="L94">
      <style:paragraph-properties fo:text-align="end" style:justify-single-word="false" style:writing-mode="rl-tb"/>
      <style:text-properties officeooo:rsid="1436eaa8" officeooo:paragraph-rsid="1436eaa8"/>
    </style:style>
    <style:style style:name="P2073" style:family="paragraph" style:parent-style-name="Standard" style:list-style-name="L94">
      <style:paragraph-properties fo:text-align="end" style:justify-single-word="false" style:writing-mode="rl-tb"/>
      <style:text-properties officeooo:rsid="1438a15b" officeooo:paragraph-rsid="1438a15b"/>
    </style:style>
    <style:style style:name="P2074" style:family="paragraph" style:parent-style-name="Standard" style:list-style-name="L94">
      <style:paragraph-properties fo:text-align="end" style:justify-single-word="false" style:writing-mode="rl-tb"/>
      <style:text-properties officeooo:rsid="143a4cc1" officeooo:paragraph-rsid="143a4cc1"/>
    </style:style>
    <style:style style:name="P2075" style:family="paragraph" style:parent-style-name="Standard" style:list-style-name="L94">
      <style:paragraph-properties fo:text-align="end" style:justify-single-word="false" style:writing-mode="rl-tb"/>
      <style:text-properties officeooo:rsid="143d3eae" officeooo:paragraph-rsid="143d3eae"/>
    </style:style>
    <style:style style:name="P2076" style:family="paragraph" style:parent-style-name="Standard" style:list-style-name="L94">
      <style:paragraph-properties fo:text-align="end" style:justify-single-word="false" style:writing-mode="rl-tb"/>
      <style:text-properties officeooo:rsid="14539256" officeooo:paragraph-rsid="14539256"/>
    </style:style>
    <style:style style:name="P2077" style:family="paragraph" style:parent-style-name="Standard" style:list-style-name="L97">
      <style:paragraph-properties fo:text-align="end" style:justify-single-word="false" style:writing-mode="rl-tb"/>
      <style:text-properties officeooo:rsid="14539256" officeooo:paragraph-rsid="14666912"/>
    </style:style>
    <style:style style:name="P2078" style:family="paragraph" style:parent-style-name="Standard" style:list-style-name="L94">
      <style:paragraph-properties fo:text-align="end" style:justify-single-word="false" style:writing-mode="rl-tb"/>
      <style:text-properties officeooo:rsid="147a1a10" officeooo:paragraph-rsid="1482097b"/>
    </style:style>
    <style:style style:name="P2079" style:family="paragraph" style:parent-style-name="Standard" style:list-style-name="L98">
      <style:paragraph-properties fo:text-align="end" style:justify-single-word="false" style:writing-mode="rl-tb"/>
      <style:text-properties officeooo:rsid="147a1a10" officeooo:paragraph-rsid="147a1a10"/>
    </style:style>
    <style:style style:name="P2080" style:family="paragraph" style:parent-style-name="Standard" style:list-style-name="L94">
      <style:paragraph-properties fo:text-align="end" style:justify-single-word="false" style:writing-mode="rl-tb"/>
      <style:text-properties officeooo:rsid="147d5e9b" officeooo:paragraph-rsid="1482097b"/>
    </style:style>
    <style:style style:name="P2081" style:family="paragraph" style:parent-style-name="Standard" style:list-style-name="L98">
      <style:paragraph-properties fo:text-align="end" style:justify-single-word="false" style:writing-mode="rl-tb"/>
      <style:text-properties officeooo:rsid="147d5e9b" officeooo:paragraph-rsid="147d5e9b"/>
    </style:style>
    <style:style style:name="P2082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4ba7514"/>
    </style:style>
    <style:style style:name="P2083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5373159"/>
    </style:style>
    <style:style style:name="P2084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52d6a1d"/>
    </style:style>
    <style:style style:name="P2085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4a42451"/>
    </style:style>
    <style:style style:name="P2086" style:family="paragraph" style:parent-style-name="Standard" style:list-style-name="L99">
      <style:paragraph-properties fo:text-align="end" style:justify-single-word="false" style:writing-mode="rl-tb"/>
      <style:text-properties officeooo:rsid="14a42451" officeooo:paragraph-rsid="14c38397"/>
    </style:style>
    <style:style style:name="P2087" style:family="paragraph" style:parent-style-name="Standard" style:list-style-name="L99">
      <style:paragraph-properties fo:text-align="end" style:justify-single-word="false" style:writing-mode="rl-tb"/>
      <style:text-properties officeooo:rsid="14a42451" officeooo:paragraph-rsid="1528e4cc"/>
    </style:style>
    <style:style style:name="P2088" style:family="paragraph" style:parent-style-name="Standard">
      <style:paragraph-properties fo:text-align="end" style:justify-single-word="false" style:writing-mode="rl-tb"/>
      <style:text-properties officeooo:rsid="14a42451" officeooo:paragraph-rsid="14c38397"/>
    </style:style>
    <style:style style:name="P2089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4ba7514"/>
    </style:style>
    <style:style style:name="P2090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5373159"/>
    </style:style>
    <style:style style:name="P2091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4b61db0"/>
    </style:style>
    <style:style style:name="P2092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5349f8d"/>
    </style:style>
    <style:style style:name="P2093" style:family="paragraph" style:parent-style-name="Standard" style:list-style-name="L95">
      <style:paragraph-properties fo:text-align="end" style:justify-single-word="false" style:writing-mode="rl-tb"/>
      <style:text-properties officeooo:rsid="14d3b03b" officeooo:paragraph-rsid="14d3b03b"/>
    </style:style>
    <style:style style:name="P2094" style:family="paragraph" style:parent-style-name="Standard" style:list-style-name="L96">
      <style:paragraph-properties fo:text-align="end" style:justify-single-word="false" style:writing-mode="rl-tb"/>
      <style:text-properties officeooo:rsid="14de9f1b" officeooo:paragraph-rsid="14de9f1b"/>
    </style:style>
    <style:style style:name="P2095" style:family="paragraph" style:parent-style-name="Standard" style:list-style-name="L94">
      <style:paragraph-properties fo:text-align="end" style:justify-single-word="false" style:writing-mode="rl-tb"/>
      <style:text-properties officeooo:rsid="1455dacb" officeooo:paragraph-rsid="1455dacb"/>
    </style:style>
    <style:style style:name="P2096" style:family="paragraph" style:parent-style-name="Standard" style:list-style-name="L97">
      <style:paragraph-properties fo:text-align="end" style:justify-single-word="false" style:writing-mode="rl-tb"/>
      <style:text-properties officeooo:rsid="14666912" officeooo:paragraph-rsid="14666912"/>
    </style:style>
    <style:style style:name="P2097" style:family="paragraph" style:parent-style-name="Standard" style:list-style-name="L97">
      <style:paragraph-properties fo:text-align="end" style:justify-single-word="false" style:writing-mode="rl-tb"/>
      <style:text-properties officeooo:rsid="14671b2d" officeooo:paragraph-rsid="14671b2d"/>
    </style:style>
    <style:style style:name="P2098" style:family="paragraph" style:parent-style-name="Standard" style:list-style-name="L97">
      <style:paragraph-properties fo:text-align="end" style:justify-single-word="false" style:writing-mode="rl-tb"/>
      <style:text-properties officeooo:rsid="146ac341" officeooo:paragraph-rsid="146ac341"/>
    </style:style>
    <style:style style:name="P2099" style:family="paragraph" style:parent-style-name="Standard" style:list-style-name="L98">
      <style:paragraph-properties fo:text-align="end" style:justify-single-word="false" style:writing-mode="rl-tb"/>
      <style:text-properties officeooo:rsid="146ac341" officeooo:paragraph-rsid="147a8870"/>
    </style:style>
    <style:style style:name="P2100" style:family="paragraph" style:parent-style-name="Standard" style:list-style-name="L97">
      <style:paragraph-properties fo:text-align="end" style:justify-single-word="false" style:writing-mode="rl-tb"/>
      <style:text-properties officeooo:rsid="146e7df9" officeooo:paragraph-rsid="146e7df9"/>
    </style:style>
    <style:style style:name="P2101" style:family="paragraph" style:parent-style-name="Standard" style:list-style-name="L98">
      <style:paragraph-properties fo:text-align="end" style:justify-single-word="false" style:writing-mode="rl-tb"/>
      <style:text-properties officeooo:rsid="14886828" officeooo:paragraph-rsid="14886828"/>
    </style:style>
    <style:style style:name="P2102" style:family="paragraph" style:parent-style-name="Standard" style:list-style-name="L99">
      <style:paragraph-properties fo:text-align="end" style:justify-single-word="false" style:writing-mode="rl-tb"/>
      <style:text-properties officeooo:rsid="148ef0e8" officeooo:paragraph-rsid="148ef0e8"/>
    </style:style>
    <style:style style:name="P2103" style:family="paragraph" style:parent-style-name="Standard" style:list-style-name="L99">
      <style:paragraph-properties fo:text-align="end" style:justify-single-word="false" style:writing-mode="rl-tb"/>
      <style:text-properties officeooo:rsid="149038cd" officeooo:paragraph-rsid="149038cd"/>
    </style:style>
    <style:style style:name="P2104" style:family="paragraph" style:parent-style-name="Standard" style:list-style-name="L99">
      <style:paragraph-properties fo:text-align="end" style:justify-single-word="false" style:writing-mode="rl-tb"/>
      <style:text-properties officeooo:rsid="14982507" officeooo:paragraph-rsid="1509418a"/>
    </style:style>
    <style:style style:name="P2105" style:family="paragraph" style:parent-style-name="Standard" style:list-style-name="L99">
      <style:paragraph-properties fo:text-align="end" style:justify-single-word="false" style:writing-mode="rl-tb"/>
      <style:text-properties officeooo:rsid="14982507" officeooo:paragraph-rsid="14982507"/>
    </style:style>
    <style:style style:name="P2106" style:family="paragraph" style:parent-style-name="Standard" style:list-style-name="L101">
      <style:paragraph-properties fo:text-align="end" style:justify-single-word="false" style:writing-mode="rl-tb"/>
      <style:text-properties officeooo:rsid="14982507" officeooo:paragraph-rsid="149891c7"/>
    </style:style>
    <style:style style:name="P2107" style:family="paragraph" style:parent-style-name="Standard" style:list-style-name="L100">
      <style:paragraph-properties fo:text-align="end" style:justify-single-word="false" style:writing-mode="rl-tb"/>
      <style:text-properties officeooo:rsid="14f132c1" officeooo:paragraph-rsid="14f132c1"/>
    </style:style>
    <style:style style:name="P2108" style:family="paragraph" style:parent-style-name="Standard" style:list-style-name="L99">
      <style:paragraph-properties fo:text-align="end" style:justify-single-word="false" style:writing-mode="rl-tb"/>
      <style:text-properties officeooo:rsid="14fa3a54" officeooo:paragraph-rsid="14fa4ad7"/>
    </style:style>
    <style:style style:name="P2109" style:family="paragraph" style:parent-style-name="Standard" style:list-style-name="L100">
      <style:paragraph-properties fo:text-align="end" style:justify-single-word="false" style:writing-mode="rl-tb"/>
      <style:text-properties officeooo:rsid="14fa3a54" officeooo:paragraph-rsid="14fa3a54"/>
    </style:style>
    <style:style style:name="P2110" style:family="paragraph" style:parent-style-name="Standard">
      <style:paragraph-properties fo:text-align="end" style:justify-single-word="false" style:writing-mode="rl-tb"/>
      <style:text-properties officeooo:rsid="14fa3a54" officeooo:paragraph-rsid="14fa4ad7"/>
    </style:style>
    <style:style style:name="P2111" style:family="paragraph" style:parent-style-name="Standard">
      <style:paragraph-properties fo:text-align="end" style:justify-single-word="false" style:writing-mode="rl-tb"/>
      <style:text-properties officeooo:rsid="14fa3a54" officeooo:paragraph-rsid="14fa3a54"/>
    </style:style>
    <style:style style:name="P2112" style:family="paragraph" style:parent-style-name="Standard" style:list-style-name="L99">
      <style:paragraph-properties fo:text-align="end" style:justify-single-word="false" style:writing-mode="rl-tb"/>
      <style:text-properties officeooo:rsid="14e454f8" officeooo:paragraph-rsid="14e454f8"/>
    </style:style>
    <style:style style:name="P2113" style:family="paragraph" style:parent-style-name="Standard" style:list-style-name="L100">
      <style:paragraph-properties fo:text-align="end" style:justify-single-word="false" style:writing-mode="rl-tb"/>
      <style:text-properties officeooo:rsid="14ecb3ec" officeooo:paragraph-rsid="14ecb3ec"/>
    </style:style>
    <style:style style:name="P2114" style:family="paragraph" style:parent-style-name="Standard" style:list-style-name="L100">
      <style:paragraph-properties fo:text-align="end" style:justify-single-word="false" style:writing-mode="rl-tb"/>
      <style:text-properties officeooo:rsid="14edd143" officeooo:paragraph-rsid="14edd143"/>
    </style:style>
    <style:style style:name="P2115" style:family="paragraph" style:parent-style-name="Standard">
      <style:paragraph-properties fo:text-align="end" style:justify-single-word="false" style:writing-mode="rl-tb"/>
      <style:text-properties officeooo:rsid="14edd143" officeooo:paragraph-rsid="14edd143"/>
    </style:style>
    <style:style style:name="P2116" style:family="paragraph" style:parent-style-name="Standard" style:list-style-name="L100">
      <style:paragraph-properties fo:text-align="end" style:justify-single-word="false" style:writing-mode="rl-tb"/>
      <style:text-properties officeooo:rsid="14fc96c5" officeooo:paragraph-rsid="14fc96c5"/>
    </style:style>
    <style:style style:name="P2117" style:family="paragraph" style:parent-style-name="Standard" style:list-style-name="L100">
      <style:paragraph-properties fo:text-align="end" style:justify-single-word="false" style:writing-mode="rl-tb"/>
      <style:text-properties officeooo:rsid="14faa6f2" officeooo:paragraph-rsid="14faa6f2"/>
    </style:style>
    <style:style style:name="P2118" style:family="paragraph" style:parent-style-name="Standard" style:list-style-name="L100">
      <style:paragraph-properties fo:text-align="end" style:justify-single-word="false" style:writing-mode="rl-tb"/>
      <style:text-properties officeooo:rsid="150a3d5e" officeooo:paragraph-rsid="150e08a5"/>
    </style:style>
    <style:style style:name="P2119" style:family="paragraph" style:parent-style-name="Standard" style:list-style-name="L100">
      <style:paragraph-properties fo:text-align="end" style:justify-single-word="false" style:writing-mode="rl-tb"/>
      <style:text-properties officeooo:rsid="150a3d5e" officeooo:paragraph-rsid="150e37fd"/>
    </style:style>
    <style:style style:name="P2120" style:family="paragraph" style:parent-style-name="Standard" style:list-style-name="L101">
      <style:paragraph-properties fo:text-align="end" style:justify-single-word="false" style:writing-mode="rl-tb"/>
      <style:text-properties officeooo:rsid="150a3d5e" officeooo:paragraph-rsid="150a3d5e"/>
    </style:style>
    <style:style style:name="P2121" style:family="paragraph" style:parent-style-name="Standard" style:list-style-name="L100">
      <style:paragraph-properties fo:text-align="end" style:justify-single-word="false" style:writing-mode="rl-tb"/>
      <style:text-properties officeooo:rsid="15165445" officeooo:paragraph-rsid="1518ddbc"/>
    </style:style>
    <style:style style:name="P2122" style:family="paragraph" style:parent-style-name="Standard" style:list-style-name="L100">
      <style:paragraph-properties fo:text-align="end" style:justify-single-word="false" style:writing-mode="rl-tb"/>
      <style:text-properties officeooo:rsid="15165445" officeooo:paragraph-rsid="152b7538"/>
    </style:style>
    <style:style style:name="P2123" style:family="paragraph" style:parent-style-name="Standard" style:list-style-name="L95">
      <style:paragraph-properties fo:text-align="end" style:justify-single-word="false" style:writing-mode="rl-tb"/>
      <style:text-properties officeooo:rsid="15165445" officeooo:paragraph-rsid="152cec05"/>
    </style:style>
    <style:style style:name="P2124" style:family="paragraph" style:parent-style-name="Standard">
      <style:paragraph-properties fo:text-align="end" style:justify-single-word="false" style:writing-mode="rl-tb"/>
      <style:text-properties officeooo:rsid="15165445" officeooo:paragraph-rsid="152b7538"/>
    </style:style>
    <style:style style:name="P2125" style:family="paragraph" style:parent-style-name="Standard" style:list-style-name="L99">
      <style:paragraph-properties fo:text-align="end" style:justify-single-word="false" style:writing-mode="rl-tb"/>
      <style:text-properties officeooo:rsid="1497ceff" officeooo:paragraph-rsid="1497ceff"/>
    </style:style>
    <style:style style:name="P2126" style:family="paragraph" style:parent-style-name="Standard" style:list-style-name="L101">
      <style:paragraph-properties fo:text-align="end" style:justify-single-word="false" style:writing-mode="rl-tb"/>
      <style:text-properties officeooo:rsid="149891c7" officeooo:paragraph-rsid="149891c7"/>
    </style:style>
    <style:style style:name="P2127" style:family="paragraph" style:parent-style-name="Standard" style:list-style-name="L101">
      <style:paragraph-properties fo:text-align="end" style:justify-single-word="false" style:writing-mode="rl-tb"/>
      <style:text-properties officeooo:rsid="1499faac" officeooo:paragraph-rsid="1499faac"/>
    </style:style>
    <style:style style:name="P2128" style:family="paragraph" style:parent-style-name="Standard" style:list-style-name="L101">
      <style:paragraph-properties fo:text-align="end" style:justify-single-word="false" style:writing-mode="rl-tb"/>
      <style:text-properties officeooo:rsid="1499faac" officeooo:paragraph-rsid="150fb0fa"/>
    </style:style>
    <style:style style:name="P2129" style:family="paragraph" style:parent-style-name="Standard" style:list-style-name="L101">
      <style:paragraph-properties fo:text-align="end" style:justify-single-word="false" style:writing-mode="rl-tb"/>
      <style:text-properties officeooo:rsid="149f0b93" officeooo:paragraph-rsid="149f0b93"/>
    </style:style>
    <style:style style:name="P2130" style:family="paragraph" style:parent-style-name="Standard" style:list-style-name="L95">
      <style:paragraph-properties fo:text-align="end" style:justify-single-word="false" style:writing-mode="rl-tb"/>
      <style:text-properties officeooo:rsid="14a42052" officeooo:paragraph-rsid="14a42052"/>
    </style:style>
    <style:style style:name="P2131" style:family="paragraph" style:parent-style-name="Standard" style:list-style-name="L99">
      <style:paragraph-properties fo:text-align="end" style:justify-single-word="false" style:writing-mode="rl-tb"/>
      <style:text-properties officeooo:rsid="1566ada6" officeooo:paragraph-rsid="1566ada6"/>
    </style:style>
    <style:style style:name="P2132" style:family="paragraph" style:parent-style-name="Standard">
      <style:paragraph-properties fo:text-align="end" style:justify-single-word="false" style:writing-mode="rl-tb"/>
      <style:text-properties officeooo:rsid="1566ada6" officeooo:paragraph-rsid="1566ada6"/>
    </style:style>
    <style:style style:name="P2133" style:family="paragraph" style:parent-style-name="Standard" style:list-style-name="L99">
      <style:paragraph-properties fo:text-align="end" style:justify-single-word="false" style:writing-mode="rl-tb"/>
      <style:text-properties officeooo:rsid="15677e01" officeooo:paragraph-rsid="15677e01"/>
    </style:style>
    <style:style style:name="P2134" style:family="paragraph" style:parent-style-name="Standard">
      <style:paragraph-properties fo:text-align="end" style:justify-single-word="false" style:writing-mode="rl-tb"/>
      <style:text-properties officeooo:rsid="15677e01" officeooo:paragraph-rsid="15677e01"/>
    </style:style>
    <style:style style:name="P2135" style:family="paragraph" style:parent-style-name="Standard" style:list-style-name="L99">
      <style:paragraph-properties fo:text-align="end" style:justify-single-word="false" style:writing-mode="rl-tb"/>
      <style:text-properties officeooo:rsid="1568a606" officeooo:paragraph-rsid="1568a606"/>
    </style:style>
    <style:style style:name="P2136" style:family="paragraph" style:parent-style-name="Standard" style:list-style-name="L99">
      <style:paragraph-properties fo:text-align="end" style:justify-single-word="false" style:writing-mode="rl-tb"/>
      <style:text-properties officeooo:rsid="1568a606" officeooo:paragraph-rsid="15744bab"/>
    </style:style>
    <style:style style:name="P2137" style:family="paragraph" style:parent-style-name="Standard">
      <style:paragraph-properties fo:text-align="end" style:justify-single-word="false" style:writing-mode="rl-tb"/>
      <style:text-properties officeooo:rsid="1568a606" officeooo:paragraph-rsid="1568a606"/>
    </style:style>
    <style:style style:name="P2138" style:family="paragraph" style:parent-style-name="Standard" style:list-style-name="L99">
      <style:paragraph-properties fo:text-align="end" style:justify-single-word="false" style:writing-mode="rl-tb"/>
      <style:text-properties officeooo:rsid="156d559d" officeooo:paragraph-rsid="156d559d"/>
    </style:style>
    <style:style style:name="P2139" style:family="paragraph" style:parent-style-name="Standard" style:list-style-name="L100">
      <style:paragraph-properties fo:text-align="end" style:justify-single-word="false" style:writing-mode="rl-tb"/>
      <style:text-properties officeooo:rsid="157d8149" officeooo:paragraph-rsid="157d8149"/>
    </style:style>
    <style:style style:name="P2140" style:family="paragraph" style:parent-style-name="Standard" style:list-style-name="L100">
      <style:paragraph-properties fo:text-align="end" style:justify-single-word="false" style:writing-mode="rl-tb"/>
      <style:text-properties officeooo:rsid="157d8149" officeooo:paragraph-rsid="15820800"/>
    </style:style>
    <style:style style:name="P2141" style:family="paragraph" style:parent-style-name="Standard">
      <style:paragraph-properties fo:text-align="end" style:justify-single-word="false" style:writing-mode="rl-tb"/>
      <style:text-properties officeooo:rsid="157d8149" officeooo:paragraph-rsid="157d8149"/>
    </style:style>
    <style:style style:name="P2142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214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214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14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2146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2147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214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214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215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215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215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215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2154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215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215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2157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2158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215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216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2161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216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216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16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216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216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216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216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169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170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171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172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173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174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175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17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177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178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179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180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181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182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183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184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185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18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18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18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18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190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19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19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19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19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19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196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197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198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199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20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20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20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20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20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20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20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20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20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209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21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21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21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21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21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21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216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21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218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219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22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22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22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22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22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22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22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22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22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229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230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23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23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23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234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23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236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237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238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239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240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24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242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24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24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24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24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247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248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249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250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251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252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253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254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255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256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257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258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259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260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2261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2262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226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2264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2265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2266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2267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2268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2269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2270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2271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272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273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274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275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276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277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278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279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280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281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282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283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284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285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286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287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288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289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290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291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292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293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294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295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296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297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298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299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300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301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302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303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304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305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306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307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308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309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310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311" style:family="paragraph" style:parent-style-name="Standard" style:list-style-name="L95">
      <style:paragraph-properties fo:text-align="end" style:justify-single-word="false" fo:break-before="page" style:writing-mode="rl-tb"/>
      <style:text-properties officeooo:paragraph-rsid="1536baa8"/>
    </style:style>
    <style:style style:name="P2312" style:family="paragraph" style:parent-style-name="Standard" style:list-style-name="L97">
      <style:paragraph-properties fo:text-align="end" style:justify-single-word="false" fo:break-before="page" style:writing-mode="rl-tb"/>
      <style:text-properties officeooo:paragraph-rsid="146ad61d"/>
    </style:style>
    <style:style style:name="P2313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314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315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316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317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318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319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320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321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322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323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324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325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326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327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328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329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330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331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332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333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334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335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336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337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338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339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340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341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342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343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344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345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346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347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348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349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350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351" style:family="paragraph" style:parent-style-name="Standard" style:list-style-name="L89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352" style:family="paragraph" style:parent-style-name="Standard" style:list-style-name="L90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353" style:family="paragraph" style:parent-style-name="Standard" style:list-style-name="L90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354" style:family="paragraph" style:parent-style-name="Standard" style:list-style-name="L91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355" style:family="paragraph" style:parent-style-name="Standard" style:list-style-name="L92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356" style:family="paragraph" style:parent-style-name="Standard" style:list-style-name="L93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357" style:family="paragraph" style:parent-style-name="Standard" style:list-style-name="L94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358" style:family="paragraph" style:parent-style-name="Standard" style:list-style-name="L94">
      <style:paragraph-properties fo:text-align="end" style:justify-single-word="false" fo:break-before="page" style:writing-mode="rl-tb"/>
      <style:text-properties officeooo:rsid="14340576" officeooo:paragraph-rsid="14340576"/>
    </style:style>
    <style:style style:name="P2359" style:family="paragraph" style:parent-style-name="Standard" style:list-style-name="L95">
      <style:paragraph-properties fo:text-align="end" style:justify-single-word="false" fo:break-before="page" style:writing-mode="rl-tb"/>
      <style:text-properties officeooo:rsid="14d07928" officeooo:paragraph-rsid="14d208e5"/>
    </style:style>
    <style:style style:name="P2360" style:family="paragraph" style:parent-style-name="Standard" style:list-style-name="L94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361" style:family="paragraph" style:parent-style-name="Standard" style:list-style-name="L98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362" style:family="paragraph" style:parent-style-name="Standard" style:list-style-name="L99">
      <style:paragraph-properties fo:text-align="end" style:justify-single-word="false" fo:break-before="page" style:writing-mode="rl-tb"/>
      <style:text-properties officeooo:rsid="14e3cfda" officeooo:paragraph-rsid="14e3cfda"/>
    </style:style>
    <style:style style:name="P2363" style:family="paragraph" style:parent-style-name="Standard" style:list-style-name="L99">
      <style:paragraph-properties fo:text-align="end" style:justify-single-word="false" fo:break-before="page" style:writing-mode="rl-tb"/>
      <style:text-properties officeooo:rsid="14967014" officeooo:paragraph-rsid="14967014"/>
    </style:style>
    <style:style style:name="P2364" style:family="paragraph" style:parent-style-name="Standard" style:list-style-name="L101">
      <style:paragraph-properties fo:text-align="end" style:justify-single-word="false" fo:break-before="page" style:writing-mode="rl-tb"/>
      <style:text-properties officeooo:rsid="149f0b93" officeooo:paragraph-rsid="1534c4e2"/>
    </style:style>
    <style:style style:name="P2365" style:family="paragraph" style:parent-style-name="Standard" style:list-style-name="L99">
      <style:paragraph-properties fo:text-align="end" style:justify-single-word="false" fo:break-before="page" style:writing-mode="rl-tb"/>
      <style:text-properties officeooo:rsid="14f132c1" officeooo:paragraph-rsid="14fa4ad7"/>
    </style:style>
    <style:style style:name="P2366" style:family="paragraph" style:parent-style-name="Standard" style:list-style-name="L100">
      <style:paragraph-properties fo:text-align="end" style:justify-single-word="false" fo:break-before="page" style:writing-mode="rl-tb"/>
      <style:text-properties officeooo:rsid="14edd143" officeooo:paragraph-rsid="14edd143"/>
    </style:style>
    <style:style style:name="P2367" style:family="paragraph" style:parent-style-name="Standard" style:list-style-name="L100">
      <style:paragraph-properties fo:text-align="end" style:justify-single-word="false" fo:break-before="page" style:writing-mode="rl-tb"/>
      <style:text-properties officeooo:rsid="157d8149" officeooo:paragraph-rsid="157d8149"/>
    </style:style>
    <style:style style:name="P2368" style:family="paragraph" style:parent-style-name="Table_20_Contents">
      <style:paragraph-properties fo:text-align="center" style:justify-single-word="false"/>
      <style:text-properties officeooo:rsid="148c0f02" officeooo:paragraph-rsid="1560c93c"/>
    </style:style>
    <style:style style:name="P2369" style:family="paragraph" style:parent-style-name="Table_20_Contents">
      <style:paragraph-properties fo:text-align="center" style:justify-single-word="false"/>
      <style:text-properties officeooo:rsid="148c0f02" officeooo:paragraph-rsid="1561cf97"/>
    </style:style>
    <style:style style:name="P2370" style:family="paragraph" style:parent-style-name="Table_20_Contents">
      <style:paragraph-properties fo:text-align="center" style:justify-single-word="false"/>
      <style:text-properties officeooo:rsid="148c0f02" officeooo:paragraph-rsid="1563c46c"/>
    </style:style>
    <style:style style:name="P2371" style:family="paragraph" style:parent-style-name="Table_20_Contents">
      <style:paragraph-properties fo:text-align="center" style:justify-single-word="false"/>
    </style:style>
    <style:style style:name="P2372" style:family="paragraph" style:parent-style-name="Table_20_Contents">
      <style:paragraph-properties fo:text-align="center" style:justify-single-word="false"/>
      <style:text-properties officeooo:rsid="155b02fa" officeooo:paragraph-rsid="155b02fa"/>
    </style:style>
    <style:style style:name="P2373" style:family="paragraph" style:parent-style-name="Table_20_Contents">
      <style:paragraph-properties fo:text-align="center" style:justify-single-word="false"/>
      <style:text-properties officeooo:rsid="155b02fa" officeooo:paragraph-rsid="157ab5ac"/>
    </style:style>
    <style:style style:name="P2374" style:family="paragraph" style:parent-style-name="Table_20_Contents">
      <style:paragraph-properties fo:text-align="center" style:justify-single-word="false"/>
      <style:text-properties officeooo:rsid="155b20d5" officeooo:paragraph-rsid="155b20d5"/>
    </style:style>
    <style:style style:name="P2375" style:family="paragraph" style:parent-style-name="Table_20_Contents">
      <style:paragraph-properties fo:text-align="center" style:justify-single-word="false"/>
      <style:text-properties officeooo:rsid="155b4f86" officeooo:paragraph-rsid="155b4f86"/>
    </style:style>
    <style:style style:name="P2376" style:family="paragraph" style:parent-style-name="Table_20_Contents">
      <style:paragraph-properties fo:text-align="center" style:justify-single-word="false"/>
      <style:text-properties officeooo:rsid="155e9fff" officeooo:paragraph-rsid="155e9fff"/>
    </style:style>
    <style:style style:name="P2377" style:family="paragraph" style:parent-style-name="Table_20_Contents">
      <style:paragraph-properties fo:text-align="center" style:justify-single-word="false"/>
      <style:text-properties officeooo:rsid="155fc4aa" officeooo:paragraph-rsid="155fc4aa"/>
    </style:style>
    <style:style style:name="P2378" style:family="paragraph" style:parent-style-name="Table_20_Contents">
      <style:paragraph-properties fo:text-align="center" style:justify-single-word="false"/>
      <style:text-properties officeooo:rsid="15608ea8" officeooo:paragraph-rsid="15608ea8"/>
    </style:style>
    <style:style style:name="P2379" style:family="paragraph" style:parent-style-name="Table_20_Contents">
      <style:paragraph-properties fo:text-align="center" style:justify-single-word="false"/>
      <style:text-properties officeooo:rsid="157814ca" officeooo:paragraph-rsid="157814ca"/>
    </style:style>
    <style:style style:name="P2380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381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382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383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384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385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386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387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388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389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390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391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392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393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394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395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396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397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398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399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400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ce7a2"/>
    </style:style>
    <style:style style:name="T1300" style:family="text">
      <style:text-properties officeooo:rsid="14aedfcc"/>
    </style:style>
    <style:style style:name="T1301" style:family="text">
      <style:text-properties officeooo:rsid="14b1765e"/>
    </style:style>
    <style:style style:name="T1302" style:family="text">
      <style:text-properties officeooo:rsid="14b61db0"/>
    </style:style>
    <style:style style:name="T1303" style:family="text">
      <style:text-properties officeooo:rsid="14b77aa1"/>
    </style:style>
    <style:style style:name="T1304" style:family="text">
      <style:text-properties officeooo:rsid="14a42052"/>
    </style:style>
    <style:style style:name="T1305" style:family="text">
      <style:text-properties officeooo:rsid="14bddb74"/>
    </style:style>
    <style:style style:name="T1306" style:family="text">
      <style:text-properties officeooo:rsid="14be7970"/>
    </style:style>
    <style:style style:name="T1307" style:family="text">
      <style:text-properties officeooo:rsid="14c2198d"/>
    </style:style>
    <style:style style:name="T1308" style:family="text">
      <style:text-properties officeooo:rsid="14c38397"/>
    </style:style>
    <style:style style:name="T1309" style:family="text">
      <style:text-properties officeooo:rsid="14c71ffe"/>
    </style:style>
    <style:style style:name="T1310" style:family="text">
      <style:text-properties officeooo:rsid="14c9b2bb"/>
    </style:style>
    <style:style style:name="T1311" style:family="text">
      <style:text-properties officeooo:rsid="14d208e5"/>
    </style:style>
    <style:style style:name="T1312" style:family="text">
      <style:text-properties officeooo:rsid="14e025ae"/>
    </style:style>
    <style:style style:name="T1313" style:family="text">
      <style:text-properties officeooo:rsid="14fa4ad7"/>
    </style:style>
    <style:style style:name="T1314" style:family="text">
      <style:text-properties officeooo:rsid="14fc760a"/>
    </style:style>
    <style:style style:name="T1315" style:family="text">
      <style:text-properties officeooo:rsid="150151b3"/>
    </style:style>
    <style:style style:name="T1316" style:family="text">
      <style:text-properties officeooo:rsid="15043750"/>
    </style:style>
    <style:style style:name="T1317" style:family="text">
      <style:text-properties officeooo:rsid="149a68e0"/>
    </style:style>
    <style:style style:name="T1318" style:family="text">
      <style:text-properties officeooo:rsid="14967014"/>
    </style:style>
    <style:style style:name="T1319" style:family="text">
      <style:text-properties officeooo:rsid="150b1c49"/>
    </style:style>
    <style:style style:name="T1320" style:family="text">
      <style:text-properties officeooo:rsid="15109548"/>
    </style:style>
    <style:style style:name="T1321" style:family="text">
      <style:text-properties officeooo:rsid="15165445"/>
    </style:style>
    <style:style style:name="T1322" style:family="text">
      <style:text-properties officeooo:rsid="15172f7c"/>
    </style:style>
    <style:style style:name="T1323" style:family="text">
      <style:text-properties officeooo:rsid="149f0b93"/>
    </style:style>
    <style:style style:name="T1324" style:family="text">
      <style:text-properties officeooo:rsid="1528e4cc"/>
    </style:style>
    <style:style style:name="T1325" style:family="text">
      <style:text-properties officeooo:rsid="1517d6a6"/>
    </style:style>
    <style:style style:name="T1326" style:family="text">
      <style:text-properties officeooo:rsid="152cec05"/>
    </style:style>
    <style:style style:name="T1327" style:family="text">
      <style:text-properties officeooo:rsid="152e5075"/>
    </style:style>
    <style:style style:name="T1328" style:family="text">
      <style:text-properties officeooo:rsid="15349f8d"/>
    </style:style>
    <style:style style:name="T1329" style:family="text">
      <style:text-properties officeooo:rsid="14a42451"/>
    </style:style>
    <style:style style:name="T1330" style:family="text">
      <style:text-properties officeooo:rsid="153ab081"/>
    </style:style>
    <style:style style:name="T1331" style:family="text">
      <style:text-properties officeooo:rsid="153b65a5"/>
    </style:style>
    <style:style style:name="T1332" style:family="text">
      <style:text-properties officeooo:rsid="153c9065"/>
    </style:style>
    <style:style style:name="T1333" style:family="text">
      <style:text-properties officeooo:rsid="1540148d"/>
    </style:style>
    <style:style style:name="T1334" style:family="text">
      <style:text-properties officeooo:rsid="1541acb4"/>
    </style:style>
    <style:style style:name="T1335" style:family="text">
      <style:text-properties officeooo:rsid="15443061"/>
    </style:style>
    <style:style style:name="T1336" style:family="text">
      <style:text-properties officeooo:rsid="15488f40"/>
    </style:style>
    <style:style style:name="T1337" style:family="text">
      <style:text-properties officeooo:rsid="154a3a61"/>
    </style:style>
    <style:style style:name="T1338" style:family="text">
      <style:text-properties officeooo:rsid="154ca55d"/>
    </style:style>
    <style:style style:name="T1339" style:family="text">
      <style:text-properties officeooo:rsid="154d737a"/>
    </style:style>
    <style:style style:name="T1340" style:family="text">
      <style:text-properties officeooo:rsid="15517788"/>
    </style:style>
    <style:style style:name="T1341" style:family="text">
      <style:text-properties officeooo:rsid="1551f369"/>
    </style:style>
    <style:style style:name="T1342" style:family="text">
      <style:text-properties officeooo:rsid="1556f307"/>
    </style:style>
    <style:style style:name="T1343" style:family="text">
      <style:text-properties officeooo:rsid="15576dcb"/>
    </style:style>
    <style:style style:name="T1344" style:family="text">
      <style:text-properties officeooo:rsid="1558edb2"/>
    </style:style>
    <style:style style:name="T1345" style:family="text">
      <style:text-properties officeooo:rsid="1569bf8a"/>
    </style:style>
    <style:style style:name="T1346" style:family="text">
      <style:text-properties officeooo:rsid="156a9b66"/>
    </style:style>
    <style:style style:name="T1347" style:family="text">
      <style:text-properties officeooo:rsid="156b93ec"/>
    </style:style>
    <style:style style:name="T1348" style:family="text">
      <style:text-properties officeooo:rsid="156d559d"/>
    </style:style>
    <style:style style:name="T1349" style:family="text">
      <style:text-properties officeooo:rsid="156ef106"/>
    </style:style>
    <style:style style:name="T1350" style:family="text">
      <style:text-properties officeooo:rsid="15713826"/>
    </style:style>
    <style:style style:name="T1351" style:family="text">
      <style:text-properties officeooo:rsid="15744bab"/>
    </style:style>
    <style:style style:name="T1352" style:family="text">
      <style:text-properties officeooo:rsid="15750175"/>
    </style:style>
    <style:style style:name="T1353" style:family="text">
      <style:text-properties officeooo:rsid="157ab5ac"/>
    </style:style>
    <style:style style:name="T1354" style:family="text">
      <style:text-properties officeooo:rsid="157f1d29"/>
    </style:style>
    <style:style style:name="T1355" style:family="text">
      <style:text-properties officeooo:rsid="158089d0"/>
    </style:style>
    <style:style style:name="T1356" style:family="text">
      <style:text-properties officeooo:rsid="1581d30b"/>
    </style:style>
    <style:style style:name="T1357" style:family="text">
      <style:text-properties officeooo:rsid="15820800"/>
    </style:style>
    <style:style style:name="T1358" style:family="text">
      <style:text-properties officeooo:rsid="1582743d"/>
    </style:style>
    <style:style style:name="T1359" style:family="text">
      <style:text-properties officeooo:rsid="1583133c"/>
    </style:style>
    <style:style style:name="T1360" style:family="text">
      <style:text-properties officeooo:rsid="15844f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83" text:outline-level="1"><text:span text:style-name="T2">Data</text:span><text:span text:style-name="T3">b</text:span><text:span text:style-name="T2">ase Design Documentation</text:span><text:span text:style-name="T1"> </text:span></text:h>
      <text:p text:style-name="P406"/>
      <text:p text:style-name="P405"/>
      <text:h text:style-name="P1485" text:outline-level="2">Global Attributes</text:h>
      <text:p text:style-name="P404"/>
      <text:list xml:id="list3974188747" text:style-name="L1">
        <text:list-item>
          <text:p text:style-name="P2380"><text:span text:style-name="T4">Id <text:s/>: <text:s/></text:span><text:span text:style-name="T5">این فیلد یک unique id برای هر row میباشد </text:span></text:p>
          <text:list>
            <text:list-item>
              <text:p text:style-name="P2385">نوع : big int </text:p>
            </text:list-item>
            <text:list-item>
              <text:p text:style-name="P2386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311"/>
      <text:p text:style-name="P311"/>
      <text:list xml:id="list141135357528355" text:continue-numbering="true" text:style-name="L1">
        <text:list-item>
          <text:p text:style-name="P2387">email : این فیلد برای ذخیره سازی ایمیل میباشد </text:p>
          <text:list>
            <text:list-item>
              <text:p text:style-name="P2387">نوع : <text:span text:style-name="T9">varchar(64)</text:span></text:p>
            </text:list-item>
            <text:list-item>
              <text:p text:style-name="P2388">ویژگی ها :‌ <text:span text:style-name="T10">index</text:span></text:p>
            </text:list-item>
          </text:list>
        </text:list-item>
      </text:list>
      <text:p text:style-name="P311"/>
      <text:list xml:id="list141133675851759" text:continue-numbering="true" text:style-name="L1">
        <text:list-item>
          <text:p text:style-name="P2389">created_at : این فیلد برای ذخیره تاریخ ایجاد یک سطر در جداول استفاده میشود !!!!</text:p>
          <text:list>
            <text:list-item>
              <text:p text:style-name="P2390">نوع :‌ <text:span text:style-name="T12">timestamp </text:span></text:p>
            </text:list-item>
            <text:list-item>
              <text:p text:style-name="P2392">ویژگی ها : <text:span text:style-name="T15">nullable</text:span></text:p>
            </text:list-item>
          </text:list>
        </text:list-item>
      </text:list>
      <text:p text:style-name="P313"/>
      <text:p text:style-name="P312"/>
      <text:list xml:id="list141133969947904" text:continue-numbering="true" text:style-name="L1">
        <text:list-item>
          <text:p text:style-name="P2381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391">نوع :‌ <text:span text:style-name="T12">timestamp </text:span></text:p>
            </text:list-item>
            <text:list-item>
              <text:p text:style-name="P2393">ویژگی ها : <text:span text:style-name="T15">nullable</text:span></text:p>
            </text:list-item>
          </text:list>
        </text:list-item>
      </text:list>
      <text:p text:style-name="P314"/>
      <text:p text:style-name="P314"/>
      <text:p text:style-name="P314"/>
      <text:list xml:id="list141134635585454" text:continue-numbering="true" text:style-name="L1">
        <text:list-item>
          <text:p text:style-name="P2394"><text:soft-page-break/>name : این فیلد برای ذخیره نام کاربران در جدول های است !!!!</text:p>
          <text:list>
            <text:list-item>
              <text:p text:style-name="P2382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395">ویژگی : <text:span text:style-name="T20">not nullable , index</text:span></text:p>
            </text:list-item>
          </text:list>
        </text:list-item>
        <text:list-item>
          <text:p text:style-name="P2396">type : این فیلد برای نوع یک item در جدول ساخته میشود !!!</text:p>
          <text:list>
            <text:list-item>
              <text:p text:style-name="P2383"><text:span text:style-name="T562">نوع :‌</text:span><text:span text:style-name="T561">boolean</text:span></text:p>
            </text:list-item>
            <text:list-item>
              <text:p text:style-name="P2397">ویژگی : not null , defualt …. , <text:span text:style-name="T567">unsigned</text:span></text:p>
            </text:list-item>
          </text:list>
        </text:list-item>
        <text:list-item>
          <text:p text:style-name="P2398">status : </text:p>
          <text:list>
            <text:list-item>
              <text:p text:style-name="P2384"><text:span text:style-name="T1026">نوع : </text:span><text:span text:style-name="T1025">boolean</text:span></text:p>
            </text:list-item>
            <text:list-item>
              <text:p text:style-name="P2398">ویژگی: </text:p>
            </text:list-item>
          </text:list>
        </text:list-item>
      </text:list>
      <text:p text:style-name="P309"/>
      <text:list xml:id="list1535050436" text:style-name="L2">
        <text:list-item>
          <text:p text:style-name="P2399">sort:</text:p>
          <text:list>
            <text:list-item>
              <text:p text:style-name="P2399">نوع :‌tiny int </text:p>
            </text:list-item>
            <text:list-item>
              <text:p text:style-name="P2400">ویژگی :‌unsigned ,<text:span text:style-name="T581">nullable</text:span></text:p>
            </text:list-item>
          </text:list>
        </text:list-item>
      </text:list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25"/>
      <text:h text:style-name="P1484" text:outline-level="1"><text:soft-page-break/>Tables</text:h>
      <text:p text:style-name="P310"/>
      <text:list xml:id="list604062993" text:style-name="L3">
        <text:list-item>
          <text:p text:style-name="P1486">Users : <text:span text:style-name="T16">این جدول برای ذخیره کاربر های موجود در سیستم است !!!!</text:span></text:p>
          <text:list>
            <text:list-item>
              <text:p text:style-name="P1487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59529304400">
          <table:table-cell table:style-name="Table1.A1" office:value-type="string">
            <text:p text:style-name="P391">Name</text:p>
          </table:table-cell>
          <table:table-cell table:style-name="Table1.A1" office:value-type="string">
            <text:p text:style-name="P391">DataType</text:p>
          </table:table-cell>
          <table:table-cell table:style-name="Table1.A1" office:value-type="string">
            <text:p text:style-name="P391">Attributes</text:p>
          </table:table-cell>
          <table:table-cell table:style-name="Table1.D1" office:value-type="string">
            <text:p text:style-name="P391">Comment</text:p>
          </table:table-cell>
        </table:table-row>
        <table:table-row table:style-name="TableLine94259529371584">
          <table:table-cell table:style-name="Table1.A2" office:value-type="string">
            <text:p text:style-name="P391">Id</text:p>
          </table:table-cell>
          <table:table-cell table:style-name="Table1.A2" office:value-type="string">
            <text:p text:style-name="P391">Big integer </text:p>
          </table:table-cell>
          <table:table-cell table:style-name="Table1.A2" office:value-type="string">
            <text:p text:style-name="P403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408"/>
          </table:table-cell>
        </table:table-row>
        <table:table-row table:style-name="TableLine94259529373696">
          <table:table-cell table:style-name="Table1.A2" office:value-type="string">
            <text:p text:style-name="P394">name</text:p>
          </table:table-cell>
          <table:table-cell table:style-name="Table1.A2" office:value-type="string">
            <text:p text:style-name="P323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319"><text:s/>, not null</text:p>
          </table:table-cell>
          <table:table-cell table:style-name="Table1.D2" office:value-type="string">
            <text:p text:style-name="P408"/>
          </table:table-cell>
        </table:table-row>
        <table:table-row table:style-name="TableLine94259529374608">
          <table:table-cell table:style-name="Table1.A2" office:value-type="string">
            <text:p text:style-name="P395">family</text:p>
          </table:table-cell>
          <table:table-cell table:style-name="Table1.A2" office:value-type="string">
            <text:p text:style-name="P324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320">, not null</text:p>
          </table:table-cell>
          <table:table-cell table:style-name="Table1.D2" office:value-type="string">
            <text:p text:style-name="P408"/>
          </table:table-cell>
        </table:table-row>
        <table:table-row table:style-name="TableLine94259529375568">
          <table:table-cell table:style-name="Table1.A2" office:value-type="string">
            <text:p text:style-name="P392">email</text:p>
          </table:table-cell>
          <table:table-cell table:style-name="Table1.A2" office:value-type="string">
            <text:p text:style-name="P318">varchar(64)</text:p>
          </table:table-cell>
          <table:table-cell table:style-name="Table1.A2" office:value-type="string">
            <text:p text:style-name="P315">Not null <text:s/>, unique </text:p>
          </table:table-cell>
          <table:table-cell table:style-name="Table1.D2" office:value-type="string">
            <text:p text:style-name="P408"/>
          </table:table-cell>
        </table:table-row>
        <table:table-row table:style-name="TableLine94259529376720">
          <table:table-cell table:style-name="Table1.A2" office:value-type="string">
            <text:p text:style-name="P407">phone</text:p>
          </table:table-cell>
          <table:table-cell table:style-name="Table1.A2" office:value-type="string">
            <text:p text:style-name="P408"><text:s/><text:span text:style-name="T21">varchar(13)</text:span></text:p>
          </table:table-cell>
          <table:table-cell table:style-name="Table1.A2" office:value-type="string">
            <text:p text:style-name="P491"><text:s text:c="2"/>not null , unique </text:p>
          </table:table-cell>
          <table:table-cell table:style-name="Table1.D2" office:value-type="string">
            <text:p text:style-name="P408"/>
          </table:table-cell>
        </table:table-row>
        <table:table-row table:style-name="TableLine94259529377744">
          <table:table-cell table:style-name="Table1.A2" office:value-type="string">
            <text:p text:style-name="P396">active</text:p>
          </table:table-cell>
          <table:table-cell table:style-name="Table1.A2" office:value-type="string">
            <text:p text:style-name="P322">boolean</text:p>
          </table:table-cell>
          <table:table-cell table:style-name="Table1.A2" office:value-type="string">
            <text:p text:style-name="P317"><text:s/>, Defualt 1 , <text:span text:style-name="T137">not null </text:span></text:p>
          </table:table-cell>
          <table:table-cell table:style-name="Table1.D2" office:value-type="string">
            <text:p text:style-name="P292">این فیلد برای active بودن یا نبودن user طراحی شده !!!!</text:p>
          </table:table-cell>
        </table:table-row>
        <table:table-row table:style-name="TableLine94259529378816">
          <table:table-cell table:style-name="Table1.A2" office:value-type="string">
            <text:p text:style-name="P393">password</text:p>
          </table:table-cell>
          <table:table-cell table:style-name="Table1.A2" office:value-type="string">
            <text:p text:style-name="P316">varchar(60)</text:p>
          </table:table-cell>
          <table:table-cell table:style-name="Table1.A2" office:value-type="string">
            <text:p text:style-name="P321">Not null </text:p>
          </table:table-cell>
          <table:table-cell table:style-name="Table1.D2" office:value-type="string">
            <text:p text:style-name="P408"/>
          </table:table-cell>
        </table:table-row>
      </table:table>
      <text:p text:style-name="P342"/>
      <text:p text:style-name="P2"/>
      <text:p text:style-name="P2"/>
      <text:p text:style-name="P2"/>
      <text:p text:style-name="P2"/>
      <text:p text:style-name="P2"/>
      <text:p text:style-name="P2"/>
      <text:p text:style-name="P63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/>
      <text:list xml:id="list1258225245" text:style-name="L4">
        <text:list-item>
          <text:list>
            <text:list-item>
              <text:p text:style-name="P1488"><text:soft-page-break/>ارتباطات : </text:p>
              <text:list>
                <text:list-item>
                  <text:p text:style-name="P1489">جدول dates : </text:p>
                  <text:list>
                    <text:list-item>
                      <text:p text:style-name="P1490">نوع ارتباط : 1بهn </text:p>
                    </text:list-item>
                    <text:list-item>
                      <text:p text:style-name="P1491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542">و هر row در جدول dates متعلق به یک user است !!!</text:p>
                      <text:p text:style-name="P1492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492"><text:span text:style-name="T568">verify_at , phone_verify</text:span><text:span text:style-name="T44"> birthday_at <text:s/>, </text:span><text:span text:style-name="T569">email_verify,phone_veryfy</text:span></text:p>
                      <text:p text:style-name="P1543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/>
      <text:p text:style-name="P22"/>
      <text:list xml:id="list141134478086053" text:continue-numbering="true" text:style-name="L4">
        <text:list-item>
          <text:list>
            <text:list-item>
              <text:list>
                <text:list-item>
                  <text:p text:style-name="P1544">جدول <text:span text:style-name="T45">nick_names : </text:span></text:p>
                  <text:list>
                    <text:list-item>
                      <text:p text:style-name="P1545">نوع ارتباط : 1 به <text:span text:style-name="T46">n</text:span></text:p>
                    </text:list-item>
                    <text:list-item>
                      <text:p text:style-name="P1546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list xml:id="list141134990704819" text:continue-numbering="true" text:style-name="L4">
        <text:list-item>
          <text:list>
            <text:list-item>
              <text:list>
                <text:list-item>
                  <text:p text:style-name="P1547">جدول files : </text:p>
                  <text:list>
                    <text:list-item>
                      <text:p text:style-name="P1547">نوع ارتباط : <text:span text:style-name="T73">1 به </text:span><text:span text:style-name="T74">n</text:span></text:p>
                    </text:list-item>
                    <text:list-item>
                      <text:p text:style-name="P1548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548"/>
                      <text:p text:style-name="P1549"><text:s/></text:p>
                    </text:list-item>
                  </text:list>
                </text:list-item>
                <text:list-item>
                  <text:p text:style-name="P1550">جدول active_nick_names : </text:p>
                  <text:list>
                    <text:list-item>
                      <text:p text:style-name="P1550">نوع ارتباط : <text:span text:style-name="T76">1 به 1</text:span></text:p>
                    </text:list-item>
                    <text:list-item>
                      <text:p text:style-name="P1551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list xml:id="list141133648580482" text:continue-numbering="true" text:style-name="L4">
        <text:list-item>
          <text:list>
            <text:list-item>
              <text:list>
                <text:list-item>
                  <text:p text:style-name="P1552">جدول <text:span text:style-name="T152">languages : </text:span></text:p>
                  <text:list>
                    <text:list-item>
                      <text:p text:style-name="P1553">نوع ارتباط :‌<text:span text:style-name="T150">1 به n</text:span></text:p>
                    </text:list-item>
                    <text:list-item>
                      <text:p text:style-name="P1554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33"/>
      <text:list xml:id="list141135065813669" text:continue-numbering="true" text:style-name="L4">
        <text:list-item>
          <text:list>
            <text:list-item>
              <text:list>
                <text:list-item>
                  <text:p text:style-name="P1493"><text:span text:style-name="T185">app_setting</text:span><text:span text:style-name="T180"> : </text:span></text:p>
                  <text:list>
                    <text:list-item>
                      <text:p text:style-name="P1556">نوع :‌ <text:span text:style-name="T181">1 به n </text:span></text:p>
                      <text:p text:style-name="P1494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41134950111781" text:continue-numbering="true" text:style-name="L4">
        <text:list-item>
          <text:list>
            <text:list-item>
              <text:list>
                <text:list-item>
                  <text:p text:style-name="P1494"><text:span text:style-name="T363">user_bio_translations</text:span><text:span text:style-name="T352"> <text:s/>:</text:span></text:p>
                  <text:list>
                    <text:list-item>
                      <text:p text:style-name="P1558">نوع : <text:span text:style-name="T354">1 به n </text:span></text:p>
                    </text:list-item>
                    <text:list-item>
                      <text:p text:style-name="P1560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142"><text:span text:style-name="T248">user_group_members</text:span><text:span text:style-name="T249"> : </text:span></text:p>
                  <text:list>
                    <text:list-item>
                      <text:p text:style-name="P2158"><text:span text:style-name="T197">نوع : </text:span><text:span text:style-name="T247">1 به 1</text:span></text:p>
                    </text:list-item>
                    <text:list-item>
                      <text:p text:style-name="P2158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1"/>
      <text:list xml:id="list141134171198139" text:continue-numbering="true" text:style-name="L4">
        <text:list-item>
          <text:p text:style-name="P1562">dates : <text:span text:style-name="T27">این جدول برای ذخیره تاریخ ها بین چندین جدول share میشود </text:span></text:p>
          <text:list>
            <text:list-item>
              <text:p text:style-name="P1563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259529525520">
          <table:table-cell table:style-name="Table2.A1" office:value-type="string">
            <text:p text:style-name="P461">Name</text:p>
          </table:table-cell>
          <table:table-cell table:style-name="Table2.A1" office:value-type="string">
            <text:p text:style-name="P461">Data Type</text:p>
          </table:table-cell>
          <table:table-cell table:style-name="Table2.A1" office:value-type="string">
            <text:p text:style-name="P461">Attributes</text:p>
          </table:table-cell>
          <table:table-cell table:style-name="Table2.D1" office:value-type="string">
            <text:p text:style-name="P461">Comment</text:p>
          </table:table-cell>
        </table:table-row>
        <table:table-row table:style-name="TableLine94259529547888">
          <table:table-cell table:style-name="Table2.A2" office:value-type="string">
            <text:p text:style-name="P465">id</text:p>
          </table:table-cell>
          <table:table-cell table:style-name="Table2.A2" office:value-type="string">
            <text:p text:style-name="P471">B<text:span text:style-name="T29">ig int </text:span></text:p>
          </table:table-cell>
          <table:table-cell table:style-name="Table2.A2" office:value-type="string">
            <text:p text:style-name="P469">Not Null , index , unique , primary key , auto increment , <text:span text:style-name="T28">unsigned </text:span></text:p>
          </table:table-cell>
          <table:table-cell table:style-name="Table2.D2" office:value-type="string">
            <text:p text:style-name="P408"/>
          </table:table-cell>
        </table:table-row>
        <table:table-row table:style-name="TableLine94259529549584">
          <table:table-cell table:style-name="Table2.A2" office:value-type="string">
            <text:p text:style-name="P467">object_class</text:p>
          </table:table-cell>
          <table:table-cell table:style-name="Table2.A2" office:value-type="string">
            <text:p text:style-name="P474">varchar(255)</text:p>
          </table:table-cell>
          <table:table-cell table:style-name="Table2.A2" office:value-type="string">
            <text:p text:style-name="P476">Not null </text:p>
          </table:table-cell>
          <table:table-cell table:style-name="Table2.D2" office:value-type="string">
            <text:p text:style-name="P294">نام مدلی که این date متعلق به ان است </text:p>
          </table:table-cell>
        </table:table-row>
        <table:table-row table:style-name="TableLine94259529550496">
          <table:table-cell table:style-name="Table2.A2" office:value-type="string">
            <text:p text:style-name="P467">object_id</text:p>
          </table:table-cell>
          <table:table-cell table:style-name="Table2.A2" office:value-type="string">
            <text:p text:style-name="P473">Big int </text:p>
          </table:table-cell>
          <table:table-cell table:style-name="Table2.A2" office:value-type="string">
            <text:p text:style-name="P475">Unsigned , <text:span text:style-name="T30">not null </text:span></text:p>
          </table:table-cell>
          <table:table-cell table:style-name="Table2.D2" office:value-type="string">
            <text:p text:style-name="P295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468">type</text:p>
          </table:table-cell>
          <table:table-cell table:style-name="Table2.A2" office:value-type="string">
            <text:p text:style-name="P696">tinyInt</text:p>
          </table:table-cell>
          <table:table-cell table:style-name="Table2.A2" office:value-type="string">
            <text:p text:style-name="P419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703">unsigned</text:p>
          </table:table-cell>
          <table:table-cell table:style-name="Table2.D2" office:value-type="string">
            <text:p text:style-name="P293">این فیلد نوع date را مشخص میکند !!! مثلا </text:p>
            <text:p text:style-name="P293">0 برای created_at است . 1 برای updated_at</text:p>
          </table:table-cell>
        </table:table-row>
        <table:table-row table:style-name="TableLine94259529552368">
          <table:table-cell table:style-name="Table2.A2" office:value-type="string">
            <text:p text:style-name="P468">dated_at</text:p>
          </table:table-cell>
          <table:table-cell table:style-name="Table2.A2" office:value-type="string">
            <text:p text:style-name="P477">Timestamp</text:p>
          </table:table-cell>
          <table:table-cell table:style-name="Table2.A2" office:value-type="string">
            <text:p text:style-name="P477">Not null </text:p>
          </table:table-cell>
          <table:table-cell table:style-name="Table2.D2" office:value-type="string">
            <text:p text:style-name="P478"/>
          </table:table-cell>
        </table:table-row>
        <table:table-row table:style-name="TableLine94259529553232">
          <table:table-cell table:style-name="Table2.A2" office:value-type="string">
            <text:p text:style-name="P638">user_id</text:p>
          </table:table-cell>
          <table:table-cell table:style-name="Table2.A2" office:value-type="string">
            <text:p text:style-name="P639">Big int </text:p>
          </table:table-cell>
          <table:table-cell table:style-name="Table2.A2" office:value-type="string">
            <text:p text:style-name="P421"><text:span text:style-name="T570">nullable</text:span><text:span text:style-name="T571"> , </text:span><text:span text:style-name="T450">unsigned, </text:span></text:p>
            <text:p text:style-name="P721">foreign key→ users(id) , </text:p>
            <text:p text:style-name="P721"/>
            <text:p text:style-name="P722">on Delete →</text:p>
            <text:p text:style-name="P722">(set<text:span text:style-name="T572"> Null)</text:span></text:p>
            <text:p text:style-name="P722"/>
            <text:p text:style-name="P723">on Update →</text:p>
            <text:p text:style-name="P723">(cascade)</text:p>
          </table:table-cell>
          <table:table-cell table:style-name="Table2.D2" office:value-type="string">
            <text:p text:style-name="P304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314144484" text:style-name="L5">
        <text:list-header>
          <text:p text:style-name="P1564"/>
          <text:list>
            <text:list-item>
              <text:p text:style-name="P2162">ارتباطات :‌</text:p>
              <text:list>
                <text:list-item>
                  <text:p text:style-name="P2143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144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419"/>
      <text:list xml:id="list141133469739652" text:continue-numbering="true" text:style-name="L5">
        <text:list-item>
          <text:p text:style-name="P2269">nick_names : <text:span text:style-name="T37">این جدول برای ذخیره nick name های user ها ساخته شده. </text:span></text:p>
        </text:list-item>
      </text:list>
      <text:p text:style-name="P1417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41134262552497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163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164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165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164"/>
          <text:list text:continue-numbering="true">
            <text:list-item>
              <text:p text:style-name="P2166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259529576832">
          <table:table-cell table:style-name="Table3.A1" office:value-type="string">
            <text:p text:style-name="P462">Name</text:p>
          </table:table-cell>
          <table:table-cell table:style-name="Table3.A1" office:value-type="string">
            <text:p text:style-name="P462">Data Type</text:p>
          </table:table-cell>
          <table:table-cell table:style-name="Table3.A1" office:value-type="string">
            <text:p text:style-name="P462">Attributes</text:p>
          </table:table-cell>
          <table:table-cell table:style-name="Table3.D1" office:value-type="string">
            <text:p text:style-name="P462">Comment</text:p>
          </table:table-cell>
        </table:table-row>
        <table:table-row table:style-name="TableLine94259529631872">
          <table:table-cell table:style-name="Table3.A2" office:value-type="string">
            <text:p text:style-name="P466">id</text:p>
          </table:table-cell>
          <table:table-cell table:style-name="Table3.A2" office:value-type="string">
            <text:p text:style-name="P472">B<text:span text:style-name="T29">ig int </text:span></text:p>
          </table:table-cell>
          <table:table-cell table:style-name="Table3.A2" office:value-type="string">
            <text:p text:style-name="P470">Not Null , index , unique , primary key , auto increment , <text:span text:style-name="T28">unsigned </text:span></text:p>
          </table:table-cell>
          <table:table-cell table:style-name="Table3.D2" office:value-type="string">
            <text:p text:style-name="P409"/>
          </table:table-cell>
        </table:table-row>
        <table:table-row table:style-name="TableLine94259529634048">
          <table:table-cell table:style-name="Table3.A2" office:value-type="string">
            <text:p text:style-name="P479">nick_name</text:p>
          </table:table-cell>
          <table:table-cell table:style-name="Table3.A2" office:value-type="string">
            <text:p text:style-name="P410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480">Not null </text:p>
          </table:table-cell>
          <table:table-cell table:style-name="Table3.D2" office:value-type="string">
            <text:p text:style-name="P409"/>
          </table:table-cell>
        </table:table-row>
        <table:table-row table:style-name="TableLine94259529634960">
          <table:table-cell table:style-name="Table3.A2" office:value-type="string">
            <text:p text:style-name="P481">user_id</text:p>
          </table:table-cell>
          <table:table-cell table:style-name="Table3.A2" office:value-type="string">
            <text:p text:style-name="P481">Big int</text:p>
          </table:table-cell>
          <table:table-cell table:style-name="Table3.A2" office:value-type="string">
            <text:p text:style-name="P482">Unsigned ,</text:p>
            <text:p text:style-name="P482"><text:s/><text:span text:style-name="T58">not null ,</text:span></text:p>
            <text:p text:style-name="P724">foreign Key → users(id)</text:p>
            <text:p text:style-name="P724"/>
            <text:p text:style-name="P725">on Delete → (<text:span text:style-name="T573">cascade</text:span>)</text:p>
            <text:p text:style-name="P725"/>
            <text:p text:style-name="P726">on Update → (cascade)</text:p>
          </table:table-cell>
          <table:table-cell table:style-name="Table3.D2" office:value-type="string">
            <text:p text:style-name="P297">این فیلد مشخص میکند که هر nick name برای کدام user است !!!!</text:p>
          </table:table-cell>
        </table:table-row>
      </table:table>
      <text:p text:style-name="P102"/>
      <text:list xml:id="list287717185" text:style-name="L6">
        <text:list-item>
          <text:list>
            <text:list-item>
              <text:p text:style-name="P1565">ارتباطات : </text:p>
              <text:list>
                <text:list-item>
                  <text:p text:style-name="P1566">جدول users : </text:p>
                  <text:list>
                    <text:list-item>
                      <text:p text:style-name="P1567">نوع ارتباط :‌<text:span text:style-name="T60">1 به </text:span><text:span text:style-name="T61">n</text:span></text:p>
                    </text:list-item>
                    <text:list-item>
                      <text:p text:style-name="P1568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141133619303105" text:continue-numbering="true" text:style-name="L6">
        <text:list-item>
          <text:list>
            <text:list-item>
              <text:list>
                <text:list-item>
                  <text:p text:style-name="P1569">dates : </text:p>
                  <text:list>
                    <text:list-item>
                      <text:p text:style-name="P1570">نوع ارتباط :‌ <text:span text:style-name="T63">1 به 1</text:span></text:p>
                    </text:list-item>
                    <text:list-item>
                      <text:p text:style-name="P1571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289">active_nick_names : </text:p>
                  <text:list>
                    <text:list-item>
                      <text:p text:style-name="P1572">نوع ارتباط :‌ 1به 1</text:p>
                    </text:list-item>
                    <text:list-item>
                      <text:p text:style-name="P1573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90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5"><text:tab/><text:span text:style-name="T82">مثلا کاربر شماره 1 نیک شمار 25 را برای خود انتخاب کرده !!!!</text:span></text:p>
      <text:p text:style-name="P25"/>
      <text:list xml:id="list1403209737" text:style-name="L7">
        <text:list-item>
          <text:list>
            <text:list-item>
              <text:p text:style-name="P1574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259529702224">
          <table:table-cell table:style-name="Table5.A1" office:value-type="string">
            <text:p text:style-name="P462">Name</text:p>
          </table:table-cell>
          <table:table-cell table:style-name="Table5.A1" office:value-type="string">
            <text:p text:style-name="P462">Data Type</text:p>
          </table:table-cell>
          <table:table-cell table:style-name="Table5.A1" office:value-type="string">
            <text:p text:style-name="P462">Attributes</text:p>
          </table:table-cell>
          <table:table-cell table:style-name="Table5.D1" office:value-type="string">
            <text:p text:style-name="P462">Comment</text:p>
          </table:table-cell>
        </table:table-row>
        <table:table-row table:style-name="TableLine94259529732944">
          <table:table-cell table:style-name="Table5.A2" office:value-type="string">
            <text:p text:style-name="P492">id</text:p>
          </table:table-cell>
          <table:table-cell table:style-name="Table5.A2" office:value-type="string">
            <text:p text:style-name="P493">Big int </text:p>
          </table:table-cell>
          <table:table-cell table:style-name="Table5.A2" office:value-type="string">
            <text:p text:style-name="P493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408"/>
          </table:table-cell>
        </table:table-row>
        <table:table-row table:style-name="TableLine94259529734992">
          <table:table-cell table:style-name="Table5.A2" office:value-type="string">
            <text:p text:style-name="P494">user_id</text:p>
          </table:table-cell>
          <table:table-cell table:style-name="Table5.A2" office:value-type="string">
            <text:p text:style-name="P516">Big int </text:p>
          </table:table-cell>
          <table:table-cell table:style-name="Table5.A2" office:value-type="string">
            <text:p text:style-name="P495">Unsigned , not null , unique , </text:p>
            <text:p text:style-name="P495">foreign key → users(id)</text:p>
            <text:p text:style-name="P495"/>
            <text:p text:style-name="P727">on Delete → (<text:span text:style-name="T575">cascade</text:span>)</text:p>
            <text:p text:style-name="P727"/>
            <text:p text:style-name="P728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298">از انجایی که هر کاربر باید یک row در این جدول داشته باشد</text:p>
            <text:p text:style-name="P298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259529735904">
          <table:table-cell table:style-name="Table5.A2" office:value-type="string">
            <text:p text:style-name="P517">nick_name_id</text:p>
          </table:table-cell>
          <table:table-cell table:style-name="Table5.A2" office:value-type="string">
            <text:p text:style-name="P516">Big int </text:p>
          </table:table-cell>
          <table:table-cell table:style-name="Table5.A2" office:value-type="string">
            <text:p text:style-name="P495">Unsigned , not null , unique , </text:p>
            <text:p text:style-name="P422"><text:span text:style-name="T87">foreign key → </text:span><text:span text:style-name="T88">nick_names</text:span><text:span text:style-name="T87">(id)</text:span></text:p>
            <text:p text:style-name="P496"/>
            <text:p text:style-name="P729">on Delete → (<text:span text:style-name="T575">cascade</text:span>)</text:p>
            <text:p text:style-name="P729"/>
            <text:p text:style-name="P729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299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300"><text:s/>این فیلد از نوع unique است !!!!</text:p>
          </table:table-cell>
        </table:table-row>
      </table:table>
      <text:p text:style-name="P326"/>
      <text:list xml:id="list2047376132" text:style-name="L8">
        <text:list-item>
          <text:list>
            <text:list-item>
              <text:p text:style-name="P1575">ارتباطات :‌</text:p>
              <text:list>
                <text:list-item>
                  <text:p text:style-name="P1576">user_id : </text:p>
                  <text:list>
                    <text:list-item>
                      <text:p text:style-name="P1577">نوع :‌<text:span text:style-name="T91">1به1</text:span></text:p>
                    </text:list-item>
                    <text:list-item>
                      <text:p text:style-name="P1495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41135414816750" text:continue-numbering="true" text:style-name="L8">
        <text:list-item>
          <text:list>
            <text:list-item>
              <text:list>
                <text:list-item>
                  <text:p text:style-name="P1578">nick_name<text:span text:style-name="T95">s</text:span> : </text:p>
                  <text:list>
                    <text:list-item>
                      <text:p text:style-name="P1579">نوع : <text:span text:style-name="T96">1 به 1 </text:span></text:p>
                    </text:list-item>
                    <text:list-item>
                      <text:p text:style-name="P1580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41133545371716" text:continue-list="list141133619303105" text:style-name="L6">
        <text:list-item>
          <text:p text:style-name="P2291">Files : این جدول برای ذخیره اطلاعات فایل هایی که در سرور اپلود میشود ساخته شده !!!</text:p>
          <text:list>
            <text:list-item>
              <text:p text:style-name="P1581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259529778672">
          <table:table-cell table:style-name="Table4.A1" office:value-type="string">
            <text:p text:style-name="P483">Name</text:p>
          </table:table-cell>
          <table:table-cell table:style-name="Table4.A1" office:value-type="string">
            <text:p text:style-name="P483">Data Type</text:p>
          </table:table-cell>
          <table:table-cell table:style-name="Table4.A1" office:value-type="string">
            <text:p text:style-name="P483">Attributes </text:p>
          </table:table-cell>
          <table:table-cell table:style-name="Table4.D1" office:value-type="string">
            <text:p text:style-name="P483">Comment</text:p>
          </table:table-cell>
        </table:table-row>
        <table:table-row table:style-name="TableLine94259529802800">
          <table:table-cell table:style-name="Table4.A2" office:value-type="string">
            <text:p text:style-name="P483">id</text:p>
          </table:table-cell>
          <table:table-cell table:style-name="Table4.A2" office:value-type="string">
            <text:p text:style-name="P483">Big Int</text:p>
          </table:table-cell>
          <table:table-cell table:style-name="Table4.A2" office:value-type="string">
            <text:p text:style-name="P486">Unsigned , <text:span text:style-name="T66">index , unique , </text:span><text:span text:style-name="T67">primary key , autoincrement , </text:span></text:p>
            <text:p text:style-name="P487">not null </text:p>
          </table:table-cell>
          <table:table-cell table:style-name="Table4.D2" office:value-type="string">
            <text:p text:style-name="P408"/>
          </table:table-cell>
        </table:table-row>
        <table:table-row table:style-name="TableLine94259529804144">
          <table:table-cell table:style-name="Table4.A2" office:value-type="string">
            <text:p text:style-name="P483">src</text:p>
          </table:table-cell>
          <table:table-cell table:style-name="Table4.A2" office:value-type="string">
            <text:p text:style-name="P485">varchar(128)</text:p>
          </table:table-cell>
          <table:table-cell table:style-name="Table4.A2" office:value-type="string">
            <text:p text:style-name="P488">Not null , <text:span text:style-name="T68">index </text:span></text:p>
          </table:table-cell>
          <table:table-cell table:style-name="Table4.D2" office:value-type="string">
            <text:p text:style-name="P408"/>
          </table:table-cell>
        </table:table-row>
        <table:table-row table:style-name="TableLine94259529805056">
          <table:table-cell table:style-name="Table4.A2" office:value-type="string">
            <text:p text:style-name="P483">format</text:p>
          </table:table-cell>
          <table:table-cell table:style-name="Table4.A2" office:value-type="string">
            <text:p text:style-name="P484">varchar(10)</text:p>
          </table:table-cell>
          <table:table-cell table:style-name="Table4.A2" office:value-type="string">
            <text:p text:style-name="P489">Not null </text:p>
          </table:table-cell>
          <table:table-cell table:style-name="Table4.D2" office:value-type="string">
            <text:p text:style-name="P408"/>
          </table:table-cell>
        </table:table-row>
        <table:table-row table:style-name="TableLine94259529806016">
          <table:table-cell table:style-name="Table4.A2" office:value-type="string">
            <text:p text:style-name="P483">size</text:p>
          </table:table-cell>
          <table:table-cell table:style-name="Table4.A2" office:value-type="string">
            <text:p text:style-name="P411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489">Not null </text:p>
          </table:table-cell>
          <table:table-cell table:style-name="Table4.D2" office:value-type="string">
            <text:p text:style-name="P490"/>
          </table:table-cell>
        </table:table-row>
      </table:table>
      <text:p text:style-name="P1476"/>
      <text:list xml:id="list2219106514" text:style-name="L9">
        <text:list-item>
          <text:p text:style-name="P1582">ارتباطات :‌</text:p>
          <text:list>
            <text:list-item>
              <text:p text:style-name="P1583">جدول users : </text:p>
              <text:list>
                <text:list-item>
                  <text:p text:style-name="P1583">نوع ارتباط :‌ <text:span text:style-name="T70">1 به n </text:span></text:p>
                </text:list-item>
                <text:list-item>
                  <text:p text:style-name="P1584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585">جدول dates : </text:p>
              <text:list>
                <text:list-item>
                  <text:p text:style-name="P1585">نوع ارتباط :‌ 1 به n</text:p>
                </text:list-item>
                <text:list-item>
                  <text:p text:style-name="P1585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476"/>
      <text:p text:style-name="P1476"/>
      <text:list xml:id="list141135216703766" text:continue-numbering="true" text:style-name="L9">
        <text:list-item>
          <text:p text:style-name="P2292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6"/>
      <text:list xml:id="list141133742714639" text:continue-numbering="true" text:style-name="L9">
        <text:list-item>
          <text:list>
            <text:list-item>
              <text:p text:style-name="P1586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259529846256">
          <table:table-cell table:style-name="Table6.A1" office:value-type="string">
            <text:p text:style-name="P483">Name</text:p>
          </table:table-cell>
          <table:table-cell table:style-name="Table6.A1" office:value-type="string">
            <text:p text:style-name="P483">Data Type</text:p>
          </table:table-cell>
          <table:table-cell table:style-name="Table6.A1" office:value-type="string">
            <text:p text:style-name="P483">Attributes </text:p>
          </table:table-cell>
          <table:table-cell table:style-name="Table6.D1" office:value-type="string">
            <text:p text:style-name="P483">Comment</text:p>
          </table:table-cell>
        </table:table-row>
        <table:table-row table:style-name="TableLine94259529880176">
          <table:table-cell table:style-name="Table6.A2" office:value-type="string">
            <text:p text:style-name="P518">id</text:p>
          </table:table-cell>
          <table:table-cell table:style-name="Table6.A2" office:value-type="string">
            <text:p text:style-name="P519">Big int </text:p>
          </table:table-cell>
          <table:table-cell table:style-name="Table6.A2" office:value-type="string">
            <text:p text:style-name="P519">Unsigned , not null , unique , index ,</text:p>
            <text:p text:style-name="P519"><text:s/>primary key ,</text:p>
            <text:p text:style-name="P519">autoincrement </text:p>
          </table:table-cell>
          <table:table-cell table:style-name="Table6.D2" office:value-type="string">
            <text:p text:style-name="P408"/>
          </table:table-cell>
        </table:table-row>
        <table:table-row table:style-name="TableLine94259529882480">
          <table:table-cell table:style-name="Table6.A2" office:value-type="string">
            <text:p text:style-name="P518">object_class</text:p>
          </table:table-cell>
          <table:table-cell table:style-name="Table6.A2" office:value-type="string">
            <text:p text:style-name="P520">varchar(255)</text:p>
          </table:table-cell>
          <table:table-cell table:style-name="Table6.A2" office:value-type="string">
            <text:p text:style-name="P1272">Not null</text:p>
          </table:table-cell>
          <table:table-cell table:style-name="Table6.D2" office:value-type="string">
            <text:p text:style-name="P408"/>
          </table:table-cell>
        </table:table-row>
        <table:table-row table:style-name="TableLine94259529883392">
          <table:table-cell table:style-name="Table6.A2" office:value-type="string">
            <text:p text:style-name="P518">object_id</text:p>
          </table:table-cell>
          <table:table-cell table:style-name="Table6.A2" office:value-type="string">
            <text:p text:style-name="P521">Big int </text:p>
          </table:table-cell>
          <table:table-cell table:style-name="Table6.A2" office:value-type="string">
            <text:p text:style-name="P522"><text:span text:style-name="T104">Unsigned </text:span>, Not null </text:p>
          </table:table-cell>
          <table:table-cell table:style-name="Table6.D2" office:value-type="string">
            <text:p text:style-name="P408"/>
          </table:table-cell>
        </table:table-row>
        <table:table-row table:style-name="TableLine94259529884096">
          <table:table-cell table:style-name="Table6.A2" office:value-type="string">
            <text:p text:style-name="P518">Type</text:p>
          </table:table-cell>
          <table:table-cell table:style-name="Table6.A2" office:value-type="string">
            <text:p text:style-name="P697">tinyint</text:p>
          </table:table-cell>
          <table:table-cell table:style-name="Table6.A2" office:value-type="string">
            <text:p text:style-name="P524">Not null , </text:p>
            <text:p text:style-name="P524">defualt 0 ,</text:p>
            <text:p text:style-name="P704">unsigned</text:p>
            <text:p text:style-name="P523"/>
          </table:table-cell>
          <table:table-cell table:style-name="Table6.D2" office:value-type="string">
            <text:p text:style-name="P301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259529884912">
          <table:table-cell table:style-name="Table6.A2" office:value-type="string">
            <text:p text:style-name="P1006">sort</text:p>
          </table:table-cell>
          <table:table-cell table:style-name="Table6.A2" office:value-type="string">
            <text:p text:style-name="P1006">Tiny Int</text:p>
          </table:table-cell>
          <table:table-cell table:style-name="Table6.A2" office:value-type="string">
            <text:p text:style-name="P1006">Nullable , unsigned</text:p>
          </table:table-cell>
          <table:table-cell table:style-name="Table6.D2" office:value-type="string">
            <text:p text:style-name="P306">این ستون میتونه ترتیب فایل هایی که به یک موجودیت attach شده را مشخص کنه !!</text:p>
            <text:p text:style-name="P306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259529885808">
          <table:table-cell table:style-name="Table6.A2" office:value-type="string">
            <text:p text:style-name="P518">file_id</text:p>
          </table:table-cell>
          <table:table-cell table:style-name="Table6.A2" office:value-type="string">
            <text:p text:style-name="P525">Big int </text:p>
          </table:table-cell>
          <table:table-cell table:style-name="Table6.A2" office:value-type="string">
            <text:p text:style-name="P526">Unsigned , not null , </text:p>
            <text:p text:style-name="P749">foreignkey→files(1) ,</text:p>
            <text:p text:style-name="P497"/>
            <text:p text:style-name="P730">on Delete → (<text:span text:style-name="T575">cascade</text:span>)</text:p>
            <text:p text:style-name="P730"/>
            <text:p text:style-name="P730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527">کدام فایل برای این مدل در نظر گرفته شده !!!!</text:p>
          </table:table-cell>
        </table:table-row>
      </table:table>
      <text:p text:style-name="P327"/>
      <text:p text:style-name="P1469"/>
      <text:list xml:id="list2904633534" text:style-name="L10">
        <text:list-item>
          <text:p text:style-name="P1587">ارتباطات :‌</text:p>
          <text:list>
            <text:list-item>
              <text:p text:style-name="P1588">files : </text:p>
              <text:list>
                <text:list-item>
                  <text:p text:style-name="P1589">نوع ارتباط :‌ <text:span text:style-name="T105">1 به n </text:span></text:p>
                </text:list-item>
                <text:list-item>
                  <text:p text:style-name="P1590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7"/>
      <text:p text:style-name="P27"/>
      <text:list xml:id="list141135184605876" text:continue-numbering="true" text:style-name="L10">
        <text:list-item>
          <text:list>
            <text:list-item>
              <text:p text:style-name="P1591">users : </text:p>
              <text:list>
                <text:list-item>
                  <text:p text:style-name="P1496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592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28"/>
      <text:list xml:id="list141134259884325" text:continue-numbering="true" text:style-name="L10">
        <text:list-item>
          <text:list>
            <text:list-item>
              <text:p text:style-name="P1593">dates <text:s/>:</text:p>
              <text:list>
                <text:list-item>
                  <text:p text:style-name="P1594">نوع : 1 به n </text:p>
                </text:list-item>
                <text:list-item>
                  <text:p text:style-name="P1594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497"><text:span text:style-name="T179">app_setting</text:span><text:span text:style-name="T170"> : </text:span></text:p>
              <text:list>
                <text:list-item>
                  <text:p text:style-name="P1596">نوع :‌<text:span text:style-name="T172">1 به 1 </text:span></text:p>
                </text:list-item>
                <text:list-item>
                  <text:p text:style-name="P1595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0"/>
      <text:list xml:id="list141133827029692" text:continue-numbering="true" text:style-name="L10">
        <text:list-item>
          <text:list>
            <text:list-item>
              <text:p text:style-name="P1598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599">نوع : <text:span text:style-name="T188">1 به 1</text:span></text:p>
                    </text:list-item>
                    <text:list-item>
                      <text:p text:style-name="P1601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498"><text:span text:style-name="T345">media_describe_translations</text:span><text:span text:style-name="T335"> :‌</text:span></text:p>
              <text:list>
                <text:list-item>
                  <text:p text:style-name="P1603">نوع ‌: <text:span text:style-name="T336">1 به </text:span><text:span text:style-name="T337">n </text:span></text:p>
                </text:list-item>
                <text:list-item>
                  <text:p text:style-name="P1605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9"/>
      <text:p text:style-name="P49"/>
      <text:list xml:id="list141133931390555" text:continue-numbering="true" text:style-name="L10">
        <text:list-item>
          <text:list>
            <text:list-item>
              <text:p text:style-name="P1499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631">نوع : <text:span text:style-name="T387">1 به 1 </text:span></text:p>
                    </text:list-item>
                    <text:list-item>
                      <text:p text:style-name="P1606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p text:style-name="P29"><text:soft-page-break/></text:p>
      <text:p text:style-name="P53"><text:span text:style-name="T113">این جدول بی</text:span><text:span text:style-name="T114">ن چندین موجودیت به اشتراک گذاشته میشود</text:span><text:span text:style-name="T112"> </text:span></text:p>
      <text:list xml:id="list1732038931" text:style-name="L11">
        <text:list-item>
          <text:p text:style-name="P2293">languages : <text:span text:style-name="T136">در این جدول تمام زبان ها ذخیره میشود !!!</text:span></text:p>
          <text:list>
            <text:list-item>
              <text:p text:style-name="P1633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259529942240">
          <table:table-cell table:style-name="Table7.A1" office:value-type="string">
            <text:p text:style-name="P463">Name</text:p>
          </table:table-cell>
          <table:table-cell table:style-name="Table7.A1" office:value-type="string">
            <text:p text:style-name="P463">Data Type</text:p>
          </table:table-cell>
          <table:table-cell table:style-name="Table7.A1" office:value-type="string">
            <text:p text:style-name="P463">Attributes</text:p>
          </table:table-cell>
          <table:table-cell table:style-name="Table7.D1" office:value-type="string">
            <text:p text:style-name="P463">Comment</text:p>
          </table:table-cell>
        </table:table-row>
        <table:table-row table:style-name="TableLine94259530027424">
          <table:table-cell table:style-name="Table7.A2" office:value-type="string">
            <text:p text:style-name="P707">id</text:p>
          </table:table-cell>
          <table:table-cell table:style-name="Table7.A2" office:value-type="string">
            <text:p text:style-name="P708">Big int </text:p>
          </table:table-cell>
          <table:table-cell table:style-name="Table7.A2" office:value-type="string">
            <text:p text:style-name="P709">Unsigned , not null , index , primary key , </text:p>
            <text:p text:style-name="P709">unique , <text:span text:style-name="T140">autoincrement </text:span><text:s/></text:p>
          </table:table-cell>
          <table:table-cell table:style-name="Table7.D2" office:value-type="string">
            <text:p text:style-name="P412"/>
          </table:table-cell>
        </table:table-row>
        <table:table-row table:style-name="TableLine94259530029536">
          <table:table-cell table:style-name="Table7.A2" office:value-type="string">
            <text:p text:style-name="P710">name</text:p>
          </table:table-cell>
          <table:table-cell table:style-name="Table7.A2" office:value-type="string">
            <text:p text:style-name="P711">varchar(30)</text:p>
          </table:table-cell>
          <table:table-cell table:style-name="Table7.A2" office:value-type="string">
            <text:p text:style-name="P712">Not null , <text:span text:style-name="T144">unique </text:span></text:p>
          </table:table-cell>
          <table:table-cell table:style-name="Table7.D2" office:value-type="string">
            <text:p text:style-name="P412"/>
          </table:table-cell>
        </table:table-row>
        <table:table-row table:style-name="TableLine94259530030448">
          <table:table-cell table:style-name="Table7.A2" office:value-type="string">
            <text:p text:style-name="P713">iso</text:p>
          </table:table-cell>
          <table:table-cell table:style-name="Table7.A2" office:value-type="string">
            <text:p text:style-name="P412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712">Not null , <text:span text:style-name="T144">unique</text:span></text:p>
          </table:table-cell>
          <table:table-cell table:style-name="Table7.D2" office:value-type="string">
            <text:p text:style-name="P412"/>
          </table:table-cell>
        </table:table-row>
        <table:table-row table:style-name="TableLine94259530031408">
          <table:table-cell table:style-name="Table7.A2" office:value-type="string">
            <text:p text:style-name="P714">date_format</text:p>
          </table:table-cell>
          <table:table-cell table:style-name="Table7.A2" office:value-type="string">
            <text:p text:style-name="P715">varchar(30)</text:p>
          </table:table-cell>
          <table:table-cell table:style-name="Table7.A2" office:value-type="string">
            <text:p text:style-name="P412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412"/>
          </table:table-cell>
        </table:table-row>
        <table:table-row table:style-name="TableLine94259530032592">
          <table:table-cell table:style-name="Table7.A2" office:value-type="string">
            <text:p text:style-name="P1273">active</text:p>
          </table:table-cell>
          <table:table-cell table:style-name="Table7.A2" office:value-type="string">
            <text:p text:style-name="P1097">boolean</text:p>
          </table:table-cell>
          <table:table-cell table:style-name="Table7.A2" office:value-type="string">
            <text:p text:style-name="P705">Not null , <text:span text:style-name="T147">defualt 1</text:span></text:p>
          </table:table-cell>
          <table:table-cell table:style-name="Table7.D2" office:value-type="string">
            <text:p text:style-name="P412"/>
          </table:table-cell>
        </table:table-row>
        <table:table-row table:style-name="TableLine94259530033616">
          <table:table-cell table:style-name="Table7.A2" office:value-type="string">
            <text:p text:style-name="P716">rtl</text:p>
          </table:table-cell>
          <table:table-cell table:style-name="Table7.A2" office:value-type="string">
            <text:p text:style-name="P1097">boolean</text:p>
          </table:table-cell>
          <table:table-cell table:style-name="Table7.A2" office:value-type="string">
            <text:p text:style-name="P706">Not null , <text:span text:style-name="T141">defualt 0 ,</text:span></text:p>
          </table:table-cell>
          <table:table-cell table:style-name="Table7.D2" office:value-type="string">
            <text:p text:style-name="P412"/>
          </table:table-cell>
        </table:table-row>
      </table:table>
      <text:list xml:id="list2289016865" text:style-name="L12">
        <text:list-item>
          <text:list>
            <text:list-item>
              <text:p text:style-name="P1634">ارتباطات :‌</text:p>
              <text:list>
                <text:list-item>
                  <text:p text:style-name="P1500"><text:span text:style-name="T725">users</text:span><text:span text:style-name="T726"> : </text:span></text:p>
                  <text:list>
                    <text:list-item>
                      <text:p text:style-name="P1635">نوع :‌ <text:span text:style-name="T150">1 به n</text:span></text:p>
                    </text:list-item>
                    <text:list-item>
                      <text:p text:style-name="P1555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636">dates : </text:p>
                  <text:list>
                    <text:list-item>
                      <text:p text:style-name="P1637">نوع :<text:span text:style-name="T153">‌ </text:span><text:span text:style-name="T154">1 به n </text:span></text:p>
                    </text:list-item>
                    <text:list-item>
                      <text:p text:style-name="P1638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41134477885669" text:continue-numbering="true" text:style-name="L12">
        <text:list-item>
          <text:list>
            <text:list-item>
              <text:list>
                <text:list-item>
                  <text:p text:style-name="P1639">media </text:p>
                  <text:list>
                    <text:list-item>
                      <text:p text:style-name="P1600">نوع : <text:span text:style-name="T188">1 به 1</text:span></text:p>
                    </text:list-item>
                    <text:list-item>
                      <text:p text:style-name="P1602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P37"/>
      <text:list xml:id="list141134050186532" text:continue-numbering="true" text:style-name="L12">
        <text:list-item>
          <text:list>
            <text:list-item>
              <text:list>
                <text:list-item>
                  <text:p text:style-name="P1500"><text:span text:style-name="T169">app_setting</text:span><text:span text:style-name="T167"> : </text:span></text:p>
                  <text:list>
                    <text:list-item>
                      <text:p text:style-name="P1640">نوع : 1 به n </text:p>
                    </text:list-item>
                    <text:list-item>
                      <text:p text:style-name="P1640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294"/>
                    </text:list-item>
                  </text:list>
                </text:list-item>
                <text:list-item>
                  <text:p text:style-name="P1642">app_setting :</text:p>
                  <text:list>
                    <text:list-item>
                      <text:p text:style-name="P1644">نوع :‌ <text:span text:style-name="T276">n به n </text:span></text:p>
                    </text:list-item>
                    <text:list-item>
                      <text:p text:style-name="P1646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48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2"><text:span text:style-name="T284"><text:tab/><text:tab/><text:tab/><text:tab/><text:tab/>app_setting_selected_</text:span><text:span text:style-name="T285">languages</text:span></text:p>
      <text:p text:style-name="P52"/>
      <text:p text:style-name="P52"/>
      <text:list xml:id="list3753873135" text:style-name="L13">
        <text:list-item>
          <text:list>
            <text:list-item>
              <text:list>
                <text:list-item>
                  <text:p text:style-name="P1650">app_setting_translations : </text:p>
                  <text:list>
                    <text:list-item>
                      <text:p text:style-name="P1607">نوع : <text:span text:style-name="T303">1 به n </text:span></text:p>
                    </text:list-item>
                    <text:list-item>
                      <text:p text:style-name="P1609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41135387885473" text:continue-numbering="true" text:style-name="L13">
        <text:list-item>
          <text:list>
            <text:list-item>
              <text:list>
                <text:list-item>
                  <text:p text:style-name="P1501"><text:span text:style-name="T346">media_describe_translations</text:span><text:span text:style-name="T338"> : </text:span></text:p>
                  <text:list>
                    <text:list-item>
                      <text:p text:style-name="P1651">نوع : <text:span text:style-name="T342">1 به n </text:span></text:p>
                    </text:list-item>
                    <text:list-item>
                      <text:p text:style-name="P1611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41135409723489" text:continue-numbering="true" text:style-name="L13">
        <text:list-item>
          <text:list>
            <text:list-item>
              <text:list>
                <text:list-item>
                  <text:p text:style-name="P1502"><text:span text:style-name="T362">user_bio_translations</text:span><text:span text:style-name="T353"> : </text:span></text:p>
                  <text:list>
                    <text:list-item>
                      <text:p text:style-name="P1653">نوع :‌ <text:span text:style-name="T358">1 به n </text:span></text:p>
                    </text:list-item>
                    <text:list-item>
                      <text:p text:style-name="P1612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41133697923006" text:continue-list="list141134262552497" text:style-name="L5">
        <text:list-item>
          <text:p text:style-name="P2270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167">ستون ها : </text:p>
            </text:list-item>
          </text:list>
        </text:list-item>
      </text:list>
      <text:p text:style-name="P1418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259530126816">
          <table:table-cell table:style-name="Table57.A1" office:value-type="string">
            <text:p text:style-name="P464">Name</text:p>
          </table:table-cell>
          <table:table-cell table:style-name="Table57.A1" office:value-type="string">
            <text:p text:style-name="P464">Data Type</text:p>
          </table:table-cell>
          <table:table-cell table:style-name="Table57.A1" office:value-type="string">
            <text:p text:style-name="P464">Attributes</text:p>
          </table:table-cell>
          <table:table-cell table:style-name="Table57.D1" office:value-type="string">
            <text:p text:style-name="P464">Comment</text:p>
          </table:table-cell>
        </table:table-row>
        <table:table-row table:style-name="TableLine94259530192720">
          <table:table-cell table:style-name="Table57.A2" office:value-type="string">
            <text:p text:style-name="P1138">id</text:p>
          </table:table-cell>
          <table:table-cell table:style-name="Table57.A2" office:value-type="string">
            <text:p text:style-name="P1139">Big int</text:p>
          </table:table-cell>
          <table:table-cell table:style-name="Table57.A2" office:value-type="string">
            <text:p text:style-name="P1141">Unsigned , index , not null ,</text:p>
            <text:p text:style-name="P1141">unique , primary key , </text:p>
            <text:p text:style-name="P1141">auto increment</text:p>
          </table:table-cell>
          <table:table-cell table:style-name="Table57.D2" office:value-type="string">
            <text:p text:style-name="P446"/>
          </table:table-cell>
        </table:table-row>
        <table:table-row table:style-name="TableLine94259530194960">
          <table:table-cell table:style-name="Table57.A2" office:value-type="string">
            <text:p text:style-name="P1138">name</text:p>
          </table:table-cell>
          <table:table-cell table:style-name="Table57.A2" office:value-type="string">
            <text:p text:style-name="P1139">varchar(<text:span text:style-name="T1078">64</text:span>)</text:p>
          </table:table-cell>
          <table:table-cell table:style-name="Table57.A2" office:value-type="string">
            <text:p text:style-name="P1143">Not null , unique </text:p>
          </table:table-cell>
          <table:table-cell table:style-name="Table57.D2" office:value-type="string">
            <text:p text:style-name="P446"/>
          </table:table-cell>
        </table:table-row>
        <table:table-row table:style-name="TableLine94259530195872">
          <table:table-cell table:style-name="Table57.A2" office:value-type="string">
            <text:p text:style-name="P1138">route</text:p>
          </table:table-cell>
          <table:table-cell table:style-name="Table57.A2" office:value-type="string">
            <text:p text:style-name="P446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143">Not null , unique </text:p>
          </table:table-cell>
          <table:table-cell table:style-name="Table57.D2" office:value-type="string">
            <text:p text:style-name="P446"/>
          </table:table-cell>
        </table:table-row>
        <table:table-row table:style-name="TableLine94259530196832">
          <table:table-cell table:style-name="Table57.A2" office:value-type="string">
            <text:p text:style-name="P1138">view</text:p>
          </table:table-cell>
          <table:table-cell table:style-name="Table57.A2" office:value-type="string">
            <text:p text:style-name="P1140">varchar(<text:span text:style-name="T1078">64</text:span>)</text:p>
          </table:table-cell>
          <table:table-cell table:style-name="Table57.A2" office:value-type="string">
            <text:p text:style-name="P1144">Not null</text:p>
          </table:table-cell>
          <table:table-cell table:style-name="Table57.D2" office:value-type="string">
            <text:p text:style-name="P446"/>
          </table:table-cell>
        </table:table-row>
        <table:table-row table:style-name="TableLine94259530198016">
          <table:table-cell table:style-name="Table57.A2" office:value-type="string">
            <text:p text:style-name="P1274">active</text:p>
          </table:table-cell>
          <table:table-cell table:style-name="Table57.A2" office:value-type="string">
            <text:p text:style-name="P1140">boolean</text:p>
          </table:table-cell>
          <table:table-cell table:style-name="Table57.A2" office:value-type="string">
            <text:p text:style-name="P1145">Not null , default 1</text:p>
          </table:table-cell>
          <table:table-cell table:style-name="Table57.D2" office:value-type="string">
            <text:p text:style-name="P446"/>
          </table:table-cell>
        </table:table-row>
        <table:table-row table:style-name="TableLine94259530198880">
          <table:table-cell table:style-name="Table57.A2" office:value-type="string">
            <text:p text:style-name="P1138">primitive</text:p>
          </table:table-cell>
          <table:table-cell table:style-name="Table57.A2" office:value-type="string">
            <text:p text:style-name="P1140">boolean</text:p>
          </table:table-cell>
          <table:table-cell table:style-name="Table57.A2" office:value-type="string">
            <text:p text:style-name="P1145">Not null , default 1</text:p>
          </table:table-cell>
          <table:table-cell table:style-name="Table57.D2" office:value-type="string">
            <text:p text:style-name="P446"/>
          </table:table-cell>
        </table:table-row>
        <table:table-row table:style-name="TableLine94259530199792">
          <table:table-cell table:style-name="Table57.A2" office:value-type="string">
            <text:p text:style-name="P1138">robots</text:p>
          </table:table-cell>
          <table:table-cell table:style-name="Table57.A2" office:value-type="string">
            <text:p text:style-name="P567">varchar(30)</text:p>
          </table:table-cell>
          <table:table-cell table:style-name="Table57.A2" office:value-type="string">
            <text:p text:style-name="P574">Not null </text:p>
            <text:p text:style-name="P414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408"/>
          </table:table-cell>
        </table:table-row>
      </table:table>
      <text:p text:style-name="P1462"/>
      <text:list xml:id="list2392860102" text:style-name="L14">
        <text:list-item>
          <text:list>
            <text:list-item>
              <text:p text:style-name="P2168">رابطه ها : </text:p>
              <text:list>
                <text:list-item>
                  <text:p text:style-name="P2169">dates : </text:p>
                  <text:list>
                    <text:list-item>
                      <text:p text:style-name="P2170">نوع : <text:span text:style-name="T1079">1 به n </text:span></text:p>
                    </text:list-item>
                    <text:list-item>
                      <text:p text:style-name="P2170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0"/>
      <text:list xml:id="list141135383854845" text:continue-numbering="true" text:style-name="L14">
        <text:list-item>
          <text:list>
            <text:list-item>
              <text:list>
                <text:list-item>
                  <text:p text:style-name="P2169">users : </text:p>
                  <text:list>
                    <text:list-item>
                      <text:p text:style-name="P2170">نوع : <text:span text:style-name="T1080">1 به n </text:span></text:p>
                    </text:list-item>
                    <text:list-item>
                      <text:p text:style-name="P2170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0"/>
      <text:list xml:id="list141135455649682" text:continue-numbering="true" text:style-name="L14">
        <text:list-item>
          <text:list>
            <text:list-item>
              <text:list>
                <text:list-item>
                  <text:p text:style-name="P2169">page_translations : </text:p>
                  <text:list>
                    <text:list-item>
                      <text:p text:style-name="P2170">نوع : <text:span text:style-name="T1081">1 به n </text:span></text:p>
                    </text:list-item>
                    <text:list-item>
                      <text:p text:style-name="P2170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172"><text:soft-page-break/>page_seo_attribute_translations : </text:p>
                  <text:list>
                    <text:list-item>
                      <text:p text:style-name="P2170">نوع : <text:span text:style-name="T1082">1 به n </text:span></text:p>
                    </text:list-item>
                    <text:list-item>
                      <text:p text:style-name="P2170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0"/>
      <text:list xml:id="list141133918085669" text:continue-numbering="true" text:style-name="L14">
        <text:list-item>
          <text:list>
            <text:list-item>
              <text:list>
                <text:list-item>
                  <text:p text:style-name="P2145"><text:span text:style-name="T250">menu_containers</text:span><text:span text:style-name="T251"> : </text:span></text:p>
                  <text:list>
                    <text:list-item>
                      <text:p text:style-name="P2173">نوع : <text:span text:style-name="T1179">1 به n </text:span></text:p>
                    </text:list-item>
                    <text:list-item>
                      <text:p text:style-name="P2173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71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421"/>
      <text:list xml:id="list141135479010371" text:continue-numbering="true" text:style-name="L14">
        <text:list-item>
          <text:list>
            <text:list-item>
              <text:p text:style-name="P2146"><text:span text:style-name="T206">ستون ها : </text:span><text:span text:style-name="T205"><text:tab/></text:span></text:p>
            </text:list-item>
          </text:list>
        </text:list-item>
      </text:list>
      <text:p text:style-name="P1421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259530258288">
          <table:table-cell table:style-name="Table58.A1" office:value-type="string">
            <text:p text:style-name="P464">Name</text:p>
          </table:table-cell>
          <table:table-cell table:style-name="Table58.A1" office:value-type="string">
            <text:p text:style-name="P464">Data Type</text:p>
          </table:table-cell>
          <table:table-cell table:style-name="Table58.A1" office:value-type="string">
            <text:p text:style-name="P464">Attributes</text:p>
          </table:table-cell>
          <table:table-cell table:style-name="Table58.D1" office:value-type="string">
            <text:p text:style-name="P464">Comment</text:p>
          </table:table-cell>
        </table:table-row>
        <table:table-row table:style-name="TableLine94259530296704">
          <table:table-cell table:style-name="Table58.A2" office:value-type="string">
            <text:p text:style-name="P1146">id</text:p>
          </table:table-cell>
          <table:table-cell table:style-name="Table58.A2" office:value-type="string">
            <text:p text:style-name="P1147">Big int</text:p>
          </table:table-cell>
          <table:table-cell table:style-name="Table58.A2" office:value-type="string">
            <text:p text:style-name="P1141">Unsigned , index , not null ,</text:p>
            <text:p text:style-name="P1141">unique , primary key , </text:p>
            <text:p text:style-name="P1141">auto increment</text:p>
          </table:table-cell>
          <table:table-cell table:style-name="Table58.D2" office:value-type="string">
            <text:p text:style-name="P408"/>
          </table:table-cell>
        </table:table-row>
        <table:table-row table:style-name="TableLine94259530298768">
          <table:table-cell table:style-name="Table58.A2" office:value-type="string">
            <text:p text:style-name="P1146">keywords</text:p>
          </table:table-cell>
          <table:table-cell table:style-name="Table58.A2" office:value-type="string">
            <text:p text:style-name="P1148">varchar(255)</text:p>
          </table:table-cell>
          <table:table-cell table:style-name="Table58.A2" office:value-type="string">
            <text:p text:style-name="P1148">nullable</text:p>
          </table:table-cell>
          <table:table-cell table:style-name="Table58.D2" office:value-type="string">
            <text:p text:style-name="P408"/>
          </table:table-cell>
        </table:table-row>
        <table:table-row table:style-name="TableLine94259530299680">
          <table:table-cell table:style-name="Table58.A2" office:value-type="string">
            <text:p text:style-name="P1146">description</text:p>
          </table:table-cell>
          <table:table-cell table:style-name="Table58.A2" office:value-type="string">
            <text:p text:style-name="P1149">varchar(164)</text:p>
          </table:table-cell>
          <table:table-cell table:style-name="Table58.A2" office:value-type="string">
            <text:p text:style-name="P1155">nullable</text:p>
          </table:table-cell>
          <table:table-cell table:style-name="Table58.D2" office:value-type="string">
            <text:p text:style-name="P408"/>
          </table:table-cell>
        </table:table-row>
        <table:table-row table:style-name="TableLine94259530300640">
          <table:table-cell table:style-name="Table58.A2" office:value-type="string">
            <text:p text:style-name="P1146">subject</text:p>
          </table:table-cell>
          <table:table-cell table:style-name="Table58.A2" office:value-type="string">
            <text:p text:style-name="P1149">varchar(60)</text:p>
          </table:table-cell>
          <table:table-cell table:style-name="Table58.A2" office:value-type="string">
            <text:p text:style-name="P1154">nullable</text:p>
          </table:table-cell>
          <table:table-cell table:style-name="Table58.D2" office:value-type="string">
            <text:p text:style-name="P408"/>
          </table:table-cell>
        </table:table-row>
        <table:table-row table:style-name="TableLine94259530301904">
          <table:table-cell table:style-name="Table58.A2" office:value-type="string">
            <text:p text:style-name="P1146">page_id</text:p>
          </table:table-cell>
          <table:table-cell table:style-name="Table58.A2" office:value-type="string">
            <text:p text:style-name="P1150">Big int</text:p>
          </table:table-cell>
          <table:table-cell table:style-name="Table58.A2" office:value-type="string">
            <text:p text:style-name="P1151">Unsigned , <text:span text:style-name="T1084">not null , </text:span></text:p>
            <text:p text:style-name="P1156">foreign key → pages(id)</text:p>
            <text:p text:style-name="P1156"/>
            <text:p text:style-name="P1159">On Delete → (cascade)</text:p>
            <text:p text:style-name="P447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08"/>
          </table:table-cell>
        </table:table-row>
        <table:table-row table:style-name="TableLine94259530302928">
          <table:table-cell table:style-name="Table58.A2" office:value-type="string">
            <text:p text:style-name="P1146">language_id</text:p>
          </table:table-cell>
          <table:table-cell table:style-name="Table58.A2" office:value-type="string">
            <text:p text:style-name="P1150">Big int</text:p>
          </table:table-cell>
          <table:table-cell table:style-name="Table58.A2" office:value-type="string">
            <text:p text:style-name="P1152">Unsigned , <text:span text:style-name="T1084">not null , </text:span></text:p>
            <text:p text:style-name="P448"><text:span text:style-name="T1084">foreign key → </text:span><text:span text:style-name="T1087">languages</text:span><text:span text:style-name="T1084">(id)</text:span></text:p>
            <text:p text:style-name="P1157"/>
            <text:p text:style-name="P1160">On Delete → (cascade)</text:p>
            <text:p text:style-name="P1152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08"/>
          </table:table-cell>
        </table:table-row>
      </table:table>
      <text:p text:style-name="P1463"/>
      <text:list xml:id="list771024324" text:style-name="L15">
        <text:list-item>
          <text:list>
            <text:list-item>
              <text:p text:style-name="P2260"><text:span text:style-name="T205">ر</text:span><text:span text:style-name="T197">ابطه ها :‌</text:span></text:p>
              <text:list>
                <text:list-item>
                  <text:p text:style-name="P2178">pages : </text:p>
                  <text:list>
                    <text:list-item>
                      <text:p text:style-name="P2171">نوع : <text:span text:style-name="T1082">1 به n </text:span></text:p>
                    </text:list-item>
                    <text:list-item>
                      <text:p text:style-name="P2171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2"/>
      <text:list xml:id="list141133952163046" text:continue-numbering="true" text:style-name="L15">
        <text:list-item>
          <text:list>
            <text:list-item>
              <text:list>
                <text:list-item>
                  <text:p text:style-name="P2178">languages : </text:p>
                  <text:list>
                    <text:list-item>
                      <text:p text:style-name="P2261"><text:span text:style-name="T197">نوع :‌</text:span><text:span text:style-name="T207">1 به n </text:span></text:p>
                    </text:list-item>
                    <text:list-item>
                      <text:p text:style-name="P2261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62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263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259530344576">
          <table:table-cell table:style-name="Table59.A1" office:value-type="string">
            <text:p text:style-name="P464">Name</text:p>
          </table:table-cell>
          <table:table-cell table:style-name="Table59.A1" office:value-type="string">
            <text:p text:style-name="P464">Data Type</text:p>
          </table:table-cell>
          <table:table-cell table:style-name="Table59.A1" office:value-type="string">
            <text:p text:style-name="P464">Attributes</text:p>
          </table:table-cell>
          <table:table-cell table:style-name="Table59.D1" office:value-type="string">
            <text:p text:style-name="P464">Comment</text:p>
          </table:table-cell>
        </table:table-row>
        <table:table-row table:style-name="TableLine94259530370752">
          <table:table-cell table:style-name="Table59.A2" office:value-type="string">
            <text:p text:style-name="P1146">id</text:p>
          </table:table-cell>
          <table:table-cell table:style-name="Table59.A2" office:value-type="string">
            <text:p text:style-name="P1147">Big int</text:p>
          </table:table-cell>
          <table:table-cell table:style-name="Table59.A2" office:value-type="string">
            <text:p text:style-name="P1141">Unsigned , index , not null ,</text:p>
            <text:p text:style-name="P1141">unique , primary key , </text:p>
            <text:p text:style-name="P1141">auto increment</text:p>
          </table:table-cell>
          <table:table-cell table:style-name="Table59.D2" office:value-type="string">
            <text:p text:style-name="P408"/>
          </table:table-cell>
        </table:table-row>
        <table:table-row table:style-name="TableLine94259530372448">
          <table:table-cell table:style-name="Table59.A2" office:value-type="string">
            <text:p text:style-name="P1162">title</text:p>
          </table:table-cell>
          <table:table-cell table:style-name="Table59.A2" office:value-type="string">
            <text:p text:style-name="P1163">varchar(<text:span text:style-name="T1088">60</text:span>)</text:p>
          </table:table-cell>
          <table:table-cell table:style-name="Table59.A2" office:value-type="string">
            <text:p text:style-name="P1166">Not null</text:p>
          </table:table-cell>
          <table:table-cell table:style-name="Table59.D2" office:value-type="string">
            <text:p text:style-name="P1165">عنوان صفحه</text:p>
          </table:table-cell>
        </table:table-row>
        <table:table-row table:style-name="TableLine94259530373360">
          <table:table-cell table:style-name="Table59.A2" office:value-type="string">
            <text:p text:style-name="P1162">page_id</text:p>
          </table:table-cell>
          <table:table-cell table:style-name="Table59.A2" office:value-type="string">
            <text:p text:style-name="P1163">Big int</text:p>
          </table:table-cell>
          <table:table-cell table:style-name="Table59.A2" office:value-type="string">
            <text:p text:style-name="P1153">Unsigned , <text:span text:style-name="T1084">not null , </text:span></text:p>
            <text:p text:style-name="P1158">foreign key → pages(id)</text:p>
            <text:p text:style-name="P1158"/>
            <text:p text:style-name="P1161">On Delete → (cascade)</text:p>
            <text:p text:style-name="P449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08"/>
          </table:table-cell>
        </table:table-row>
        <table:table-row table:style-name="TableLine94259530374320">
          <table:table-cell table:style-name="Table59.A2" office:value-type="string">
            <text:p text:style-name="P1162">language_id</text:p>
          </table:table-cell>
          <table:table-cell table:style-name="Table59.A2" office:value-type="string">
            <text:p text:style-name="P1164">Big int</text:p>
          </table:table-cell>
          <table:table-cell table:style-name="Table59.A2" office:value-type="string">
            <text:p text:style-name="P1153">Unsigned , <text:span text:style-name="T1084">not null , </text:span></text:p>
            <text:p text:style-name="P449"><text:span text:style-name="T1084">foreign key → </text:span><text:span text:style-name="T1087">languages</text:span><text:span text:style-name="T1084">(id)</text:span></text:p>
            <text:p text:style-name="P1158"/>
            <text:p text:style-name="P1161">On Delete → (cascade)</text:p>
            <text:p text:style-name="P1153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08"/>
          </table:table-cell>
        </table:table-row>
      </table:table>
      <text:p text:style-name="P1464"/>
      <text:list xml:id="list4049924600" text:style-name="L16">
        <text:list-item>
          <text:list>
            <text:list-item>
              <text:p text:style-name="P2179">ارتباط ها :‌</text:p>
              <text:list>
                <text:list-item>
                  <text:p text:style-name="P2179">pages : </text:p>
                  <text:list>
                    <text:list-item>
                      <text:p text:style-name="P2264"><text:span text:style-name="T197">نوع : </text:span><text:span text:style-name="T211">1 به n </text:span></text:p>
                    </text:list-item>
                    <text:list-item>
                      <text:p text:style-name="P2264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3"/>
      <text:list xml:id="list141135184503281" text:continue-numbering="true" text:style-name="L16">
        <text:list-item>
          <text:list>
            <text:list-item>
              <text:list>
                <text:list-item>
                  <text:p text:style-name="P2179">languages : </text:p>
                  <text:list>
                    <text:list-item>
                      <text:p text:style-name="P2264"><text:span text:style-name="T197">نوع : </text:span><text:span text:style-name="T212">1 به n </text:span></text:p>
                    </text:list-item>
                    <text:list-item>
                      <text:p text:style-name="P2264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4"/>
      <text:p text:style-name="P1424"/>
      <text:p text:style-name="P1424"/>
      <text:p text:style-name="P1424"/>
      <text:list xml:id="list141134665804326" text:continue-numbering="true" text:style-name="L16">
        <text:list-item>
          <text:list>
            <text:list-item>
              <text:list>
                <text:list-item>
                  <text:p text:style-name="P2147"><text:soft-page-break/><text:span text:style-name="T219">page_translation_bodies</text:span><text:span text:style-name="T215"> : </text:span></text:p>
                  <text:list>
                    <text:list-item>
                      <text:p text:style-name="P2265"><text:span text:style-name="T197">نوع : </text:span><text:span text:style-name="T214">1 به 1 </text:span></text:p>
                    </text:list-item>
                    <text:list-item>
                      <text:p text:style-name="P2147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5"/>
      <text:list xml:id="list141134969681554" text:continue-numbering="true" text:style-name="L16">
        <text:list-item>
          <text:p text:style-name="P2285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180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259530417424">
          <table:table-cell table:style-name="Table60.A1" office:value-type="string">
            <text:p text:style-name="P464">Name</text:p>
          </table:table-cell>
          <table:table-cell table:style-name="Table60.A1" office:value-type="string">
            <text:p text:style-name="P464">Data Type</text:p>
          </table:table-cell>
          <table:table-cell table:style-name="Table60.A1" office:value-type="string">
            <text:p text:style-name="P464">Attributes</text:p>
          </table:table-cell>
          <table:table-cell table:style-name="Table60.D1" office:value-type="string">
            <text:p text:style-name="P464">Comment</text:p>
          </table:table-cell>
        </table:table-row>
        <table:table-row table:style-name="TableLine94259530442896">
          <table:table-cell table:style-name="Table60.A2" office:value-type="string">
            <text:p text:style-name="P1146">id</text:p>
          </table:table-cell>
          <table:table-cell table:style-name="Table60.A2" office:value-type="string">
            <text:p text:style-name="P1147">Big int</text:p>
          </table:table-cell>
          <table:table-cell table:style-name="Table60.A2" office:value-type="string">
            <text:p text:style-name="P1141">Unsigned , index , not null ,</text:p>
            <text:p text:style-name="P1141">unique , primary key , </text:p>
            <text:p text:style-name="P1141">auto increment</text:p>
          </table:table-cell>
          <table:table-cell table:style-name="Table60.D2" office:value-type="string">
            <text:p text:style-name="P408"/>
          </table:table-cell>
        </table:table-row>
        <table:table-row table:style-name="TableLine94259530445168">
          <table:table-cell table:style-name="Table60.A2" office:value-type="string">
            <text:p text:style-name="P1167">body</text:p>
          </table:table-cell>
          <table:table-cell table:style-name="Table60.A2" office:value-type="string">
            <text:p text:style-name="P1168">Medium text</text:p>
          </table:table-cell>
          <table:table-cell table:style-name="Table60.A2" office:value-type="string">
            <text:p text:style-name="P1169">Not null</text:p>
          </table:table-cell>
          <table:table-cell table:style-name="Table60.D2" office:value-type="string">
            <text:p text:style-name="P408"/>
          </table:table-cell>
        </table:table-row>
        <table:table-row table:style-name="TableLine94259530446080">
          <table:table-cell table:style-name="Table60.A2" office:value-type="string">
            <text:p text:style-name="P1167">Page_</text:p>
            <text:p text:style-name="P1167">translate_id</text:p>
          </table:table-cell>
          <table:table-cell table:style-name="Table60.A2" office:value-type="string">
            <text:p text:style-name="P1167">Big int</text:p>
          </table:table-cell>
          <table:table-cell table:style-name="Table60.A2" office:value-type="string">
            <text:p text:style-name="P1170">Not null , unsigned , </text:p>
            <text:p text:style-name="P1170">foreign key → page_translations(id)</text:p>
            <text:p text:style-name="P1170"/>
            <text:p text:style-name="P1170">On Delete → (cascade) ,</text:p>
            <text:p text:style-name="P1170">On Update → (cascade) ,</text:p>
          </table:table-cell>
          <table:table-cell table:style-name="Table60.D2" office:value-type="string">
            <text:p text:style-name="P408"/>
          </table:table-cell>
        </table:table-row>
      </table:table>
      <text:p text:style-name="P1465"/>
      <text:list xml:id="list1397361646" text:style-name="L17">
        <text:list-item>
          <text:list>
            <text:list-item>
              <text:p text:style-name="P2181">رابطه ها :‌</text:p>
              <text:list>
                <text:list-item>
                  <text:p text:style-name="P2182">page_translations : </text:p>
                  <text:list>
                    <text:list-item>
                      <text:p text:style-name="P2266"><text:span text:style-name="T197">نوع : </text:span><text:span text:style-name="T214">1 به 1 </text:span></text:p>
                    </text:list-item>
                    <text:list-item>
                      <text:p text:style-name="P2182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5"/>
      <text:list xml:id="list141135504764147" text:continue-numbering="true" text:style-name="L17">
        <text:list-item>
          <text:p text:style-name="P2272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183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259530481664">
          <table:table-cell table:style-name="Table71.A1" office:value-type="string">
            <text:p text:style-name="P464">Name</text:p>
          </table:table-cell>
          <table:table-cell table:style-name="Table71.A1" office:value-type="string">
            <text:p text:style-name="P464">Data Type</text:p>
          </table:table-cell>
          <table:table-cell table:style-name="Table71.A1" office:value-type="string">
            <text:p text:style-name="P464">Attributes</text:p>
          </table:table-cell>
          <table:table-cell table:style-name="Table71.D1" office:value-type="string">
            <text:p text:style-name="P464">Comment</text:p>
          </table:table-cell>
        </table:table-row>
        <table:table-row table:style-name="TableLine94259530513472">
          <table:table-cell table:style-name="Table71.A2" office:value-type="string">
            <text:p text:style-name="P1227">id</text:p>
          </table:table-cell>
          <table:table-cell table:style-name="Table71.A2" office:value-type="string">
            <text:p text:style-name="P1227">Big int</text:p>
          </table:table-cell>
          <table:table-cell table:style-name="Table71.A2" office:value-type="string">
            <text:p text:style-name="P1141">Unsigned , index , not null ,</text:p>
            <text:p text:style-name="P1141">unique , primary key , </text:p>
            <text:p text:style-name="P1141">auto increment</text:p>
          </table:table-cell>
          <table:table-cell table:style-name="Table71.D2" office:value-type="string">
            <text:p text:style-name="P408"/>
          </table:table-cell>
        </table:table-row>
        <table:table-row table:style-name="TableLine94259530514848">
          <table:table-cell table:style-name="Table71.A2" office:value-type="string">
            <text:p text:style-name="P1235">position</text:p>
          </table:table-cell>
          <table:table-cell table:style-name="Table71.A2" office:value-type="string">
            <text:p text:style-name="P1235">Tiny int</text:p>
          </table:table-cell>
          <table:table-cell table:style-name="Table71.A2" office:value-type="string">
            <text:p text:style-name="P1236">Unsigned , not null</text:p>
          </table:table-cell>
          <table:table-cell table:style-name="Table71.D2" office:value-type="string">
            <text:p text:style-name="P1244">مکان منو در صفحه</text:p>
          </table:table-cell>
        </table:table-row>
        <table:table-row table:style-name="TableLine94259530515760">
          <table:table-cell table:style-name="Table71.A2" office:value-type="string">
            <text:p text:style-name="P1275">active</text:p>
          </table:table-cell>
          <table:table-cell table:style-name="Table71.A2" office:value-type="string">
            <text:p text:style-name="P1228">boolean</text:p>
          </table:table-cell>
          <table:table-cell table:style-name="Table71.A2" office:value-type="string">
            <text:p text:style-name="P1230">Not null , default 1 </text:p>
          </table:table-cell>
          <table:table-cell table:style-name="Table71.D2" office:value-type="string">
            <text:p text:style-name="P408"/>
          </table:table-cell>
        </table:table-row>
        <table:table-row table:style-name="TableLine94259530516720">
          <table:table-cell table:style-name="Table71.A2" office:value-type="string">
            <text:p text:style-name="P1227">sort</text:p>
          </table:table-cell>
          <table:table-cell table:style-name="Table71.A2" office:value-type="string">
            <text:p text:style-name="P1231">Tiny int</text:p>
          </table:table-cell>
          <table:table-cell table:style-name="Table71.A2" office:value-type="string">
            <text:p text:style-name="P1231">Nullable , unsigned</text:p>
          </table:table-cell>
          <table:table-cell table:style-name="Table71.D2" office:value-type="string">
            <text:p text:style-name="P1244">برای پنل</text:p>
          </table:table-cell>
        </table:table-row>
        <table:table-row table:style-name="TableLine94259530517904">
          <table:table-cell table:style-name="Table71.A2" office:value-type="string">
            <text:p text:style-name="P1227">page_id</text:p>
          </table:table-cell>
          <table:table-cell table:style-name="Table71.A2" office:value-type="string">
            <text:p text:style-name="P1229">Big int</text:p>
          </table:table-cell>
          <table:table-cell table:style-name="Table71.A2" office:value-type="string">
            <text:p text:style-name="P1232">Unsigned , <text:span text:style-name="T1169">nullable , </text:span></text:p>
            <text:p text:style-name="P1233">foreign key → pages(id)</text:p>
            <text:p text:style-name="P1233"/>
            <text:p text:style-name="P1234">On Delete → (<text:span text:style-name="T1171">SET NULL</text:span>) ,</text:p>
            <text:p text:style-name="P453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408"/>
          </table:table-cell>
        </table:table-row>
      </table:table>
      <text:list xml:id="list10685904" text:style-name="L18">
        <text:list-item>
          <text:list>
            <text:list-item>
              <text:p text:style-name="P2184">ارتباط ها : </text:p>
              <text:list>
                <text:list-item>
                  <text:p text:style-name="P2184">dates : </text:p>
                  <text:list>
                    <text:list-item>
                      <text:p text:style-name="P2174">نوع : <text:span text:style-name="T1173">1 به n </text:span></text:p>
                    </text:list-item>
                    <text:list-item>
                      <text:p text:style-name="P2174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6"/>
      <text:list xml:id="list141134624994739" text:continue-numbering="true" text:style-name="L18">
        <text:list-item>
          <text:list>
            <text:list-item>
              <text:list>
                <text:list-item>
                  <text:p text:style-name="P2184">user<text:span text:style-name="T1168">s</text:span> : </text:p>
                  <text:list>
                    <text:list-item>
                      <text:p text:style-name="P2174">نوع : <text:span text:style-name="T1174">1 به n </text:span></text:p>
                    </text:list-item>
                    <text:list-item>
                      <text:p text:style-name="P2174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6"/>
      <text:list xml:id="list141135221582595" text:continue-numbering="true" text:style-name="L18">
        <text:list-item>
          <text:list>
            <text:list-item>
              <text:list>
                <text:list-item>
                  <text:p text:style-name="P2184">menu_translations : </text:p>
                  <text:list>
                    <text:list-item>
                      <text:p text:style-name="P2174">نوع : <text:span text:style-name="T1175">1 به n </text:span></text:p>
                    </text:list-item>
                    <text:list-item>
                      <text:p text:style-name="P2174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184"><text:soft-page-break/>pages : </text:p>
                  <text:list>
                    <text:list-item>
                      <text:p text:style-name="P2174">نوع : <text:span text:style-name="T1179">1 به n </text:span></text:p>
                    </text:list-item>
                    <text:list-item>
                      <text:p text:style-name="P2174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6"/>
      <text:list xml:id="list141133721153227" text:continue-numbering="true" text:style-name="L18">
        <text:list-item>
          <text:list>
            <text:list-item>
              <text:list>
                <text:list-item>
                  <text:p text:style-name="P2184">menu_items : </text:p>
                  <text:list>
                    <text:list-item>
                      <text:p text:style-name="P2174">نوع : <text:span text:style-name="T1176">1 به n </text:span></text:p>
                    </text:list-item>
                    <text:list-item>
                      <text:p text:style-name="P2175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6"/>
      <text:list xml:id="list141134947152100" text:continue-numbering="true" text:style-name="L18">
        <text:list-item>
          <text:p text:style-name="P2273">menu_items : در این جدول <text:span text:style-name="T1182">menu item ها را نگه داری میکنیم !!! </text:span></text:p>
          <text:list>
            <text:list-item>
              <text:p text:style-name="P2185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259530547328">
          <table:table-cell table:style-name="Table72.A1" office:value-type="string">
            <text:p text:style-name="P464">Name</text:p>
          </table:table-cell>
          <table:table-cell table:style-name="Table72.A1" office:value-type="string">
            <text:p text:style-name="P464">Data Type</text:p>
          </table:table-cell>
          <table:table-cell table:style-name="Table72.A1" office:value-type="string">
            <text:p text:style-name="P464">Attributes</text:p>
          </table:table-cell>
          <table:table-cell table:style-name="Table72.D1" office:value-type="string">
            <text:p text:style-name="P464">Comment</text:p>
          </table:table-cell>
        </table:table-row>
        <table:table-row table:style-name="TableLine94259530593488">
          <table:table-cell table:style-name="Table72.A2" office:value-type="string">
            <text:p text:style-name="P1237">id</text:p>
          </table:table-cell>
          <table:table-cell table:style-name="Table72.A2" office:value-type="string">
            <text:p text:style-name="P1237">Big int</text:p>
          </table:table-cell>
          <table:table-cell table:style-name="Table72.A2" office:value-type="string">
            <text:p text:style-name="P1142">Unsigned , index , not null ,unique , primary key , </text:p>
            <text:p text:style-name="P1142">auto increment</text:p>
          </table:table-cell>
          <table:table-cell table:style-name="Table72.D2" office:value-type="string">
            <text:p text:style-name="P408"/>
          </table:table-cell>
        </table:table-row>
        <table:table-row table:style-name="TableLine94259530596048">
          <table:table-cell table:style-name="Table72.A2" office:value-type="string">
            <text:p text:style-name="P1237">url</text:p>
          </table:table-cell>
          <table:table-cell table:style-name="Table72.A2" office:value-type="string">
            <text:p text:style-name="P1239">varchar(<text:span text:style-name="T1183">64</text:span>)</text:p>
          </table:table-cell>
          <table:table-cell table:style-name="Table72.A2" office:value-type="string">
            <text:p text:style-name="P1247">Not null</text:p>
          </table:table-cell>
          <table:table-cell table:style-name="Table72.D2" office:value-type="string">
            <text:p text:style-name="P408"/>
          </table:table-cell>
        </table:table-row>
        <table:table-row table:style-name="TableLine94259530596960">
          <table:table-cell table:style-name="Table72.A2" office:value-type="string">
            <text:p text:style-name="P1276">active</text:p>
          </table:table-cell>
          <table:table-cell table:style-name="Table72.A2" office:value-type="string">
            <text:p text:style-name="P1238">boolean</text:p>
          </table:table-cell>
          <table:table-cell table:style-name="Table72.A2" office:value-type="string">
            <text:p text:style-name="P1241">Not null , default 1</text:p>
          </table:table-cell>
          <table:table-cell table:style-name="Table72.D2" office:value-type="string">
            <text:p text:style-name="P408"/>
          </table:table-cell>
        </table:table-row>
        <table:table-row table:style-name="TableLine94259530597920">
          <table:table-cell table:style-name="Table72.A2" office:value-type="string">
            <text:p text:style-name="P1237">sort</text:p>
          </table:table-cell>
          <table:table-cell table:style-name="Table72.A2" office:value-type="string">
            <text:p text:style-name="P1242">Tiny int</text:p>
          </table:table-cell>
          <table:table-cell table:style-name="Table72.A2" office:value-type="string">
            <text:p text:style-name="P1243">Nullable , <text:span text:style-name="T1184">unsigned</text:span></text:p>
          </table:table-cell>
          <table:table-cell table:style-name="Table72.D2" office:value-type="string">
            <text:p text:style-name="P408"/>
          </table:table-cell>
        </table:table-row>
        <table:table-row table:style-name="TableLine94259530599344">
          <table:table-cell table:style-name="Table72.A2" office:value-type="string">
            <text:p text:style-name="P1237">menu_container_id</text:p>
          </table:table-cell>
          <table:table-cell table:style-name="Table72.A2" office:value-type="string">
            <text:p text:style-name="P1240">Big int</text:p>
          </table:table-cell>
          <table:table-cell table:style-name="Table72.A2" office:value-type="string">
            <text:p text:style-name="P1245">Unsigned , not null ,</text:p>
            <text:p text:style-name="P1245">foreign key → menu_containers(id)</text:p>
            <text:p text:style-name="P1245"/>
            <text:p text:style-name="P1246">On Delete → (cascade) ,</text:p>
            <text:p text:style-name="P1246">On Update → (cascade) ,</text:p>
          </table:table-cell>
          <table:table-cell table:style-name="Table72.D2" office:value-type="string">
            <text:p text:style-name="P408"/>
          </table:table-cell>
        </table:table-row>
        <table:table-row table:style-name="TableLine94259530600368">
          <table:table-cell table:style-name="Table72.A2" office:value-type="string">
            <text:p text:style-name="P1237">menu_item_id</text:p>
          </table:table-cell>
          <table:table-cell table:style-name="Table72.A2" office:value-type="string">
            <text:p text:style-name="P1248">Big int</text:p>
          </table:table-cell>
          <table:table-cell table:style-name="Table72.A2" office:value-type="string">
            <text:p text:style-name="P1336">Nullable , unsigned ,</text:p>
            <text:p text:style-name="P1336">foreign key → menu_items(id)</text:p>
            <text:p text:style-name="P1336"/>
            <text:p text:style-name="P1336">On Delete → (set null) ,</text:p>
            <text:p text:style-name="P1336">On Update → (cascade) ,</text:p>
          </table:table-cell>
          <table:table-cell table:style-name="Table72.D2" office:value-type="string">
            <text:p text:style-name="P408"/>
          </table:table-cell>
        </table:table-row>
      </table:table>
      <text:p text:style-name="P1467"/>
      <text:list xml:id="list2052437950" text:style-name="L19">
        <text:list-item>
          <text:list>
            <text:list-item>
              <text:p text:style-name="P2186">ارتباط ها : </text:p>
              <text:list>
                <text:list-item>
                  <text:p text:style-name="P2187">dates : </text:p>
                  <text:list>
                    <text:list-item>
                      <text:p text:style-name="P2188">نوع :‌<text:span text:style-name="T1185">1 به n </text:span></text:p>
                    </text:list-item>
                    <text:list-item>
                      <text:p text:style-name="P2188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8"/>
      <text:list xml:id="list141134284636490" text:continue-numbering="true" text:style-name="L19">
        <text:list-item>
          <text:list>
            <text:list-item>
              <text:list>
                <text:list-item>
                  <text:p text:style-name="P2187">users :</text:p>
                  <text:list>
                    <text:list-item>
                      <text:p text:style-name="P2188">نوع :‌<text:span text:style-name="T1186">1 به n </text:span></text:p>
                    </text:list-item>
                    <text:list-item>
                      <text:p text:style-name="P2188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8"/>
      <text:p text:style-name="P1458"><text:soft-page-break/></text:p>
      <text:p text:style-name="P1458"/>
      <text:p text:style-name="P1458"/>
      <text:list xml:id="list141134681207660" text:continue-numbering="true" text:style-name="L19">
        <text:list-item>
          <text:list>
            <text:list-item>
              <text:list>
                <text:list-item>
                  <text:p text:style-name="P2191">menu_translations : </text:p>
                  <text:list>
                    <text:list-item>
                      <text:p text:style-name="P2188">نوع :‌<text:span text:style-name="T1187">1 به n </text:span></text:p>
                    </text:list-item>
                    <text:list-item>
                      <text:p text:style-name="P2188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148"><text:span text:style-name="T252">menu_containers</text:span><text:span text:style-name="T251"> : </text:span></text:p>
                  <text:list>
                    <text:list-item>
                      <text:p text:style-name="P2176">نوع : <text:span text:style-name="T1176">1 به n </text:span></text:p>
                    </text:list-item>
                    <text:list-item>
                      <text:p text:style-name="P2176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7"/>
      <text:list xml:id="list141134697022322" text:continue-numbering="true" text:style-name="L19">
        <text:list-item>
          <text:list>
            <text:list-item>
              <text:list>
                <text:list-item>
                  <text:p text:style-name="P2192">iconables : </text:p>
                  <text:list>
                    <text:list-item>
                      <text:p text:style-name="P2188">نوع :‌<text:span text:style-name="T1188">1 به 1 </text:span></text:p>
                    </text:list-item>
                    <text:list-item>
                      <text:p text:style-name="P2188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8"/>
      <text:list xml:id="list141135495904824" text:continue-numbering="true" text:style-name="L19">
        <text:list-item>
          <text:list>
            <text:list-item>
              <text:list>
                <text:list-item>
                  <text:p text:style-name="P2193">menu_items : </text:p>
                  <text:list>
                    <text:list-item>
                      <text:p text:style-name="P2188">نوع :‌<text:span text:style-name="T1191">1 به n </text:span></text:p>
                    </text:list-item>
                    <text:list-item>
                      <text:p text:style-name="P2189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194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459"/>
      <text:list xml:id="list141133613743010" text:continue-numbering="true" text:style-name="L19">
        <text:list-item>
          <text:p text:style-name="P2274">menu_translations : در این جدول ترجمه های menu item , menu container <text:s/>که برای هر زبان درست میشود , ذخیره میشود !!! </text:p>
          <text:list>
            <text:list-item>
              <text:p text:style-name="P2195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259530676672">
          <table:table-cell table:style-name="Table73.A1" office:value-type="string">
            <text:p text:style-name="P464">Name</text:p>
          </table:table-cell>
          <table:table-cell table:style-name="Table73.A1" office:value-type="string">
            <text:p text:style-name="P464">Data Type</text:p>
          </table:table-cell>
          <table:table-cell table:style-name="Table73.A1" office:value-type="string">
            <text:p text:style-name="P464">Attributes</text:p>
          </table:table-cell>
          <table:table-cell table:style-name="Table73.D1" office:value-type="string">
            <text:p text:style-name="P464">Comment</text:p>
          </table:table-cell>
        </table:table-row>
        <table:table-row table:style-name="TableLine94259530698144">
          <table:table-cell table:style-name="Table73.A2" office:value-type="string">
            <text:p text:style-name="P1237">id</text:p>
          </table:table-cell>
          <table:table-cell table:style-name="Table73.A2" office:value-type="string">
            <text:p text:style-name="P1237">Big int</text:p>
          </table:table-cell>
          <table:table-cell table:style-name="Table73.A2" office:value-type="string">
            <text:p text:style-name="P1142">Unsigned , index , not null ,unique , primary key , </text:p>
            <text:p text:style-name="P1142">auto increment</text:p>
          </table:table-cell>
          <table:table-cell table:style-name="Table73.D2" office:value-type="string">
            <text:p text:style-name="P408"/>
          </table:table-cell>
        </table:table-row>
        <table:table-row table:style-name="TableLine94259530699968">
          <table:table-cell table:style-name="Table73.A2" office:value-type="string">
            <text:p text:style-name="P1249">title</text:p>
          </table:table-cell>
          <table:table-cell table:style-name="Table73.A2" office:value-type="string">
            <text:p text:style-name="P1250"><text:span text:style-name="T1193">varchar(</text:span>64<text:span text:style-name="T1193">)</text:span></text:p>
          </table:table-cell>
          <table:table-cell table:style-name="Table73.A2" office:value-type="string">
            <text:p text:style-name="P1254">Not null</text:p>
          </table:table-cell>
          <table:table-cell table:style-name="Table73.D2" office:value-type="string">
            <text:p text:style-name="P408"/>
          </table:table-cell>
        </table:table-row>
        <table:table-row table:style-name="TableLine94259530700880">
          <table:table-cell table:style-name="Table73.A2" office:value-type="string">
            <text:p text:style-name="P1249">object_class</text:p>
          </table:table-cell>
          <table:table-cell table:style-name="Table73.A2" office:value-type="string">
            <text:p text:style-name="P1251">varchar(255)</text:p>
          </table:table-cell>
          <table:table-cell table:style-name="Table73.A2" office:value-type="string">
            <text:p text:style-name="P1254">Not null</text:p>
          </table:table-cell>
          <table:table-cell table:style-name="Table73.D2" office:value-type="string">
            <text:p text:style-name="P408"/>
          </table:table-cell>
        </table:table-row>
        <table:table-row table:style-name="TableLine94259530701840">
          <table:table-cell table:style-name="Table73.A2" office:value-type="string">
            <text:p text:style-name="P1249">object_id</text:p>
          </table:table-cell>
          <table:table-cell table:style-name="Table73.A2" office:value-type="string">
            <text:p text:style-name="P1252">Big int</text:p>
          </table:table-cell>
          <table:table-cell table:style-name="Table73.A2" office:value-type="string">
            <text:p text:style-name="P1254">Unsigned , not null </text:p>
          </table:table-cell>
          <table:table-cell table:style-name="Table73.D2" office:value-type="string">
            <text:p text:style-name="P408"/>
          </table:table-cell>
        </table:table-row>
        <table:table-row table:style-name="TableLine94259530703264">
          <table:table-cell table:style-name="Table73.A2" office:value-type="string">
            <text:p text:style-name="P1249">language_id</text:p>
          </table:table-cell>
          <table:table-cell table:style-name="Table73.A2" office:value-type="string">
            <text:p text:style-name="P1253">Big int</text:p>
          </table:table-cell>
          <table:table-cell table:style-name="Table73.A2" office:value-type="string">
            <text:p text:style-name="P1254">Unsigned , not null </text:p>
            <text:p text:style-name="P1254">foreign key → language(id)</text:p>
            <text:p text:style-name="P1254"/>
            <text:p text:style-name="P1255">On Delete → (cascade) ,</text:p>
            <text:p text:style-name="P1255">On Update → (cascade) ,</text:p>
          </table:table-cell>
          <table:table-cell table:style-name="Table73.D2" office:value-type="string">
            <text:p text:style-name="P408"/>
          </table:table-cell>
        </table:table-row>
      </table:table>
      <text:list xml:id="list139476045" text:style-name="L20">
        <text:list-item>
          <text:list>
            <text:list-item>
              <text:p text:style-name="P2196">ارتباط ها :‌</text:p>
              <text:list>
                <text:list-item>
                  <text:p text:style-name="P2196">menu_containers : </text:p>
                  <text:list>
                    <text:list-item>
                      <text:p text:style-name="P2177">نوع : <text:span text:style-name="T1175">1 به n </text:span></text:p>
                    </text:list-item>
                    <text:list-item>
                      <text:p text:style-name="P2177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196">menu_items : </text:p>
                  <text:list>
                    <text:list-item>
                      <text:p text:style-name="P2190">نوع :‌<text:span text:style-name="T1187">1 به n </text:span></text:p>
                    </text:list-item>
                    <text:list-item>
                      <text:p text:style-name="P2190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196">languages : </text:p>
                  <text:list>
                    <text:list-item>
                      <text:p text:style-name="P2197">نوع : <text:span text:style-name="T1194">1 به n </text:span></text:p>
                    </text:list-item>
                    <text:list-item>
                      <text:p text:style-name="P2197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1135440093737" text:continue-list="list141135504764147" text:style-name="L17">
        <text:list-item>
          <text:p text:style-name="P2275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426"/>
      <text:list xml:id="list141135327248172" text:continue-numbering="true" text:style-name="L17">
        <text:list-item>
          <text:list>
            <text:list-item>
              <text:p text:style-name="P2198">ستون ها :‌</text:p>
            </text:list-item>
          </text:list>
        </text:list-item>
      </text:list>
      <text:p text:style-name="P1427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259530719968">
          <table:table-cell table:style-name="Table61.A1" office:value-type="string">
            <text:p text:style-name="P464">Name</text:p>
          </table:table-cell>
          <table:table-cell table:style-name="Table61.A1" office:value-type="string">
            <text:p text:style-name="P464">Data Type</text:p>
          </table:table-cell>
          <table:table-cell table:style-name="Table61.A1" office:value-type="string">
            <text:p text:style-name="P464">Attributes</text:p>
          </table:table-cell>
          <table:table-cell table:style-name="Table61.D1" office:value-type="string">
            <text:p text:style-name="P464">Comment</text:p>
          </table:table-cell>
        </table:table-row>
        <table:table-row table:style-name="TableLine94259530769904">
          <table:table-cell table:style-name="Table61.A2" office:value-type="string">
            <text:p text:style-name="P1172">id</text:p>
          </table:table-cell>
          <table:table-cell table:style-name="Table61.A2" office:value-type="string">
            <text:p text:style-name="P1174">Big int</text:p>
          </table:table-cell>
          <table:table-cell table:style-name="Table61.A2" office:value-type="string">
            <text:p text:style-name="P1178">Unsigned , not null , index , </text:p>
            <text:p text:style-name="P1178">unique , primary key , </text:p>
            <text:p text:style-name="P1178">auto increment</text:p>
          </table:table-cell>
          <table:table-cell table:style-name="Table61.D2" office:value-type="string">
            <text:p text:style-name="P408"/>
          </table:table-cell>
        </table:table-row>
        <table:table-row table:style-name="TableLine94259530772080">
          <table:table-cell table:style-name="Table61.A2" office:value-type="string">
            <text:p text:style-name="P1173">name</text:p>
          </table:table-cell>
          <table:table-cell table:style-name="Table61.A2" office:value-type="string">
            <text:p text:style-name="P450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181">Not null</text:p>
          </table:table-cell>
          <table:table-cell table:style-name="Table61.D2" office:value-type="string">
            <text:p text:style-name="P408"/>
          </table:table-cell>
        </table:table-row>
        <table:table-row table:style-name="TableLine94259530772992">
          <table:table-cell table:style-name="Table61.A2" office:value-type="string">
            <text:p text:style-name="P1173">object_class</text:p>
          </table:table-cell>
          <table:table-cell table:style-name="Table61.A2" office:value-type="string">
            <text:p text:style-name="P1175">varchar(255)</text:p>
          </table:table-cell>
          <table:table-cell table:style-name="Table61.A2" office:value-type="string">
            <text:p text:style-name="P1178">Not null</text:p>
          </table:table-cell>
          <table:table-cell table:style-name="Table61.D2" office:value-type="string">
            <text:p text:style-name="P408"/>
          </table:table-cell>
        </table:table-row>
        <table:table-row table:style-name="TableLine94259530773952">
          <table:table-cell table:style-name="Table61.A2" office:value-type="string">
            <text:p text:style-name="P1173">object_id</text:p>
          </table:table-cell>
          <table:table-cell table:style-name="Table61.A2" office:value-type="string">
            <text:p text:style-name="P1176">Big int</text:p>
          </table:table-cell>
          <table:table-cell table:style-name="Table61.A2" office:value-type="string">
            <text:p text:style-name="P1179">Unsigned , not null</text:p>
          </table:table-cell>
          <table:table-cell table:style-name="Table61.D2" office:value-type="string">
            <text:p text:style-name="P408"/>
          </table:table-cell>
        </table:table-row>
        <table:table-row table:style-name="TableLine94259530775376">
          <table:table-cell table:style-name="Table61.A2" office:value-type="string">
            <text:p text:style-name="P1173">language_id</text:p>
          </table:table-cell>
          <table:table-cell table:style-name="Table61.A2" office:value-type="string">
            <text:p text:style-name="P1177">Big int</text:p>
          </table:table-cell>
          <table:table-cell table:style-name="Table61.A2" office:value-type="string">
            <text:p text:style-name="P1180">Unsigned , not null , </text:p>
            <text:p text:style-name="P1180">foreign key → languages(id)</text:p>
            <text:p text:style-name="P1180"/>
            <text:p text:style-name="P1171">On Delete → (cascade) ,</text:p>
            <text:p text:style-name="P1171">On Update → (cascade) ,</text:p>
          </table:table-cell>
          <table:table-cell table:style-name="Table61.D2" office:value-type="string">
            <text:p text:style-name="P408"/>
          </table:table-cell>
        </table:table-row>
      </table:table>
      <text:p text:style-name="P1427"/>
      <text:list xml:id="list2275860830" text:style-name="L21">
        <text:list-item>
          <text:list>
            <text:list-item>
              <text:p text:style-name="P2199">ارتباط ها :‌</text:p>
              <text:list>
                <text:list-item>
                  <text:p text:style-name="P2199">languages : </text:p>
                  <text:list>
                    <text:list-item>
                      <text:p text:style-name="P2199">نوع :‌<text:span text:style-name="T1096">1 به n </text:span></text:p>
                    </text:list-item>
                    <text:list-item>
                      <text:p text:style-name="P2199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9"/>
      <text:list xml:id="list1544474321" text:style-name="L22">
        <text:list-item>
          <text:list>
            <text:list-item>
              <text:list>
                <text:list-item>
                  <text:p text:style-name="P2149"><text:span text:style-name="T220">role_groups</text:span><text:span text:style-name="T221"> : </text:span></text:p>
                  <text:list>
                    <text:list-item>
                      <text:p text:style-name="P2200">نوع : <text:span text:style-name="T1109">1 به n </text:span></text:p>
                    </text:list-item>
                    <text:list-item>
                      <text:p text:style-name="P2200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286"><text:span text:style-name="T224">role_items</text:span><text:span text:style-name="T225"> : </text:span></text:p>
                  <text:list>
                    <text:list-item>
                      <text:p text:style-name="P2202">نوع :‌1 به n </text:p>
                    </text:list-item>
                    <text:list-item>
                      <text:p text:style-name="P2202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6"/>
      <text:list xml:id="list141135190834376" text:continue-numbering="true" text:style-name="L22">
        <text:list-item>
          <text:list>
            <text:list-item>
              <text:list>
                <text:list-item>
                  <text:p text:style-name="P2150"><text:span text:style-name="T229">user_groups</text:span><text:span text:style-name="T228"> : </text:span></text:p>
                  <text:list>
                    <text:list-item>
                      <text:p text:style-name="P2204">نوع : <text:span text:style-name="T1130">1 به n </text:span></text:p>
                    </text:list-item>
                    <text:list-item>
                      <text:p text:style-name="P2204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1133561384265" text:continue-list="list2275860830" text:style-name="L21">
        <text:list-item>
          <text:p text:style-name="P2276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209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259530839728">
          <table:table-cell table:style-name="Table62.A1" office:value-type="string">
            <text:p text:style-name="P464">Name</text:p>
          </table:table-cell>
          <table:table-cell table:style-name="Table62.A1" office:value-type="string">
            <text:p text:style-name="P464">Data Type</text:p>
          </table:table-cell>
          <table:table-cell table:style-name="Table62.A1" office:value-type="string">
            <text:p text:style-name="P464">Attributes</text:p>
          </table:table-cell>
          <table:table-cell table:style-name="Table62.D1" office:value-type="string">
            <text:p text:style-name="P464">Comment</text:p>
          </table:table-cell>
        </table:table-row>
        <table:table-row table:style-name="TableLine94259530871984">
          <table:table-cell table:style-name="Table62.A2" office:value-type="string">
            <text:p text:style-name="P1182">id</text:p>
          </table:table-cell>
          <table:table-cell table:style-name="Table62.A2" office:value-type="string">
            <text:p text:style-name="P1182">Big int</text:p>
          </table:table-cell>
          <table:table-cell table:style-name="Table62.A2" office:value-type="string">
            <text:p text:style-name="P1183">Unsigned , not null , <text:span text:style-name="T1102">index , unique , primary key ,</text:span></text:p>
            <text:p text:style-name="P1215">auto increment</text:p>
          </table:table-cell>
          <table:table-cell table:style-name="Table62.D2" office:value-type="string">
            <text:p text:style-name="P408"/>
          </table:table-cell>
        </table:table-row>
        <table:table-row table:style-name="TableLine94259530874160">
          <table:table-cell table:style-name="Table62.A2" office:value-type="string">
            <text:p text:style-name="P1182">description</text:p>
          </table:table-cell>
          <table:table-cell table:style-name="Table62.A2" office:value-type="string">
            <text:p text:style-name="P451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184">Not null</text:p>
          </table:table-cell>
          <table:table-cell table:style-name="Table62.D2" office:value-type="string">
            <text:p text:style-name="P408"/>
          </table:table-cell>
        </table:table-row>
        <table:table-row table:style-name="TableLine94259530875072">
          <table:table-cell table:style-name="Table62.A2" office:value-type="string">
            <text:p text:style-name="P1182">object_class</text:p>
          </table:table-cell>
          <table:table-cell table:style-name="Table62.A2" office:value-type="string">
            <text:p text:style-name="P1182">varchar(255)</text:p>
          </table:table-cell>
          <table:table-cell table:style-name="Table62.A2" office:value-type="string">
            <text:p text:style-name="P1184">Not null</text:p>
          </table:table-cell>
          <table:table-cell table:style-name="Table62.D2" office:value-type="string">
            <text:p text:style-name="P408"/>
          </table:table-cell>
        </table:table-row>
        <table:table-row table:style-name="TableLine94259530876112">
          <table:table-cell table:style-name="Table62.A2" office:value-type="string">
            <text:p text:style-name="P1182">object_id</text:p>
          </table:table-cell>
          <table:table-cell table:style-name="Table62.A2" office:value-type="string">
            <text:p text:style-name="P1182">Big int</text:p>
          </table:table-cell>
          <table:table-cell table:style-name="Table62.A2" office:value-type="string">
            <text:p text:style-name="P1184">Not null , unsigned</text:p>
          </table:table-cell>
          <table:table-cell table:style-name="Table62.D2" office:value-type="string">
            <text:p text:style-name="P408"/>
          </table:table-cell>
        </table:table-row>
        <table:table-row table:style-name="TableLine94259530877264">
          <table:table-cell table:style-name="Table62.A2" office:value-type="string">
            <text:p text:style-name="P1182">language_id</text:p>
          </table:table-cell>
          <table:table-cell table:style-name="Table62.A2" office:value-type="string">
            <text:p text:style-name="P1182">Big int</text:p>
          </table:table-cell>
          <table:table-cell table:style-name="Table62.A2" office:value-type="string">
            <text:p text:style-name="P1185">Not null , unsigned</text:p>
            <text:p text:style-name="P1185">foreign key → language(id)</text:p>
            <text:p text:style-name="P1185"/>
            <text:p text:style-name="P1186">On Delete → (cascade) ,</text:p>
            <text:p text:style-name="P1186">On Update → (cascade) ,</text:p>
          </table:table-cell>
          <table:table-cell table:style-name="Table62.D2" office:value-type="string">
            <text:p text:style-name="P408"/>
          </table:table-cell>
        </table:table-row>
      </table:table>
      <text:list xml:id="list4215111178" text:style-name="L23">
        <text:list-item>
          <text:list>
            <text:list-item>
              <text:p text:style-name="P2210">ارتباط ها :‌</text:p>
              <text:list>
                <text:list-item>
                  <text:p text:style-name="P2210">languages : </text:p>
                  <text:list>
                    <text:list-item>
                      <text:p text:style-name="P2210">نوع :‌<text:span text:style-name="T1103">1 به n </text:span></text:p>
                    </text:list-item>
                    <text:list-item>
                      <text:p text:style-name="P2210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8"/>
      <text:list xml:id="list141134785829278" text:continue-numbering="true" text:style-name="L23">
        <text:list-item>
          <text:list>
            <text:list-item>
              <text:list>
                <text:list-item>
                  <text:p text:style-name="P2151"><text:span text:style-name="T222">role_groups</text:span><text:span text:style-name="T223"> : </text:span></text:p>
                  <text:list>
                    <text:list-item>
                      <text:p text:style-name="P2211">نوع :‌<text:span text:style-name="T1111">1 به n </text:span></text:p>
                    </text:list-item>
                    <text:list-item>
                      <text:p text:style-name="P2211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1"/>
      <text:list xml:id="list141134134052314" text:continue-numbering="true" text:style-name="L23">
        <text:list-item>
          <text:list>
            <text:list-item>
              <text:list>
                <text:list-item>
                  <text:p text:style-name="P2152"><text:span text:style-name="T226">role_items</text:span><text:span text:style-name="T227"> : </text:span></text:p>
                  <text:list>
                    <text:list-item>
                      <text:p text:style-name="P2213">نوع :‌<text:span text:style-name="T1127">1 به n </text:span></text:p>
                    </text:list-item>
                    <text:list-item>
                      <text:p text:style-name="P2213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287"><text:span text:style-name="T230">user_groups</text:span><text:span text:style-name="T228"> : </text:span></text:p>
                  <text:list>
                    <text:list-item>
                      <text:p text:style-name="P2205">نوع : <text:span text:style-name="T1132">1 به n </text:span></text:p>
                      <text:p text:style-name="P2205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1"/>
      <text:list xml:id="list141134830622438" text:continue-numbering="true" text:style-name="L23">
        <text:list-item>
          <text:list>
            <text:list-item>
              <text:list>
                <text:list-item>
                  <text:p text:style-name="P2153"><text:span text:style-name="T239">controllers</text:span><text:span text:style-name="T240"> : </text:span></text:p>
                  <text:list>
                    <text:list-item>
                      <text:p text:style-name="P2215">نوع :‌<text:span text:style-name="T1151">1 به n </text:span></text:p>
                    </text:list-item>
                    <text:list-item>
                      <text:p text:style-name="P2215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0"/>
      <text:list xml:id="list141133923836995" text:continue-numbering="true" text:style-name="L23">
        <text:list-item>
          <text:list>
            <text:list-item>
              <text:list>
                <text:list-item>
                  <text:p text:style-name="P2217"><text:span text:style-name="T1155">methods</text:span>: </text:p>
                  <text:list>
                    <text:list-item>
                      <text:p text:style-name="P2217">نوع :‌<text:span text:style-name="T1154">1 به n </text:span></text:p>
                    </text:list-item>
                    <text:list-item>
                      <text:p text:style-name="P2217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77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219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259530947632">
          <table:table-cell table:style-name="Table63.A1" office:value-type="string">
            <text:p text:style-name="P464">Name</text:p>
          </table:table-cell>
          <table:table-cell table:style-name="Table63.A1" office:value-type="string">
            <text:p text:style-name="P464">Data Type</text:p>
          </table:table-cell>
          <table:table-cell table:style-name="Table63.A1" office:value-type="string">
            <text:p text:style-name="P464">Attributes</text:p>
          </table:table-cell>
          <table:table-cell table:style-name="Table63.D1" office:value-type="string">
            <text:p text:style-name="P464">Comment</text:p>
          </table:table-cell>
        </table:table-row>
        <table:table-row table:style-name="TableLine94259530959984">
          <table:table-cell table:style-name="Table63.A2" office:value-type="string">
            <text:p text:style-name="P1187">id</text:p>
          </table:table-cell>
          <table:table-cell table:style-name="Table63.A2" office:value-type="string">
            <text:p text:style-name="P1188">Big int</text:p>
          </table:table-cell>
          <table:table-cell table:style-name="Table63.A2" office:value-type="string">
            <text:p text:style-name="P1190">Unsigned , not null , index , unique ,</text:p>
            <text:p text:style-name="P1190">primary key , auto increment</text:p>
          </table:table-cell>
          <table:table-cell table:style-name="Table63.D2" office:value-type="string">
            <text:p text:style-name="P408"/>
          </table:table-cell>
        </table:table-row>
        <table:table-row table:style-name="TableLine94259530967280">
          <table:table-cell table:style-name="Table63.A2" office:value-type="string">
            <text:p text:style-name="P1188">sort</text:p>
          </table:table-cell>
          <table:table-cell table:style-name="Table63.A2" office:value-type="string">
            <text:p text:style-name="P1189">Tiny int</text:p>
          </table:table-cell>
          <table:table-cell table:style-name="Table63.A2" office:value-type="string">
            <text:p text:style-name="P1189">Unsigned , nullable </text:p>
          </table:table-cell>
          <table:table-cell table:style-name="Table63.D2" office:value-type="string">
            <text:p text:style-name="P408"/>
          </table:table-cell>
        </table:table-row>
      </table:table>
      <text:list xml:id="list141134732390412" text:continue-list="list141135190834376" text:style-name="L22">
        <text:list-item>
          <text:list>
            <text:list-item>
              <text:p text:style-name="P2220">ارتباط ها :‌</text:p>
              <text:list>
                <text:list-item>
                  <text:p text:style-name="P2220">iconables : </text:p>
                  <text:list>
                    <text:list-item>
                      <text:p text:style-name="P2220">نوع :‌<text:span text:style-name="T1106">1 به 1 </text:span></text:p>
                    </text:list-item>
                    <text:list-item>
                      <text:p text:style-name="P2220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221">dates : </text:p>
                  <text:list>
                    <text:list-item>
                      <text:p text:style-name="P2221">نوع : <text:span text:style-name="T1108">1 به n </text:span></text:p>
                    </text:list-item>
                    <text:list-item>
                      <text:p text:style-name="P2221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0"/>
      <text:list xml:id="list141134620014259" text:continue-numbering="true" text:style-name="L22">
        <text:list-item>
          <text:list>
            <text:list-item>
              <text:list>
                <text:list-item>
                  <text:p text:style-name="P2222">users : </text:p>
                  <text:list>
                    <text:list-item>
                      <text:p text:style-name="P2222">نوع : <text:span text:style-name="T1217">1 به n </text:span></text:p>
                    </text:list-item>
                    <text:list-item>
                      <text:p text:style-name="P2222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0"/>
      <text:list xml:id="list141135013897504" text:continue-numbering="true" text:style-name="L22">
        <text:list-item>
          <text:list>
            <text:list-item>
              <text:list>
                <text:list-item>
                  <text:p text:style-name="P2223">access_controll_translations : </text:p>
                  <text:list>
                    <text:list-item>
                      <text:p text:style-name="P2201">نوع : <text:span text:style-name="T1109">1 به n </text:span></text:p>
                    </text:list-item>
                    <text:list-item>
                      <text:p text:style-name="P2201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212"><text:soft-page-break/>access_controll_description_translations : </text:p>
                  <text:list>
                    <text:list-item>
                      <text:p text:style-name="P2212">نوع :‌<text:span text:style-name="T1111">1 به n </text:span></text:p>
                    </text:list-item>
                    <text:list-item>
                      <text:p text:style-name="P2212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2"/>
      <text:list xml:id="list141134212392973" text:continue-numbering="true" text:style-name="L22">
        <text:list-item>
          <text:list>
            <text:list-item>
              <text:list>
                <text:list-item>
                  <text:p text:style-name="P2224">role_items : </text:p>
                  <text:list>
                    <text:list-item>
                      <text:p text:style-name="P2225">نوع : <text:span text:style-name="T1117">1 به n </text:span></text:p>
                    </text:list-item>
                    <text:list-item>
                      <text:p text:style-name="P2225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78">role_items <text:s/>: <text:span text:style-name="T1114">در این جدول role ها را ذخیره میکنیم !!! </text:span></text:p>
          <text:list>
            <text:list-item>
              <text:p text:style-name="P2227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259531026048">
          <table:table-cell table:style-name="Table64.A1" office:value-type="string">
            <text:p text:style-name="P464">Name</text:p>
          </table:table-cell>
          <table:table-cell table:style-name="Table64.A1" office:value-type="string">
            <text:p text:style-name="P464">Data Type</text:p>
          </table:table-cell>
          <table:table-cell table:style-name="Table64.A1" office:value-type="string">
            <text:p text:style-name="P464">Attributes</text:p>
          </table:table-cell>
          <table:table-cell table:style-name="Table64.D1" office:value-type="string">
            <text:p text:style-name="P464">Comment</text:p>
          </table:table-cell>
        </table:table-row>
        <table:table-row table:style-name="TableLine94259531043296">
          <table:table-cell table:style-name="Table64.A2" office:value-type="string">
            <text:p text:style-name="P1191">id</text:p>
          </table:table-cell>
          <table:table-cell table:style-name="Table64.A2" office:value-type="string">
            <text:p text:style-name="P1192">Big int</text:p>
          </table:table-cell>
          <table:table-cell table:style-name="Table64.A2" office:value-type="string">
            <text:p text:style-name="P1193">Unsigned , not null , index , </text:p>
            <text:p text:style-name="P1193">unique , primary key , </text:p>
            <text:p text:style-name="P1193">auto increment</text:p>
          </table:table-cell>
          <table:table-cell table:style-name="Table64.D2" office:value-type="string">
            <text:p text:style-name="P408"/>
          </table:table-cell>
        </table:table-row>
        <table:table-row table:style-name="TableLine94259531045728">
          <table:table-cell table:style-name="Table64.A2" office:value-type="string">
            <text:p text:style-name="P1191">sort</text:p>
          </table:table-cell>
          <table:table-cell table:style-name="Table64.A2" office:value-type="string">
            <text:p text:style-name="P1192">Tiny int</text:p>
          </table:table-cell>
          <table:table-cell table:style-name="Table64.A2" office:value-type="string">
            <text:p text:style-name="P1200">Unsigned , nullable</text:p>
          </table:table-cell>
          <table:table-cell table:style-name="Table64.D2" office:value-type="string">
            <text:p text:style-name="P408"/>
          </table:table-cell>
        </table:table-row>
        <table:table-row table:style-name="TableLine94259531046640">
          <table:table-cell table:style-name="Table64.A2" office:value-type="string">
            <text:p text:style-name="P1191">role_group_id</text:p>
          </table:table-cell>
          <table:table-cell table:style-name="Table64.A2" office:value-type="string">
            <text:p text:style-name="P1192">Big int</text:p>
          </table:table-cell>
          <table:table-cell table:style-name="Table64.A2" office:value-type="string">
            <text:p text:style-name="P1201">Unsigned , <text:span text:style-name="T1115">not null , </text:span></text:p>
            <text:p text:style-name="P1202">foreign key → role_groups(id)</text:p>
            <text:p text:style-name="P1202"/>
            <text:p text:style-name="P1203">On Delete → (cascade) ,</text:p>
            <text:p text:style-name="P1204">On <text:span text:style-name="T1116">Update</text:span> → (cascade) ,</text:p>
          </table:table-cell>
          <table:table-cell table:style-name="Table64.D2" office:value-type="string">
            <text:p text:style-name="P408"/>
          </table:table-cell>
        </table:table-row>
      </table:table>
      <text:list xml:id="list783326046" text:style-name="L24">
        <text:list-item>
          <text:list>
            <text:list-item>
              <text:p text:style-name="P2228">ارتباط ها :‌</text:p>
              <text:list>
                <text:list-item>
                  <text:p text:style-name="P2228">role_groups : </text:p>
                  <text:list>
                    <text:list-item>
                      <text:p text:style-name="P2226">نوع : <text:span text:style-name="T1117">1 به n </text:span></text:p>
                    </text:list-item>
                    <text:list-item>
                      <text:p text:style-name="P2226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3"/>
      <text:list xml:id="list141135081092584" text:continue-numbering="true" text:style-name="L24">
        <text:list-item>
          <text:list>
            <text:list-item>
              <text:list>
                <text:list-item>
                  <text:p text:style-name="P2229">iconables : </text:p>
                  <text:list>
                    <text:list-item>
                      <text:p text:style-name="P2230">نوع : <text:span text:style-name="T1119">1 به 1</text:span></text:p>
                    </text:list-item>
                    <text:list-item>
                      <text:p text:style-name="P2230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4"/>
      <text:list xml:id="list141133900586247" text:continue-numbering="true" text:style-name="L24">
        <text:list-item>
          <text:list>
            <text:list-item>
              <text:list>
                <text:list-item>
                  <text:p text:style-name="P2231">dates : </text:p>
                  <text:list>
                    <text:list-item>
                      <text:p text:style-name="P2231">نوع : <text:span text:style-name="T1122">1 به n </text:span></text:p>
                    </text:list-item>
                    <text:list-item>
                      <text:p text:style-name="P2231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279">users : </text:p>
                  <text:list>
                    <text:list-item>
                      <text:p text:style-name="P2232">نوع : <text:span text:style-name="T1218">1 به n </text:span></text:p>
                    </text:list-item>
                    <text:list-item>
                      <text:p text:style-name="P2232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1"/>
      <text:list xml:id="list141133920350182" text:continue-numbering="true" text:style-name="L24">
        <text:list-item>
          <text:list>
            <text:list-item>
              <text:list>
                <text:list-item>
                  <text:p text:style-name="P2203">access_controll_translations : </text:p>
                  <text:list>
                    <text:list-item>
                      <text:p text:style-name="P2203">نوع :‌1 به n </text:p>
                    </text:list-item>
                    <text:list-item>
                      <text:p text:style-name="P2203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5"/>
      <text:list xml:id="list141135261187383" text:continue-numbering="true" text:style-name="L24">
        <text:list-item>
          <text:list>
            <text:list-item>
              <text:list>
                <text:list-item>
                  <text:p text:style-name="P2214">access_controll_description_translations : </text:p>
                  <text:list>
                    <text:list-item>
                      <text:p text:style-name="P2214">نوع :‌<text:span text:style-name="T1127">1 به n </text:span></text:p>
                    </text:list-item>
                    <text:list-item>
                      <text:p text:style-name="P2214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7"/>
      <text:list xml:id="list3823653299" text:style-name="L25">
        <text:list-item>
          <text:list>
            <text:list-item>
              <text:list>
                <text:list-item>
                  <text:p text:style-name="P2154"><text:span text:style-name="T231">user_groups</text:span><text:span text:style-name="T232"> : </text:span></text:p>
                  <text:list>
                    <text:list-item>
                      <text:p text:style-name="P2233">نوع :‌<text:span text:style-name="T1133">n به n </text:span></text:p>
                    </text:list-item>
                    <text:list-item>
                      <text:p text:style-name="P2233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4"><text:tab/><text:tab/><text:span text:style-name="T1136">جدول pivot جدول </text:span><text:span text:style-name="T1137">role_item_user_group است !!!</text:span></text:p>
      <text:p text:style-name="P1444"/>
      <text:list xml:id="list1922597139" text:style-name="L26">
        <text:list-item>
          <text:list>
            <text:list-item>
              <text:list>
                <text:list-item>
                  <text:p text:style-name="P2236">methods : </text:p>
                  <text:list>
                    <text:list-item>
                      <text:p text:style-name="P2237">نوع :‌<text:span text:style-name="T1160">n به n </text:span></text:p>
                    </text:list-item>
                    <text:list-item>
                      <text:p text:style-name="P2237">توضیحات :‌ <text:span text:style-name="T1160">هر یک method دارای چندین roll است و هر یک roll میتواند متعلق به چندین method باشد !!!</text:span></text:p>
                      <text:p text:style-name="P2239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41135363983308" text:continue-list="list141135261187383" text:style-name="L24">
        <text:list-item>
          <text:p text:style-name="P2280">user_groups : در این جدول گروه های کاربران را ذخیره میکنیم مثلا admin,author ,…</text:p>
          <text:list>
            <text:list-item>
              <text:p text:style-name="P2241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259531172896">
          <table:table-cell table:style-name="Table65.A1" office:value-type="string">
            <text:p text:style-name="P464">Name</text:p>
          </table:table-cell>
          <table:table-cell table:style-name="Table65.A1" office:value-type="string">
            <text:p text:style-name="P464">Data Type</text:p>
          </table:table-cell>
          <table:table-cell table:style-name="Table65.A1" office:value-type="string">
            <text:p text:style-name="P464">Attributes</text:p>
          </table:table-cell>
          <table:table-cell table:style-name="Table65.D1" office:value-type="string">
            <text:p text:style-name="P464">Comment</text:p>
          </table:table-cell>
        </table:table-row>
        <table:table-row table:style-name="TableLine94259531138720">
          <table:table-cell table:style-name="Table65.A2" office:value-type="string">
            <text:p text:style-name="P1205">id</text:p>
          </table:table-cell>
          <table:table-cell table:style-name="Table65.A2" office:value-type="string">
            <text:p text:style-name="P1206">Big int</text:p>
          </table:table-cell>
          <table:table-cell table:style-name="Table65.A2" office:value-type="string">
            <text:p text:style-name="P1194">Unsigned , not null , index , </text:p>
            <text:p text:style-name="P1194">unique , primary key , </text:p>
            <text:p text:style-name="P1194">auto increment</text:p>
          </table:table-cell>
          <table:table-cell table:style-name="Table65.D2" office:value-type="string">
            <text:p text:style-name="P408"/>
          </table:table-cell>
        </table:table-row>
        <table:table-row table:style-name="TableLine94259531185376">
          <table:table-cell table:style-name="Table65.A2" office:value-type="string">
            <text:p text:style-name="P1205">sort</text:p>
          </table:table-cell>
          <table:table-cell table:style-name="Table65.A2" office:value-type="string">
            <text:p text:style-name="P1206">Tiny int</text:p>
          </table:table-cell>
          <table:table-cell table:style-name="Table65.A2" office:value-type="string">
            <text:p text:style-name="P1207">Nullable , unsigned</text:p>
          </table:table-cell>
          <table:table-cell table:style-name="Table65.D2" office:value-type="string">
            <text:p text:style-name="P408"/>
          </table:table-cell>
        </table:table-row>
      </table:table>
      <text:p text:style-name="P1438"/>
      <text:list xml:id="list141135286109022" text:continue-list="list3823653299" text:style-name="L25">
        <text:list-item>
          <text:list>
            <text:list-item>
              <text:p text:style-name="P2242">ارتباط ها : </text:p>
              <text:list>
                <text:list-item>
                  <text:p text:style-name="P2206">dates : </text:p>
                  <text:list>
                    <text:list-item>
                      <text:p text:style-name="P2206">نوع : <text:span text:style-name="T1128">1 به n </text:span></text:p>
                    </text:list-item>
                    <text:list-item>
                      <text:p text:style-name="P2206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9"/>
      <text:list xml:id="list141134795089152" text:continue-numbering="true" text:style-name="L25">
        <text:list-item>
          <text:list>
            <text:list-item>
              <text:list>
                <text:list-item>
                  <text:p text:style-name="P2243">users : </text:p>
                  <text:list>
                    <text:list-item>
                      <text:p text:style-name="P2243">نوع : 1 به n </text:p>
                    </text:list-item>
                    <text:list-item>
                      <text:p text:style-name="P2243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439"/>
      <text:list xml:id="list141133633113655" text:continue-numbering="true" text:style-name="L25">
        <text:list-item>
          <text:list>
            <text:list-item>
              <text:list>
                <text:list-item>
                  <text:p text:style-name="P2206">iconables: </text:p>
                  <text:list>
                    <text:list-item>
                      <text:p text:style-name="P2206">نوع : <text:span text:style-name="T1129">1 به 1 </text:span></text:p>
                    </text:list-item>
                    <text:list-item>
                      <text:p text:style-name="P2206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9"/>
      <text:p text:style-name="P1468"/>
      <text:list xml:id="list141134624962290" text:continue-numbering="true" text:style-name="L25">
        <text:list-item>
          <text:list>
            <text:list-item>
              <text:list>
                <text:list-item>
                  <text:p text:style-name="P2206">access_controll_translations : </text:p>
                  <text:list>
                    <text:list-item>
                      <text:p text:style-name="P2206">نوع : <text:span text:style-name="T1130">1 به n </text:span></text:p>
                    </text:list-item>
                    <text:list-item>
                      <text:p text:style-name="P2207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2"/>
      <text:list xml:id="list141135018340349" text:continue-numbering="true" text:style-name="L25">
        <text:list-item>
          <text:list>
            <text:list-item>
              <text:list>
                <text:list-item>
                  <text:p text:style-name="P2155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208">نوع : <text:span text:style-name="T1132">1 به n </text:span></text:p>
                      <text:p text:style-name="P2208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0"/>
      <text:list xml:id="list141134965388003" text:continue-numbering="true" text:style-name="L25">
        <text:list-item>
          <text:list>
            <text:list-item>
              <text:list>
                <text:list-item>
                  <text:p text:style-name="P2234">role_items : </text:p>
                  <text:list>
                    <text:list-item>
                      <text:p text:style-name="P2234">نوع :‌<text:span text:style-name="T1133">n به n </text:span></text:p>
                    </text:list-item>
                    <text:list-item>
                      <text:p text:style-name="P2234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3"><text:tab/><text:tab/><text:span text:style-name="T1136">جدول pivot جدول </text:span><text:span text:style-name="T1137">role_item_user_group است !!!</text:span></text:p>
      <text:p text:style-name="P1443"/>
      <text:list xml:id="list3218903724" text:style-name="L27">
        <text:list-item>
          <text:list>
            <text:list-item>
              <text:list>
                <text:list-item>
                  <text:p text:style-name="P2267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159"><text:span text:style-name="T197">نوع : </text:span><text:span text:style-name="T244">1 به n </text:span></text:p>
                    </text:list-item>
                    <text:list-item>
                      <text:p text:style-name="P2235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76893715" text:style-name="L28">
        <text:list-item>
          <text:p text:style-name="P2288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268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259531223968">
          <table:table-cell table:style-name="Table70.A1" office:value-type="string">
            <text:p text:style-name="P464">Name</text:p>
          </table:table-cell>
          <table:table-cell table:style-name="Table70.A1" office:value-type="string">
            <text:p text:style-name="P464">Data Type</text:p>
          </table:table-cell>
          <table:table-cell table:style-name="Table70.A1" office:value-type="string">
            <text:p text:style-name="P464">Attributes</text:p>
          </table:table-cell>
          <table:table-cell table:style-name="Table70.D1" office:value-type="string">
            <text:p text:style-name="P464">Comment</text:p>
          </table:table-cell>
        </table:table-row>
        <table:table-row table:style-name="TableLine94259531311184">
          <table:table-cell table:style-name="Table70.A2" office:value-type="string">
            <text:p text:style-name="P1222">id</text:p>
          </table:table-cell>
          <table:table-cell table:style-name="Table70.A2" office:value-type="string">
            <text:p text:style-name="P1222">Big int</text:p>
          </table:table-cell>
          <table:table-cell table:style-name="Table70.A2" office:value-type="string">
            <text:p text:style-name="P1199">Unsigned , not null , index , </text:p>
            <text:p text:style-name="P1199">unique , primary key , </text:p>
            <text:p text:style-name="P1199">auto increment</text:p>
          </table:table-cell>
          <table:table-cell table:style-name="Table70.D2" office:value-type="string">
            <text:p text:style-name="P408"/>
          </table:table-cell>
        </table:table-row>
        <table:table-row table:style-name="TableLine94259531313408">
          <table:table-cell table:style-name="Table70.A2" office:value-type="string">
            <text:p text:style-name="P1222">user_group_id</text:p>
          </table:table-cell>
          <table:table-cell table:style-name="Table70.A2" office:value-type="string">
            <text:p text:style-name="P1222">Big int</text:p>
          </table:table-cell>
          <table:table-cell table:style-name="Table70.A2" office:value-type="string">
            <text:p text:style-name="P1223">Unsigned , not null , </text:p>
            <text:p text:style-name="P1224">foreign key → user_groups(id)</text:p>
            <text:p text:style-name="P1224"/>
            <text:p text:style-name="P1224">On Delete → (cascade) ,</text:p>
            <text:p text:style-name="P1224">On Update → (cascade) ,</text:p>
          </table:table-cell>
          <table:table-cell table:style-name="Table70.D2" office:value-type="string">
            <text:p text:style-name="P408"/>
          </table:table-cell>
        </table:table-row>
        <table:table-row table:style-name="TableLine94259531314320">
          <table:table-cell table:style-name="Table70.A2" office:value-type="string">
            <text:p text:style-name="P1222">user_id</text:p>
          </table:table-cell>
          <table:table-cell table:style-name="Table70.A2" office:value-type="string">
            <text:p text:style-name="P1222">Big int</text:p>
          </table:table-cell>
          <table:table-cell table:style-name="Table70.A2" office:value-type="string">
            <text:p text:style-name="P1226">Unsigned , not null , unique ,</text:p>
            <text:p text:style-name="P1226">foreign key → users(id)</text:p>
            <text:p text:style-name="P1226"/>
            <text:p text:style-name="P1225">On Delete → (cascade) ,</text:p>
            <text:p text:style-name="P1225">On Update → (cascade) ,</text:p>
          </table:table-cell>
          <table:table-cell table:style-name="Table70.D2" office:value-type="string">
            <text:p text:style-name="P408"/>
          </table:table-cell>
        </table:table-row>
      </table:table>
      <text:list xml:id="list141135122078394" text:continue-list="list3218903724" text:style-name="L27">
        <text:list-item>
          <text:list>
            <text:list-item>
              <text:p text:style-name="P2244">ارتباط ها :‌</text:p>
              <text:list>
                <text:list-item>
                  <text:p text:style-name="P2245">user_groups : </text:p>
                  <text:list>
                    <text:list-item>
                      <text:p text:style-name="P2160"><text:span text:style-name="T197">نوع : </text:span><text:span text:style-name="T244">1 به n </text:span></text:p>
                    </text:list-item>
                    <text:list-item>
                      <text:p text:style-name="P2156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4"/>
      <text:list xml:id="list141134718636281" text:continue-numbering="true" text:style-name="L27">
        <text:list-item>
          <text:list>
            <text:list-item>
              <text:list>
                <text:list-item>
                  <text:p text:style-name="P2246">users : </text:p>
                  <text:list>
                    <text:list-item>
                      <text:p text:style-name="P2161"><text:span text:style-name="T197">نوع : </text:span><text:span text:style-name="T247">1 به 1</text:span></text:p>
                    </text:list-item>
                    <text:list-item>
                      <text:p text:style-name="P2161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466531998" text:style-name="L29">
        <text:list-item>
          <text:p text:style-name="P2281">role_item_user_group : در این جدول role هایی که به هر یک از user group ها نسبت داده میشود را ذخیره میکنیم !!! </text:p>
          <text:list>
            <text:list-item>
              <text:p text:style-name="P2247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259531352768">
          <table:table-cell table:style-name="Table66.A1" office:value-type="string">
            <text:p text:style-name="P464">Name</text:p>
          </table:table-cell>
          <table:table-cell table:style-name="Table66.A1" office:value-type="string">
            <text:p text:style-name="P464">Data Type</text:p>
          </table:table-cell>
          <table:table-cell table:style-name="Table66.A1" office:value-type="string">
            <text:p text:style-name="P464">Attributes</text:p>
          </table:table-cell>
          <table:table-cell table:style-name="Table66.D1" office:value-type="string">
            <text:p text:style-name="P464">Comment</text:p>
          </table:table-cell>
        </table:table-row>
        <table:table-row table:style-name="TableLine94259531376128">
          <table:table-cell table:style-name="Table66.A2" office:value-type="string">
            <text:p text:style-name="P1208">id</text:p>
          </table:table-cell>
          <table:table-cell table:style-name="Table66.A2" office:value-type="string">
            <text:p text:style-name="P1208">Big int</text:p>
          </table:table-cell>
          <table:table-cell table:style-name="Table66.A2" office:value-type="string">
            <text:p text:style-name="P1195">Unsigned , not null , index , </text:p>
            <text:p text:style-name="P1195">unique , primary key , </text:p>
            <text:p text:style-name="P1195">auto increment</text:p>
          </table:table-cell>
          <table:table-cell table:style-name="Table66.D2" office:value-type="string">
            <text:p text:style-name="P408"/>
          </table:table-cell>
        </table:table-row>
        <table:table-row table:style-name="TableLine94259531381984">
          <table:table-cell table:style-name="Table66.A2" office:value-type="string">
            <text:p text:style-name="P1208">role_item_id</text:p>
          </table:table-cell>
          <table:table-cell table:style-name="Table66.A2" office:value-type="string">
            <text:p text:style-name="P1208">Big int</text:p>
          </table:table-cell>
          <table:table-cell table:style-name="Table66.A2" office:value-type="string">
            <text:p text:style-name="P1209">Unsigned , not null , </text:p>
            <text:p text:style-name="P1209">foreign key → role_items(id)</text:p>
            <text:p text:style-name="P1209"/>
            <text:p text:style-name="P1209">On Delete → (cascade) ,</text:p>
            <text:p text:style-name="P1209">On Update → (cascade) ,</text:p>
          </table:table-cell>
          <table:table-cell table:style-name="Table66.D2" office:value-type="string">
            <text:p text:style-name="P408"/>
          </table:table-cell>
        </table:table-row>
        <table:table-row table:style-name="TableLine94259531382240">
          <table:table-cell table:style-name="Table66.A2" office:value-type="string">
            <text:p text:style-name="P1208">user_group_id</text:p>
          </table:table-cell>
          <table:table-cell table:style-name="Table66.A2" office:value-type="string">
            <text:p text:style-name="P1208">Big int</text:p>
          </table:table-cell>
          <table:table-cell table:style-name="Table66.A2" office:value-type="string">
            <text:p text:style-name="P1210">Unsigned , not null , </text:p>
            <text:p text:style-name="P452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210"/>
            <text:p text:style-name="P1210">On Delete → (cascade) ,</text:p>
            <text:p text:style-name="P1210">On Update → (cascade) ,</text:p>
          </table:table-cell>
          <table:table-cell table:style-name="Table66.D2" office:value-type="string">
            <text:p text:style-name="P408"/>
          </table:table-cell>
        </table:table-row>
      </table:table>
      <text:list xml:id="list907691818" text:style-name="L30">
        <text:list-item>
          <text:list>
            <text:list-header>
              <text:p text:style-name="P2248"/>
            </text:list-header>
            <text:list-item>
              <text:p text:style-name="P2248">ارتباط ها :‌</text:p>
              <text:list>
                <text:list-item>
                  <text:p text:style-name="P2249">role_items : </text:p>
                  <text:list>
                    <text:list-item>
                      <text:p text:style-name="P2249">نوع :‌<text:span text:style-name="T1141">1 به n </text:span></text:p>
                    </text:list-item>
                    <text:list-item>
                      <text:p text:style-name="P2157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5"/>
      <text:list xml:id="list141133632957679" text:continue-numbering="true" text:style-name="L30">
        <text:list-item>
          <text:list>
            <text:list-item>
              <text:list>
                <text:list-item>
                  <text:p text:style-name="P2250">user_groups : </text:p>
                  <text:list>
                    <text:list-item>
                      <text:p text:style-name="P2250">نوع :‌ <text:span text:style-name="T1144">1 به n </text:span></text:p>
                    </text:list-item>
                    <text:list-item>
                      <text:p text:style-name="P2251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6"/>
      <text:list xml:id="list141133553290770" text:continue-numbering="true" text:style-name="L30">
        <text:list-item>
          <text:p text:style-name="P2282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252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259531431392">
          <table:table-cell table:style-name="Table67.A1" office:value-type="string">
            <text:p text:style-name="P464">Name</text:p>
          </table:table-cell>
          <table:table-cell table:style-name="Table67.A1" office:value-type="string">
            <text:p text:style-name="P464">Data Type</text:p>
          </table:table-cell>
          <table:table-cell table:style-name="Table67.A1" office:value-type="string">
            <text:p text:style-name="P464">Attributes</text:p>
          </table:table-cell>
          <table:table-cell table:style-name="Table67.D1" office:value-type="string">
            <text:p text:style-name="P464">Comment</text:p>
          </table:table-cell>
        </table:table-row>
        <table:table-row table:style-name="TableLine94259531456928">
          <table:table-cell table:style-name="Table67.A2" office:value-type="string">
            <text:p text:style-name="P1211">id</text:p>
          </table:table-cell>
          <table:table-cell table:style-name="Table67.A2" office:value-type="string">
            <text:p text:style-name="P1211">Big int </text:p>
          </table:table-cell>
          <table:table-cell table:style-name="Table67.A2" office:value-type="string">
            <text:p text:style-name="P1196">Unsigned , not null , index , </text:p>
            <text:p text:style-name="P1196">unique , primary key , </text:p>
            <text:p text:style-name="P1196">auto increment</text:p>
          </table:table-cell>
          <table:table-cell table:style-name="Table67.D2" office:value-type="string">
            <text:p text:style-name="P408"/>
          </table:table-cell>
        </table:table-row>
        <table:table-row table:style-name="TableLine94259531459360">
          <table:table-cell table:style-name="Table67.A2" office:value-type="string">
            <text:p text:style-name="P1211">class</text:p>
          </table:table-cell>
          <table:table-cell table:style-name="Table67.A2" office:value-type="string">
            <text:p text:style-name="P1211">varchar(255)</text:p>
          </table:table-cell>
          <table:table-cell table:style-name="Table67.A2" office:value-type="string">
            <text:p text:style-name="P1212">Not null , <text:span text:style-name="T1146">unique </text:span></text:p>
          </table:table-cell>
          <table:table-cell table:style-name="Table67.D2" office:value-type="string">
            <text:p text:style-name="P408"/>
          </table:table-cell>
        </table:table-row>
        <table:table-row table:style-name="TableLine94259531460272">
          <table:table-cell table:style-name="Table67.A2" office:value-type="string">
            <text:p text:style-name="P1211">alias</text:p>
          </table:table-cell>
          <table:table-cell table:style-name="Table67.A2" office:value-type="string">
            <text:p text:style-name="P1211">varchar(<text:span text:style-name="T1147">48</text:span>)</text:p>
          </table:table-cell>
          <table:table-cell table:style-name="Table67.A2" office:value-type="string">
            <text:p text:style-name="P1213">nullable</text:p>
          </table:table-cell>
          <table:table-cell table:style-name="Table67.D2" office:value-type="string">
            <text:p text:style-name="P408"/>
          </table:table-cell>
        </table:table-row>
        <table:table-row table:style-name="TableLine94259531461232">
          <table:table-cell table:style-name="Table67.A2" office:value-type="string">
            <text:p text:style-name="P1211">sort</text:p>
          </table:table-cell>
          <table:table-cell table:style-name="Table67.A2" office:value-type="string">
            <text:p text:style-name="P1211">Tiny int</text:p>
          </table:table-cell>
          <table:table-cell table:style-name="Table67.A2" office:value-type="string">
            <text:p text:style-name="P1214">Nullable , unsigned</text:p>
          </table:table-cell>
          <table:table-cell table:style-name="Table67.D2" office:value-type="string">
            <text:p text:style-name="P408"/>
          </table:table-cell>
        </table:table-row>
      </table:table>
      <text:list xml:id="list3210924062" text:style-name="L31">
        <text:list-item>
          <text:list>
            <text:list-item>
              <text:p text:style-name="P2253">رابطه ها :‌</text:p>
              <text:list>
                <text:list-item>
                  <text:p text:style-name="P2253">date : </text:p>
                  <text:list>
                    <text:list-item>
                      <text:p text:style-name="P2253">نوع : <text:span text:style-name="T1149">1 به n </text:span></text:p>
                    </text:list-item>
                    <text:list-item>
                      <text:p text:style-name="P2253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7"/>
      <text:list xml:id="list141134995588586" text:continue-numbering="true" text:style-name="L31">
        <text:list-item>
          <text:list>
            <text:list-item>
              <text:list>
                <text:list-item>
                  <text:p text:style-name="P2254">medthods : </text:p>
                  <text:list>
                    <text:list-item>
                      <text:p text:style-name="P2254">نوع :‌<text:span text:style-name="T1148">1 به n </text:span></text:p>
                    </text:list-item>
                    <text:list-item>
                      <text:p text:style-name="P2254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8"/>
      <text:list xml:id="list141134370406998" text:continue-numbering="true" text:style-name="L31">
        <text:list-item>
          <text:list>
            <text:list-item>
              <text:list>
                <text:list-item>
                  <text:p text:style-name="P2216">acccess_controll_description_translations : </text:p>
                  <text:list>
                    <text:list-item>
                      <text:p text:style-name="P2216">نوع :‌<text:span text:style-name="T1151">1 به n </text:span></text:p>
                    </text:list-item>
                    <text:list-item>
                      <text:p text:style-name="P2216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9"/>
      <text:list xml:id="list141134217071606" text:continue-numbering="true" text:style-name="L31">
        <text:list-item>
          <text:p text:style-name="P2283">methods : در این جدول method هایی که <text:s/>میخواهیم برای انها roll ست کنیم ذخیره میشود.</text:p>
          <text:list>
            <text:list-item>
              <text:p text:style-name="P2256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259531507296">
          <table:table-cell table:style-name="Table68.A1" office:value-type="string">
            <text:p text:style-name="P464">Name</text:p>
          </table:table-cell>
          <table:table-cell table:style-name="Table68.A1" office:value-type="string">
            <text:p text:style-name="P464">Data Type</text:p>
          </table:table-cell>
          <table:table-cell table:style-name="Table68.A1" office:value-type="string">
            <text:p text:style-name="P464">Attributes</text:p>
          </table:table-cell>
          <table:table-cell table:style-name="Table68.D1" office:value-type="string">
            <text:p text:style-name="P464">Comment</text:p>
          </table:table-cell>
        </table:table-row>
        <table:table-row table:style-name="TableLine94259531530576">
          <table:table-cell table:style-name="Table68.A2" office:value-type="string">
            <text:p text:style-name="P1216">id</text:p>
          </table:table-cell>
          <table:table-cell table:style-name="Table68.A2" office:value-type="string">
            <text:p text:style-name="P1216">Big int</text:p>
          </table:table-cell>
          <table:table-cell table:style-name="Table68.A2" office:value-type="string">
            <text:p text:style-name="P1197">Unsigned , not null , index , </text:p>
            <text:p text:style-name="P1197">unique , primary key , </text:p>
            <text:p text:style-name="P1197">auto increment</text:p>
          </table:table-cell>
          <table:table-cell table:style-name="Table68.D2" office:value-type="string">
            <text:p text:style-name="P408"/>
          </table:table-cell>
        </table:table-row>
        <table:table-row table:style-name="TableLine94259531533136">
          <table:table-cell table:style-name="Table68.A2" office:value-type="string">
            <text:p text:style-name="P1216">name</text:p>
          </table:table-cell>
          <table:table-cell table:style-name="Table68.A2" office:value-type="string">
            <text:p text:style-name="P1216">varchar(48)</text:p>
          </table:table-cell>
          <table:table-cell table:style-name="Table68.A2" office:value-type="string">
            <text:p text:style-name="P1217">Not null</text:p>
          </table:table-cell>
          <table:table-cell table:style-name="Table68.D2" office:value-type="string">
            <text:p text:style-name="P408"/>
          </table:table-cell>
        </table:table-row>
        <table:table-row table:style-name="TableLine94259531534048">
          <table:table-cell table:style-name="Table68.A2" office:value-type="string">
            <text:p text:style-name="P1216">sort</text:p>
          </table:table-cell>
          <table:table-cell table:style-name="Table68.A2" office:value-type="string">
            <text:p text:style-name="P1216">Tiny int</text:p>
          </table:table-cell>
          <table:table-cell table:style-name="Table68.A2" office:value-type="string">
            <text:p text:style-name="P1217">Nullable , <text:span text:style-name="T1152">unsigned</text:span></text:p>
          </table:table-cell>
          <table:table-cell table:style-name="Table68.D2" office:value-type="string">
            <text:p text:style-name="P408"/>
          </table:table-cell>
        </table:table-row>
        <table:table-row table:style-name="TableLine94259531535088">
          <table:table-cell table:style-name="Table68.A2" office:value-type="string">
            <text:p text:style-name="P1216">controller_id</text:p>
          </table:table-cell>
          <table:table-cell table:style-name="Table68.A2" office:value-type="string">
            <text:p text:style-name="P1216">Big int</text:p>
          </table:table-cell>
          <table:table-cell table:style-name="Table68.A2" office:value-type="string">
            <text:p text:style-name="P1218">Not null , unsigned</text:p>
            <text:p text:style-name="P1218">foreign key → controllers(id)</text:p>
            <text:p text:style-name="P1218"/>
            <text:p text:style-name="P1218">On Delete → (cascade) ,</text:p>
            <text:p text:style-name="P1218">On Update → (cascade) ,</text:p>
          </table:table-cell>
          <table:table-cell table:style-name="Table68.D2" office:value-type="string">
            <text:p text:style-name="P408"/>
          </table:table-cell>
        </table:table-row>
      </table:table>
      <text:p text:style-name="P1466"/>
      <text:list xml:id="list3002003049" text:style-name="L32">
        <text:list-item>
          <text:list>
            <text:list-item>
              <text:p text:style-name="P2218">ارتباط ها : </text:p>
              <text:list>
                <text:list-item>
                  <text:p text:style-name="P2218">dates : </text:p>
                  <text:list>
                    <text:list-item>
                      <text:p text:style-name="P2218">نوع :‌<text:span text:style-name="T1153">1 به n </text:span></text:p>
                    </text:list-item>
                    <text:list-item>
                      <text:p text:style-name="P2218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1"/>
      <text:list xml:id="list141134416815743" text:continue-numbering="true" text:style-name="L32">
        <text:list-item>
          <text:list>
            <text:list-item>
              <text:list>
                <text:list-item>
                  <text:p text:style-name="P2218">controllers : </text:p>
                  <text:list>
                    <text:list-item>
                      <text:p text:style-name="P2255">نوع :‌<text:span text:style-name="T1148">1 به n </text:span></text:p>
                    </text:list-item>
                    <text:list-item>
                      <text:p text:style-name="P2255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1"/>
      <text:list xml:id="list141135381482174" text:continue-numbering="true" text:style-name="L32">
        <text:list-item>
          <text:list>
            <text:list-item>
              <text:list>
                <text:list-item>
                  <text:p text:style-name="P2218">access_controll_description_translations : </text:p>
                  <text:list>
                    <text:list-item>
                      <text:p text:style-name="P2218">نوع :‌<text:span text:style-name="T1154">1 به n </text:span></text:p>
                    </text:list-item>
                    <text:list-item>
                      <text:p text:style-name="P2218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238"><text:soft-page-break/>roll_items : </text:p>
                  <text:list>
                    <text:list-item>
                      <text:p text:style-name="P2238">نوع :‌<text:span text:style-name="T1160">n به n </text:span></text:p>
                    </text:list-item>
                    <text:list-item>
                      <text:p text:style-name="P2238">توضیحات :‌ <text:span text:style-name="T1160">هر یک method دارای چندین roll است و هر یک roll میتواند متعلق به چندین method باشد !!!</text:span></text:p>
                      <text:p text:style-name="P2240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452"/>
      <text:list xml:id="list141135220324401" text:continue-numbering="true" text:style-name="L32">
        <text:list-item>
          <text:p text:style-name="P2284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257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259531556368">
          <table:table-cell table:style-name="Table69.A1" office:value-type="string">
            <text:p text:style-name="P464">Name</text:p>
          </table:table-cell>
          <table:table-cell table:style-name="Table69.A1" office:value-type="string">
            <text:p text:style-name="P464">Data Type</text:p>
          </table:table-cell>
          <table:table-cell table:style-name="Table69.A1" office:value-type="string">
            <text:p text:style-name="P464">Attributes</text:p>
          </table:table-cell>
          <table:table-cell table:style-name="Table69.D1" office:value-type="string">
            <text:p text:style-name="P464">Comment</text:p>
          </table:table-cell>
        </table:table-row>
        <table:table-row table:style-name="TableLine94259531614096">
          <table:table-cell table:style-name="Table69.A2" office:value-type="string">
            <text:p text:style-name="P1219">id</text:p>
          </table:table-cell>
          <table:table-cell table:style-name="Table69.A2" office:value-type="string">
            <text:p text:style-name="P1219">Big int</text:p>
          </table:table-cell>
          <table:table-cell table:style-name="Table69.A2" office:value-type="string">
            <text:p text:style-name="P1198">Unsigned , not null , index , </text:p>
            <text:p text:style-name="P1198">unique , primary key , </text:p>
            <text:p text:style-name="P1198">auto increment</text:p>
          </table:table-cell>
          <table:table-cell table:style-name="Table69.D2" office:value-type="string">
            <text:p text:style-name="P408"/>
          </table:table-cell>
        </table:table-row>
        <table:table-row table:style-name="TableLine94259531616144">
          <table:table-cell table:style-name="Table69.A2" office:value-type="string">
            <text:p text:style-name="P1219">roll_item_id</text:p>
          </table:table-cell>
          <table:table-cell table:style-name="Table69.A2" office:value-type="string">
            <text:p text:style-name="P1219">Big int</text:p>
          </table:table-cell>
          <table:table-cell table:style-name="Table69.A2" office:value-type="string">
            <text:p text:style-name="P1220">Unsigned , not null , </text:p>
            <text:p text:style-name="P1220">foreign key → roll_items(id)</text:p>
            <text:p text:style-name="P1220"/>
            <text:p text:style-name="P1220">On Delete → (cascade) ,</text:p>
            <text:p text:style-name="P1220">On Update → (cascade) ,</text:p>
          </table:table-cell>
          <table:table-cell table:style-name="Table69.D2" office:value-type="string">
            <text:p text:style-name="P408"/>
          </table:table-cell>
        </table:table-row>
        <table:table-row table:style-name="TableLine94259531617056">
          <table:table-cell table:style-name="Table69.A2" office:value-type="string">
            <text:p text:style-name="P1219">method_id</text:p>
          </table:table-cell>
          <table:table-cell table:style-name="Table69.A2" office:value-type="string">
            <text:p text:style-name="P1219">Big int</text:p>
          </table:table-cell>
          <table:table-cell table:style-name="Table69.A2" office:value-type="string">
            <text:p text:style-name="P1221">Unsigned , not null , </text:p>
            <text:p text:style-name="P1221">foreign key → <text:span text:style-name="T1157">methods</text:span>(id)</text:p>
            <text:p text:style-name="P1221"/>
            <text:p text:style-name="P1221">On Delete → (cascade) ,</text:p>
            <text:p text:style-name="P1221">On Update → (cascade) ,</text:p>
          </table:table-cell>
          <table:table-cell table:style-name="Table69.D2" office:value-type="string">
            <text:p text:style-name="P408"/>
          </table:table-cell>
        </table:table-row>
      </table:table>
      <text:list xml:id="list1422698407" text:style-name="L33">
        <text:list-item>
          <text:list>
            <text:list-item>
              <text:p text:style-name="P2258">رابطه ها : </text:p>
              <text:list>
                <text:list-item>
                  <text:p text:style-name="P2258">roll_items : </text:p>
                  <text:list>
                    <text:list-item>
                      <text:p text:style-name="P2259">نوع <text:s/>: <text:span text:style-name="T1161">1 به n </text:span></text:p>
                    </text:list-item>
                    <text:list-item>
                      <text:p text:style-name="P2259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3"/>
      <text:list xml:id="list141134886778099" text:continue-numbering="true" text:style-name="L33">
        <text:list-item>
          <text:list>
            <text:list-item>
              <text:list>
                <text:list-item>
                  <text:p text:style-name="P2258">medthods : </text:p>
                  <text:list>
                    <text:list-item>
                      <text:p text:style-name="P2259">نوع :‌<text:span text:style-name="T1162">1 به n </text:span></text:p>
                    </text:list-item>
                    <text:list-item>
                      <text:p text:style-name="P2259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19240784" text:style-name="L34">
        <text:list-item>
          <text:p text:style-name="P2295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655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259531661520">
          <table:table-cell table:style-name="Table8.A1" office:value-type="string">
            <text:p text:style-name="P463">Name</text:p>
          </table:table-cell>
          <table:table-cell table:style-name="Table8.A1" office:value-type="string">
            <text:p text:style-name="P463">Data Type</text:p>
          </table:table-cell>
          <table:table-cell table:style-name="Table8.A1" office:value-type="string">
            <text:p text:style-name="P463">Attributes</text:p>
          </table:table-cell>
          <table:table-cell table:style-name="Table8.D1" office:value-type="string">
            <text:p text:style-name="P463">Comment</text:p>
          </table:table-cell>
        </table:table-row>
        <table:table-row table:style-name="TableLine94259531732560">
          <table:table-cell table:style-name="Table8.A2" office:value-type="string">
            <text:p text:style-name="P529">id</text:p>
          </table:table-cell>
          <table:table-cell table:style-name="Table8.A2" office:value-type="string">
            <text:p text:style-name="P530">Big int </text:p>
          </table:table-cell>
          <table:table-cell table:style-name="Table8.A2" office:value-type="string">
            <text:p text:style-name="P531">Not null ,<text:span text:style-name="T132">index</text:span> <text:span text:style-name="T130">unique , </text:span><text:span text:style-name="T131">primary key , </text:span></text:p>
            <text:p text:style-name="P532">auto increment, </text:p>
            <text:p text:style-name="P532">unsigned,</text:p>
          </table:table-cell>
          <table:table-cell table:style-name="Table8.D2" office:value-type="string">
            <text:p text:style-name="P412"/>
          </table:table-cell>
        </table:table-row>
        <table:table-row table:style-name="TableLine94259531734608">
          <table:table-cell table:style-name="Table8.A2" office:value-type="string">
            <text:p text:style-name="P720">name</text:p>
          </table:table-cell>
          <table:table-cell table:style-name="Table8.A2" office:value-type="string">
            <text:p text:style-name="P698">varchar(<text:span text:style-name="T446">48</text:span>)</text:p>
          </table:table-cell>
          <table:table-cell table:style-name="Table8.A2" office:value-type="string">
            <text:p text:style-name="P699">Not null </text:p>
          </table:table-cell>
          <table:table-cell table:style-name="Table8.D2" office:value-type="string">
            <text:p text:style-name="P305">عنوان setting </text:p>
          </table:table-cell>
        </table:table-row>
        <table:table-row table:style-name="TableLine94259531735520">
          <table:table-cell table:style-name="Table8.A2" office:value-type="string">
            <text:p text:style-name="P533">url</text:p>
          </table:table-cell>
          <table:table-cell table:style-name="Table8.A2" office:value-type="string">
            <text:p text:style-name="P534">varchar(<text:span text:style-name="T135">32</text:span>)</text:p>
          </table:table-cell>
          <table:table-cell table:style-name="Table8.A2" office:value-type="string">
            <text:p text:style-name="P535">Not null </text:p>
          </table:table-cell>
          <table:table-cell table:style-name="Table8.D2" office:value-type="string">
            <text:p text:style-name="P412"/>
          </table:table-cell>
        </table:table-row>
        <table:table-row table:style-name="TableLine94259531736480">
          <table:table-cell table:style-name="Table8.A2" office:value-type="string">
            <text:p text:style-name="P564">robot</text:p>
          </table:table-cell>
          <table:table-cell table:style-name="Table8.A2" office:value-type="string">
            <text:p text:style-name="P567">varchar(30)</text:p>
          </table:table-cell>
          <table:table-cell table:style-name="Table8.A2" office:value-type="string">
            <text:p text:style-name="P574">Not null </text:p>
            <text:p text:style-name="P414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408"/>
          </table:table-cell>
        </table:table-row>
        <table:table-row table:style-name="TableLine94259531737392">
          <table:table-cell table:style-name="Table8.A2" office:value-type="string">
            <text:p text:style-name="P1135">auth_token_age</text:p>
          </table:table-cell>
          <table:table-cell table:style-name="Table8.A2" office:value-type="string">
            <text:p text:style-name="P1135">Medium int</text:p>
          </table:table-cell>
          <table:table-cell table:style-name="Table8.A2" office:value-type="string">
            <text:p text:style-name="P1135">Not null , </text:p>
            <text:p text:style-name="P445"><text:span text:style-name="T1073">default </text:span><text:bookmark text:name="cwos"/>10368000</text:p>
          </table:table-cell>
          <table:table-cell table:style-name="Table8.D2" office:value-type="string">
            <text:p text:style-name="P1478"><text:bookmark text:name="cwos1"/>10368000</text:p>
            <text:p text:style-name="P1135">4 month secound</text:p>
          </table:table-cell>
        </table:table-row>
        <table:table-row table:style-name="TableLine94259531738256">
          <table:table-cell table:style-name="Table8.A2" office:value-type="string">
            <text:p text:style-name="P1136">max_afk_time</text:p>
          </table:table-cell>
          <table:table-cell table:style-name="Table8.A2" office:value-type="string">
            <text:p text:style-name="P1136">Small int</text:p>
          </table:table-cell>
          <table:table-cell table:style-name="Table8.A2" office:value-type="string">
            <text:p text:style-name="P1137">Not null</text:p>
          </table:table-cell>
          <table:table-cell table:style-name="Table8.D2" office:value-type="string">
            <text:p text:style-name="P1482">Max:65535→<text:span text:style-name="T1074"> 18 h</text:span></text:p>
          </table:table-cell>
        </table:table-row>
        <table:table-row table:style-name="TableLine94259531739168">
          <table:table-cell table:style-name="Table8.A2" office:value-type="string">
            <text:p text:style-name="P1277">active</text:p>
          </table:table-cell>
          <table:table-cell table:style-name="Table8.A2" office:value-type="string">
            <text:p text:style-name="P1098">boolean</text:p>
          </table:table-cell>
          <table:table-cell table:style-name="Table8.A2" office:value-type="string">
            <text:p text:style-name="P717">Not null , <text:span text:style-name="T138">defualt 0 ,</text:span> </text:p>
          </table:table-cell>
          <table:table-cell table:style-name="Table8.D2" office:value-type="string">
            <text:p text:style-name="P296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259531740080">
          <table:table-cell table:style-name="Table8.A2" office:value-type="string">
            <text:p text:style-name="P1478">switch_languag_via_ip</text:p>
            <text:p text:style-name="P412"/>
          </table:table-cell>
          <table:table-cell table:style-name="Table8.A2" office:value-type="string">
            <text:p text:style-name="P1099">boolean</text:p>
          </table:table-cell>
          <table:table-cell table:style-name="Table8.A2" office:value-type="string">
            <text:p text:style-name="P718">Not null , <text:span text:style-name="T139">defualt 0 ,</text:span></text:p>
          </table:table-cell>
          <table:table-cell table:style-name="Table8.D2" office:value-type="string">
            <text:p text:style-name="P303">قابلیت تغییر زبان با استفاده از ip کاربر را active یا deactive میکند </text:p>
          </table:table-cell>
        </table:table-row>
        <table:table-row table:style-name="TableLine94259531740992">
          <table:table-cell table:style-name="Table8.A2" office:value-type="string">
            <text:p text:style-name="P1479">contact_auth_require</text:p>
          </table:table-cell>
          <table:table-cell table:style-name="Table8.A2" office:value-type="string">
            <text:p text:style-name="P1122">boolean</text:p>
          </table:table-cell>
          <table:table-cell table:style-name="Table8.A2" office:value-type="string">
            <text:p text:style-name="P1122">Not null ,</text:p>
            <text:p text:style-name="P1122">default 0</text:p>
          </table:table-cell>
          <table:table-cell table:style-name="Table8.D2" office:value-type="string">
            <text:p text:style-name="P307">ایا کاربر برای استفاده از فورم تماس با ما نیاز به لاگین دارد یا خیر‌؟ </text:p>
          </table:table-cell>
        </table:table-row>
        <table:table-row table:style-name="TableLine94259531741904">
          <table:table-cell table:style-name="Table8.A2" office:value-type="string">
            <text:p text:style-name="P1480">comment_auth_require</text:p>
          </table:table-cell>
          <table:table-cell table:style-name="Table8.A2" office:value-type="string">
            <text:p text:style-name="P1129">boolean</text:p>
          </table:table-cell>
          <table:table-cell table:style-name="Table8.A2" office:value-type="string">
            <text:p text:style-name="P1129">Not null ,</text:p>
            <text:p text:style-name="P1129">defualt 0</text:p>
          </table:table-cell>
          <table:table-cell table:style-name="Table8.D2" office:value-type="string">
            <text:p text:style-name="P307"/>
          </table:table-cell>
        </table:table-row>
        <table:table-row table:style-name="TableLine94259531742816">
          <table:table-cell table:style-name="Table8.A2" office:value-type="string">
            <text:p text:style-name="P1481">comment_auto_accept</text:p>
          </table:table-cell>
          <table:table-cell table:style-name="Table8.A2" office:value-type="string">
            <text:p text:style-name="P1130">boolean</text:p>
          </table:table-cell>
          <table:table-cell table:style-name="Table8.A2" office:value-type="string">
            <text:p text:style-name="P1130">Not null , </text:p>
            <text:p text:style-name="P1130">default 1</text:p>
          </table:table-cell>
          <table:table-cell table:style-name="Table8.D2" office:value-type="string">
            <text:p text:style-name="P307"/>
          </table:table-cell>
        </table:table-row>
        <table:table-row table:style-name="TableLine94259531743728">
          <table:table-cell table:style-name="Table8.A2" office:value-type="string">
            <text:p text:style-name="P1478">shutdown_status</text:p>
            <text:p text:style-name="P1478"/>
          </table:table-cell>
          <table:table-cell table:style-name="Table8.A2" office:value-type="string">
            <text:p text:style-name="P1100">boolean</text:p>
          </table:table-cell>
          <table:table-cell table:style-name="Table8.A2" office:value-type="string">
            <text:p text:style-name="P536"><text:s/>Not null <text:s/>,</text:p>
            <text:p text:style-name="P719">defualt 0 ,</text:p>
          </table:table-cell>
          <table:table-cell table:style-name="Table8.D2" office:value-type="string">
            <text:p text:style-name="P537">وضعیت تعطیل بود وب سایت را مشخص میکند </text:p>
          </table:table-cell>
        </table:table-row>
        <table:table-row table:style-name="TableLine94259531744640">
          <table:table-cell table:style-name="Table8.A2" office:value-type="string">
            <text:p text:style-name="P1477">language_id</text:p>
          </table:table-cell>
          <table:table-cell table:style-name="Table8.A2" office:value-type="string">
            <text:p text:style-name="P528">Big int </text:p>
          </table:table-cell>
          <table:table-cell table:style-name="Table8.A2" office:value-type="string">
            <text:p text:style-name="P412"><text:span text:style-name="T576">nullable</text:span><text:span text:style-name="T577"> , unsigned,</text:span></text:p>
            <text:p text:style-name="P412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498"/>
            <text:p text:style-name="P423"><text:span text:style-name="T574">on Delete → (</text:span><text:span text:style-name="T576">set null</text:span><text:span text:style-name="T574">)</text:span></text:p>
            <text:p text:style-name="P731"/>
            <text:p text:style-name="P731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302">این ستون زبان اصلی یک setting را مشخص میکند </text:p>
          </table:table-cell>
        </table:table-row>
      </table:table>
      <text:p text:style-name="P36"/>
      <text:list xml:id="list592174103" text:style-name="L35">
        <text:list-item>
          <text:list>
            <text:list-item>
              <text:p text:style-name="P1656">ارتباطات :‌</text:p>
              <text:list>
                <text:list-item>
                  <text:p text:style-name="P1657">dates : </text:p>
                  <text:list>
                    <text:list-item>
                      <text:p text:style-name="P1658">نوع :‌<text:span text:style-name="T164">1 به </text:span><text:span text:style-name="T165">n </text:span></text:p>
                    </text:list-item>
                    <text:list-item>
                      <text:p text:style-name="P1503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41135508743472" text:continue-numbering="true" text:style-name="L35">
        <text:list-item>
          <text:list>
            <text:list-item>
              <text:list>
                <text:list-item>
                  <text:p text:style-name="P1659">languages : </text:p>
                  <text:list>
                    <text:list-item>
                      <text:p text:style-name="P1641">نوع : 1 به n </text:p>
                    </text:list-item>
                    <text:list-item>
                      <text:p text:style-name="P1641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/>
      <text:list xml:id="list141133931605266" text:continue-numbering="true" text:style-name="L35">
        <text:list-item>
          <text:list>
            <text:list-item>
              <text:list>
                <text:list-item>
                  <text:p text:style-name="P1660">media : </text:p>
                  <text:list>
                    <text:list-item>
                      <text:p text:style-name="P1597">نوع :‌<text:span text:style-name="T172">1 به 1 </text:span></text:p>
                    </text:list-item>
                    <text:list-item>
                      <text:p text:style-name="P1503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41134320659645" text:continue-numbering="true" text:style-name="L35">
        <text:list-item>
          <text:list>
            <text:list-item>
              <text:list>
                <text:list-item>
                  <text:p text:style-name="P1661">users : </text:p>
                  <text:list>
                    <text:list-item>
                      <text:p text:style-name="P1557">نوع :‌ <text:span text:style-name="T181">1 به n </text:span></text:p>
                    </text:list-item>
                    <text:list-item>
                      <text:p text:style-name="P1662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41134966299223" text:continue-numbering="true" text:style-name="L35">
        <text:list-item>
          <text:list>
            <text:list-item>
              <text:list>
                <text:list-item>
                  <text:p text:style-name="P1643"><text:span text:style-name="T167">languages</text:span> :</text:p>
                  <text:list>
                    <text:list-item>
                      <text:p text:style-name="P1645">نوع :‌ <text:span text:style-name="T276">n به n </text:span></text:p>
                    </text:list-item>
                    <text:list-item>
                      <text:p text:style-name="P1647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49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p text:style-name="P51"/>
      <text:p text:style-name="P1475"/>
      <text:list xml:id="list141134489172191" text:continue-numbering="true" text:style-name="L35">
        <text:list-item>
          <text:list>
            <text:list-item>
              <text:list>
                <text:list-item>
                  <text:p text:style-name="P1504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613">نوع : <text:span text:style-name="T294">1 به n </text:span></text:p>
                    </text:list-item>
                    <text:list-item>
                      <text:p text:style-name="P1613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41134755929156" text:continue-numbering="true" text:style-name="L35">
        <text:list-item>
          <text:list>
            <text:list-item>
              <text:list>
                <text:list-item>
                  <text:p text:style-name="P1616">socialables <text:s/>: </text:p>
                  <text:list>
                    <text:list-item>
                      <text:p text:style-name="P1617">نوع : <text:span text:style-name="T582">1 به n</text:span></text:p>
                    </text:list-item>
                    <text:list-item>
                      <text:p text:style-name="P1617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96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8"/>
      <text:list xml:id="list141135363759292" text:continue-numbering="true" text:style-name="L35">
        <text:list-item>
          <text:list>
            <text:list-item>
              <text:p text:style-name="P1618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259531806464">
          <table:table-cell table:style-name="Table9.A1" office:value-type="string">
            <text:p text:style-name="P463">Name</text:p>
          </table:table-cell>
          <table:table-cell table:style-name="Table9.A1" office:value-type="string">
            <text:p text:style-name="P463">Data Type</text:p>
          </table:table-cell>
          <table:table-cell table:style-name="Table9.A1" office:value-type="string">
            <text:p text:style-name="P463">Attributes</text:p>
          </table:table-cell>
          <table:table-cell table:style-name="Table9.D1" office:value-type="string">
            <text:p text:style-name="P463">Comment</text:p>
          </table:table-cell>
        </table:table-row>
        <table:table-row table:style-name="TableLine94259531862224">
          <table:table-cell table:style-name="Table9.A2" office:value-type="string">
            <text:p text:style-name="P538">Id</text:p>
          </table:table-cell>
          <table:table-cell table:style-name="Table9.A2" office:value-type="string">
            <text:p text:style-name="P538">Big int </text:p>
          </table:table-cell>
          <table:table-cell table:style-name="Table9.A2" office:value-type="string">
            <text:p text:style-name="P538">Not null , unsigned,</text:p>
            <text:p text:style-name="P539">primary key , </text:p>
            <text:p text:style-name="P539">unique ,</text:p>
            <text:p text:style-name="P540">index , </text:p>
            <text:p text:style-name="P541">autoincrement </text:p>
          </table:table-cell>
          <table:table-cell table:style-name="Table9.D2" office:value-type="string">
            <text:p text:style-name="P408"/>
          </table:table-cell>
        </table:table-row>
        <table:table-row table:style-name="TableLine94259531864640">
          <table:table-cell table:style-name="Table9.A2" office:value-type="string">
            <text:p text:style-name="P542">app_setting_id</text:p>
          </table:table-cell>
          <table:table-cell table:style-name="Table9.A2" office:value-type="string">
            <text:p text:style-name="P543">Big int </text:p>
          </table:table-cell>
          <table:table-cell table:style-name="Table9.A2" office:value-type="string">
            <text:p text:style-name="P544">Not null , unsigned,</text:p>
            <text:p text:style-name="P750">foreign key → app_settings(id)</text:p>
            <text:p text:style-name="P499"/>
            <text:p text:style-name="P732">on Delete → (<text:span text:style-name="T575">cascade</text:span>)</text:p>
            <text:p text:style-name="P732"/>
            <text:p text:style-name="P732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08"/>
          </table:table-cell>
        </table:table-row>
        <table:table-row table:style-name="Table9.4">
          <table:table-cell table:style-name="Table9.A2" office:value-type="string">
            <text:p text:style-name="P545">language_id</text:p>
          </table:table-cell>
          <table:table-cell table:style-name="Table9.A2" office:value-type="string">
            <text:p text:style-name="P546">Big int </text:p>
          </table:table-cell>
          <table:table-cell table:style-name="Table9.A2" office:value-type="string">
            <text:p text:style-name="P547">Not null , </text:p>
            <text:p text:style-name="P547">unsigned , </text:p>
            <text:p text:style-name="P751">foreign key → languages(id)</text:p>
            <text:p text:style-name="P500"/>
            <text:p text:style-name="P733">on Delete → (<text:span text:style-name="T575">cascade</text:span>)</text:p>
            <text:p text:style-name="P733"/>
            <text:p text:style-name="P733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08"/>
          </table:table-cell>
        </table:table-row>
        <table:table-row table:style-name="Table9.4">
          <table:table-cell table:style-name="Table9.A2" office:value-type="string">
            <text:p text:style-name="P763">sort</text:p>
          </table:table-cell>
          <table:table-cell table:style-name="Table9.A2" office:value-type="string">
            <text:p text:style-name="P764">tinyInt</text:p>
          </table:table-cell>
          <table:table-cell table:style-name="Table9.A2" office:value-type="string">
            <text:p text:style-name="P765">Unsigned , nullable</text:p>
          </table:table-cell>
          <table:table-cell table:style-name="Table9.D2" office:value-type="string">
            <text:p text:style-name="P408"/>
          </table:table-cell>
        </table:table-row>
      </table:table>
      <text:p text:style-name="P39"/>
      <text:list xml:id="list3185299876" text:style-name="L36">
        <text:list-item>
          <text:list>
            <text:list-item>
              <text:p text:style-name="P1619">ارتباطات :‌</text:p>
              <text:list>
                <text:list-item>
                  <text:p text:style-name="P1620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0"/>
      <text:list xml:id="list141134244860510" text:continue-numbering="true" text:style-name="L36">
        <text:list-item>
          <text:list>
            <text:list-item>
              <text:list>
                <text:list-item>
                  <text:p text:style-name="P1505"><text:span text:style-name="T198">app_settings</text:span><text:span text:style-name="T199"> : </text:span></text:p>
                  <text:list>
                    <text:list-item>
                      <text:p text:style-name="P1621">نوع ارتباط :‌ <text:span text:style-name="T255">1 به n </text:span></text:p>
                    </text:list-item>
                    <text:list-item>
                      <text:p text:style-name="P1622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p text:style-name="P41"/>
      <text:list xml:id="list141134220249913" text:continue-numbering="true" text:style-name="L36">
        <text:list-item>
          <text:list>
            <text:list-item>
              <text:list>
                <text:list-item>
                  <text:p text:style-name="P1623">languages : </text:p>
                  <text:list>
                    <text:list-item>
                      <text:p text:style-name="P1624">نوع : <text:span text:style-name="T266">1 به n</text:span></text:p>
                    </text:list-item>
                    <text:list-item>
                      <text:p text:style-name="P1625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97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2"/>
      <text:list xml:id="list141134715653667" text:continue-numbering="true" text:style-name="L36">
        <text:list-item>
          <text:list>
            <text:list-item>
              <text:p text:style-name="P1626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259531919904">
          <table:table-cell table:style-name="Table10.A1" office:value-type="string">
            <text:p text:style-name="P463">Name</text:p>
          </table:table-cell>
          <table:table-cell table:style-name="Table10.A1" office:value-type="string">
            <text:p text:style-name="P463">Data Type</text:p>
          </table:table-cell>
          <table:table-cell table:style-name="Table10.A1" office:value-type="string">
            <text:p text:style-name="P463">Attributes</text:p>
          </table:table-cell>
          <table:table-cell table:style-name="Table10.D1" office:value-type="string">
            <text:p text:style-name="P463">Comment</text:p>
          </table:table-cell>
        </table:table-row>
        <table:table-row table:style-name="TableLine94259531959792">
          <table:table-cell table:style-name="Table10.A2" office:value-type="string">
            <text:p text:style-name="P548">id</text:p>
          </table:table-cell>
          <table:table-cell table:style-name="Table10.A2" office:value-type="string">
            <text:p text:style-name="P549">Big int </text:p>
          </table:table-cell>
          <table:table-cell table:style-name="Table10.A2" office:value-type="string">
            <text:p text:style-name="P550">Unsigned , </text:p>
            <text:p text:style-name="P550">not null , </text:p>
            <text:p text:style-name="P551">unique, </text:p>
            <text:p text:style-name="P551">primary key , </text:p>
            <text:p text:style-name="P551">index , </text:p>
            <text:p text:style-name="P552">auto increment</text:p>
          </table:table-cell>
          <table:table-cell table:style-name="Table10.D2" office:value-type="string">
            <text:p text:style-name="P408"/>
          </table:table-cell>
        </table:table-row>
        <table:table-row table:style-name="TableLine94259531962224">
          <table:table-cell table:style-name="Table10.A2" office:value-type="string">
            <text:p text:style-name="P548">title</text:p>
          </table:table-cell>
          <table:table-cell table:style-name="Table10.A2" office:value-type="string">
            <text:p text:style-name="P553">varchar(60)</text:p>
          </table:table-cell>
          <table:table-cell table:style-name="Table10.A2" office:value-type="string">
            <text:p text:style-name="P554">Not null , </text:p>
          </table:table-cell>
          <table:table-cell table:style-name="Table10.D2" office:value-type="string">
            <text:p text:style-name="P557">عنوان وب سایت </text:p>
          </table:table-cell>
        </table:table-row>
        <table:table-row table:style-name="TableLine94259531963136">
          <table:table-cell table:style-name="Table10.A2" office:value-type="string">
            <text:p text:style-name="P548">shutdown_text</text:p>
          </table:table-cell>
          <table:table-cell table:style-name="Table10.A2" office:value-type="string">
            <text:p text:style-name="P418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556">Not null ,</text:p>
          </table:table-cell>
          <table:table-cell table:style-name="Table10.D2" office:value-type="string">
            <text:p text:style-name="P558">جمله ای است که وقتی وب سایت تعطیل میشود <text:span text:style-name="T292">ان نمایش داده میشود </text:span></text:p>
          </table:table-cell>
        </table:table-row>
        <table:table-row table:style-name="TableLine94259531964096">
          <table:table-cell table:style-name="Table10.A2" office:value-type="string">
            <text:p text:style-name="P700">copyright</text:p>
          </table:table-cell>
          <table:table-cell table:style-name="Table10.A2" office:value-type="string">
            <text:p text:style-name="P701">varchar(255)</text:p>
          </table:table-cell>
          <table:table-cell table:style-name="Table10.A2" office:value-type="string">
            <text:p text:style-name="P702">Not null</text:p>
          </table:table-cell>
          <table:table-cell table:style-name="Table10.D2" office:value-type="string">
            <text:p text:style-name="P558"/>
          </table:table-cell>
        </table:table-row>
        <table:table-row table:style-name="TableLine94259531965008">
          <table:table-cell table:style-name="Table10.A2" office:value-type="string">
            <text:p text:style-name="P548">app_setting_id</text:p>
          </table:table-cell>
          <table:table-cell table:style-name="Table10.A2" office:value-type="string">
            <text:p text:style-name="P555">Big int </text:p>
          </table:table-cell>
          <table:table-cell table:style-name="Table10.A2" office:value-type="string">
            <text:p text:style-name="P559">Unsigned , </text:p>
            <text:p text:style-name="P559">not null , </text:p>
            <text:p text:style-name="P560">foreign key →</text:p>
            <text:p text:style-name="P560">app_settings(id)</text:p>
            <text:p text:style-name="P501"/>
            <text:p text:style-name="P734">on Delete → (<text:span text:style-name="T575">cascade</text:span>)</text:p>
            <text:p text:style-name="P734"/>
            <text:p text:style-name="P734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08"/>
          </table:table-cell>
        </table:table-row>
        <table:table-row table:style-name="TableLine94259531965872">
          <table:table-cell table:style-name="Table10.A2" office:value-type="string">
            <text:p text:style-name="P548">language_id</text:p>
          </table:table-cell>
          <table:table-cell table:style-name="Table10.A2" office:value-type="string">
            <text:p text:style-name="P555">Big int </text:p>
          </table:table-cell>
          <table:table-cell table:style-name="Table10.A2" office:value-type="string">
            <text:p text:style-name="P561">Not null , </text:p>
            <text:p text:style-name="P562">unsigned , </text:p>
            <text:p text:style-name="P562">foreign key → </text:p>
            <text:p text:style-name="P562">languages(id)</text:p>
            <text:p text:style-name="P502"/>
            <text:p text:style-name="P735">on Delete → (<text:span text:style-name="T575">cascade</text:span>)</text:p>
            <text:p text:style-name="P735"/>
            <text:p text:style-name="P735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08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list xml:id="list3209681157" text:style-name="L37">
        <text:list-item>
          <text:p text:style-name="P1627"><text:soft-page-break/>ارتباطات :‌</text:p>
          <text:list>
            <text:list-item>
              <text:p text:style-name="P1628">app_setting<text:span text:style-name="T293">s : </text:span></text:p>
              <text:list>
                <text:list-item>
                  <text:p text:style-name="P1614">نوع : <text:span text:style-name="T294">1 به n </text:span></text:p>
                </text:list-item>
                <text:list-item>
                  <text:p text:style-name="P1615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615"/>
                </text:list-item>
              </text:list>
            </text:list-item>
          </text:list>
        </text:list-item>
      </text:list>
      <text:p text:style-name="P44"/>
      <text:list xml:id="list141135327222165" text:continue-numbering="true" text:style-name="L37">
        <text:list-item>
          <text:list>
            <text:list-item>
              <text:p text:style-name="P1629">languages : </text:p>
              <text:list>
                <text:list-item>
                  <text:p text:style-name="P1608">نوع : <text:span text:style-name="T303">1 به n </text:span></text:p>
                </text:list-item>
                <text:list-item>
                  <text:p text:style-name="P1610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1"/>
      <text:list xml:id="list141133889223695" text:continue-numbering="true" text:style-name="L37">
        <text:list-item>
          <text:list>
            <text:list-item>
              <text:p text:style-name="P1663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665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630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6"/>
      <text:list xml:id="list141134799925344" text:continue-numbering="true" text:style-name="L37">
        <text:list-item>
          <text:p text:style-name="P2298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666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259531996544">
          <table:table-cell table:style-name="Table11.A1" office:value-type="string">
            <text:p text:style-name="P463">Name</text:p>
          </table:table-cell>
          <table:table-cell table:style-name="Table11.A1" office:value-type="string">
            <text:p text:style-name="P463">Data Type</text:p>
          </table:table-cell>
          <table:table-cell table:style-name="Table11.A1" office:value-type="string">
            <text:p text:style-name="P463">Attributes</text:p>
          </table:table-cell>
          <table:table-cell table:style-name="Table11.D1" office:value-type="string">
            <text:p text:style-name="P463">Comment</text:p>
          </table:table-cell>
        </table:table-row>
        <table:table-row table:style-name="TableLine94259532068752">
          <table:table-cell table:style-name="Table11.A2" office:value-type="string">
            <text:p text:style-name="P563">id</text:p>
          </table:table-cell>
          <table:table-cell table:style-name="Table11.A2" office:value-type="string">
            <text:p text:style-name="P566">Big int </text:p>
          </table:table-cell>
          <table:table-cell table:style-name="Table11.A2" office:value-type="string">
            <text:p text:style-name="P572">Unsigned , </text:p>
            <text:p text:style-name="P572">not null , </text:p>
            <text:p text:style-name="P572">index , </text:p>
            <text:p text:style-name="P572">unique , </text:p>
            <text:p text:style-name="P572">primary key , </text:p>
            <text:p text:style-name="P572">auto increment</text:p>
          </table:table-cell>
          <table:table-cell table:style-name="Table11.D2" office:value-type="string">
            <text:p text:style-name="P408"/>
          </table:table-cell>
        </table:table-row>
        <table:table-row table:style-name="TableLine94259532071024">
          <table:table-cell table:style-name="Table11.A2" office:value-type="string">
            <text:p text:style-name="P564">copyright</text:p>
          </table:table-cell>
          <table:table-cell table:style-name="Table11.A2" office:value-type="string">
            <text:p text:style-name="P570">varchar(60)</text:p>
          </table:table-cell>
          <table:table-cell table:style-name="Table11.A2" office:value-type="string">
            <text:p text:style-name="P573">Not null </text:p>
          </table:table-cell>
          <table:table-cell table:style-name="Table11.D2" office:value-type="string">
            <text:p text:style-name="P408"/>
          </table:table-cell>
        </table:table-row>
        <table:table-row table:style-name="TableLine94259532071936">
          <table:table-cell table:style-name="Table11.A2" office:value-type="string">
            <text:p text:style-name="P564">designer</text:p>
          </table:table-cell>
          <table:table-cell table:style-name="Table11.A2" office:value-type="string">
            <text:p text:style-name="P568">varchar(30)</text:p>
          </table:table-cell>
          <table:table-cell table:style-name="Table11.A2" office:value-type="string">
            <text:p text:style-name="P575">Not null </text:p>
          </table:table-cell>
          <table:table-cell table:style-name="Table11.D2" office:value-type="string">
            <text:p text:style-name="P408"/>
          </table:table-cell>
        </table:table-row>
        <table:table-row table:style-name="TableLine94259532072896">
          <table:table-cell table:style-name="Table11.A2" office:value-type="string">
            <text:p text:style-name="P564">author</text:p>
          </table:table-cell>
          <table:table-cell table:style-name="Table11.A2" office:value-type="string">
            <text:p text:style-name="P413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575">Not null</text:p>
          </table:table-cell>
          <table:table-cell table:style-name="Table11.D2" office:value-type="string">
            <text:p text:style-name="P408"/>
          </table:table-cell>
        </table:table-row>
        <table:table-row table:style-name="TableLine94259532074080">
          <table:table-cell table:style-name="Table11.A2" office:value-type="string">
            <text:p text:style-name="P564">owner</text:p>
          </table:table-cell>
          <table:table-cell table:style-name="Table11.A2" office:value-type="string">
            <text:p text:style-name="P569">varchar(30)</text:p>
          </table:table-cell>
          <table:table-cell table:style-name="Table11.A2" office:value-type="string">
            <text:p text:style-name="P575">Not null </text:p>
          </table:table-cell>
          <table:table-cell table:style-name="Table11.D2" office:value-type="string">
            <text:p text:style-name="P408"/>
          </table:table-cell>
        </table:table-row>
        <table:table-row table:style-name="TableLine94259532074944">
          <table:table-cell table:style-name="Table11.A2" office:value-type="string">
            <text:p text:style-name="P565">app_setting_</text:p>
            <text:p text:style-name="P565">translate_id</text:p>
          </table:table-cell>
          <table:table-cell table:style-name="Table11.A2" office:value-type="string">
            <text:p text:style-name="P571">Big int</text:p>
          </table:table-cell>
          <table:table-cell table:style-name="Table11.A2" office:value-type="string">
            <text:p text:style-name="P576">Unsigned , </text:p>
            <text:p text:style-name="P576">not null ,</text:p>
            <text:p text:style-name="P577">unique , </text:p>
            <text:p text:style-name="P578">foreign key →</text:p>
            <text:p text:style-name="P752">app_setting_translations<text:span text:style-name="T316">(</text:span><text:span text:style-name="T317">id</text:span><text:span text:style-name="T316">)</text:span></text:p>
            <text:p text:style-name="P503"/>
            <text:p text:style-name="P736">on Delete → (<text:span text:style-name="T575">cascade</text:span>)</text:p>
            <text:p text:style-name="P736"/>
            <text:p text:style-name="P736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408"/>
          </table:table-cell>
        </table:table-row>
      </table:table>
      <text:p text:style-name="P328"/>
      <text:list xml:id="list2448749247" text:style-name="L38">
        <text:list-item>
          <text:list>
            <text:list-item>
              <text:p text:style-name="P1667">ارتباطات :‌</text:p>
              <text:list>
                <text:list-item>
                  <text:p text:style-name="P1664">app_setting_translations :‌</text:p>
                  <text:list>
                    <text:list-item>
                      <text:p text:style-name="P1506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668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list xml:id="list141135111123481" text:continue-numbering="true" text:style-name="L38">
        <text:list-item>
          <text:p text:style-name="P2299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41135427804493" text:continue-numbering="true" text:style-name="L38">
        <text:list-item>
          <text:list>
            <text:list-item>
              <text:p text:style-name="P1669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259532105248">
          <table:table-cell table:style-name="Table12.A1" office:value-type="string">
            <text:p text:style-name="P463">Name</text:p>
          </table:table-cell>
          <table:table-cell table:style-name="Table12.A1" office:value-type="string">
            <text:p text:style-name="P463">Data Type</text:p>
          </table:table-cell>
          <table:table-cell table:style-name="Table12.A1" office:value-type="string">
            <text:p text:style-name="P463">Attributes</text:p>
          </table:table-cell>
          <table:table-cell table:style-name="Table12.D1" office:value-type="string">
            <text:p text:style-name="P463">Comment</text:p>
          </table:table-cell>
        </table:table-row>
        <table:table-row table:style-name="TableLine94259532144544">
          <table:table-cell table:style-name="Table12.A2" office:value-type="string">
            <text:p text:style-name="P579">id</text:p>
          </table:table-cell>
          <table:table-cell table:style-name="Table12.A2" office:value-type="string">
            <text:p text:style-name="P580">Big int </text:p>
          </table:table-cell>
          <table:table-cell table:style-name="Table12.A2" office:value-type="string">
            <text:p text:style-name="P580">Unsigned , </text:p>
            <text:p text:style-name="P580">not null , </text:p>
            <text:p text:style-name="P580">index , </text:p>
            <text:p text:style-name="P580">unique , </text:p>
            <text:p text:style-name="P580">primary key , </text:p>
            <text:p text:style-name="P580">autoincrement </text:p>
          </table:table-cell>
          <table:table-cell table:style-name="Table12.D2" office:value-type="string">
            <text:p text:style-name="P408"/>
          </table:table-cell>
        </table:table-row>
        <table:table-row table:style-name="TableLine94259532146240">
          <table:table-cell table:style-name="Table12.A2" office:value-type="string">
            <text:p text:style-name="P579">alt</text:p>
          </table:table-cell>
          <table:table-cell table:style-name="Table12.A2" office:value-type="string">
            <text:p text:style-name="P581">varchar(128)</text:p>
          </table:table-cell>
          <table:table-cell table:style-name="Table12.A2" office:value-type="string">
            <text:p text:style-name="P408"><text:s/><text:span text:style-name="T333">Not null </text:span></text:p>
          </table:table-cell>
          <table:table-cell table:style-name="Table12.D2" office:value-type="string">
            <text:p text:style-name="P408"/>
          </table:table-cell>
        </table:table-row>
        <table:table-row table:style-name="TableLine94259532147152">
          <table:table-cell table:style-name="Table12.A2" office:value-type="string">
            <text:p text:style-name="P579">caption</text:p>
          </table:table-cell>
          <table:table-cell table:style-name="Table12.A2" office:value-type="string">
            <text:p text:style-name="P583">varchar(<text:span text:style-name="T334">255</text:span>)</text:p>
          </table:table-cell>
          <table:table-cell table:style-name="Table12.A2" office:value-type="string">
            <text:p text:style-name="P584">Nullable </text:p>
          </table:table-cell>
          <table:table-cell table:style-name="Table12.D2" office:value-type="string">
            <text:p text:style-name="P408"/>
          </table:table-cell>
        </table:table-row>
        <table:table-row table:style-name="TableLine94259532148112">
          <table:table-cell table:style-name="Table12.A2" office:value-type="string">
            <text:p text:style-name="P579">media_id</text:p>
          </table:table-cell>
          <table:table-cell table:style-name="Table12.A2" office:value-type="string">
            <text:p text:style-name="P582">Big int </text:p>
          </table:table-cell>
          <table:table-cell table:style-name="Table12.A2" office:value-type="string">
            <text:p text:style-name="P585">Unsigned,</text:p>
            <text:p text:style-name="P586">not null , </text:p>
            <text:p text:style-name="P586">foreign key → </text:p>
            <text:p text:style-name="P586">media(id)</text:p>
            <text:p text:style-name="P505"/>
            <text:p text:style-name="P738">on Delete → (<text:span text:style-name="T575">cascade</text:span>)</text:p>
            <text:p text:style-name="P738"/>
            <text:p text:style-name="P738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08"/>
          </table:table-cell>
        </table:table-row>
        <table:table-row table:style-name="TableLine94259532149296">
          <table:table-cell table:style-name="Table12.A2" office:value-type="string">
            <text:p text:style-name="P579">language_id</text:p>
          </table:table-cell>
          <table:table-cell table:style-name="Table12.A2" office:value-type="string">
            <text:p text:style-name="P582">Big int </text:p>
          </table:table-cell>
          <table:table-cell table:style-name="Table12.A2" office:value-type="string">
            <text:p text:style-name="P587">Unsigned , </text:p>
            <text:p text:style-name="P587">not null , </text:p>
            <text:p text:style-name="P587">foreign key → </text:p>
            <text:p text:style-name="P587">languages(id)</text:p>
            <text:p text:style-name="P504"/>
            <text:p text:style-name="P737">on Delete → (<text:span text:style-name="T575">cascade</text:span>)</text:p>
            <text:p text:style-name="P737"/>
            <text:p text:style-name="P737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08"/>
          </table:table-cell>
        </table:table-row>
      </table:table>
      <text:p text:style-name="P329"/>
      <text:list xml:id="list294648541" text:style-name="L39">
        <text:list-item>
          <text:p text:style-name="P1670">روابط :‌</text:p>
          <text:list>
            <text:list-item>
              <text:p text:style-name="P1671">media :‌</text:p>
              <text:list>
                <text:list-item>
                  <text:p text:style-name="P1604">نوع ‌: <text:span text:style-name="T336">1 به </text:span><text:span text:style-name="T337">n </text:span></text:p>
                </text:list-item>
                <text:list-item>
                  <text:p text:style-name="P1604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5"/>
      <text:p text:style-name="P55"/>
      <text:list xml:id="list141134726331006" text:continue-numbering="true" text:style-name="L39">
        <text:list-item>
          <text:list>
            <text:list-item>
              <text:p text:style-name="P1672">languages : </text:p>
              <text:list>
                <text:list-item>
                  <text:p text:style-name="P1652">نوع : <text:span text:style-name="T342">1 به n </text:span></text:p>
                </text:list-item>
                <text:list-item>
                  <text:p text:style-name="P1673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300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41133793057865" text:continue-numbering="true" text:style-name="L39">
        <text:list-item>
          <text:list>
            <text:list-item>
              <text:p text:style-name="P1674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259532190448">
          <table:table-cell table:style-name="Table13.A1" office:value-type="string">
            <text:p text:style-name="P463">Name</text:p>
          </table:table-cell>
          <table:table-cell table:style-name="Table13.A1" office:value-type="string">
            <text:p text:style-name="P463">Data Type</text:p>
          </table:table-cell>
          <table:table-cell table:style-name="Table13.A1" office:value-type="string">
            <text:p text:style-name="P463">Attributes</text:p>
          </table:table-cell>
          <table:table-cell table:style-name="Table13.D1" office:value-type="string">
            <text:p text:style-name="P463">Comment</text:p>
          </table:table-cell>
        </table:table-row>
        <table:table-row table:style-name="TableLine94259532228800">
          <table:table-cell table:style-name="Table13.A2" office:value-type="string">
            <text:p text:style-name="P592">id</text:p>
          </table:table-cell>
          <table:table-cell table:style-name="Table13.A2" office:value-type="string">
            <text:p text:style-name="P593">Big int </text:p>
          </table:table-cell>
          <table:table-cell table:style-name="Table13.A2" office:value-type="string">
            <text:p text:style-name="P594">Unsigned,</text:p>
            <text:p text:style-name="P595">Not null , </text:p>
            <text:p text:style-name="P595">unique , </text:p>
            <text:p text:style-name="P595">index , </text:p>
            <text:p text:style-name="P595">primary key , </text:p>
            <text:p text:style-name="P595">auto increment</text:p>
          </table:table-cell>
          <table:table-cell table:style-name="Table13.D2" office:value-type="string">
            <text:p text:style-name="P408"/>
          </table:table-cell>
        </table:table-row>
        <table:table-row table:style-name="TableLine94259532231104">
          <table:table-cell table:style-name="Table13.A2" office:value-type="string">
            <text:p text:style-name="P592">bio</text:p>
          </table:table-cell>
          <table:table-cell table:style-name="Table13.A2" office:value-type="string">
            <text:p text:style-name="P593">varchar(<text:span text:style-name="T349">400</text:span>)</text:p>
          </table:table-cell>
          <table:table-cell table:style-name="Table13.A2" office:value-type="string">
            <text:p text:style-name="P408"><text:s/><text:span text:style-name="T350">Not null </text:span></text:p>
          </table:table-cell>
          <table:table-cell table:style-name="Table13.D2" office:value-type="string">
            <text:p text:style-name="P408"/>
          </table:table-cell>
        </table:table-row>
        <table:table-row table:style-name="TableLine94259532232016">
          <table:table-cell table:style-name="Table13.A2" office:value-type="string">
            <text:p text:style-name="P592">user_id</text:p>
          </table:table-cell>
          <table:table-cell table:style-name="Table13.A2" office:value-type="string">
            <text:p text:style-name="P591">Big int </text:p>
          </table:table-cell>
          <table:table-cell table:style-name="Table13.A2" office:value-type="string">
            <text:p text:style-name="P588">Unsigned , </text:p>
            <text:p text:style-name="P588">not null ,</text:p>
            <text:p text:style-name="P590">foreign key → </text:p>
            <text:p text:style-name="P590"><text:span text:style-name="T351">users</text:span> (id)</text:p>
            <text:p text:style-name="P507"/>
            <text:p text:style-name="P740">on Delete → (<text:span text:style-name="T575">cascade</text:span>)</text:p>
            <text:p text:style-name="P740"/>
            <text:p text:style-name="P740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08"/>
          </table:table-cell>
        </table:table-row>
        <table:table-row table:style-name="TableLine94259532232976">
          <table:table-cell table:style-name="Table13.A2" office:value-type="string">
            <text:p text:style-name="P592">language_id</text:p>
          </table:table-cell>
          <table:table-cell table:style-name="Table13.A2" office:value-type="string">
            <text:p text:style-name="P591">Big int </text:p>
          </table:table-cell>
          <table:table-cell table:style-name="Table13.A2" office:value-type="string">
            <text:p text:style-name="P588">Unsigned , </text:p>
            <text:p text:style-name="P588">not null , </text:p>
            <text:p text:style-name="P589">foreign key → </text:p>
            <text:p text:style-name="P589">languages (id)</text:p>
            <text:p text:style-name="P506"/>
            <text:p text:style-name="P739">on Delete → (<text:span text:style-name="T575">cascade</text:span>)</text:p>
            <text:p text:style-name="P739"/>
            <text:p text:style-name="P739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08"/>
          </table:table-cell>
        </table:table-row>
      </table:table>
      <text:p text:style-name="P330"/>
      <text:list xml:id="list2072494137" text:style-name="L40">
        <text:list-item>
          <text:p text:style-name="P1675">روابط : </text:p>
          <text:list>
            <text:list-item>
              <text:p text:style-name="P1676">users <text:s/>:</text:p>
              <text:list>
                <text:list-item>
                  <text:p text:style-name="P1559">نوع : <text:span text:style-name="T354">1 به n </text:span></text:p>
                </text:list-item>
                <text:list-item>
                  <text:p text:style-name="P1561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6"/>
      <text:list xml:id="list141134931256749" text:continue-numbering="true" text:style-name="L40">
        <text:list-item>
          <text:list>
            <text:list-item>
              <text:p text:style-name="P1677">languages : </text:p>
              <text:list>
                <text:list-item>
                  <text:p text:style-name="P1654">نوع :‌ <text:span text:style-name="T358">1 به n </text:span></text:p>
                </text:list-item>
                <text:list-item>
                  <text:p text:style-name="P1678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313">font_icons : در این جدول <text:span text:style-name="T365">font icons ها را ذخیره میکند !!!</text:span></text:p>
        </text:list-item>
      </text:list>
      <text:p text:style-name="P57"/>
      <text:list xml:id="list141134694684839" text:continue-numbering="true" text:style-name="L40">
        <text:list-item>
          <text:list>
            <text:list-item>
              <text:p text:style-name="P1679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259532275152">
          <table:table-cell table:style-name="Table14.A1" office:value-type="string">
            <text:p text:style-name="P463">Name</text:p>
          </table:table-cell>
          <table:table-cell table:style-name="Table14.A1" office:value-type="string">
            <text:p text:style-name="P463">Data Type</text:p>
          </table:table-cell>
          <table:table-cell table:style-name="Table14.A1" office:value-type="string">
            <text:p text:style-name="P463">Attributes</text:p>
          </table:table-cell>
          <table:table-cell table:style-name="Table14.D1" office:value-type="string">
            <text:p text:style-name="P463">Comment</text:p>
          </table:table-cell>
        </table:table-row>
        <table:table-row table:style-name="TableLine94259532300080">
          <table:table-cell table:style-name="Table14.A2" office:value-type="string">
            <text:p text:style-name="P596">id</text:p>
          </table:table-cell>
          <table:table-cell table:style-name="Table14.A2" office:value-type="string">
            <text:p text:style-name="P597">Big int </text:p>
          </table:table-cell>
          <table:table-cell table:style-name="Table14.A2" office:value-type="string">
            <text:p text:style-name="P597">Unsigned ,<text:span text:style-name="T366">index</text:span></text:p>
            <text:p text:style-name="P598">primary key ,</text:p>
            <text:p text:style-name="P598">unique,</text:p>
            <text:p text:style-name="P598">not null ,</text:p>
            <text:p text:style-name="P598">auto increment</text:p>
          </table:table-cell>
          <table:table-cell table:style-name="Table14.D2" office:value-type="string">
            <text:p text:style-name="P408"/>
          </table:table-cell>
        </table:table-row>
        <table:table-row table:style-name="TableLine94259532301776">
          <table:table-cell table:style-name="Table14.A2" office:value-type="string">
            <text:p text:style-name="P596">name</text:p>
          </table:table-cell>
          <table:table-cell table:style-name="Table14.A2" office:value-type="string">
            <text:p text:style-name="P598">varchar(48)</text:p>
          </table:table-cell>
          <table:table-cell table:style-name="Table14.A2" office:value-type="string">
            <text:p text:style-name="P600">Not null </text:p>
          </table:table-cell>
          <table:table-cell table:style-name="Table14.D2" office:value-type="string">
            <text:p text:style-name="P408"/>
          </table:table-cell>
        </table:table-row>
        <table:table-row table:style-name="TableLine94259532302688">
          <table:table-cell table:style-name="Table14.A2" office:value-type="string">
            <text:p text:style-name="P596">class</text:p>
          </table:table-cell>
          <table:table-cell table:style-name="Table14.A2" office:value-type="string">
            <text:p text:style-name="P420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601">Unique , not null </text:p>
          </table:table-cell>
          <table:table-cell table:style-name="Table14.D2" office:value-type="string">
            <text:p text:style-name="P603">Css class</text:p>
          </table:table-cell>
        </table:table-row>
        <table:table-row table:style-name="TableLine94259532303648">
          <table:table-cell table:style-name="Table14.A2" office:value-type="string">
            <text:p text:style-name="P596">unicode</text:p>
          </table:table-cell>
          <table:table-cell table:style-name="Table14.A2" office:value-type="string">
            <text:p text:style-name="P599">varchar(12)</text:p>
          </table:table-cell>
          <table:table-cell table:style-name="Table14.A2" office:value-type="string">
            <text:p text:style-name="P602">Not null </text:p>
          </table:table-cell>
          <table:table-cell table:style-name="Table14.D2" office:value-type="string">
            <text:p text:style-name="P408"/>
          </table:table-cell>
        </table:table-row>
      </table:table>
      <text:p text:style-name="P331"/>
      <text:list xml:id="list2113878991" text:style-name="L41">
        <text:list-item>
          <text:list>
            <text:list-item>
              <text:p text:style-name="P1680">ارتباطات : </text:p>
              <text:list>
                <text:list-item>
                  <text:p text:style-name="P1681">users : </text:p>
                  <text:list>
                    <text:list-item>
                      <text:p text:style-name="P1682">نوع : <text:span text:style-name="T460">1 به n </text:span></text:p>
                    </text:list-item>
                    <text:list-item>
                      <text:p text:style-name="P1682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41134043619821" text:continue-numbering="true" text:style-name="L41">
        <text:list-item>
          <text:list>
            <text:list-item>
              <text:list>
                <text:list-item>
                  <text:p text:style-name="P1683">dates : </text:p>
                  <text:list>
                    <text:list-item>
                      <text:p text:style-name="P1684">نوع : <text:span text:style-name="T369">1 به n</text:span></text:p>
                    </text:list-item>
                    <text:list-item>
                      <text:p text:style-name="P1507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41134150001986" text:continue-numbering="true" text:style-name="L41">
        <text:list-item>
          <text:list>
            <text:list-item>
              <text:list>
                <text:list-item>
                  <text:p text:style-name="P1685">iconables : </text:p>
                  <text:list>
                    <text:list-item>
                      <text:p text:style-name="P1687">نوع : <text:span text:style-name="T395">1 به n</text:span></text:p>
                    </text:list-item>
                    <text:list-item>
                      <text:p text:style-name="P1688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41133868212163" text:continue-numbering="true" text:style-name="L41">
        <text:list-item>
          <text:list>
            <text:list-item>
              <text:list>
                <text:list-item>
                  <text:p text:style-name="P1691">icon_groups : </text:p>
                  <text:list>
                    <text:list-item>
                      <text:p text:style-name="P1693">نوع : </text:p>
                    </text:list-item>
                    <text:list-item>
                      <text:p text:style-name="P1693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693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><text:tab/><text:tab/><text:tab/><text:span text:style-name="T414">icon_groupables </text:span></text:p>
      <text:p text:style-name="P71"/>
      <text:p text:style-name="P71"/>
      <text:p text:style-name="P71"/>
      <text:p text:style-name="P71"/>
      <text:p text:style-name="P71"><text:soft-page-break/></text:p>
      <text:list xml:id="list1859314755" text:style-name="L42">
        <text:list-item>
          <text:list>
            <text:list-item>
              <text:list>
                <text:list-item>
                  <text:p text:style-name="P1508"><text:span text:style-name="T440">icon_groupables </text:span><text:span text:style-name="T424"><text:s/></text:span></text:p>
                  <text:list>
                    <text:list-item>
                      <text:p text:style-name="P1695">نوع : <text:span text:style-name="T427">1 به n </text:span></text:p>
                    </text:list-item>
                    <text:list-item>
                      <text:p text:style-name="P1695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1135379839378" text:continue-list="list141133868212163" text:style-name="L41">
        <text:list-item>
          <text:p text:style-name="P2314">custom_icons : <text:span text:style-name="T380">در این جدول ایکون های custom ذخیره میشوند !!!</text:span></text:p>
        </text:list-item>
      </text:list>
      <text:p text:style-name="P58"/>
      <text:list xml:id="list141134217799115" text:continue-numbering="true" text:style-name="L41">
        <text:list-item>
          <text:list>
            <text:list-item>
              <text:p text:style-name="P1697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259532340912">
          <table:table-cell table:style-name="Table15.A1" office:value-type="string">
            <text:p text:style-name="P463">Name</text:p>
          </table:table-cell>
          <table:table-cell table:style-name="Table15.A1" office:value-type="string">
            <text:p text:style-name="P463">Data Type</text:p>
          </table:table-cell>
          <table:table-cell table:style-name="Table15.A1" office:value-type="string">
            <text:p text:style-name="P463">Attributes</text:p>
          </table:table-cell>
          <table:table-cell table:style-name="Table15.D1" office:value-type="string">
            <text:p text:style-name="P463">Comment</text:p>
          </table:table-cell>
        </table:table-row>
        <table:table-row table:style-name="TableLine94259532404032">
          <table:table-cell table:style-name="Table15.A2" office:value-type="string">
            <text:p text:style-name="P608">id</text:p>
          </table:table-cell>
          <table:table-cell table:style-name="Table15.A2" office:value-type="string">
            <text:p text:style-name="P607">Big int</text:p>
          </table:table-cell>
          <table:table-cell table:style-name="Table15.A2" office:value-type="string">
            <text:p text:style-name="P607">Unsigned , index , </text:p>
            <text:p text:style-name="P607">not null , </text:p>
            <text:p text:style-name="P604">unique , </text:p>
            <text:p text:style-name="P604">primary key , </text:p>
            <text:p text:style-name="P604">auto increment</text:p>
          </table:table-cell>
          <table:table-cell table:style-name="Table15.D2" office:value-type="string">
            <text:p text:style-name="P408"/>
          </table:table-cell>
        </table:table-row>
        <table:table-row table:style-name="TableLine94259532365296">
          <table:table-cell table:style-name="Table15.A2" office:value-type="string">
            <text:p text:style-name="P608">name</text:p>
          </table:table-cell>
          <table:table-cell table:style-name="Table15.A2" office:value-type="string">
            <text:p text:style-name="P605">varchar(48)</text:p>
          </table:table-cell>
          <table:table-cell table:style-name="Table15.A2" office:value-type="string">
            <text:p text:style-name="P606">Not null </text:p>
          </table:table-cell>
          <table:table-cell table:style-name="Table15.D2" office:value-type="string">
            <text:p text:style-name="P408"/>
          </table:table-cell>
        </table:table-row>
      </table:table>
      <text:p text:style-name="P332"/>
      <text:list xml:id="list3188302340" text:style-name="L43">
        <text:list-item>
          <text:list>
            <text:list-item>
              <text:p text:style-name="P1698">روابط : </text:p>
              <text:list>
                <text:list-item>
                  <text:p text:style-name="P1699">users : </text:p>
                  <text:list>
                    <text:list-item>
                      <text:p text:style-name="P1699">نوع : <text:span text:style-name="T464">1 به n </text:span></text:p>
                    </text:list-item>
                    <text:list-item>
                      <text:p text:style-name="P1700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41134759011690" text:continue-numbering="true" text:style-name="L43">
        <text:list-item>
          <text:list>
            <text:list-item>
              <text:list>
                <text:list-item>
                  <text:p text:style-name="P1698">dates : </text:p>
                  <text:list>
                    <text:list-item>
                      <text:p text:style-name="P1701">نوع : <text:span text:style-name="T382">1 به n</text:span></text:p>
                    </text:list-item>
                    <text:list-item>
                      <text:p text:style-name="P1701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list xml:id="list141134809846572" text:continue-numbering="true" text:style-name="L43">
        <text:list-item>
          <text:list>
            <text:list-item>
              <text:list>
                <text:list-item>
                  <text:p text:style-name="P1702">media : </text:p>
                  <text:list>
                    <text:list-item>
                      <text:p text:style-name="P1632">نوع : <text:span text:style-name="T387">1 به 1 </text:span></text:p>
                    </text:list-item>
                    <text:list-item>
                      <text:p text:style-name="P1632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list xml:id="list141134249570682" text:continue-numbering="true" text:style-name="L43">
        <text:list-item>
          <text:list>
            <text:list-item>
              <text:list>
                <text:list-item>
                  <text:p text:style-name="P1686">iconables : </text:p>
                  <text:list>
                    <text:list-item>
                      <text:p text:style-name="P1689">نوع : <text:span text:style-name="T395">1 به n</text:span></text:p>
                    </text:list-item>
                    <text:list-item>
                      <text:p text:style-name="P1690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p text:style-name="P69"/>
      <text:p text:style-name="P69"/>
      <text:p text:style-name="P69"/>
      <text:p text:style-name="P69"/>
      <text:p text:style-name="P69"/>
      <text:list xml:id="list141134136761214" text:continue-numbering="true" text:style-name="L43">
        <text:list-item>
          <text:list>
            <text:list-item>
              <text:list>
                <text:list-item>
                  <text:p text:style-name="P1703"><text:soft-page-break/>icon_groups : </text:p>
                  <text:list>
                    <text:list-item>
                      <text:p text:style-name="P1705">نوع :‌<text:span text:style-name="T415">n به n</text:span></text:p>
                    </text:list-item>
                    <text:list-item>
                      <text:p text:style-name="P1707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07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981126920" text:style-name="L44">
        <text:list-item>
          <text:list>
            <text:list-item>
              <text:list>
                <text:list-item>
                  <text:p text:style-name="P1510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41135552111867" text:continue-list="list1859314755" text:style-name="L42">
        <text:list-item>
          <text:list>
            <text:list-item>
              <text:list>
                <text:list-item>
                  <text:list>
                    <text:list-item>
                      <text:p text:style-name="P1709">نوع : <text:span text:style-name="T433">1 به n </text:span></text:p>
                    </text:list-item>
                    <text:list-item>
                      <text:p text:style-name="P1709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41135675492464" text:continue-list="list141134136761214" text:style-name="L43">
        <text:list-item>
          <text:p text:style-name="P2315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2"><text:tab/><text:span text:style-name="T393">این جدول بین چندین موجودیت share میشود </text:span></text:p>
      <text:list xml:id="list141135264217320" text:continue-numbering="true" text:style-name="L43">
        <text:list-header>
          <text:p text:style-name="P1711"/>
        </text:list-header>
      </text:list>
      <text:p text:style-name="P61"/>
      <text:list xml:id="list141134190615085" text:continue-numbering="true" text:style-name="L43">
        <text:list-item>
          <text:list>
            <text:list-item>
              <text:p text:style-name="P1712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259532520784">
          <table:table-cell table:style-name="Table16.A1" office:value-type="string">
            <text:p text:style-name="P463">Name</text:p>
          </table:table-cell>
          <table:table-cell table:style-name="Table16.A1" office:value-type="string">
            <text:p text:style-name="P463">Data Type</text:p>
          </table:table-cell>
          <table:table-cell table:style-name="Table16.A1" office:value-type="string">
            <text:p text:style-name="P463">Attributes</text:p>
          </table:table-cell>
          <table:table-cell table:style-name="Table16.D1" office:value-type="string">
            <text:p text:style-name="P463">Comment</text:p>
          </table:table-cell>
        </table:table-row>
        <table:table-row table:style-name="TableLine94259532540496">
          <table:table-cell table:style-name="Table16.A2" office:value-type="string">
            <text:p text:style-name="P609">id</text:p>
          </table:table-cell>
          <table:table-cell table:style-name="Table16.A2" office:value-type="string">
            <text:p text:style-name="P612">Big int </text:p>
          </table:table-cell>
          <table:table-cell table:style-name="Table16.A2" office:value-type="string">
            <text:p text:style-name="P612">Unsigned , </text:p>
            <text:p text:style-name="P613">not null , </text:p>
            <text:p text:style-name="P614">primary key , </text:p>
            <text:p text:style-name="P614">auto increment,</text:p>
            <text:p text:style-name="P615">unique , </text:p>
            <text:p text:style-name="P616">index </text:p>
          </table:table-cell>
          <table:table-cell table:style-name="Table16.D2" office:value-type="string">
            <text:p text:style-name="P408"/>
          </table:table-cell>
        </table:table-row>
        <table:table-row table:style-name="TableLine94259532541968">
          <table:table-cell table:style-name="Table16.A2" office:value-type="string">
            <text:p text:style-name="P610">object_type</text:p>
          </table:table-cell>
          <table:table-cell table:style-name="Table16.A2" office:value-type="string">
            <text:p text:style-name="P618">varchar(255)</text:p>
          </table:table-cell>
          <table:table-cell table:style-name="Table16.A2" office:value-type="string">
            <text:p text:style-name="P624">Not null </text:p>
          </table:table-cell>
          <table:table-cell table:style-name="Table16.D2" office:value-type="string">
            <text:p text:style-name="P408"/>
          </table:table-cell>
        </table:table-row>
        <table:table-row table:style-name="TableLine94259532542880">
          <table:table-cell table:style-name="Table16.A2" office:value-type="string">
            <text:p text:style-name="P610">object_id</text:p>
          </table:table-cell>
          <table:table-cell table:style-name="Table16.A2" office:value-type="string">
            <text:p text:style-name="P620">Big int </text:p>
          </table:table-cell>
          <table:table-cell table:style-name="Table16.A2" office:value-type="string">
            <text:p text:style-name="P619">Unsigned ,</text:p>
            <text:p text:style-name="P619"><text:s/><text:span text:style-name="T394">not null </text:span></text:p>
          </table:table-cell>
          <table:table-cell table:style-name="Table16.D2" office:value-type="string">
            <text:p text:style-name="P408"/>
          </table:table-cell>
        </table:table-row>
        <table:table-row table:style-name="TableLine94259532543840">
          <table:table-cell table:style-name="Table16.A2" office:value-type="string">
            <text:p text:style-name="P611">icon_type</text:p>
          </table:table-cell>
          <table:table-cell table:style-name="Table16.A2" office:value-type="string">
            <text:p text:style-name="P617">varchar(255)</text:p>
          </table:table-cell>
          <table:table-cell table:style-name="Table16.A2" office:value-type="string">
            <text:p text:style-name="P624">Not null </text:p>
          </table:table-cell>
          <table:table-cell table:style-name="Table16.D2" office:value-type="string">
            <text:p text:style-name="P625">Custom || font </text:p>
          </table:table-cell>
        </table:table-row>
        <table:table-row table:style-name="TableLine94259532545024">
          <table:table-cell table:style-name="Table16.A2" office:value-type="string">
            <text:p text:style-name="P611">icon_id</text:p>
          </table:table-cell>
          <table:table-cell table:style-name="Table16.A2" office:value-type="string">
            <text:p text:style-name="P620">Big int </text:p>
          </table:table-cell>
          <table:table-cell table:style-name="Table16.A2" office:value-type="string">
            <text:p text:style-name="P619">Unsigned ,</text:p>
            <text:p text:style-name="P619"><text:s/><text:span text:style-name="T394">not null </text:span></text:p>
          </table:table-cell>
          <table:table-cell table:style-name="Table16.D2" office:value-type="string">
            <text:p text:style-name="P408"/>
          </table:table-cell>
        </table:table-row>
      </table:table>
      <text:p text:style-name="P333"/>
      <text:list xml:id="list2388343387" text:style-name="L45">
        <text:list-item>
          <text:list>
            <text:list-item>
              <text:p text:style-name="P1713">روابط : </text:p>
              <text:list>
                <text:list-item>
                  <text:p text:style-name="P1714">font_icons : </text:p>
                  <text:list>
                    <text:list-item>
                      <text:p text:style-name="P1715">نوع <text:s/>:‌<text:span text:style-name="T395">1 به n</text:span></text:p>
                    </text:list-item>
                    <text:list-item>
                      <text:p text:style-name="P1715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141135702203678" text:continue-numbering="true" text:style-name="L45">
        <text:list-item>
          <text:list>
            <text:list-item>
              <text:list>
                <text:list-item>
                  <text:p text:style-name="P1716">custom_icons : </text:p>
                  <text:list>
                    <text:list-item>
                      <text:p text:style-name="P1716">نوع : <text:span text:style-name="T395">1 به n</text:span></text:p>
                    </text:list-item>
                    <text:list-item>
                      <text:p text:style-name="P1716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511"><text:span text:style-name="T408">icon_groups</text:span><text:span text:style-name="T409"> : </text:span></text:p>
                  <text:list>
                    <text:list-item>
                      <text:p text:style-name="P1717">نوع : <text:span text:style-name="T404">1 به 1 </text:span></text:p>
                    </text:list-item>
                    <text:list-item>
                      <text:p text:style-name="P1717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6">icon_groups : <text:span text:style-name="T399">این جدول برای ساخت گروه هایی برای icon ساخته شده </text:span></text:p>
        </text:list-item>
      </text:list>
      <text:p text:style-name="P66"/>
      <text:list xml:id="list141134102881865" text:continue-numbering="true" text:style-name="L45">
        <text:list-item>
          <text:list>
            <text:list-item>
              <text:p text:style-name="P1719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259532588736">
          <table:table-cell table:style-name="Table17.A1" office:value-type="string">
            <text:p text:style-name="P463">Name</text:p>
          </table:table-cell>
          <table:table-cell table:style-name="Table17.A1" office:value-type="string">
            <text:p text:style-name="P463">Data Type</text:p>
          </table:table-cell>
          <table:table-cell table:style-name="Table17.A1" office:value-type="string">
            <text:p text:style-name="P463">Attributes</text:p>
          </table:table-cell>
          <table:table-cell table:style-name="Table17.D1" office:value-type="string">
            <text:p text:style-name="P463">Comment</text:p>
          </table:table-cell>
        </table:table-row>
        <table:table-row table:style-name="TableLine94259532609728">
          <table:table-cell table:style-name="Table17.A2" office:value-type="string">
            <text:p text:style-name="P609">id</text:p>
          </table:table-cell>
          <table:table-cell table:style-name="Table17.A2" office:value-type="string">
            <text:p text:style-name="P612">Big int </text:p>
          </table:table-cell>
          <table:table-cell table:style-name="Table17.A2" office:value-type="string">
            <text:p text:style-name="P612">Unsigned , </text:p>
            <text:p text:style-name="P613">not null , </text:p>
            <text:p text:style-name="P614">primary key , </text:p>
            <text:p text:style-name="P614">auto increment,</text:p>
            <text:p text:style-name="P615">unique , </text:p>
            <text:p text:style-name="P616">index </text:p>
          </table:table-cell>
          <table:table-cell table:style-name="Table17.D2" office:value-type="string">
            <text:p text:style-name="P408"/>
          </table:table-cell>
        </table:table-row>
        <table:table-row table:style-name="TableLine94259532611072">
          <table:table-cell table:style-name="Table17.A2" office:value-type="string">
            <text:p text:style-name="P621">name</text:p>
          </table:table-cell>
          <table:table-cell table:style-name="Table17.A2" office:value-type="string">
            <text:p text:style-name="P622">varchar(48)</text:p>
          </table:table-cell>
          <table:table-cell table:style-name="Table17.A2" office:value-type="string">
            <text:p text:style-name="P623">Not null , <text:span text:style-name="T400">unique </text:span></text:p>
          </table:table-cell>
          <table:table-cell table:style-name="Table17.D2" office:value-type="string">
            <text:p text:style-name="P408"/>
          </table:table-cell>
        </table:table-row>
      </table:table>
      <text:p text:style-name="P334"/>
      <text:p text:style-name="P334"/>
      <text:list xml:id="list1087722021" text:style-name="L46">
        <text:list-item>
          <text:list>
            <text:list-item>
              <text:p text:style-name="P1720">روابط :‌</text:p>
            </text:list-item>
          </text:list>
        </text:list-item>
      </text:list>
      <text:p text:style-name="P79"/>
      <text:list xml:id="list141133729092448" text:continue-numbering="true" text:style-name="L46">
        <text:list-item>
          <text:list>
            <text:list-item>
              <text:list>
                <text:list-item>
                  <text:p text:style-name="P1721">users : </text:p>
                  <text:list>
                    <text:list-item>
                      <text:p text:style-name="P1722">نوع : <text:span text:style-name="T469">1 به n </text:span></text:p>
                    </text:list-item>
                    <text:list-item>
                      <text:p text:style-name="P1722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41134460785668" text:continue-numbering="true" text:style-name="L46">
        <text:list-item>
          <text:list>
            <text:list-item>
              <text:list>
                <text:list-item>
                  <text:p text:style-name="P1723">dates : </text:p>
                  <text:list>
                    <text:list-item>
                      <text:p text:style-name="P1723">نوع : <text:span text:style-name="T401">1 به N </text:span></text:p>
                    </text:list-item>
                    <text:list-item>
                      <text:p text:style-name="P1723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41134915317885" text:continue-numbering="true" text:style-name="L46">
        <text:list-item>
          <text:list>
            <text:list-item>
              <text:list>
                <text:list-item>
                  <text:p text:style-name="P1724">iconable : </text:p>
                  <text:list>
                    <text:list-item>
                      <text:p text:style-name="P1718">نوع : <text:span text:style-name="T404">1 به 1 </text:span></text:p>
                    </text:list-item>
                    <text:list-item>
                      <text:p text:style-name="P1718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41135682870662" text:continue-list="list141134217799115" text:style-name="L41">
        <text:list-item>
          <text:list>
            <text:list-item>
              <text:list>
                <text:list-item>
                  <text:p text:style-name="P1692"><text:span text:style-name="T412">font_icons</text:span> : </text:p>
                  <text:list>
                    <text:list-item>
                      <text:p text:style-name="P1694">نوع : </text:p>
                    </text:list-item>
                    <text:list-item>
                      <text:p text:style-name="P1694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694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><text:tab/><text:tab/><text:tab/><text:span text:style-name="T414">icon_groupables </text:span></text:p>
      <text:p text:style-name="P1470"/>
      <text:list xml:id="list141134601779548" text:continue-list="list141134190615085" text:style-name="L43">
        <text:list-item>
          <text:list>
            <text:list-item>
              <text:list>
                <text:list-item>
                  <text:p text:style-name="P1704"><text:span text:style-name="T416"><text:s/>custom_icons</text:span> : </text:p>
                  <text:list>
                    <text:list-item>
                      <text:p text:style-name="P1706">نوع :‌<text:span text:style-name="T415">n به n</text:span></text:p>
                    </text:list-item>
                    <text:list-item>
                      <text:p text:style-name="P1708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08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3"><text:tab/><text:tab/><text:tab/><text:span text:style-name="T419">icon_groupable </text:span></text:p>
      <text:p text:style-name="P73"/>
      <text:list xml:id="list141135581211340" text:continue-list="list141135552111867" text:style-name="L42">
        <text:list-item>
          <text:list>
            <text:list-item>
              <text:list>
                <text:list-item>
                  <text:p text:style-name="P1509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725">نوع : <text:span text:style-name="T441">1 به n </text:span></text:p>
                    </text:list-item>
                    <text:list-item>
                      <text:p text:style-name="P1725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21051213" text:style-name="L47">
        <text:list-item>
          <text:p text:style-name="P2301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41135614750829" text:continue-numbering="true" text:style-name="L47">
        <text:list-item>
          <text:list>
            <text:list-item>
              <text:p text:style-name="P1727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259532658240">
          <table:table-cell table:style-name="Table18.A1" office:value-type="string">
            <text:p text:style-name="P463">Name</text:p>
          </table:table-cell>
          <table:table-cell table:style-name="Table18.A1" office:value-type="string">
            <text:p text:style-name="P463">Data Type</text:p>
          </table:table-cell>
          <table:table-cell table:style-name="Table18.A1" office:value-type="string">
            <text:p text:style-name="P463">Attributes</text:p>
          </table:table-cell>
          <table:table-cell table:style-name="Table18.D1" office:value-type="string">
            <text:p text:style-name="P463">Comment</text:p>
          </table:table-cell>
        </table:table-row>
        <table:table-row table:style-name="TableLine94259532729760">
          <table:table-cell table:style-name="Table18.A2" office:value-type="string">
            <text:p text:style-name="P626">id</text:p>
          </table:table-cell>
          <table:table-cell table:style-name="Table18.A2" office:value-type="string">
            <text:p text:style-name="P629">Big int </text:p>
          </table:table-cell>
          <table:table-cell table:style-name="Table18.A2" office:value-type="string">
            <text:p text:style-name="P634">Unsigned ,</text:p>
            <text:p text:style-name="P636">not null ,</text:p>
            <text:p text:style-name="P635">unique , </text:p>
            <text:p text:style-name="P635">primary key , </text:p>
            <text:p text:style-name="P635">auto increment , </text:p>
            <text:p text:style-name="P635">index , </text:p>
          </table:table-cell>
          <table:table-cell table:style-name="Table18.D2" office:value-type="string">
            <text:p text:style-name="P408"/>
          </table:table-cell>
        </table:table-row>
        <table:table-row table:style-name="TableLine94259532732064">
          <table:table-cell table:style-name="Table18.A2" office:value-type="string">
            <text:p text:style-name="P627">icon_type</text:p>
          </table:table-cell>
          <table:table-cell table:style-name="Table18.A2" office:value-type="string">
            <text:p text:style-name="P630">varchar(255)</text:p>
          </table:table-cell>
          <table:table-cell table:style-name="Table18.A2" office:value-type="string">
            <text:p text:style-name="P637">not null ,</text:p>
          </table:table-cell>
          <table:table-cell table:style-name="Table18.D2" office:value-type="string">
            <text:p text:style-name="P408"/>
          </table:table-cell>
        </table:table-row>
        <table:table-row table:style-name="TableLine94259532732976">
          <table:table-cell table:style-name="Table18.A2" office:value-type="string">
            <text:p text:style-name="P627">icon_id</text:p>
          </table:table-cell>
          <table:table-cell table:style-name="Table18.A2" office:value-type="string">
            <text:p text:style-name="P631">Big int </text:p>
          </table:table-cell>
          <table:table-cell table:style-name="Table18.A2" office:value-type="string">
            <text:p text:style-name="P633">Unsigned ,</text:p>
            <text:p text:style-name="P637">not null ,</text:p>
          </table:table-cell>
          <table:table-cell table:style-name="Table18.D2" office:value-type="string">
            <text:p text:style-name="P408"/>
          </table:table-cell>
        </table:table-row>
        <table:table-row table:style-name="TableLine94259532733936">
          <table:table-cell table:style-name="Table18.A2" office:value-type="string">
            <text:p text:style-name="P628">icon_group_id</text:p>
          </table:table-cell>
          <table:table-cell table:style-name="Table18.A2" office:value-type="string">
            <text:p text:style-name="P632">Big int </text:p>
          </table:table-cell>
          <table:table-cell table:style-name="Table18.A2" office:value-type="string">
            <text:p text:style-name="P633">Unsigned ,</text:p>
            <text:p text:style-name="P637">not null ,</text:p>
            <text:p text:style-name="P753">foreign key icon_groups(id)</text:p>
            <text:p text:style-name="P508"/>
            <text:p text:style-name="P741">on Delete → (<text:span text:style-name="T575">cascade</text:span>)</text:p>
            <text:p text:style-name="P741"/>
            <text:p text:style-name="P741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408"/>
          </table:table-cell>
        </table:table-row>
      </table:table>
      <text:p text:style-name="P335"/>
      <text:p text:style-name="P335"/>
      <text:list xml:id="list141134191433382" text:continue-list="list141135581211340" text:style-name="L42">
        <text:list-item>
          <text:list>
            <text:list-item>
              <text:p text:style-name="P1728">ارتباطات :‌</text:p>
            </text:list-item>
          </text:list>
        </text:list-item>
      </text:list>
      <text:p text:style-name="P74"/>
      <text:list xml:id="list141134965051593" text:continue-numbering="true" text:style-name="L42">
        <text:list-item>
          <text:list>
            <text:list-item>
              <text:list>
                <text:list-item>
                  <text:p text:style-name="P1729">font_icons </text:p>
                  <text:list>
                    <text:list-item>
                      <text:p text:style-name="P1696">نوع : <text:span text:style-name="T427">1 به n </text:span></text:p>
                    </text:list-item>
                    <text:list-item>
                      <text:p text:style-name="P1696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/>
      <text:list xml:id="list141135526006661" text:continue-numbering="true" text:style-name="L42">
        <text:list-item>
          <text:list>
            <text:list-item>
              <text:list>
                <text:list-item>
                  <text:p text:style-name="P1730">custom_icons : </text:p>
                  <text:list>
                    <text:list-item>
                      <text:p text:style-name="P1710">نوع : <text:span text:style-name="T433">1 به n </text:span></text:p>
                    </text:list-item>
                    <text:list-item>
                      <text:p text:style-name="P1710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41135570947910" text:continue-numbering="true" text:style-name="L42">
        <text:list-item>
          <text:list>
            <text:list-item>
              <text:list>
                <text:list-item>
                  <text:p text:style-name="P1731">icon_groups : </text:p>
                  <text:list>
                    <text:list-item>
                      <text:p text:style-name="P1726">نوع : <text:span text:style-name="T441">1 به n </text:span></text:p>
                    </text:list-item>
                    <text:list-item>
                      <text:p text:style-name="P1726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32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1"/>
      <text:list xml:id="list141135013306012" text:continue-numbering="true" text:style-name="L42">
        <text:list-item>
          <text:list>
            <text:list-item>
              <text:p text:style-name="P1733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259532767104">
          <table:table-cell table:style-name="Table27.A1" office:value-type="string">
            <text:p text:style-name="P463">Name</text:p>
          </table:table-cell>
          <table:table-cell table:style-name="Table27.A1" office:value-type="string">
            <text:p text:style-name="P463">Data Type</text:p>
          </table:table-cell>
          <table:table-cell table:style-name="Table27.A1" office:value-type="string">
            <text:p text:style-name="P463">Attributes</text:p>
          </table:table-cell>
          <table:table-cell table:style-name="Table27.D1" office:value-type="string">
            <text:p text:style-name="P463">Comment</text:p>
          </table:table-cell>
        </table:table-row>
        <table:table-row table:style-name="TableLine94259532796496">
          <table:table-cell table:style-name="Table27.A2" office:value-type="string">
            <text:p text:style-name="P800">id</text:p>
          </table:table-cell>
          <table:table-cell table:style-name="Table27.A2" office:value-type="string">
            <text:p text:style-name="P802">Big int </text:p>
          </table:table-cell>
          <table:table-cell table:style-name="Table27.A2" office:value-type="string">
            <text:p text:style-name="P804">Unsigned , <text:span text:style-name="T642">not null , unique ,</text:span></text:p>
            <text:p text:style-name="P805">primary key , auto increment ,</text:p>
            <text:p text:style-name="P806">index</text:p>
          </table:table-cell>
          <table:table-cell table:style-name="Table27.D2" office:value-type="string">
            <text:p text:style-name="P408"/>
          </table:table-cell>
        </table:table-row>
        <table:table-row table:style-name="TableLine94259532798672">
          <table:table-cell table:style-name="Table27.A2" office:value-type="string">
            <text:p text:style-name="P1278">active</text:p>
          </table:table-cell>
          <table:table-cell table:style-name="Table27.A2" office:value-type="string">
            <text:p text:style-name="P1101">boolean</text:p>
          </table:table-cell>
          <table:table-cell table:style-name="Table27.A2" office:value-type="string">
            <text:p text:style-name="P802">Not null , <text:span text:style-name="T643">defualt </text:span><text:span text:style-name="T644">0</text:span></text:p>
          </table:table-cell>
          <table:table-cell table:style-name="Table27.D2" office:value-type="string">
            <text:p text:style-name="P408"/>
          </table:table-cell>
        </table:table-row>
        <table:table-row table:style-name="TableLine94259532799584">
          <table:table-cell table:style-name="Table27.A2" office:value-type="string">
            <text:p text:style-name="P801">app_setting_id</text:p>
          </table:table-cell>
          <table:table-cell table:style-name="Table27.A2" office:value-type="string">
            <text:p text:style-name="P803">Big int</text:p>
          </table:table-cell>
          <table:table-cell table:style-name="Table27.A2" office:value-type="string">
            <text:p text:style-name="P427"><text:span text:style-name="T645">Nullable </text:span><text:span text:style-name="T646">, </text:span><text:span text:style-name="T650">unsigned</text:span></text:p>
            <text:p text:style-name="P755">foreign key → app_settings(id)</text:p>
            <text:p text:style-name="P515"/>
            <text:p text:style-name="P427"><text:span text:style-name="T574">on Delete → (</text:span><text:span text:style-name="T578">set null</text:span><text:span text:style-name="T574">)</text:span></text:p>
            <text:p text:style-name="P748"/>
            <text:p text:style-name="P748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408"/>
          </table:table-cell>
        </table:table-row>
      </table:table>
      <text:p text:style-name="P346"/>
      <text:list xml:id="list3202456522" text:style-name="L48">
        <text:list-item>
          <text:list>
            <text:list-item>
              <text:p text:style-name="P1734">ارتباطات :‌</text:p>
              <text:list>
                <text:list-item>
                  <text:p text:style-name="P1735">dates :</text:p>
                  <text:list>
                    <text:list-item>
                      <text:p text:style-name="P1736">نوع :‌ <text:span text:style-name="T668">1 به n </text:span></text:p>
                    </text:list-item>
                    <text:list-item>
                      <text:p text:style-name="P1736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41134778944153" text:continue-numbering="true" text:style-name="L48">
        <text:list-item>
          <text:list>
            <text:list-item>
              <text:list>
                <text:list-item>
                  <text:p text:style-name="P1735">users :</text:p>
                  <text:list>
                    <text:list-item>
                      <text:p text:style-name="P1736">نوع :‌<text:span text:style-name="T669">1 به n </text:span></text:p>
                    </text:list-item>
                    <text:list-item>
                      <text:p text:style-name="P1736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41135048889473" text:continue-numbering="true" text:style-name="L48">
        <text:list-item>
          <text:list>
            <text:list-item>
              <text:list>
                <text:list-item>
                  <text:p text:style-name="P1742">app_settings :</text:p>
                  <text:list>
                    <text:list-item>
                      <text:p text:style-name="P1737">نوع :‌<text:span text:style-name="T673">1 به n</text:span></text:p>
                    </text:list-item>
                    <text:list-item>
                      <text:p text:style-name="P1737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xml:id="list141135506295213" text:continue-numbering="true" text:style-name="L48">
        <text:list-item>
          <text:list>
            <text:list-item>
              <text:list>
                <text:list-item>
                  <text:p text:style-name="P1743">media :</text:p>
                  <text:list>
                    <text:list-item>
                      <text:p text:style-name="P1738">نوع :‌ <text:span text:style-name="T674">1 به 1 </text:span></text:p>
                    </text:list-item>
                    <text:list-item>
                      <text:p text:style-name="P1738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p text:style-name="P115"/>
      <text:p text:style-name="P115"/>
      <text:list xml:id="list141133926780904" text:continue-numbering="true" text:style-name="L48">
        <text:list-item>
          <text:list>
            <text:list-item>
              <text:list>
                <text:list-item>
                  <text:p text:style-name="P1512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739">نوع :‌<text:span text:style-name="T679">1 به n </text:span></text:p>
                    </text:list-item>
                    <text:list-item>
                      <text:p text:style-name="P1740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p text:style-name="P112"/>
      <text:list xml:id="list141134675692741" text:continue-numbering="true" text:style-name="L48">
        <text:list-item>
          <text:p text:style-name="P2317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7"/>
      <text:list xml:id="list141135522115432" text:continue-numbering="true" text:style-name="L48">
        <text:list-item>
          <text:list>
            <text:list-item>
              <text:p text:style-name="P1744">ستون ها </text:p>
            </text:list-item>
          </text:list>
        </text:list-item>
      </text:list>
      <text:p text:style-name="P118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259532817552">
          <table:table-cell table:style-name="Table28.A1" office:value-type="string">
            <text:p text:style-name="P463">Name</text:p>
          </table:table-cell>
          <table:table-cell table:style-name="Table28.A1" office:value-type="string">
            <text:p text:style-name="P463">Data Type</text:p>
          </table:table-cell>
          <table:table-cell table:style-name="Table28.A1" office:value-type="string">
            <text:p text:style-name="P463">Attributes</text:p>
          </table:table-cell>
          <table:table-cell table:style-name="Table28.D1" office:value-type="string">
            <text:p text:style-name="P463">Comment</text:p>
          </table:table-cell>
        </table:table-row>
        <table:table-row table:style-name="TableLine94259532897440">
          <table:table-cell table:style-name="Table28.A2" office:value-type="string">
            <text:p text:style-name="P807">id</text:p>
          </table:table-cell>
          <table:table-cell table:style-name="Table28.A2" office:value-type="string">
            <text:p text:style-name="P811">Big int</text:p>
          </table:table-cell>
          <table:table-cell table:style-name="Table28.A2" office:value-type="string">
            <text:p text:style-name="P816">Unsigned , <text:span text:style-name="T658">not null , unique , </text:span><text:span text:style-name="T659">index , primary key , </text:span></text:p>
            <text:p text:style-name="P822">auto increment</text:p>
          </table:table-cell>
          <table:table-cell table:style-name="Table28.D2" office:value-type="string">
            <text:p text:style-name="P408"/>
          </table:table-cell>
        </table:table-row>
        <table:table-row table:style-name="TableLine94259532899712">
          <table:table-cell table:style-name="Table28.A2" office:value-type="string">
            <text:p text:style-name="P808">title</text:p>
          </table:table-cell>
          <table:table-cell table:style-name="Table28.A2" office:value-type="string">
            <text:p text:style-name="P429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817">Not null</text:p>
          </table:table-cell>
          <table:table-cell table:style-name="Table28.D2" office:value-type="string">
            <text:p text:style-name="P408"/>
          </table:table-cell>
        </table:table-row>
        <table:table-row table:style-name="TableLine94259532900624">
          <table:table-cell table:style-name="Table28.A2" office:value-type="string">
            <text:p text:style-name="P808">caption</text:p>
          </table:table-cell>
          <table:table-cell table:style-name="Table28.A2" office:value-type="string">
            <text:p text:style-name="P812">varchar(400)</text:p>
          </table:table-cell>
          <table:table-cell table:style-name="Table28.A2" office:value-type="string">
            <text:p text:style-name="P817">Not null</text:p>
          </table:table-cell>
          <table:table-cell table:style-name="Table28.D2" office:value-type="string">
            <text:p text:style-name="P408"/>
          </table:table-cell>
        </table:table-row>
        <table:table-row table:style-name="TableLine94259532901584">
          <table:table-cell table:style-name="Table28.A2" office:value-type="string">
            <text:p text:style-name="P809">job_information_id</text:p>
          </table:table-cell>
          <table:table-cell table:style-name="Table28.A2" office:value-type="string">
            <text:p text:style-name="P813">Big int</text:p>
          </table:table-cell>
          <table:table-cell table:style-name="Table28.A2" office:value-type="string">
            <text:p text:style-name="P815">Unsigned , <text:span text:style-name="T664">not null ,</text:span></text:p>
            <text:p text:style-name="P818">foreign key → job_informations(<text:span text:style-name="T665">id</text:span>)</text:p>
            <text:p text:style-name="P818"/>
            <text:p text:style-name="P819">on Delete → (<text:span text:style-name="T666">cascade</text:span>)</text:p>
            <text:p text:style-name="P819">on Update → (<text:span text:style-name="T667">cascade</text:span>)</text:p>
          </table:table-cell>
          <table:table-cell table:style-name="Table28.D2" office:value-type="string">
            <text:p text:style-name="P408"/>
          </table:table-cell>
        </table:table-row>
        <table:table-row table:style-name="TableLine94259532902768">
          <table:table-cell table:style-name="Table28.A2" office:value-type="string">
            <text:p text:style-name="P810">language_id</text:p>
          </table:table-cell>
          <table:table-cell table:style-name="Table28.A2" office:value-type="string">
            <text:p text:style-name="P814">Big int</text:p>
          </table:table-cell>
          <table:table-cell table:style-name="Table28.A2" office:value-type="string">
            <text:p text:style-name="P815">Unsigned , <text:span text:style-name="T657">not null , </text:span></text:p>
            <text:p text:style-name="P821">foreign key → </text:p>
            <text:p text:style-name="P821"/>
            <text:p text:style-name="P821">languages (id)</text:p>
            <text:p text:style-name="P821"/>
            <text:p text:style-name="P820">on Delete → (<text:span text:style-name="T666">cascade</text:span>)</text:p>
            <text:p text:style-name="P820">on Update → (<text:span text:style-name="T667">cascade</text:span>)</text:p>
          </table:table-cell>
          <table:table-cell table:style-name="Table28.D2" office:value-type="string">
            <text:p text:style-name="P408"/>
          </table:table-cell>
        </table:table-row>
      </table:table>
      <text:p text:style-name="P347"/>
      <text:list xml:id="list3186069119" text:style-name="L49">
        <text:list-item>
          <text:list>
            <text:list-item>
              <text:p text:style-name="P1745">ارتباطات :‌</text:p>
              <text:list>
                <text:list-item>
                  <text:p text:style-name="P1746">job_informations : </text:p>
                  <text:list>
                    <text:list-item>
                      <text:p text:style-name="P1741">نوع :‌<text:span text:style-name="T679">1 به n </text:span></text:p>
                    </text:list-item>
                    <text:list-item>
                      <text:p text:style-name="P1741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41133705243502" text:continue-numbering="true" text:style-name="L49">
        <text:list-item>
          <text:list>
            <text:list-item>
              <text:list>
                <text:list-item>
                  <text:p text:style-name="P1747">languages : </text:p>
                  <text:list>
                    <text:list-item>
                      <text:p text:style-name="P1748">نوع : <text:span text:style-name="T685">1 به n </text:span></text:p>
                    </text:list-item>
                    <text:list-item>
                      <text:p text:style-name="P1748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1134629692290" text:continue-list="list141135013306012" text:style-name="L42">
        <text:list-item>
          <text:p text:style-name="P2302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78"/>
      <text:list xml:id="list141135398028616" text:continue-numbering="true" text:style-name="L42">
        <text:list-item>
          <text:list>
            <text:list-item>
              <text:p text:style-name="P1749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259532934560">
          <table:table-cell table:style-name="Table19.A1" office:value-type="string">
            <text:p text:style-name="P463">Name</text:p>
          </table:table-cell>
          <table:table-cell table:style-name="Table19.A1" office:value-type="string">
            <text:p text:style-name="P463">Data Type</text:p>
          </table:table-cell>
          <table:table-cell table:style-name="Table19.A1" office:value-type="string">
            <text:p text:style-name="P463">Attributes</text:p>
          </table:table-cell>
          <table:table-cell table:style-name="Table19.D1" office:value-type="string">
            <text:p text:style-name="P463">Comment</text:p>
          </table:table-cell>
        </table:table-row>
        <table:table-row table:style-name="TableLine94259532966000">
          <table:table-cell table:style-name="Table19.A2" office:value-type="string">
            <text:p text:style-name="P646">id</text:p>
          </table:table-cell>
          <table:table-cell table:style-name="Table19.A2" office:value-type="string">
            <text:p text:style-name="P644">Big int </text:p>
          </table:table-cell>
          <table:table-cell table:style-name="Table19.A2" office:value-type="string">
            <text:p text:style-name="P641">Unsigned ,index,unique, </text:p>
            <text:p text:style-name="P642">primary key ,<text:span text:style-name="T449">not null ,</text:span></text:p>
            <text:p text:style-name="P643">auto increment </text:p>
          </table:table-cell>
          <table:table-cell table:style-name="Table19.D2" office:value-type="string">
            <text:p text:style-name="P408"/>
          </table:table-cell>
        </table:table-row>
        <table:table-row table:style-name="TableLine94259532968176">
          <table:table-cell table:style-name="Table19.A2" office:value-type="string">
            <text:p text:style-name="P1279">active</text:p>
          </table:table-cell>
          <table:table-cell table:style-name="Table19.A2" office:value-type="string">
            <text:p text:style-name="P1102">boolean</text:p>
          </table:table-cell>
          <table:table-cell table:style-name="Table19.A2" office:value-type="string">
            <text:p text:style-name="P640">Not null , default ‘0’</text:p>
          </table:table-cell>
          <table:table-cell table:style-name="Table19.D2" office:value-type="string">
            <text:p text:style-name="P408"/>
          </table:table-cell>
        </table:table-row>
        <table:table-row table:style-name="TableLine94259532969088">
          <table:table-cell table:style-name="Table19.A2" office:value-type="string">
            <text:p text:style-name="P646">app_setting_id</text:p>
          </table:table-cell>
          <table:table-cell table:style-name="Table19.A2" office:value-type="string">
            <text:p text:style-name="P645">Big int </text:p>
          </table:table-cell>
          <table:table-cell table:style-name="Table19.A2" office:value-type="string">
            <text:p text:style-name="P426"><text:span text:style-name="T645">Nullable </text:span><text:span text:style-name="T646">, </text:span></text:p>
            <text:p text:style-name="P647">unsigned</text:p>
            <text:p text:style-name="P754">foreign key → app_settings(id)</text:p>
            <text:p text:style-name="P509"/>
            <text:p text:style-name="P424"><text:span text:style-name="T574">on Delete → (</text:span><text:span text:style-name="T578">set null</text:span><text:span text:style-name="T574">)</text:span></text:p>
            <text:p text:style-name="P742"/>
            <text:p text:style-name="P742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408"/>
          </table:table-cell>
        </table:table-row>
      </table:table>
      <text:p text:style-name="P336"/>
      <text:p text:style-name="P336"/>
      <text:list xml:id="list1992183189" text:style-name="L50">
        <text:list-item>
          <text:p text:style-name="P1750">ارتباطات :‌</text:p>
          <text:list>
            <text:list-item>
              <text:p text:style-name="P1751">dates : </text:p>
              <text:list>
                <text:list-item>
                  <text:p text:style-name="P1751">نوع : <text:span text:style-name="T473">1 به n </text:span></text:p>
                </text:list-item>
                <text:list-item>
                  <text:p text:style-name="P1752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2"/>
      <text:list xml:id="list141135564960735" text:continue-numbering="true" text:style-name="L50">
        <text:list-item>
          <text:list>
            <text:list-item>
              <text:p text:style-name="P1753">users : </text:p>
              <text:list>
                <text:list-item>
                  <text:p text:style-name="P1754">نوع : <text:span text:style-name="T480">1 به n </text:span></text:p>
                </text:list-item>
                <text:list-item>
                  <text:p text:style-name="P1755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3"/>
      <text:list xml:id="list141133876219219" text:continue-numbering="true" text:style-name="L50">
        <text:list-item>
          <text:list>
            <text:list-item>
              <text:p text:style-name="P1756">app_settings : </text:p>
              <text:list>
                <text:list-item>
                  <text:p text:style-name="P1757">نوع : <text:span text:style-name="T485">1 به n</text:span></text:p>
                </text:list-item>
                <text:list-item>
                  <text:p text:style-name="P1758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0"/>
      <text:p text:style-name="P110"/>
      <text:list xml:id="list141135028758726" text:continue-numbering="true" text:style-name="L50">
        <text:list-item>
          <text:list>
            <text:list-item>
              <text:p text:style-name="P1759"><text:soft-page-break/>media : </text:p>
              <text:list>
                <text:list-item>
                  <text:p text:style-name="P1760">نوع :‌<text:span text:style-name="T491">1 به <text:s/>1</text:span></text:p>
                </text:list-item>
                <text:list-item>
                  <text:p text:style-name="P1513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41134463401142" text:continue-numbering="true" text:style-name="L50">
        <text:list-item>
          <text:list>
            <text:list-item>
              <text:p text:style-name="P1514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761">نوع : <text:span text:style-name="T501">1 به n </text:span></text:p>
                </text:list-item>
                <text:list-item>
                  <text:p text:style-name="P1762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41134846193395" text:continue-list="list141135398028616" text:style-name="L42">
        <text:list-item>
          <text:p text:style-name="P2303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5"/>
      <text:list xml:id="list141135390215036" text:continue-numbering="true" text:style-name="L42">
        <text:list-item>
          <text:list>
            <text:list-item>
              <text:p text:style-name="P1765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259533035568">
          <table:table-cell table:style-name="Table20.A1" office:value-type="string">
            <text:p text:style-name="P463">Name</text:p>
          </table:table-cell>
          <table:table-cell table:style-name="Table20.A1" office:value-type="string">
            <text:p text:style-name="P463">Data Type</text:p>
          </table:table-cell>
          <table:table-cell table:style-name="Table20.A1" office:value-type="string">
            <text:p text:style-name="P463">Attributes</text:p>
          </table:table-cell>
          <table:table-cell table:style-name="Table20.D1" office:value-type="string">
            <text:p text:style-name="P463">Comment</text:p>
          </table:table-cell>
        </table:table-row>
        <table:table-row table:style-name="TableLine94259533011104">
          <table:table-cell table:style-name="Table20.A2" office:value-type="string">
            <text:p text:style-name="P648">Id</text:p>
          </table:table-cell>
          <table:table-cell table:style-name="Table20.A2" office:value-type="string">
            <text:p text:style-name="P649">Big int </text:p>
          </table:table-cell>
          <table:table-cell table:style-name="Table20.A2" office:value-type="string">
            <text:p text:style-name="P653">Unsigned ,</text:p>
            <text:p text:style-name="P653"><text:s/>not null ,index,</text:p>
            <text:p text:style-name="P654">unique , </text:p>
            <text:p text:style-name="P660">auto increment ,</text:p>
            <text:p text:style-name="P655">primary key </text:p>
          </table:table-cell>
          <table:table-cell table:style-name="Table20.D2" office:value-type="string">
            <text:p text:style-name="P408"/>
          </table:table-cell>
        </table:table-row>
        <table:table-row table:style-name="TableLine94259533091872">
          <table:table-cell table:style-name="Table20.A2" office:value-type="string">
            <text:p text:style-name="P648">title</text:p>
          </table:table-cell>
          <table:table-cell table:style-name="Table20.A2" office:value-type="string">
            <text:p text:style-name="P415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656">Not null </text:p>
          </table:table-cell>
          <table:table-cell table:style-name="Table20.D2" office:value-type="string">
            <text:p text:style-name="P408"/>
          </table:table-cell>
        </table:table-row>
        <table:table-row table:style-name="TableLine94259533092784">
          <table:table-cell table:style-name="Table20.A2" office:value-type="string">
            <text:p text:style-name="P648">caption</text:p>
          </table:table-cell>
          <table:table-cell table:style-name="Table20.A2" office:value-type="string">
            <text:p text:style-name="P650">varchar(400)</text:p>
          </table:table-cell>
          <table:table-cell table:style-name="Table20.A2" office:value-type="string">
            <text:p text:style-name="P657">Not null </text:p>
          </table:table-cell>
          <table:table-cell table:style-name="Table20.D2" office:value-type="string">
            <text:p text:style-name="P408"/>
          </table:table-cell>
        </table:table-row>
        <table:table-row table:style-name="TableLine94259533093744">
          <table:table-cell table:style-name="Table20.A2" office:value-type="string">
            <text:p text:style-name="P798">location</text:p>
          </table:table-cell>
          <table:table-cell table:style-name="Table20.A2" office:value-type="string">
            <text:p text:style-name="P428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799">Not null </text:p>
          </table:table-cell>
          <table:table-cell table:style-name="Table20.D2" office:value-type="string">
            <text:p text:style-name="P408"/>
          </table:table-cell>
        </table:table-row>
        <table:table-row table:style-name="TableLine94259533094656">
          <table:table-cell table:style-name="Table20.A2" office:value-type="string">
            <text:p text:style-name="P796">Developer_</text:p>
            <text:p text:style-name="P796">information_id</text:p>
          </table:table-cell>
          <table:table-cell table:style-name="Table20.A2" office:value-type="string">
            <text:p text:style-name="P651">Big int </text:p>
          </table:table-cell>
          <table:table-cell table:style-name="Table20.A2" office:value-type="string">
            <text:p text:style-name="P658">Unsigned,not null,</text:p>
            <text:p text:style-name="P659">foreign key → </text:p>
            <text:p text:style-name="P659"/>
            <text:p text:style-name="P797">Developer_information<text:span text:style-name="T633">s</text:span><text:span text:style-name="T634">(</text:span><text:span text:style-name="T507">id</text:span><text:span text:style-name="T634">)</text:span></text:p>
            <text:p text:style-name="P510"/>
            <text:p text:style-name="P743">on Delete → (<text:span text:style-name="T575">cascade</text:span>)</text:p>
            <text:p text:style-name="P743"/>
            <text:p text:style-name="P743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08"/>
          </table:table-cell>
        </table:table-row>
        <table:table-row table:style-name="TableLine94259533095520">
          <table:table-cell table:style-name="Table20.A2" office:value-type="string">
            <text:p text:style-name="P416"><text:span text:style-name="T500">language</text:span><text:span text:style-name="T499">_id</text:span></text:p>
          </table:table-cell>
          <table:table-cell table:style-name="Table20.A2" office:value-type="string">
            <text:p text:style-name="P652">Big int </text:p>
          </table:table-cell>
          <table:table-cell table:style-name="Table20.A2" office:value-type="string">
            <text:p text:style-name="P661">Unsigned , not null ,</text:p>
            <text:p text:style-name="P661">foreign key → languages(id)</text:p>
            <text:p text:style-name="P511"/>
            <text:p text:style-name="P744">on Delete → (<text:span text:style-name="T575">cascade</text:span>)</text:p>
            <text:p text:style-name="P744"/>
            <text:p text:style-name="P744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08"/>
          </table:table-cell>
        </table:table-row>
      </table:table>
      <text:p text:style-name="P337"/>
      <text:p text:style-name="P337"/>
      <text:list xml:id="list941184742" text:style-name="L51">
        <text:list-item>
          <text:list>
            <text:list-item>
              <text:p text:style-name="P1766">ارتباطات :‌</text:p>
            </text:list-item>
          </text:list>
        </text:list-item>
      </text:list>
      <text:p text:style-name="P86"/>
      <text:list xml:id="list141134248765545" text:continue-numbering="true" text:style-name="L51">
        <text:list-item>
          <text:list>
            <text:list-item>
              <text:list>
                <text:list-item>
                  <text:p text:style-name="P1515"><text:span text:style-name="T635">developer_informations</text:span><text:span text:style-name="T636"> : </text:span></text:p>
                  <text:list>
                    <text:list-item>
                      <text:p text:style-name="P1763">نوع : <text:span text:style-name="T501">1 به n </text:span></text:p>
                    </text:list-item>
                    <text:list-item>
                      <text:p text:style-name="P1764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4"/>
      <text:p text:style-name="P84"/>
      <text:p text:style-name="P84"/>
      <text:p text:style-name="P84"/>
      <text:p text:style-name="P84"/>
      <text:p text:style-name="P84"/>
      <text:list xml:id="list141135391226541" text:continue-numbering="true" text:style-name="L51">
        <text:list-item>
          <text:list>
            <text:list-item>
              <text:list>
                <text:list-item>
                  <text:p text:style-name="P1767"><text:soft-page-break/>languages: </text:p>
                  <text:list>
                    <text:list-item>
                      <text:p text:style-name="P1768">نوع : <text:span text:style-name="T508">1 به n</text:span></text:p>
                    </text:list-item>
                    <text:list-item>
                      <text:p text:style-name="P1769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8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7"/>
      <text:list xml:id="list141135094623897" text:continue-numbering="true" text:style-name="L51">
        <text:list-item>
          <text:list>
            <text:list-item>
              <text:p text:style-name="P1770">ستون ها :‌</text:p>
            </text:list-item>
          </text:list>
        </text:list-item>
      </text:list>
      <text:p text:style-name="P88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259533125520">
          <table:table-cell table:style-name="Table21.A1" office:value-type="string">
            <text:p text:style-name="P463">Name</text:p>
          </table:table-cell>
          <table:table-cell table:style-name="Table21.A1" office:value-type="string">
            <text:p text:style-name="P463">Data Type</text:p>
          </table:table-cell>
          <table:table-cell table:style-name="Table21.A1" office:value-type="string">
            <text:p text:style-name="P463">Attributes</text:p>
          </table:table-cell>
          <table:table-cell table:style-name="Table21.D1" office:value-type="string">
            <text:p text:style-name="P463">Comment</text:p>
          </table:table-cell>
        </table:table-row>
        <table:table-row table:style-name="TableLine94259533159664">
          <table:table-cell table:style-name="Table21.A2" office:value-type="string">
            <text:p text:style-name="P1104">Id</text:p>
          </table:table-cell>
          <table:table-cell table:style-name="Table21.A2" office:value-type="string">
            <text:p text:style-name="P1104">Big int </text:p>
          </table:table-cell>
          <table:table-cell table:style-name="Table21.A2" office:value-type="string">
            <text:p text:style-name="P1104">Unsigned ,<text:span text:style-name="T516">not null ,</text:span><text:span text:style-name="T517">index ,unique ,</text:span></text:p>
            <text:p text:style-name="P1105">primary key ,<text:span text:style-name="T518">auto increment</text:span></text:p>
          </table:table-cell>
          <table:table-cell table:style-name="Table21.D2" office:value-type="string">
            <text:p text:style-name="P408"/>
          </table:table-cell>
        </table:table-row>
        <table:table-row table:style-name="TableLine94259533161840">
          <table:table-cell table:style-name="Table21.A2" office:value-type="string">
            <text:p text:style-name="P1106">Name</text:p>
          </table:table-cell>
          <table:table-cell table:style-name="Table21.A2" office:value-type="string">
            <text:p text:style-name="P1106">varchar(14)</text:p>
          </table:table-cell>
          <table:table-cell table:style-name="Table21.A2" office:value-type="string">
            <text:p text:style-name="P1103">Not null </text:p>
          </table:table-cell>
          <table:table-cell table:style-name="Table21.D2" office:value-type="string">
            <text:p text:style-name="P408"/>
          </table:table-cell>
        </table:table-row>
      </table:table>
      <text:p text:style-name="P338"/>
      <text:list xml:id="list1941911271" text:style-name="L52">
        <text:list-item>
          <text:list>
            <text:list-item>
              <text:p text:style-name="P1771">ارتباطات :‌</text:p>
              <text:list>
                <text:list-item>
                  <text:p text:style-name="P1772">dates : </text:p>
                  <text:list>
                    <text:list-item>
                      <text:p text:style-name="P1773">نوع :‌<text:span text:style-name="T519">1 به n</text:span></text:p>
                    </text:list-item>
                    <text:list-item>
                      <text:p text:style-name="P1773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9"/>
      <text:list xml:id="list141134769275220" text:continue-numbering="true" text:style-name="L52">
        <text:list-item>
          <text:list>
            <text:list-item>
              <text:list>
                <text:list-item>
                  <text:p text:style-name="P1774">users : </text:p>
                  <text:list>
                    <text:list-item>
                      <text:p text:style-name="P1774">نوع : <text:span text:style-name="T523">1 به n</text:span></text:p>
                    </text:list-item>
                    <text:list-item>
                      <text:p text:style-name="P1775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list xml:id="list141135037261117" text:continue-numbering="true" text:style-name="L52">
        <text:list-item>
          <text:list>
            <text:list-item>
              <text:list>
                <text:list-item>
                  <text:p text:style-name="P1776">iconables : </text:p>
                  <text:list>
                    <text:list-item>
                      <text:p text:style-name="P1777">نوع : <text:span text:style-name="T520">1 به 1 </text:span></text:p>
                    </text:list-item>
                    <text:list-item>
                      <text:p text:style-name="P1777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41135290524921" text:continue-numbering="true" text:style-name="L52">
        <text:list-item>
          <text:p text:style-name="P2319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2"/>
      <text:list xml:id="list141134439575586" text:continue-numbering="true" text:style-name="L52">
        <text:list-item>
          <text:list>
            <text:list-item>
              <text:p text:style-name="P1778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259533214960">
          <table:table-cell table:style-name="Table22.A1" office:value-type="string">
            <text:p text:style-name="P463">Name</text:p>
          </table:table-cell>
          <table:table-cell table:style-name="Table22.A1" office:value-type="string">
            <text:p text:style-name="P463">Data Type</text:p>
          </table:table-cell>
          <table:table-cell table:style-name="Table22.A1" office:value-type="string">
            <text:p text:style-name="P463">Attributes</text:p>
          </table:table-cell>
          <table:table-cell table:style-name="Table22.D1" office:value-type="string">
            <text:p text:style-name="P463">Comment</text:p>
          </table:table-cell>
        </table:table-row>
        <table:table-row table:style-name="TableLine94259533257952">
          <table:table-cell table:style-name="Table22.A2" office:value-type="string">
            <text:p text:style-name="P662">id</text:p>
          </table:table-cell>
          <table:table-cell table:style-name="Table22.A2" office:value-type="string">
            <text:p text:style-name="P665">Big int </text:p>
          </table:table-cell>
          <table:table-cell table:style-name="Table22.A2" office:value-type="string">
            <text:p text:style-name="P665">Unsigned , <text:span text:style-name="T532">not null ,</text:span></text:p>
            <text:p text:style-name="P669">unique , primary key ,</text:p>
            <text:p text:style-name="P670">autoincrement , <text:span text:style-name="T533">index</text:span></text:p>
          </table:table-cell>
          <table:table-cell table:style-name="Table22.D2" office:value-type="string">
            <text:p text:style-name="P408"/>
          </table:table-cell>
        </table:table-row>
        <table:table-row table:style-name="TableLine94259533260112">
          <table:table-cell table:style-name="Table22.A2" office:value-type="string">
            <text:p text:style-name="P663">url</text:p>
          </table:table-cell>
          <table:table-cell table:style-name="Table22.A2" office:value-type="string">
            <text:p text:style-name="P417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671">Not null </text:p>
          </table:table-cell>
          <table:table-cell table:style-name="Table22.D2" office:value-type="string">
            <text:p text:style-name="P408"/>
          </table:table-cell>
        </table:table-row>
        <table:table-row table:style-name="TableLine94259533261024">
          <table:table-cell table:style-name="Table22.A2" office:value-type="string">
            <text:p text:style-name="P663">object_class</text:p>
          </table:table-cell>
          <table:table-cell table:style-name="Table22.A2" office:value-type="string">
            <text:p text:style-name="P666">varchar(255)</text:p>
          </table:table-cell>
          <table:table-cell table:style-name="Table22.A2" office:value-type="string">
            <text:p text:style-name="P672">Not null </text:p>
          </table:table-cell>
          <table:table-cell table:style-name="Table22.D2" office:value-type="string">
            <text:p text:style-name="P408"/>
          </table:table-cell>
        </table:table-row>
        <table:table-row table:style-name="TableLine94259533261984">
          <table:table-cell table:style-name="Table22.A2" office:value-type="string">
            <text:p text:style-name="P663">object_id</text:p>
          </table:table-cell>
          <table:table-cell table:style-name="Table22.A2" office:value-type="string">
            <text:p text:style-name="P667">Big int</text:p>
          </table:table-cell>
          <table:table-cell table:style-name="Table22.A2" office:value-type="string">
            <text:p text:style-name="P672">Unsigned , not null </text:p>
          </table:table-cell>
          <table:table-cell table:style-name="Table22.D2" office:value-type="string">
            <text:p text:style-name="P408"/>
          </table:table-cell>
        </table:table-row>
        <table:table-row table:style-name="Table22.6">
          <table:table-cell table:style-name="Table22.A2" office:value-type="string">
            <text:p text:style-name="P664">social_network_id</text:p>
          </table:table-cell>
          <table:table-cell table:style-name="Table22.A2" office:value-type="string">
            <text:p text:style-name="P668">Big int</text:p>
          </table:table-cell>
          <table:table-cell table:style-name="Table22.A2" office:value-type="string">
            <text:p text:style-name="P673">Unsigned , not null ,</text:p>
            <text:p text:style-name="P756">foreign key → social_networks(id)</text:p>
            <text:p text:style-name="P512"/>
            <text:p text:style-name="P745">on Delete → (<text:span text:style-name="T575">cascade</text:span>)</text:p>
            <text:p text:style-name="P745"/>
            <text:p text:style-name="P745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408"/>
          </table:table-cell>
        </table:table-row>
        <table:table-row table:style-name="Table22.6">
          <table:table-cell table:style-name="Table22.A2" office:value-type="string">
            <text:p text:style-name="P759">sort</text:p>
          </table:table-cell>
          <table:table-cell table:style-name="Table22.A2" office:value-type="string">
            <text:p text:style-name="P760">tinyInt</text:p>
          </table:table-cell>
          <table:table-cell table:style-name="Table22.A2" office:value-type="string">
            <text:p text:style-name="P761">Unsigned , <text:span text:style-name="T579">nullable</text:span></text:p>
          </table:table-cell>
          <table:table-cell table:style-name="Table22.D2" office:value-type="string">
            <text:p text:style-name="P1107">این ستون ترتیب شبکه های اجتماعی که برای هر موجودیت انتخاب شده را مشخص میکند</text:p>
          </table:table-cell>
        </table:table-row>
      </table:table>
      <text:p text:style-name="P339"/>
      <text:list xml:id="list3972502368" text:style-name="L53">
        <text:list-item>
          <text:list>
            <text:list-item>
              <text:p text:style-name="P1779">ارتباطات :‌</text:p>
              <text:list>
                <text:list-item>
                  <text:p text:style-name="P1780">social_networks : </text:p>
                  <text:list>
                    <text:list-item>
                      <text:p text:style-name="P1781">نوع : <text:span text:style-name="T534">1 بع n </text:span></text:p>
                    </text:list-item>
                    <text:list-item>
                      <text:p text:style-name="P1781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41135735789571" text:continue-numbering="true" text:style-name="L53">
        <text:list-item>
          <text:list>
            <text:list-item>
              <text:list>
                <text:list-item>
                  <text:p text:style-name="P1782">app_Settings : </text:p>
                  <text:list>
                    <text:list-item>
                      <text:p text:style-name="P1782">نوع : 1 به n</text:p>
                    </text:list-item>
                    <text:list-item>
                      <text:p text:style-name="P1782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0">favorits : <text:span text:style-name="T538">این جدول برای ذخیره علایق درست شده که در صفحه index نشان داده میشود . </text:span></text:p>
        </text:list-item>
      </text:list>
      <text:p text:style-name="P93"/>
      <text:list xml:id="list141134383037172" text:continue-numbering="true" text:style-name="L53">
        <text:list-item>
          <text:list>
            <text:list-item>
              <text:p text:style-name="P1783">ستون ها : </text:p>
            </text:list-item>
          </text:list>
        </text:list-item>
      </text:list>
      <text:p text:style-name="P94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259533299440">
          <table:table-cell table:style-name="Table23.A1" office:value-type="string">
            <text:p text:style-name="P463">Name</text:p>
          </table:table-cell>
          <table:table-cell table:style-name="Table23.A1" office:value-type="string">
            <text:p text:style-name="P463">Data Type</text:p>
          </table:table-cell>
          <table:table-cell table:style-name="Table23.A1" office:value-type="string">
            <text:p text:style-name="P463">Attributes</text:p>
          </table:table-cell>
          <table:table-cell table:style-name="Table23.D1" office:value-type="string">
            <text:p text:style-name="P463">Comment</text:p>
          </table:table-cell>
        </table:table-row>
        <table:table-row table:style-name="TableLine94259533329920">
          <table:table-cell table:style-name="Table23.A2" office:value-type="string">
            <text:p text:style-name="P674">id</text:p>
          </table:table-cell>
          <table:table-cell table:style-name="Table23.A2" office:value-type="string">
            <text:p text:style-name="P676">Big int </text:p>
          </table:table-cell>
          <table:table-cell table:style-name="Table23.A2" office:value-type="string">
            <text:p text:style-name="P678">Unsigned , <text:span text:style-name="T541">not null , index,</text:span></text:p>
            <text:p text:style-name="P679">primary key , unique , </text:p>
            <text:p text:style-name="P682">auto increment</text:p>
          </table:table-cell>
          <table:table-cell table:style-name="Table23.D2" office:value-type="string">
            <text:p text:style-name="P408"/>
          </table:table-cell>
        </table:table-row>
        <table:table-row table:style-name="TableLine94259533332480">
          <table:table-cell table:style-name="Table23.A2" office:value-type="string">
            <text:p text:style-name="P675">name</text:p>
          </table:table-cell>
          <table:table-cell table:style-name="Table23.A2" office:value-type="string">
            <text:p text:style-name="P676">Varchar(<text:span text:style-name="T539">48</text:span>)</text:p>
          </table:table-cell>
          <table:table-cell table:style-name="Table23.A2" office:value-type="string">
            <text:p text:style-name="P677">Not null </text:p>
          </table:table-cell>
          <table:table-cell table:style-name="Table23.D2" office:value-type="string">
            <text:p text:style-name="P408"/>
          </table:table-cell>
        </table:table-row>
        <table:table-row table:style-name="TableLine94259533333392">
          <table:table-cell table:style-name="Table23.A2" office:value-type="string">
            <text:p text:style-name="P675">url</text:p>
          </table:table-cell>
          <table:table-cell table:style-name="Table23.A2" office:value-type="string">
            <text:p text:style-name="P676">varchar(<text:span text:style-name="T540">128</text:span>)</text:p>
          </table:table-cell>
          <table:table-cell table:style-name="Table23.A2" office:value-type="string">
            <text:p text:style-name="P680">Nullable , </text:p>
          </table:table-cell>
          <table:table-cell table:style-name="Table23.D2" office:value-type="string">
            <text:p text:style-name="P408"/>
          </table:table-cell>
        </table:table-row>
        <table:table-row table:style-name="TableLine94259533334352">
          <table:table-cell table:style-name="Table23.A2" office:value-type="string">
            <text:p text:style-name="P1280">active</text:p>
          </table:table-cell>
          <table:table-cell table:style-name="Table23.A2" office:value-type="string">
            <text:p text:style-name="P1108">boolean</text:p>
          </table:table-cell>
          <table:table-cell table:style-name="Table23.A2" office:value-type="string">
            <text:p text:style-name="P681">Not null , <text:span text:style-name="T542">defualt ‘1’</text:span></text:p>
          </table:table-cell>
          <table:table-cell table:style-name="Table23.D2" office:value-type="string">
            <text:p text:style-name="P408"/>
          </table:table-cell>
        </table:table-row>
        <table:table-row table:style-name="TableLine94259533335536">
          <table:table-cell table:style-name="Table23.A2" office:value-type="string">
            <text:p text:style-name="P757">sort</text:p>
          </table:table-cell>
          <table:table-cell table:style-name="Table23.A2" office:value-type="string">
            <text:p text:style-name="P762">TinyInt</text:p>
          </table:table-cell>
          <table:table-cell table:style-name="Table23.A2" office:value-type="string">
            <text:p text:style-name="P683">Nullable , <text:span text:style-name="T580">unsigned</text:span></text:p>
          </table:table-cell>
          <table:table-cell table:style-name="Table23.D2" office:value-type="string">
            <text:p text:style-name="P408"/>
          </table:table-cell>
        </table:table-row>
      </table:table>
      <text:p text:style-name="P340"/>
      <text:list xml:id="list702699585" text:style-name="L54">
        <text:list-item>
          <text:list>
            <text:list-item>
              <text:p text:style-name="P1784">ارتباطات :</text:p>
              <text:list>
                <text:list-item>
                  <text:p text:style-name="P1785">dates : </text:p>
                  <text:list>
                    <text:list-item>
                      <text:p text:style-name="P1786">نوع :‌<text:span text:style-name="T543">1 به n </text:span></text:p>
                    </text:list-item>
                    <text:list-item>
                      <text:p text:style-name="P1786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5"/>
      <text:list xml:id="list141135071078028" text:continue-numbering="true" text:style-name="L54">
        <text:list-item>
          <text:list>
            <text:list-item>
              <text:list>
                <text:list-item>
                  <text:p text:style-name="P1787">users : </text:p>
                  <text:list>
                    <text:list-item>
                      <text:p text:style-name="P1788">نوع :‌<text:span text:style-name="T546">1 به n</text:span></text:p>
                    </text:list-item>
                    <text:list-item>
                      <text:p text:style-name="P1788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41134951071963" text:continue-numbering="true" text:style-name="L54">
        <text:list-item>
          <text:list>
            <text:list-item>
              <text:list>
                <text:list-item>
                  <text:p text:style-name="P1789">icon<text:span text:style-name="T545">ables : </text:span></text:p>
                  <text:list>
                    <text:list-item>
                      <text:p text:style-name="P1790">نوع :‌<text:span text:style-name="T547">1 به 1</text:span></text:p>
                    </text:list-item>
                    <text:list-item>
                      <text:p text:style-name="P1790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41134073576965" text:continue-numbering="true" text:style-name="L54">
        <text:list-item>
          <text:p text:style-name="P2321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98"/>
      <text:list xml:id="list141135155867807" text:continue-numbering="true" text:style-name="L54">
        <text:list-item>
          <text:list>
            <text:list-item>
              <text:p text:style-name="P1791">ستون ها : </text:p>
            </text:list-item>
          </text:list>
        </text:list-item>
      </text:list>
      <text:p text:style-name="P99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259533353584">
          <table:table-cell table:style-name="Table24.A1" office:value-type="string">
            <text:p text:style-name="P463">Name</text:p>
          </table:table-cell>
          <table:table-cell table:style-name="Table24.A1" office:value-type="string">
            <text:p text:style-name="P463">Data Type</text:p>
          </table:table-cell>
          <table:table-cell table:style-name="Table24.A1" office:value-type="string">
            <text:p text:style-name="P463">Attributes</text:p>
          </table:table-cell>
          <table:table-cell table:style-name="Table24.D1" office:value-type="string">
            <text:p text:style-name="P463">Comment</text:p>
          </table:table-cell>
        </table:table-row>
        <table:table-row table:style-name="TableLine94259533414544">
          <table:table-cell table:style-name="Table24.A2" office:value-type="string">
            <text:p text:style-name="P684">id</text:p>
          </table:table-cell>
          <table:table-cell table:style-name="Table24.A2" office:value-type="string">
            <text:p text:style-name="P688">Big int</text:p>
          </table:table-cell>
          <table:table-cell table:style-name="Table24.A2" office:value-type="string">
            <text:p text:style-name="P691">Unsigned,not null,unique,index</text:p>
            <text:p text:style-name="P692">primary key ,auto increment</text:p>
          </table:table-cell>
          <table:table-cell table:style-name="Table24.D2" office:value-type="string">
            <text:p text:style-name="P408"/>
          </table:table-cell>
        </table:table-row>
        <table:table-row table:style-name="TableLine94259533416720">
          <table:table-cell table:style-name="Table24.A2" office:value-type="string">
            <text:p text:style-name="P685">caption</text:p>
          </table:table-cell>
          <table:table-cell table:style-name="Table24.A2" office:value-type="string">
            <text:p text:style-name="P689">varchar(<text:span text:style-name="T553">164</text:span>)</text:p>
          </table:table-cell>
          <table:table-cell table:style-name="Table24.A2" office:value-type="string">
            <text:p text:style-name="P693">Not null </text:p>
          </table:table-cell>
          <table:table-cell table:style-name="Table24.D2" office:value-type="string">
            <text:p text:style-name="P408"/>
          </table:table-cell>
        </table:table-row>
        <table:table-row table:style-name="TableLine94259533417632">
          <table:table-cell table:style-name="Table24.A2" office:value-type="string">
            <text:p text:style-name="P686">favorit_id</text:p>
          </table:table-cell>
          <table:table-cell table:style-name="Table24.A2" office:value-type="string">
            <text:p text:style-name="P690">Big int</text:p>
          </table:table-cell>
          <table:table-cell table:style-name="Table24.A2" office:value-type="string">
            <text:p text:style-name="P694">Unsigned , not null , </text:p>
            <text:p text:style-name="P758">foreign key → favorits(id)</text:p>
            <text:p text:style-name="P513"/>
            <text:p text:style-name="P746">on Delete → (<text:span text:style-name="T575">cascade</text:span>)</text:p>
            <text:p text:style-name="P746"/>
            <text:p text:style-name="P746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08"/>
          </table:table-cell>
        </table:table-row>
        <table:table-row table:style-name="TableLine94259533418592">
          <table:table-cell table:style-name="Table24.A2" office:value-type="string">
            <text:p text:style-name="P687">language_id</text:p>
          </table:table-cell>
          <table:table-cell table:style-name="Table24.A2" office:value-type="string">
            <text:p text:style-name="P690">Big int</text:p>
          </table:table-cell>
          <table:table-cell table:style-name="Table24.A2" office:value-type="string">
            <text:p text:style-name="P695">Unsigned , not null , </text:p>
            <text:p text:style-name="P425"><text:span text:style-name="T554">foreign key → </text:span><text:span text:style-name="T555">languages</text:span><text:span text:style-name="T554">(id)</text:span></text:p>
            <text:p text:style-name="P514"/>
            <text:p text:style-name="P747">on Delete → (<text:span text:style-name="T575">cascade</text:span>)</text:p>
            <text:p text:style-name="P747"/>
            <text:p text:style-name="P747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08"/>
          </table:table-cell>
        </table:table-row>
      </table:table>
      <text:p text:style-name="P341"/>
      <text:list xml:id="list2728632634" text:style-name="L55">
        <text:list-item>
          <text:list>
            <text:list-item>
              <text:p text:style-name="P1792">ارتباطات : </text:p>
              <text:list>
                <text:list-item>
                  <text:p text:style-name="P1792">favorits : </text:p>
                  <text:list>
                    <text:list-item>
                      <text:p text:style-name="P1792">نوع :‌<text:span text:style-name="T556">1 به n</text:span></text:p>
                    </text:list-item>
                    <text:list-item>
                      <text:p text:style-name="P1792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41133665309605" text:continue-numbering="true" text:style-name="L55">
        <text:list-item>
          <text:list>
            <text:list-item>
              <text:list>
                <text:list-item>
                  <text:p text:style-name="P1793">languages : </text:p>
                  <text:list>
                    <text:list-item>
                      <text:p text:style-name="P1794">نوع : <text:span text:style-name="T559">1 به n </text:span></text:p>
                    </text:list-item>
                    <text:list-item>
                      <text:p text:style-name="P1794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2">services : <text:span text:style-name="T588">در این جدول لیست خدمات من ذخیره میشود که در صفحه اصلی نشان داده میشود !!!</text:span></text:p>
        </text:list-item>
      </text:list>
      <text:p text:style-name="P104"/>
      <text:list xml:id="list141133672319537" text:continue-numbering="true" text:style-name="L55">
        <text:list-item>
          <text:list>
            <text:list-item>
              <text:p text:style-name="P1795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259533436208">
          <table:table-cell table:style-name="Table25.A1" office:value-type="string">
            <text:p text:style-name="P463">Name</text:p>
          </table:table-cell>
          <table:table-cell table:style-name="Table25.A1" office:value-type="string">
            <text:p text:style-name="P463">Data Type</text:p>
          </table:table-cell>
          <table:table-cell table:style-name="Table25.A1" office:value-type="string">
            <text:p text:style-name="P463">Attributes</text:p>
          </table:table-cell>
          <table:table-cell table:style-name="Table25.D1" office:value-type="string">
            <text:p text:style-name="P463">Comment</text:p>
          </table:table-cell>
        </table:table-row>
        <table:table-row table:style-name="Table25.2">
          <table:table-cell table:style-name="Table25.A2" office:value-type="string">
            <text:p text:style-name="P766">id</text:p>
          </table:table-cell>
          <table:table-cell table:style-name="Table25.A2" office:value-type="string">
            <text:p text:style-name="P769">Big int</text:p>
          </table:table-cell>
          <table:table-cell table:style-name="Table25.A2" office:value-type="string">
            <text:p text:style-name="P772">Unsigned , <text:span text:style-name="T593">not null ,</text:span><text:span text:style-name="T594">unique ,</text:span></text:p>
            <text:p text:style-name="P774">primary key ,auto increment,</text:p>
            <text:p text:style-name="P775">index</text:p>
          </table:table-cell>
          <table:table-cell table:style-name="Table25.D2" office:value-type="string">
            <text:p text:style-name="P408"/>
          </table:table-cell>
        </table:table-row>
        <table:table-row table:style-name="TableLine94259533487760">
          <table:table-cell table:style-name="Table25.A2" office:value-type="string">
            <text:p text:style-name="P1281">active</text:p>
          </table:table-cell>
          <table:table-cell table:style-name="Table25.A2" office:value-type="string">
            <text:p text:style-name="P1109">boolean</text:p>
          </table:table-cell>
          <table:table-cell table:style-name="Table25.A2" office:value-type="string">
            <text:p text:style-name="P776">Not <text:span text:style-name="T596">null , defualt </text:span><text:span text:style-name="T597">0</text:span></text:p>
          </table:table-cell>
          <table:table-cell table:style-name="Table25.D2" office:value-type="string">
            <text:p text:style-name="P408"/>
          </table:table-cell>
        </table:table-row>
        <table:table-row table:style-name="TableLine94259533488672">
          <table:table-cell table:style-name="Table25.A2" office:value-type="string">
            <text:p text:style-name="P767">sort</text:p>
          </table:table-cell>
          <table:table-cell table:style-name="Table25.A2" office:value-type="string">
            <text:p text:style-name="P770">Tiny Int</text:p>
          </table:table-cell>
          <table:table-cell table:style-name="Table25.A2" office:value-type="string">
            <text:p text:style-name="P773">Unsigned , <text:span text:style-name="T595">nullable</text:span></text:p>
          </table:table-cell>
          <table:table-cell table:style-name="Table25.D2" office:value-type="string">
            <text:p text:style-name="P408"/>
          </table:table-cell>
        </table:table-row>
        <table:table-row table:style-name="TableLine94259533489632">
          <table:table-cell table:style-name="Table25.A2" office:value-type="string">
            <text:p text:style-name="P768">app_setting_id</text:p>
          </table:table-cell>
          <table:table-cell table:style-name="Table25.A2" office:value-type="string">
            <text:p text:style-name="P771">Big int</text:p>
          </table:table-cell>
          <table:table-cell table:style-name="Table25.A2" office:value-type="string">
            <text:p text:style-name="P777">Not null , <text:span text:style-name="T598">unsigned , </text:span></text:p>
            <text:p text:style-name="P778">foreign key → app_settings(id)</text:p>
            <text:p text:style-name="P778"/>
            <text:p text:style-name="P779">on Delete → (<text:span text:style-name="T599">cascade</text:span>)</text:p>
            <text:p text:style-name="P779"/>
            <text:p text:style-name="P779">on Update → (<text:span text:style-name="T599">cascade</text:span>)</text:p>
          </table:table-cell>
          <table:table-cell table:style-name="Table25.D2" office:value-type="string">
            <text:p text:style-name="P408"/>
          </table:table-cell>
        </table:table-row>
      </table:table>
      <text:p text:style-name="P344"/>
      <text:list xml:id="list141134442159910" text:continue-numbering="true" text:style-name="L55">
        <text:list-item>
          <text:list>
            <text:list-item>
              <text:p text:style-name="P1796">ارتباطات :‌</text:p>
              <text:list>
                <text:list-item>
                  <text:p text:style-name="P1797">app_settings : </text:p>
                  <text:list>
                    <text:list-item>
                      <text:p text:style-name="P1798">نوع : <text:span text:style-name="T601">1 به n</text:span></text:p>
                    </text:list-item>
                    <text:list-item>
                      <text:p text:style-name="P1804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41135457237322" text:continue-numbering="true" text:style-name="L55">
        <text:list-item>
          <text:list>
            <text:list-item>
              <text:list>
                <text:list-item>
                  <text:p text:style-name="P1808">dates : </text:p>
                  <text:list>
                    <text:list-item>
                      <text:p text:style-name="P1799">نوع : <text:span text:style-name="T603">1 به n </text:span></text:p>
                    </text:list-item>
                    <text:list-item>
                      <text:p text:style-name="P1804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41135707611616" text:continue-numbering="true" text:style-name="L55">
        <text:list-item>
          <text:list>
            <text:list-item>
              <text:list>
                <text:list-item>
                  <text:p text:style-name="P1808">users : </text:p>
                  <text:list>
                    <text:list-item>
                      <text:p text:style-name="P1800">نوع : <text:span text:style-name="T606">1 به n</text:span></text:p>
                    </text:list-item>
                    <text:list-item>
                      <text:p text:style-name="P1805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41133807717474" text:continue-numbering="true" text:style-name="L55">
        <text:list-item>
          <text:list>
            <text:list-item>
              <text:list>
                <text:list-item>
                  <text:p text:style-name="P1808">service_translations : </text:p>
                  <text:list>
                    <text:list-item>
                      <text:p text:style-name="P1801">نوع : <text:span text:style-name="T609">1 به n</text:span></text:p>
                    </text:list-item>
                    <text:list-item>
                      <text:p text:style-name="P1806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p text:style-name="P108"/>
      <text:p text:style-name="P108"/>
      <text:list xml:id="list141135039171445" text:continue-numbering="true" text:style-name="L55">
        <text:list-item>
          <text:list>
            <text:list-item>
              <text:list>
                <text:list-item>
                  <text:p text:style-name="P1809"><text:soft-page-break/>iconables :</text:p>
                  <text:list>
                    <text:list-item>
                      <text:p text:style-name="P1802">نوع : <text:span text:style-name="T611">1 به 1 </text:span></text:p>
                    </text:list-item>
                  </text:list>
                </text:list-item>
                <text:list-item>
                  <text:p text:style-name="P1809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5"/>
      <text:list xml:id="list141134523300610" text:continue-numbering="true" text:style-name="L55">
        <text:list-item>
          <text:p text:style-name="P2304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41133994091999" text:continue-numbering="true" text:style-name="L55">
        <text:list-item>
          <text:list>
            <text:list-item>
              <text:p text:style-name="P1810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259533544960">
          <table:table-cell table:style-name="Table26.A1" office:value-type="string">
            <text:p text:style-name="P463">Name</text:p>
          </table:table-cell>
          <table:table-cell table:style-name="Table26.A1" office:value-type="string">
            <text:p text:style-name="P463">Data Type</text:p>
          </table:table-cell>
          <table:table-cell table:style-name="Table26.A1" office:value-type="string">
            <text:p text:style-name="P463">Attributes</text:p>
          </table:table-cell>
          <table:table-cell table:style-name="Table26.D1" office:value-type="string">
            <text:p text:style-name="P463">Comment</text:p>
          </table:table-cell>
        </table:table-row>
        <table:table-row table:style-name="TableLine94259533568528">
          <table:table-cell table:style-name="Table26.A2" office:value-type="string">
            <text:p text:style-name="P780">id</text:p>
          </table:table-cell>
          <table:table-cell table:style-name="Table26.A2" office:value-type="string">
            <text:p text:style-name="P781">Big int</text:p>
          </table:table-cell>
          <table:table-cell table:style-name="Table26.A2" office:value-type="string">
            <text:p text:style-name="P786">Unsigned , index , <text:span text:style-name="T614">unique , </text:span><text:span text:style-name="T615">primary key , </text:span><text:span text:style-name="T616">auto increment ,</text:span></text:p>
            <text:p text:style-name="P787">not null </text:p>
          </table:table-cell>
          <table:table-cell table:style-name="Table26.D2" office:value-type="string">
            <text:p text:style-name="P408"/>
          </table:table-cell>
        </table:table-row>
        <table:table-row table:style-name="TableLine94259533570224">
          <table:table-cell table:style-name="Table26.A2" office:value-type="string">
            <text:p text:style-name="P780">title</text:p>
          </table:table-cell>
          <table:table-cell table:style-name="Table26.A2" office:value-type="string">
            <text:p text:style-name="P782">varchar(64)</text:p>
          </table:table-cell>
          <table:table-cell table:style-name="Table26.A2" office:value-type="string">
            <text:p text:style-name="P788">Not null </text:p>
          </table:table-cell>
          <table:table-cell table:style-name="Table26.D2" office:value-type="string">
            <text:p text:style-name="P408"/>
          </table:table-cell>
        </table:table-row>
        <table:table-row table:style-name="TableLine94259533571136">
          <table:table-cell table:style-name="Table26.A2" office:value-type="string">
            <text:p text:style-name="P780">content</text:p>
          </table:table-cell>
          <table:table-cell table:style-name="Table26.A2" office:value-type="string">
            <text:p text:style-name="P783">varchar(<text:span text:style-name="T613">400</text:span>)</text:p>
          </table:table-cell>
          <table:table-cell table:style-name="Table26.A2" office:value-type="string">
            <text:p text:style-name="P789">Not null </text:p>
          </table:table-cell>
          <table:table-cell table:style-name="Table26.D2" office:value-type="string">
            <text:p text:style-name="P408"/>
          </table:table-cell>
        </table:table-row>
        <table:table-row table:style-name="TableLine94259533572096">
          <table:table-cell table:style-name="Table26.A2" office:value-type="string">
            <text:p text:style-name="P780">service_id</text:p>
          </table:table-cell>
          <table:table-cell table:style-name="Table26.A2" office:value-type="string">
            <text:p text:style-name="P784">Big int </text:p>
          </table:table-cell>
          <table:table-cell table:style-name="Table26.A2" office:value-type="string">
            <text:p text:style-name="P790">Not null , <text:span text:style-name="T618">unsigned ,</text:span></text:p>
            <text:p text:style-name="P795">foreign key → servicers (id) ,</text:p>
            <text:p text:style-name="P790"/>
            <text:p text:style-name="P791">on Delete → (cascade) ,</text:p>
            <text:p text:style-name="P792">on Update → <text:span text:style-name="T617">(cascade) ,</text:span></text:p>
          </table:table-cell>
          <table:table-cell table:style-name="Table26.D2" office:value-type="string">
            <text:p text:style-name="P408"/>
          </table:table-cell>
        </table:table-row>
        <table:table-row table:style-name="TableLine94259533573280">
          <table:table-cell table:style-name="Table26.A2" office:value-type="string">
            <text:p text:style-name="P780">language_id</text:p>
          </table:table-cell>
          <table:table-cell table:style-name="Table26.A2" office:value-type="string">
            <text:p text:style-name="P785">Big int </text:p>
          </table:table-cell>
          <table:table-cell table:style-name="Table26.A2" office:value-type="string">
            <text:p text:style-name="P793">Not null , unsigned , </text:p>
            <text:p text:style-name="P793"><text:span text:style-name="T619">foreign key →</text:span><text:span text:style-name="T620"> </text:span><text:span text:style-name="T621">languages(id)</text:span></text:p>
            <text:p text:style-name="P793"/>
            <text:p text:style-name="P794">on Delete → (<text:span text:style-name="T622">cascade</text:span>)</text:p>
            <text:p text:style-name="P794">on Update → (<text:span text:style-name="T623">cascade</text:span>)</text:p>
          </table:table-cell>
          <table:table-cell table:style-name="Table26.D2" office:value-type="string">
            <text:p text:style-name="P408"/>
          </table:table-cell>
        </table:table-row>
      </table:table>
      <text:p text:style-name="P345"/>
      <text:list xml:id="list141134636263685" text:continue-numbering="true" text:style-name="L55">
        <text:list-item>
          <text:list>
            <text:list-item>
              <text:p text:style-name="P1811">ارتباطات :‌</text:p>
              <text:list>
                <text:list-item>
                  <text:p text:style-name="P1811">services : </text:p>
                  <text:list>
                    <text:list-item>
                      <text:p text:style-name="P1803">نوع : <text:span text:style-name="T609">1 به n</text:span></text:p>
                    </text:list-item>
                    <text:list-item>
                      <text:p text:style-name="P1807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41133954701247" text:continue-numbering="true" text:style-name="L55">
        <text:list-item>
          <text:list>
            <text:list-item>
              <text:list>
                <text:list-item>
                  <text:p text:style-name="P1812">languages : </text:p>
                  <text:list>
                    <text:list-item>
                      <text:p text:style-name="P1813">نوع :‌<text:span text:style-name="T624">1 به n </text:span></text:p>
                    </text:list-item>
                    <text:list-item>
                      <text:p text:style-name="P1813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3">skill_groups : <text:span text:style-name="T687">در این جدول skill group ها ذخیره م</text:span><text:span text:style-name="T688">یشود !!!</text:span></text:p>
        </text:list-item>
      </text:list>
      <text:p text:style-name="P120"/>
      <text:list xml:id="list141135674494594" text:continue-numbering="true" text:style-name="L55">
        <text:list-item>
          <text:list>
            <text:list-item>
              <text:p text:style-name="P1814">ستون ها : </text:p>
            </text:list-item>
          </text:list>
        </text:list-item>
      </text:list>
      <text:p text:style-name="P121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259533596416">
          <table:table-cell table:style-name="Table29.A1" office:value-type="string">
            <text:p text:style-name="P463">Name</text:p>
          </table:table-cell>
          <table:table-cell table:style-name="Table29.A1" office:value-type="string">
            <text:p text:style-name="P463">Data Type</text:p>
          </table:table-cell>
          <table:table-cell table:style-name="Table29.A1" office:value-type="string">
            <text:p text:style-name="P463">Attributes</text:p>
          </table:table-cell>
          <table:table-cell table:style-name="Table29.D1" office:value-type="string">
            <text:p text:style-name="P463">Comment</text:p>
          </table:table-cell>
        </table:table-row>
        <table:table-row table:style-name="TableLine94259533628448">
          <table:table-cell table:style-name="Table29.A2" office:value-type="string">
            <text:p text:style-name="P823">Id</text:p>
          </table:table-cell>
          <table:table-cell table:style-name="Table29.A2" office:value-type="string">
            <text:p text:style-name="P823">Big int</text:p>
          </table:table-cell>
          <table:table-cell table:style-name="Table29.A2" office:value-type="string">
            <text:p text:style-name="P830">Unsigned , not null ,<text:span text:style-name="T692">index,</text:span></text:p>
            <text:p text:style-name="P831">unique ,<text:span text:style-name="T693">primary key ,</text:span></text:p>
            <text:p text:style-name="P834"><text:s/>auto increment</text:p>
          </table:table-cell>
          <table:table-cell table:style-name="Table29.D2" office:value-type="string">
            <text:p text:style-name="P408"/>
          </table:table-cell>
        </table:table-row>
        <table:table-row table:style-name="TableLine94259533631008">
          <table:table-cell table:style-name="Table29.A2" office:value-type="string">
            <text:p text:style-name="P824">name</text:p>
          </table:table-cell>
          <table:table-cell table:style-name="Table29.A2" office:value-type="string">
            <text:p text:style-name="P824">varchar(<text:span text:style-name="T689">50</text:span>)</text:p>
          </table:table-cell>
          <table:table-cell table:style-name="Table29.A2" office:value-type="string">
            <text:p text:style-name="P832">Not null</text:p>
          </table:table-cell>
          <table:table-cell table:style-name="Table29.D2" office:value-type="string">
            <text:p text:style-name="P408"/>
          </table:table-cell>
        </table:table-row>
        <table:table-row table:style-name="TableLine94259533631920">
          <table:table-cell table:style-name="Table29.A2" office:value-type="string">
            <text:p text:style-name="P430"><text:span text:style-name="T690">p</text:span><text:span text:style-name="T691">ercent</text:span></text:p>
          </table:table-cell>
          <table:table-cell table:style-name="Table29.A2" office:value-type="string">
            <text:p text:style-name="P828">Tiny Int</text:p>
          </table:table-cell>
          <table:table-cell table:style-name="Table29.A2" office:value-type="string">
            <text:p text:style-name="P829">Unsigned , not null ,</text:p>
          </table:table-cell>
          <table:table-cell table:style-name="Table29.D2" office:value-type="string">
            <text:p text:style-name="P408"/>
          </table:table-cell>
        </table:table-row>
        <table:table-row table:style-name="TableLine94259533632880">
          <table:table-cell table:style-name="Table29.A2" office:value-type="string">
            <text:p text:style-name="P1282">active</text:p>
          </table:table-cell>
          <table:table-cell table:style-name="Table29.A2" office:value-type="string">
            <text:p text:style-name="P1110">boolean</text:p>
          </table:table-cell>
          <table:table-cell table:style-name="Table29.A2" office:value-type="string">
            <text:p text:style-name="P833">Not null defualt ‘<text:span text:style-name="T694">1</text:span>’</text:p>
          </table:table-cell>
          <table:table-cell table:style-name="Table29.D2" office:value-type="string">
            <text:p text:style-name="P408"/>
          </table:table-cell>
        </table:table-row>
        <table:table-row table:style-name="TableLine94259533633792">
          <table:table-cell table:style-name="Table29.A2" office:value-type="string">
            <text:p text:style-name="P825">sort</text:p>
          </table:table-cell>
          <table:table-cell table:style-name="Table29.A2" office:value-type="string">
            <text:p text:style-name="P826">Tiny int</text:p>
          </table:table-cell>
          <table:table-cell table:style-name="Table29.A2" office:value-type="string">
            <text:p text:style-name="P827">Unsigned , nullable</text:p>
          </table:table-cell>
          <table:table-cell table:style-name="Table29.D2" office:value-type="string">
            <text:p text:style-name="P408"/>
          </table:table-cell>
        </table:table-row>
        <table:table-row table:style-name="TableLine94259533634816">
          <table:table-cell table:style-name="Table29.A2" office:value-type="string">
            <text:p text:style-name="P835">app_setting_id</text:p>
          </table:table-cell>
          <table:table-cell table:style-name="Table29.A2" office:value-type="string">
            <text:p text:style-name="P836">Big int</text:p>
          </table:table-cell>
          <table:table-cell table:style-name="Table29.A2" office:value-type="string">
            <text:p text:style-name="P837">Unsigned , <text:span text:style-name="T695">not null , foreign key → app_settings(id)</text:span></text:p>
            <text:p text:style-name="P837"/>
            <text:p text:style-name="P838">on Delete → (<text:span text:style-name="T696">cascade</text:span>)</text:p>
            <text:p text:style-name="P838">on Update → (<text:span text:style-name="T696">cascade</text:span>)</text:p>
          </table:table-cell>
          <table:table-cell table:style-name="Table29.D2" office:value-type="string">
            <text:p text:style-name="P408"/>
          </table:table-cell>
        </table:table-row>
      </table:table>
      <text:p text:style-name="P348"/>
      <text:list xml:id="list1578216783" text:style-name="L56">
        <text:list-item>
          <text:list>
            <text:list-item>
              <text:p text:style-name="P1815">روابط :‌</text:p>
              <text:list>
                <text:list-item>
                  <text:p text:style-name="P1816">app_Settings : </text:p>
                  <text:list>
                    <text:list-item>
                      <text:p text:style-name="P1817">نوع‌: <text:span text:style-name="T697">1 به n</text:span></text:p>
                    </text:list-item>
                    <text:list-item>
                      <text:p text:style-name="P1818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41135289489598" text:continue-numbering="true" text:style-name="L56">
        <text:list-item>
          <text:list>
            <text:list-item>
              <text:list>
                <text:list-item>
                  <text:p text:style-name="P1822">dates : </text:p>
                  <text:list>
                    <text:list-item>
                      <text:p text:style-name="P1819">نوع‌: <text:span text:style-name="T697">1 به n </text:span></text:p>
                    </text:list-item>
                    <text:list-item>
                      <text:p text:style-name="P1819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41134429872496" text:continue-numbering="true" text:style-name="L56">
        <text:list-item>
          <text:list>
            <text:list-item>
              <text:list>
                <text:list-item>
                  <text:p text:style-name="P1822">users :</text:p>
                  <text:list>
                    <text:list-item>
                      <text:p text:style-name="P1818">نوع‌:<text:span text:style-name="T699">1 به n </text:span></text:p>
                    </text:list-item>
                    <text:list-item>
                      <text:p text:style-name="P1820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p text:style-name="P123"/>
      <text:p text:style-name="P123"/>
      <text:p text:style-name="P123"/>
      <text:p text:style-name="P123"/>
      <text:p text:style-name="P123"/>
      <text:list xml:id="list141134484581309" text:continue-numbering="true" text:style-name="L56">
        <text:list-item>
          <text:list>
            <text:list-item>
              <text:list>
                <text:list-item>
                  <text:p text:style-name="P1823"><text:soft-page-break/>iconables : </text:p>
                  <text:list>
                    <text:list-item>
                      <text:p text:style-name="P1821">نوع‌:<text:span text:style-name="T698">1 به 1</text:span></text:p>
                    </text:list-item>
                    <text:list-item>
                      <text:p text:style-name="P1821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p text:style-name="P1473"/>
      <text:list xml:id="list141133709052250" text:continue-numbering="true" text:style-name="L56">
        <text:list-item>
          <text:p text:style-name="P1516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516"/>
          <text:list>
            <text:list-item>
              <text:p text:style-name="P1824">ستون : </text:p>
            </text:list-item>
          </text:list>
        </text:list-item>
      </text:list>
      <text:p text:style-name="P125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259533702256">
          <table:table-cell table:style-name="Table30.A1" office:value-type="string">
            <text:p text:style-name="P463">Name</text:p>
          </table:table-cell>
          <table:table-cell table:style-name="Table30.A1" office:value-type="string">
            <text:p text:style-name="P463">Data Type</text:p>
          </table:table-cell>
          <table:table-cell table:style-name="Table30.A1" office:value-type="string">
            <text:p text:style-name="P463">Attributes</text:p>
          </table:table-cell>
          <table:table-cell table:style-name="Table30.D1" office:value-type="string">
            <text:p text:style-name="P463">Comment</text:p>
          </table:table-cell>
        </table:table-row>
        <table:table-row table:style-name="TableLine94259533732128">
          <table:table-cell table:style-name="Table30.A2" office:value-type="string">
            <text:p text:style-name="P839">id</text:p>
          </table:table-cell>
          <table:table-cell table:style-name="Table30.A2" office:value-type="string">
            <text:p text:style-name="P840">Big int</text:p>
          </table:table-cell>
          <table:table-cell table:style-name="Table30.A2" office:value-type="string">
            <text:p text:style-name="P843">Unsigned , not null , index,</text:p>
            <text:p text:style-name="P844">unique , primary key , </text:p>
            <text:p text:style-name="P858">auto increment</text:p>
          </table:table-cell>
          <table:table-cell table:style-name="Table30.D2" office:value-type="string">
            <text:p text:style-name="P408"/>
          </table:table-cell>
        </table:table-row>
        <table:table-row table:style-name="TableLine94259533733920">
          <table:table-cell table:style-name="Table30.A2" office:value-type="string">
            <text:p text:style-name="P839">name</text:p>
          </table:table-cell>
          <table:table-cell table:style-name="Table30.A2" office:value-type="string">
            <text:p text:style-name="P443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845">Not null</text:p>
          </table:table-cell>
          <table:table-cell table:style-name="Table30.D2" office:value-type="string">
            <text:p text:style-name="P408"/>
          </table:table-cell>
        </table:table-row>
        <table:table-row table:style-name="TableLine94259533734832">
          <table:table-cell table:style-name="Table30.A2" office:value-type="string">
            <text:p text:style-name="P431"><text:span text:style-name="T690">p</text:span><text:span text:style-name="T691">ercent</text:span></text:p>
          </table:table-cell>
          <table:table-cell table:style-name="Table30.A2" office:value-type="string">
            <text:p text:style-name="P841">Tiny int</text:p>
          </table:table-cell>
          <table:table-cell table:style-name="Table30.A2" office:value-type="string">
            <text:p text:style-name="P846">Unsigned , not null </text:p>
          </table:table-cell>
          <table:table-cell table:style-name="Table30.D2" office:value-type="string">
            <text:p text:style-name="P408"/>
          </table:table-cell>
        </table:table-row>
        <table:table-row table:style-name="TableLine94259533735792">
          <table:table-cell table:style-name="Table30.A2" office:value-type="string">
            <text:p text:style-name="P839">sort</text:p>
          </table:table-cell>
          <table:table-cell table:style-name="Table30.A2" office:value-type="string">
            <text:p text:style-name="P842">Tiny int</text:p>
          </table:table-cell>
          <table:table-cell table:style-name="Table30.A2" office:value-type="string">
            <text:p text:style-name="P847">Unsigned , nullable</text:p>
          </table:table-cell>
          <table:table-cell table:style-name="Table30.D2" office:value-type="string">
            <text:p text:style-name="P408"/>
          </table:table-cell>
        </table:table-row>
        <table:table-row table:style-name="TableLine94259533737136">
          <table:table-cell table:style-name="Table30.A2" office:value-type="string">
            <text:p text:style-name="P1283">active</text:p>
          </table:table-cell>
          <table:table-cell table:style-name="Table30.A2" office:value-type="string">
            <text:p text:style-name="P1111">boolean</text:p>
          </table:table-cell>
          <table:table-cell table:style-name="Table30.A2" office:value-type="string">
            <text:p text:style-name="P848">Not null , defualt <text:span text:style-name="T711">1</text:span></text:p>
          </table:table-cell>
          <table:table-cell table:style-name="Table30.D2" office:value-type="string">
            <text:p text:style-name="P408"/>
          </table:table-cell>
        </table:table-row>
        <table:table-row table:style-name="TableLine94259533738160">
          <table:table-cell table:style-name="Table30.A2" office:value-type="string">
            <text:p text:style-name="P839">skill_group_id</text:p>
          </table:table-cell>
          <table:table-cell table:style-name="Table30.A2" office:value-type="string">
            <text:p text:style-name="P842">Big int</text:p>
          </table:table-cell>
          <table:table-cell table:style-name="Table30.A2" office:value-type="string">
            <text:p text:style-name="P849">Unsigned , <text:span text:style-name="T712">nullable , </text:span></text:p>
            <text:p text:style-name="P850">foreign key → <text:span text:style-name="T713">skill_groups(</text:span><text:span text:style-name="T714">id</text:span><text:span text:style-name="T713">)</text:span></text:p>
            <text:p text:style-name="P850"/>
            <text:p text:style-name="P851">on Delete → (set null)</text:p>
            <text:p text:style-name="P852">on Update → (cascade)</text:p>
          </table:table-cell>
          <table:table-cell table:style-name="Table30.D2" office:value-type="string">
            <text:p text:style-name="P408"/>
          </table:table-cell>
        </table:table-row>
      </table:table>
      <text:p text:style-name="P343"/>
      <text:list xml:id="list33031684" text:style-name="L57">
        <text:list-item>
          <text:list>
            <text:list-item>
              <text:p text:style-name="P1825">ارتباط ها :‌</text:p>
              <text:list>
                <text:list-item>
                  <text:p text:style-name="P1826">skill_groups : </text:p>
                  <text:list>
                    <text:list-item>
                      <text:p text:style-name="P1827">نوع : <text:span text:style-name="T715">1 به n </text:span></text:p>
                    </text:list-item>
                    <text:list-item>
                      <text:p text:style-name="P1827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41133818755563" text:continue-numbering="true" text:style-name="L57">
        <text:list-item>
          <text:list>
            <text:list-item>
              <text:list>
                <text:list-item>
                  <text:p text:style-name="P1826">dates : </text:p>
                  <text:list>
                    <text:list-item>
                      <text:p text:style-name="P1827">نوع : <text:span text:style-name="T717">1 به n </text:span></text:p>
                    </text:list-item>
                    <text:list-item>
                      <text:p text:style-name="P1827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41134547710520" text:continue-numbering="true" text:style-name="L57">
        <text:list-item>
          <text:list>
            <text:list-item>
              <text:list>
                <text:list-item>
                  <text:p text:style-name="P1826">users : </text:p>
                  <text:list>
                    <text:list-item>
                      <text:p text:style-name="P1828">نوع : <text:s/><text:span text:style-name="T717">1 به n </text:span></text:p>
                    </text:list-item>
                    <text:list-item>
                      <text:p text:style-name="P1827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4">single_skills : در این جدول skill های تکی که عضو هیچ گروهی نیستند <text:span text:style-name="T721">ذخیره میشود !!!</text:span></text:p>
          <text:list>
            <text:list-item>
              <text:p text:style-name="P1829">ستون ها :‌</text:p>
            </text:list-item>
          </text:list>
        </text:list-item>
      </text:list>
      <text:p text:style-name="P127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259533782880">
          <table:table-cell table:style-name="Table31.A1" office:value-type="string">
            <text:p text:style-name="P463">Name</text:p>
          </table:table-cell>
          <table:table-cell table:style-name="Table31.A1" office:value-type="string">
            <text:p text:style-name="P463">Data Type</text:p>
          </table:table-cell>
          <table:table-cell table:style-name="Table31.A1" office:value-type="string">
            <text:p text:style-name="P463">Attributes</text:p>
          </table:table-cell>
          <table:table-cell table:style-name="Table31.D1" office:value-type="string">
            <text:p text:style-name="P463">Comment</text:p>
          </table:table-cell>
        </table:table-row>
        <table:table-row table:style-name="TableLine94259533809984">
          <table:table-cell table:style-name="Table31.A2" office:value-type="string">
            <text:p text:style-name="P854">id</text:p>
          </table:table-cell>
          <table:table-cell table:style-name="Table31.A2" office:value-type="string">
            <text:p text:style-name="P857">Big int</text:p>
          </table:table-cell>
          <table:table-cell table:style-name="Table31.A2" office:value-type="string">
            <text:p text:style-name="P857">Unsigned , not null ,index,</text:p>
            <text:p text:style-name="P857">unique , primary key , </text:p>
            <text:p text:style-name="P857">auto increment</text:p>
          </table:table-cell>
          <table:table-cell table:style-name="Table31.D2" office:value-type="string">
            <text:p text:style-name="P408"/>
          </table:table-cell>
        </table:table-row>
        <table:table-row table:style-name="TableLine94259533812288">
          <table:table-cell table:style-name="Table31.A2" office:value-type="string">
            <text:p text:style-name="P854">name</text:p>
          </table:table-cell>
          <table:table-cell table:style-name="Table31.A2" office:value-type="string">
            <text:p text:style-name="P444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857">Not null</text:p>
          </table:table-cell>
          <table:table-cell table:style-name="Table31.D2" office:value-type="string">
            <text:p text:style-name="P408"/>
          </table:table-cell>
        </table:table-row>
        <table:table-row table:style-name="TableLine94259533813200">
          <table:table-cell table:style-name="Table31.A2" office:value-type="string">
            <text:p text:style-name="P853"><text:span text:style-name="T690">p</text:span><text:span text:style-name="T691">ercent</text:span></text:p>
          </table:table-cell>
          <table:table-cell table:style-name="Table31.A2" office:value-type="string">
            <text:p text:style-name="P857">Tiny int</text:p>
          </table:table-cell>
          <table:table-cell table:style-name="Table31.A2" office:value-type="string">
            <text:p text:style-name="P857"><text:s/>Unsigned , Not null</text:p>
          </table:table-cell>
          <table:table-cell table:style-name="Table31.D2" office:value-type="string">
            <text:p text:style-name="P408"/>
          </table:table-cell>
        </table:table-row>
        <table:table-row table:style-name="TableLine94259533814160">
          <table:table-cell table:style-name="Table31.A2" office:value-type="string">
            <text:p text:style-name="P1284">active</text:p>
          </table:table-cell>
          <table:table-cell table:style-name="Table31.A2" office:value-type="string">
            <text:p text:style-name="P1112">boolean</text:p>
          </table:table-cell>
          <table:table-cell table:style-name="Table31.A2" office:value-type="string">
            <text:p text:style-name="P859">No null ,defualt 1</text:p>
          </table:table-cell>
          <table:table-cell table:style-name="Table31.D2" office:value-type="string">
            <text:p text:style-name="P408"/>
          </table:table-cell>
        </table:table-row>
        <table:table-row table:style-name="TableLine94259533815584">
          <table:table-cell table:style-name="Table31.A2" office:value-type="string">
            <text:p text:style-name="P855">sort</text:p>
          </table:table-cell>
          <table:table-cell table:style-name="Table31.A2" office:value-type="string">
            <text:p text:style-name="P857">Tiny int</text:p>
          </table:table-cell>
          <table:table-cell table:style-name="Table31.A2" office:value-type="string">
            <text:p text:style-name="P860">Nullable , unsigned</text:p>
          </table:table-cell>
          <table:table-cell table:style-name="Table31.D2" office:value-type="string">
            <text:p text:style-name="P408"/>
          </table:table-cell>
        </table:table-row>
        <table:table-row table:style-name="TableLine94259533816608">
          <table:table-cell table:style-name="Table31.A2" office:value-type="string">
            <text:p text:style-name="P856">app_setting_id</text:p>
          </table:table-cell>
          <table:table-cell table:style-name="Table31.A2" office:value-type="string">
            <text:p text:style-name="P857">Big int</text:p>
          </table:table-cell>
          <table:table-cell table:style-name="Table31.A2" office:value-type="string">
            <text:p text:style-name="P861">Unsigned , nullable , </text:p>
            <text:p text:style-name="P861">foreign key → app_settings(id)</text:p>
            <text:p text:style-name="P861"/>
            <text:p text:style-name="P862">on Delete → (set null) </text:p>
            <text:p text:style-name="P862">on Update → (cascade) </text:p>
          </table:table-cell>
          <table:table-cell table:style-name="Table31.D2" office:value-type="string">
            <text:p text:style-name="P408"/>
          </table:table-cell>
        </table:table-row>
      </table:table>
      <text:p text:style-name="P349"/>
      <text:list xml:id="list1149098426" text:style-name="L58">
        <text:list-item>
          <text:list>
            <text:list-item>
              <text:p text:style-name="P1830">ارتباطات : </text:p>
              <text:list>
                <text:list-item>
                  <text:p text:style-name="P1831">dates : </text:p>
                  <text:list>
                    <text:list-item>
                      <text:p text:style-name="P1831">نوع : <text:span text:style-name="T722">1 به n</text:span></text:p>
                    </text:list-item>
                    <text:list-item>
                      <text:p text:style-name="P1831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41135141014371" text:continue-numbering="true" text:style-name="L58">
        <text:list-item>
          <text:list>
            <text:list-item>
              <text:list>
                <text:list-item>
                  <text:p text:style-name="P1832">users : </text:p>
                  <text:list>
                    <text:list-item>
                      <text:p text:style-name="P1832">نوع : <text:span text:style-name="T723">1 به n </text:span></text:p>
                    </text:list-item>
                    <text:list-item>
                      <text:p text:style-name="P1833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41134800000690" text:continue-numbering="true" text:style-name="L58">
        <text:list-item>
          <text:list>
            <text:list-item>
              <text:list>
                <text:list-item>
                  <text:p text:style-name="P1834">app_settings : </text:p>
                  <text:list>
                    <text:list-item>
                      <text:p text:style-name="P1834">نوع :‌<text:span text:style-name="T724">1 به n </text:span></text:p>
                    </text:list-item>
                    <text:list-item>
                      <text:p text:style-name="P1834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5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0"/>
      <text:list xml:id="list141134695086229" text:continue-numbering="true" text:style-name="L58">
        <text:list-item>
          <text:list>
            <text:list-item>
              <text:p text:style-name="P1835">ستون ها :‌</text:p>
            </text:list-item>
          </text:list>
        </text:list-item>
      </text:list>
      <text:p text:style-name="P131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259533854128">
          <table:table-cell table:style-name="Table32.A1" office:value-type="string">
            <text:p text:style-name="P463">Name</text:p>
          </table:table-cell>
          <table:table-cell table:style-name="Table32.A1" office:value-type="string">
            <text:p text:style-name="P463">Data Type</text:p>
          </table:table-cell>
          <table:table-cell table:style-name="Table32.A1" office:value-type="string">
            <text:p text:style-name="P463">Attributes</text:p>
          </table:table-cell>
          <table:table-cell table:style-name="Table32.D1" office:value-type="string">
            <text:p text:style-name="P463">Comment</text:p>
          </table:table-cell>
        </table:table-row>
        <table:table-row table:style-name="TableLine94259533894416">
          <table:table-cell table:style-name="Table32.A2" office:value-type="string">
            <text:p text:style-name="P863">id</text:p>
          </table:table-cell>
          <table:table-cell table:style-name="Table32.A2" office:value-type="string">
            <text:p text:style-name="P865">Big int</text:p>
          </table:table-cell>
          <table:table-cell table:style-name="Table32.A2" office:value-type="string">
            <text:p text:style-name="P867">Unsigned, not null , index </text:p>
            <text:p text:style-name="P868">unique , primary key , auto increment </text:p>
          </table:table-cell>
          <table:table-cell table:style-name="Table32.D2" office:value-type="string">
            <text:p text:style-name="P408"/>
          </table:table-cell>
        </table:table-row>
        <table:table-row table:style-name="TableLine94259533896720">
          <table:table-cell table:style-name="Table32.A2" office:value-type="string">
            <text:p text:style-name="P863">message</text:p>
          </table:table-cell>
          <table:table-cell table:style-name="Table32.A2" office:value-type="string">
            <text:p text:style-name="P866">varchar(<text:span text:style-name="T730">128</text:span>)</text:p>
          </table:table-cell>
          <table:table-cell table:style-name="Table32.A2" office:value-type="string">
            <text:p text:style-name="P869">Not null</text:p>
          </table:table-cell>
          <table:table-cell table:style-name="Table32.D2" office:value-type="string">
            <text:p text:style-name="P408"/>
          </table:table-cell>
        </table:table-row>
        <table:table-row table:style-name="TableLine94259533897632">
          <table:table-cell table:style-name="Table32.A2" office:value-type="string">
            <text:p text:style-name="P1285">active</text:p>
          </table:table-cell>
          <table:table-cell table:style-name="Table32.A2" office:value-type="string">
            <text:p text:style-name="P1113">boolean</text:p>
          </table:table-cell>
          <table:table-cell table:style-name="Table32.A2" office:value-type="string">
            <text:p text:style-name="P870">Not nul<text:span text:style-name="T731">l , </text:span><text:span text:style-name="T732">defualt 1 </text:span></text:p>
          </table:table-cell>
          <table:table-cell table:style-name="Table32.D2" office:value-type="string">
            <text:p text:style-name="P408"/>
          </table:table-cell>
        </table:table-row>
        <table:table-row table:style-name="TableLine94259533898592">
          <table:table-cell table:style-name="Table32.A2" office:value-type="string">
            <text:p text:style-name="P864">app_Setting_id</text:p>
          </table:table-cell>
          <table:table-cell table:style-name="Table32.A2" office:value-type="string">
            <text:p text:style-name="P865">Big int</text:p>
          </table:table-cell>
          <table:table-cell table:style-name="Table32.A2" office:value-type="string">
            <text:p text:style-name="P872">Nullable , <text:span text:style-name="T787">unsigned ,</text:span></text:p>
            <text:p text:style-name="P895">foreign key → app_settings(id)</text:p>
            <text:p text:style-name="P871"/>
            <text:p text:style-name="P873">On Delete → (set null) ,</text:p>
            <text:p text:style-name="P873">On Update → (cascade) ,</text:p>
          </table:table-cell>
          <table:table-cell table:style-name="Table32.D2" office:value-type="string">
            <text:p text:style-name="P408"/>
          </table:table-cell>
        </table:table-row>
        <table:table-row table:style-name="TableLine94259533900016">
          <table:table-cell table:style-name="Table32.A2" office:value-type="string">
            <text:p text:style-name="P864">language_id</text:p>
          </table:table-cell>
          <table:table-cell table:style-name="Table32.A2" office:value-type="string">
            <text:p text:style-name="P865">Big int</text:p>
          </table:table-cell>
          <table:table-cell table:style-name="Table32.A2" office:value-type="string">
            <text:p text:style-name="P888">Not null , <text:span text:style-name="T787">unsigned ,</text:span></text:p>
            <text:p text:style-name="P885">foreign key → languages(id)</text:p>
            <text:p text:style-name="P885"/>
            <text:p text:style-name="P874">On Delete → (cascade) ,</text:p>
            <text:p text:style-name="P875">On Update → (cascade) ,</text:p>
          </table:table-cell>
          <table:table-cell table:style-name="Table32.D2" office:value-type="string">
            <text:p text:style-name="P408"/>
          </table:table-cell>
        </table:table-row>
      </table:table>
      <text:p text:style-name="P350"/>
      <text:list xml:id="list4202940891" text:style-name="L59">
        <text:list-item>
          <text:list>
            <text:list-item>
              <text:p text:style-name="P1836">ارتباطات : </text:p>
              <text:list>
                <text:list-item>
                  <text:p text:style-name="P1837">app_settings : </text:p>
                  <text:list>
                    <text:list-item>
                      <text:p text:style-name="P1838">نوع : <text:span text:style-name="T734">1 به n </text:span></text:p>
                    </text:list-item>
                    <text:list-item>
                      <text:p text:style-name="P1517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41134723314693" text:continue-numbering="true" text:style-name="L59">
        <text:list-item>
          <text:list>
            <text:list-item>
              <text:list>
                <text:list-item>
                  <text:p text:style-name="P1837">languages : </text:p>
                  <text:list>
                    <text:list-item>
                      <text:p text:style-name="P1838">نوع : <text:span text:style-name="T737">1 به n</text:span></text:p>
                    </text:list-item>
                    <text:list-item>
                      <text:p text:style-name="P1839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41134174336654" text:continue-numbering="true" text:style-name="L59">
        <text:list-item>
          <text:list>
            <text:list-item>
              <text:list>
                <text:list-item>
                  <text:p text:style-name="P1837">dates : </text:p>
                  <text:list>
                    <text:list-item>
                      <text:p text:style-name="P1838">نوع : <text:span text:style-name="T738">1 به n </text:span></text:p>
                    </text:list-item>
                    <text:list-item>
                      <text:p text:style-name="P1839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p text:style-name="P132"/>
      <text:p text:style-name="P132"/>
      <text:list xml:id="list141135538966377" text:continue-numbering="true" text:style-name="L59">
        <text:list-item>
          <text:list>
            <text:list-item>
              <text:list>
                <text:list-item>
                  <text:p text:style-name="P1837"><text:soft-page-break/>users : </text:p>
                  <text:list>
                    <text:list-item>
                      <text:p text:style-name="P1838">نوع : <text:span text:style-name="T741">1 به n</text:span></text:p>
                    </text:list-item>
                    <text:list-item>
                      <text:p text:style-name="P1839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41134567583228" text:continue-numbering="true" text:style-name="L59">
        <text:list-item>
          <text:p text:style-name="P2326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3"/>
      <text:list xml:id="list141133757870297" text:continue-numbering="true" text:style-name="L59">
        <text:list-item>
          <text:list>
            <text:list-item>
              <text:p text:style-name="P1840">ستون ها : </text:p>
            </text:list-item>
          </text:list>
        </text:list-item>
      </text:list>
      <text:p text:style-name="P134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259533932624">
          <table:table-cell table:style-name="Table33.A1" office:value-type="string">
            <text:p text:style-name="P463">Name</text:p>
          </table:table-cell>
          <table:table-cell table:style-name="Table33.A1" office:value-type="string">
            <text:p text:style-name="P463">Data Type</text:p>
          </table:table-cell>
          <table:table-cell table:style-name="Table33.A1" office:value-type="string">
            <text:p text:style-name="P463">Attributes</text:p>
          </table:table-cell>
          <table:table-cell table:style-name="Table33.D1" office:value-type="string">
            <text:p text:style-name="P463">Comment</text:p>
          </table:table-cell>
        </table:table-row>
        <table:table-row table:style-name="TableLine94259533977776">
          <table:table-cell table:style-name="Table33.A2" office:value-type="string">
            <text:p text:style-name="P896">id</text:p>
          </table:table-cell>
          <table:table-cell table:style-name="Table33.A2" office:value-type="string">
            <text:p text:style-name="P897">Big int</text:p>
          </table:table-cell>
          <table:table-cell table:style-name="Table33.A2" office:value-type="string">
            <text:p text:style-name="P900">Unsigned , not null , index ,</text:p>
            <text:p text:style-name="P900">unique , primary key , </text:p>
            <text:p text:style-name="P900">auto increment</text:p>
          </table:table-cell>
          <table:table-cell table:style-name="Table33.D2" office:value-type="string">
            <text:p text:style-name="P408"/>
          </table:table-cell>
        </table:table-row>
        <table:table-row table:style-name="TableLine94259533979936">
          <table:table-cell table:style-name="Table33.A2" office:value-type="string">
            <text:p text:style-name="P896">sort</text:p>
          </table:table-cell>
          <table:table-cell table:style-name="Table33.A2" office:value-type="string">
            <text:p text:style-name="P898">Tiny int</text:p>
          </table:table-cell>
          <table:table-cell table:style-name="Table33.A2" office:value-type="string">
            <text:p text:style-name="P901">Nullable , unsigned </text:p>
          </table:table-cell>
          <table:table-cell table:style-name="Table33.D2" office:value-type="string">
            <text:p text:style-name="P408"/>
          </table:table-cell>
        </table:table-row>
        <table:table-row table:style-name="TableLine94259533980848">
          <table:table-cell table:style-name="Table33.A2" office:value-type="string">
            <text:p text:style-name="P1286">active</text:p>
          </table:table-cell>
          <table:table-cell table:style-name="Table33.A2" office:value-type="string">
            <text:p text:style-name="P1114">boolean</text:p>
          </table:table-cell>
          <table:table-cell table:style-name="Table33.A2" office:value-type="string">
            <text:p text:style-name="P902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408"/>
          </table:table-cell>
        </table:table-row>
        <table:table-row table:style-name="TableLine94259533981888">
          <table:table-cell table:style-name="Table33.A2" office:value-type="string">
            <text:p text:style-name="P896">app_setting_id</text:p>
          </table:table-cell>
          <table:table-cell table:style-name="Table33.A2" office:value-type="string">
            <text:p text:style-name="P899">Big int</text:p>
          </table:table-cell>
          <table:table-cell table:style-name="Table33.A2" office:value-type="string">
            <text:p text:style-name="P904">Not null , <text:span text:style-name="T787">unsigned ,</text:span></text:p>
            <text:p text:style-name="P908">foreign key → app_settings(id)</text:p>
            <text:p text:style-name="P903"/>
            <text:p text:style-name="P906">On Delete → (cascade)</text:p>
            <text:p text:style-name="P906">On Update → (cascade)</text:p>
          </table:table-cell>
          <table:table-cell table:style-name="Table33.D2" office:value-type="string">
            <text:p text:style-name="P408"/>
          </table:table-cell>
        </table:table-row>
      </table:table>
      <text:p text:style-name="P351"/>
      <text:p text:style-name="P351"/>
      <text:list xml:id="list560117043" text:style-name="L60">
        <text:list-item>
          <text:list>
            <text:list-item>
              <text:p text:style-name="P1841">ارتباطات : </text:p>
              <text:list>
                <text:list-item>
                  <text:p text:style-name="P1842">dates <text:s/>:<text:tab/></text:p>
                  <text:list>
                    <text:list-item>
                      <text:p text:style-name="P1843">نوع : <text:span text:style-name="T748">1 به n </text:span></text:p>
                    </text:list-item>
                    <text:list-item>
                      <text:p text:style-name="P1843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41133839371215" text:continue-numbering="true" text:style-name="L60">
        <text:list-item>
          <text:list>
            <text:list-item>
              <text:list>
                <text:list-item>
                  <text:p text:style-name="P1842">users : </text:p>
                  <text:list>
                    <text:list-item>
                      <text:p text:style-name="P1843">نوع : <text:span text:style-name="T749">1 به n </text:span></text:p>
                    </text:list-item>
                    <text:list-item>
                      <text:p text:style-name="P1843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41135008635412" text:continue-numbering="true" text:style-name="L60">
        <text:list-item>
          <text:list>
            <text:list-item>
              <text:list>
                <text:list-item>
                  <text:p text:style-name="P1842">app_settings : </text:p>
                  <text:list>
                    <text:list-item>
                      <text:p text:style-name="P1843">نوع : <text:span text:style-name="T755">1 به n</text:span></text:p>
                    </text:list-item>
                    <text:list-item>
                      <text:p text:style-name="P1843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41134403733085" text:continue-numbering="true" text:style-name="L60">
        <text:list-item>
          <text:list>
            <text:list-item>
              <text:list>
                <text:list-item>
                  <text:p text:style-name="P1842">iconables : </text:p>
                  <text:list>
                    <text:list-item>
                      <text:p text:style-name="P1843">نوع : <text:span text:style-name="T754">1 به 1 </text:span></text:p>
                    </text:list-item>
                    <text:list-item>
                      <text:p text:style-name="P1843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844"><text:soft-page-break/>contact_subject_translations : </text:p>
                  <text:list>
                    <text:list-item>
                      <text:p text:style-name="P1845">نوع : <text:span text:style-name="T770">1 به n</text:span></text:p>
                    </text:list-item>
                    <text:list-item>
                      <text:p text:style-name="P1845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list xml:id="list3605463795" text:style-name="L61">
        <text:list-item>
          <text:list>
            <text:list-item>
              <text:list>
                <text:list-item>
                  <text:p text:style-name="P1848">contacts : </text:p>
                  <text:list>
                    <text:list-item>
                      <text:p text:style-name="P1850">نوع ‌: <text:span text:style-name="T789">1 به n </text:span></text:p>
                    </text:list-item>
                    <text:list-item>
                      <text:p text:style-name="P1850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41135442422928" text:continue-list="list141134403733085" text:style-name="L60">
        <text:list-item>
          <text:p text:style-name="P2327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6"/>
      <text:list xml:id="list141134882548930" text:continue-numbering="true" text:style-name="L60">
        <text:list-item>
          <text:list>
            <text:list-item>
              <text:p text:style-name="P1854">ستون ها : </text:p>
            </text:list-item>
          </text:list>
        </text:list-item>
      </text:list>
      <text:p text:style-name="P137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259534066032">
          <table:table-cell table:style-name="Table34.A1" office:value-type="string">
            <text:p text:style-name="P463">Name</text:p>
          </table:table-cell>
          <table:table-cell table:style-name="Table34.A1" office:value-type="string">
            <text:p text:style-name="P463">Data Type</text:p>
          </table:table-cell>
          <table:table-cell table:style-name="Table34.A1" office:value-type="string">
            <text:p text:style-name="P463">Attributes</text:p>
          </table:table-cell>
          <table:table-cell table:style-name="Table34.D1" office:value-type="string">
            <text:p text:style-name="P463">Comment</text:p>
          </table:table-cell>
        </table:table-row>
        <table:table-row table:style-name="TableLine94259534093856">
          <table:table-cell table:style-name="Table34.A2" office:value-type="string">
            <text:p text:style-name="P910">id</text:p>
          </table:table-cell>
          <table:table-cell table:style-name="Table34.A2" office:value-type="string">
            <text:p text:style-name="P911">Big int</text:p>
          </table:table-cell>
          <table:table-cell table:style-name="Table34.A2" office:value-type="string">
            <text:p text:style-name="P914">Unsigned , not null ,</text:p>
            <text:p text:style-name="P914">index , <text:span text:style-name="T763">unique , </text:span></text:p>
            <text:p text:style-name="P915">primary key , <text:span text:style-name="T764">auto increment</text:span></text:p>
          </table:table-cell>
          <table:table-cell table:style-name="Table34.D2" office:value-type="string">
            <text:p text:style-name="P408"/>
          </table:table-cell>
        </table:table-row>
        <table:table-row table:style-name="TableLine94259534096032">
          <table:table-cell table:style-name="Table34.A2" office:value-type="string">
            <text:p text:style-name="P910">name</text:p>
          </table:table-cell>
          <table:table-cell table:style-name="Table34.A2" office:value-type="string">
            <text:p text:style-name="P911">varchar(<text:span text:style-name="T765">50</text:span>)</text:p>
          </table:table-cell>
          <table:table-cell table:style-name="Table34.A2" office:value-type="string">
            <text:p text:style-name="P916">Not null</text:p>
          </table:table-cell>
          <table:table-cell table:style-name="Table34.D2" office:value-type="string">
            <text:p text:style-name="P408"/>
          </table:table-cell>
        </table:table-row>
        <table:table-row table:style-name="TableLine94259534096944">
          <table:table-cell table:style-name="Table34.A2" office:value-type="string">
            <text:p text:style-name="P910">contact_subject_id</text:p>
          </table:table-cell>
          <table:table-cell table:style-name="Table34.A2" office:value-type="string">
            <text:p text:style-name="P912">Big int</text:p>
          </table:table-cell>
          <table:table-cell table:style-name="Table34.A2" office:value-type="string">
            <text:p text:style-name="P918">Not null , <text:span text:style-name="T787">unsigned ,</text:span></text:p>
            <text:p text:style-name="P917">foreign key → contact_subjects(id)</text:p>
            <text:p text:style-name="P917"/>
            <text:p text:style-name="P919">On Delete → (cascade)</text:p>
            <text:p text:style-name="P919">On Update → (cascade)</text:p>
          </table:table-cell>
          <table:table-cell table:style-name="Table34.D2" office:value-type="string">
            <text:p text:style-name="P408"/>
          </table:table-cell>
        </table:table-row>
        <table:table-row table:style-name="TableLine94259534097904">
          <table:table-cell table:style-name="Table34.A2" office:value-type="string">
            <text:p text:style-name="P910">language_id</text:p>
          </table:table-cell>
          <table:table-cell table:style-name="Table34.A2" office:value-type="string">
            <text:p text:style-name="P913">Big int</text:p>
          </table:table-cell>
          <table:table-cell table:style-name="Table34.A2" office:value-type="string">
            <text:p text:style-name="P887">Not null , <text:span text:style-name="T787">unsigned ,</text:span> </text:p>
            <text:p text:style-name="P886">foreign key → languages(id)</text:p>
            <text:p text:style-name="P886"/>
            <text:p text:style-name="P876">On Delete → (cascade) ,</text:p>
            <text:p text:style-name="P876">On Update → (cascade) ,</text:p>
          </table:table-cell>
          <table:table-cell table:style-name="Table34.D2" office:value-type="string">
            <text:p text:style-name="P408"/>
          </table:table-cell>
        </table:table-row>
      </table:table>
      <text:p text:style-name="P352"/>
      <text:list xml:id="list3548342356" text:style-name="L62">
        <text:list-item>
          <text:list>
            <text:list-item>
              <text:p text:style-name="P1855">ارتباطات :‌</text:p>
              <text:list>
                <text:list-item>
                  <text:p text:style-name="P1856">languages : </text:p>
                  <text:list>
                    <text:list-item>
                      <text:p text:style-name="P1846">نوع : <text:span text:style-name="T766">1 به n</text:span></text:p>
                    </text:list-item>
                    <text:list-item>
                      <text:p text:style-name="P1847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"><text:span text:style-name="T767"><text:tab/><text:tab/> <text:s text:c="5"/>contact_subject_translations است و هر یک </text:span><text:span text:style-name="T768">رکورد در جدول </text:span></text:p>
      <text:p text:style-name="P140"><text:tab/><text:tab/> <text:s text:c="3"/><text:span text:style-name="T767"><text:s/>contact_subject_translations </text:span><text:span text:style-name="T769">متعلق به یک language است !!!!</text:span></text:p>
      <text:p text:style-name="P138"/>
      <text:list xml:id="list141134966485995" text:continue-numbering="true" text:style-name="L62">
        <text:list-item>
          <text:list>
            <text:list-item>
              <text:list>
                <text:list-item>
                  <text:p text:style-name="P1857">contact_subjects : </text:p>
                  <text:list>
                    <text:list-item>
                      <text:p text:style-name="P1846">نوع : <text:span text:style-name="T770">1 به n</text:span></text:p>
                    </text:list-item>
                    <text:list-item>
                      <text:p text:style-name="P1846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8">contacts : <text:span text:style-name="T775">در این جدول message های تماس با ما ذخیره میشود !!! که فورم ان در صفحه index است . </text:span></text:p>
          <text:p text:style-name="P1858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2"/>
      <text:list xml:id="list141134157779039" text:continue-numbering="true" text:style-name="L62">
        <text:list-item>
          <text:list>
            <text:list-item>
              <text:p text:style-name="P1859">ستون ها :‌</text:p>
            </text:list-item>
          </text:list>
        </text:list-item>
      </text:list>
      <text:p text:style-name="P143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259534135872">
          <table:table-cell table:style-name="Table35.A1" office:value-type="string">
            <text:p text:style-name="P463">Name</text:p>
          </table:table-cell>
          <table:table-cell table:style-name="Table35.A1" office:value-type="string">
            <text:p text:style-name="P463">Data Type</text:p>
          </table:table-cell>
          <table:table-cell table:style-name="Table35.A1" office:value-type="string">
            <text:p text:style-name="P463">Attributes</text:p>
          </table:table-cell>
          <table:table-cell table:style-name="Table35.D1" office:value-type="string">
            <text:p text:style-name="P463">Comment</text:p>
          </table:table-cell>
        </table:table-row>
        <table:table-row table:style-name="TableLine94259534195744">
          <table:table-cell table:style-name="Table35.A2" office:value-type="string">
            <text:p text:style-name="P920">id</text:p>
          </table:table-cell>
          <table:table-cell table:style-name="Table35.A2" office:value-type="string">
            <text:p text:style-name="P922">Big int</text:p>
          </table:table-cell>
          <table:table-cell table:style-name="Table35.A2" office:value-type="string">
            <text:p text:style-name="P928">Unsigned , index, </text:p>
            <text:p text:style-name="P929">not null ,<text:span text:style-name="T776">primary key , unique ,</text:span></text:p>
            <text:p text:style-name="P929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408"/>
          </table:table-cell>
        </table:table-row>
        <table:table-row table:style-name="TableLine94259534197328">
          <table:table-cell table:style-name="Table35.A2" office:value-type="string">
            <text:p text:style-name="P920">name</text:p>
          </table:table-cell>
          <table:table-cell table:style-name="Table35.A2" office:value-type="string">
            <text:p text:style-name="P923">varchar(<text:span text:style-name="T778">48</text:span>)</text:p>
          </table:table-cell>
          <table:table-cell table:style-name="Table35.A2" office:value-type="string">
            <text:p text:style-name="P1123">nullable</text:p>
          </table:table-cell>
          <table:table-cell table:style-name="Table35.D2" office:value-type="string">
            <text:p text:style-name="P408"/>
          </table:table-cell>
        </table:table-row>
        <table:table-row table:style-name="TableLine94259534198240">
          <table:table-cell table:style-name="Table35.A2" office:value-type="string">
            <text:p text:style-name="P920">email</text:p>
          </table:table-cell>
          <table:table-cell table:style-name="Table35.A2" office:value-type="string">
            <text:p text:style-name="P924">varchar(<text:span text:style-name="T779">64</text:span>)</text:p>
          </table:table-cell>
          <table:table-cell table:style-name="Table35.A2" office:value-type="string">
            <text:p text:style-name="P1123">nullable</text:p>
          </table:table-cell>
          <table:table-cell table:style-name="Table35.D2" office:value-type="string">
            <text:p text:style-name="P408"/>
          </table:table-cell>
        </table:table-row>
        <table:table-row table:style-name="TableLine94259534199200">
          <table:table-cell table:style-name="Table35.A2" office:value-type="string">
            <text:p text:style-name="P920">message</text:p>
          </table:table-cell>
          <table:table-cell table:style-name="Table35.A2" office:value-type="string">
            <text:p text:style-name="P938">text</text:p>
          </table:table-cell>
          <table:table-cell table:style-name="Table35.A2" office:value-type="string">
            <text:p text:style-name="P930">Not null </text:p>
          </table:table-cell>
          <table:table-cell table:style-name="Table35.D2" office:value-type="string">
            <text:p text:style-name="P408"/>
          </table:table-cell>
        </table:table-row>
        <table:table-row table:style-name="TableLine94259534200384">
          <table:table-cell table:style-name="Table35.A2" office:value-type="string">
            <text:p text:style-name="P920">ip</text:p>
          </table:table-cell>
          <table:table-cell table:style-name="Table35.A2" office:value-type="string">
            <text:p text:style-name="P927">int</text:p>
          </table:table-cell>
          <table:table-cell table:style-name="Table35.A2" office:value-type="string">
            <text:p text:style-name="P931">Unsigned , not null </text:p>
          </table:table-cell>
          <table:table-cell table:style-name="Table35.D2" office:value-type="string">
            <text:p text:style-name="P408"/>
          </table:table-cell>
        </table:table-row>
        <table:table-row table:style-name="TableLine94259534201248">
          <table:table-cell table:style-name="Table35.A2" office:value-type="string">
            <text:p text:style-name="P920">contact_subject_id</text:p>
          </table:table-cell>
          <table:table-cell table:style-name="Table35.A2" office:value-type="string">
            <text:p text:style-name="P925">Big int</text:p>
          </table:table-cell>
          <table:table-cell table:style-name="Table35.A2" office:value-type="string">
            <text:p text:style-name="P933">Nullable , <text:span text:style-name="T787">unsigned</text:span></text:p>
            <text:p text:style-name="P933"><text:s/><text:span text:style-name="T781">foreign key → </text:span><text:span text:style-name="T782">contact_subjects(id)</text:span></text:p>
            <text:p text:style-name="P932"/>
            <text:p text:style-name="P935">On Delete → <text:span text:style-name="T783">(set Null)</text:span></text:p>
            <text:p text:style-name="P432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08"/>
          </table:table-cell>
        </table:table-row>
        <table:table-row table:style-name="TableLine94259534202160">
          <table:table-cell table:style-name="Table35.A2" office:value-type="string">
            <text:p text:style-name="P921">language_id</text:p>
          </table:table-cell>
          <table:table-cell table:style-name="Table35.A2" office:value-type="string">
            <text:p text:style-name="P926">Big int</text:p>
          </table:table-cell>
          <table:table-cell table:style-name="Table35.A2" office:value-type="string">
            <text:p text:style-name="P934">Nullable , <text:span text:style-name="T787">unsigned</text:span></text:p>
            <text:p text:style-name="P433"><text:span text:style-name="T780"><text:s/></text:span><text:span text:style-name="T781">foreign key → </text:span><text:span text:style-name="T788">languages</text:span><text:span text:style-name="T782">(id)</text:span></text:p>
            <text:p text:style-name="P934"/>
            <text:p text:style-name="P936">On Delete → <text:span text:style-name="T783">(set Null)</text:span></text:p>
            <text:p text:style-name="P937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08"/>
          </table:table-cell>
        </table:table-row>
      </table:table>
      <text:p text:style-name="P373"/>
      <text:list xml:id="list141135301974112" text:continue-list="list3605463795" text:style-name="L61">
        <text:list-item>
          <text:list>
            <text:list-item>
              <text:p text:style-name="P1860">ارتباطات :‌</text:p>
              <text:list>
                <text:list-item>
                  <text:p text:style-name="P1849">languages : </text:p>
                  <text:list>
                    <text:list-item>
                      <text:p text:style-name="P1851">نوع ‌: <text:span text:style-name="T789">1 به n</text:span></text:p>
                    </text:list-item>
                    <text:list-item>
                      <text:p text:style-name="P1851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"/>
      <text:list xml:id="list141134018961247" text:continue-numbering="true" text:style-name="L61">
        <text:list-item>
          <text:list>
            <text:list-item>
              <text:list>
                <text:list-item>
                  <text:p text:style-name="P1849">contact_subjects : </text:p>
                  <text:list>
                    <text:list-item>
                      <text:p text:style-name="P1852">نوع ‌: <text:span text:style-name="T789">1 به n </text:span></text:p>
                    </text:list-item>
                    <text:list-item>
                      <text:p text:style-name="P1852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861"><text:soft-page-break/>dates : </text:p>
                  <text:list>
                    <text:list-item>
                      <text:p text:style-name="P1853">نوع ‌: <text:span text:style-name="T795">1 به n </text:span></text:p>
                    </text:list-item>
                    <text:list-item>
                      <text:p text:style-name="P1853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41135069632101" text:continue-numbering="true" text:style-name="L61">
        <text:list-item>
          <text:list>
            <text:list-item>
              <text:list>
                <text:list-item>
                  <text:p text:style-name="P1862">contact_replies : </text:p>
                  <text:list>
                    <text:list-item>
                      <text:p text:style-name="P1863">نوع : <text:span text:style-name="T802">1 به n </text:span></text:p>
                    </text:list-item>
                    <text:list-item>
                      <text:p text:style-name="P1863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41135425212262" text:continue-numbering="true" text:style-name="L61">
        <text:list-item>
          <text:list>
            <text:list-item>
              <text:list>
                <text:list-item>
                  <text:p text:style-name="P1866">users : </text:p>
                  <text:list>
                    <text:list-item>
                      <text:p text:style-name="P1866">نوع :‌ 1 به n </text:p>
                    </text:list-item>
                    <text:list-item>
                      <text:p text:style-name="P1866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9">contact_replies : در این جدول پاسخ هایی که برای هر کدام از contact <text:s/>ایجاد میشود !!! ذخیره میشود !!!</text:p>
        </text:list-item>
      </text:list>
      <text:p text:style-name="P147"/>
      <text:list xml:id="list141133835725317" text:continue-numbering="true" text:style-name="L61">
        <text:list-item>
          <text:list>
            <text:list-item>
              <text:p text:style-name="P1867">ستون ها : </text:p>
            </text:list-item>
          </text:list>
        </text:list-item>
      </text:list>
      <text:p text:style-name="P147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259534249280">
          <table:table-cell table:style-name="Table36.A1" office:value-type="string">
            <text:p text:style-name="P463">Name</text:p>
          </table:table-cell>
          <table:table-cell table:style-name="Table36.A1" office:value-type="string">
            <text:p text:style-name="P463">Data Type</text:p>
          </table:table-cell>
          <table:table-cell table:style-name="Table36.A1" office:value-type="string">
            <text:p text:style-name="P463">Attributes</text:p>
          </table:table-cell>
          <table:table-cell table:style-name="Table36.D1" office:value-type="string">
            <text:p text:style-name="P463">Comment</text:p>
          </table:table-cell>
        </table:table-row>
        <table:table-row table:style-name="TableLine94259534271744">
          <table:table-cell table:style-name="Table36.A2" office:value-type="string">
            <text:p text:style-name="P939">id</text:p>
          </table:table-cell>
          <table:table-cell table:style-name="Table36.A2" office:value-type="string">
            <text:p text:style-name="P941">Big int</text:p>
          </table:table-cell>
          <table:table-cell table:style-name="Table36.A2" office:value-type="string">
            <text:p text:style-name="P944">Unsigned , index , primary key ,</text:p>
            <text:p text:style-name="P945">unique , auto increment , </text:p>
            <text:p text:style-name="P947">not null </text:p>
          </table:table-cell>
          <table:table-cell table:style-name="Table36.D2" office:value-type="string">
            <text:p text:style-name="P408"/>
          </table:table-cell>
        </table:table-row>
        <table:table-row table:style-name="TableLine94259534268912">
          <table:table-cell table:style-name="Table36.A2" office:value-type="string">
            <text:p text:style-name="P939">subject</text:p>
          </table:table-cell>
          <table:table-cell table:style-name="Table36.A2" office:value-type="string">
            <text:p text:style-name="P943">varchar(128)</text:p>
          </table:table-cell>
          <table:table-cell table:style-name="Table36.A2" office:value-type="string">
            <text:p text:style-name="P946">Not null </text:p>
          </table:table-cell>
          <table:table-cell table:style-name="Table36.D2" office:value-type="string">
            <text:p text:style-name="P408"/>
          </table:table-cell>
        </table:table-row>
        <table:table-row table:style-name="TableLine94259534269824">
          <table:table-cell table:style-name="Table36.A2" office:value-type="string">
            <text:p text:style-name="P939">message</text:p>
          </table:table-cell>
          <table:table-cell table:style-name="Table36.A2" office:value-type="string">
            <text:p text:style-name="P943">text</text:p>
          </table:table-cell>
          <table:table-cell table:style-name="Table36.A2" office:value-type="string">
            <text:p text:style-name="P946">Not null </text:p>
          </table:table-cell>
          <table:table-cell table:style-name="Table36.D2" office:value-type="string">
            <text:p text:style-name="P408"/>
          </table:table-cell>
        </table:table-row>
        <table:table-row table:style-name="TableLine94259534275264">
          <table:table-cell table:style-name="Table36.A2" office:value-type="string">
            <text:p text:style-name="P940">contact_id</text:p>
          </table:table-cell>
          <table:table-cell table:style-name="Table36.A2" office:value-type="string">
            <text:p text:style-name="P942">Big int</text:p>
          </table:table-cell>
          <table:table-cell table:style-name="Table36.A2" office:value-type="string">
            <text:p text:style-name="P948">Unsigned , Not null , </text:p>
            <text:p text:style-name="P948"><text:span text:style-name="T797">foreign key → </text:span><text:span text:style-name="T798">contacts(id)</text:span></text:p>
            <text:p text:style-name="P948"/>
            <text:p text:style-name="P948"/>
            <text:p text:style-name="P949">On Delete →<text:span text:style-name="T800"> </text:span>(‘<text:span text:style-name="T800">cascade</text:span>’)</text:p>
            <text:p text:style-name="P434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408"/>
          </table:table-cell>
        </table:table-row>
      </table:table>
      <text:p text:style-name="P353"/>
      <text:list xml:id="list2234761423" text:style-name="L63">
        <text:list-item>
          <text:list>
            <text:list-item>
              <text:p text:style-name="P1868">ارتباطات :‌</text:p>
              <text:list>
                <text:list-item>
                  <text:p text:style-name="P1868">contacts :</text:p>
                  <text:list>
                    <text:list-item>
                      <text:p text:style-name="P1864">نوع : <text:span text:style-name="T802">1 به n </text:span></text:p>
                    </text:list-item>
                    <text:list-item>
                      <text:p text:style-name="P1864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41135337871487" text:continue-numbering="true" text:style-name="L63">
        <text:list-item>
          <text:list>
            <text:list-item>
              <text:list>
                <text:list-item>
                  <text:p text:style-name="P1868">dates : </text:p>
                  <text:list>
                    <text:list-item>
                      <text:p text:style-name="P1869">نوع <text:s/>:<text:span text:style-name="T804">1 به n </text:span></text:p>
                    </text:list-item>
                    <text:list-item>
                      <text:p text:style-name="P1870">توضیحات : <text:span text:style-name="T804">هر یک </text:span><text:span text:style-name="T805">reply دارای چندین date است</text:span></text:p>
                      <text:p text:style-name="P1870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41135452809531" text:continue-numbering="true" text:style-name="L63">
        <text:list-item>
          <text:list>
            <text:list-item>
              <text:list>
                <text:list-item>
                  <text:p text:style-name="P1868">users :</text:p>
                  <text:list>
                    <text:list-item>
                      <text:p text:style-name="P1865">نوع : <text:span text:style-name="T807">1 به n </text:span></text:p>
                    </text:list-item>
                    <text:list-item>
                      <text:p text:style-name="P1865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41135426671912" text:continue-numbering="true" text:style-name="L63">
        <text:list-item>
          <text:p text:style-name="P2330">counters : <text:span text:style-name="T808">در این جدول شمارنده ها ذخیره میشود که در صفحه index نمایش داده میشود !!!</text:span></text:p>
        </text:list-item>
      </text:list>
      <text:p text:style-name="P151"/>
      <text:list xml:id="list141134094311736" text:continue-numbering="true" text:style-name="L63">
        <text:list-item>
          <text:list>
            <text:list-item>
              <text:p text:style-name="P1871">ستون ها :‌</text:p>
            </text:list-item>
          </text:list>
        </text:list-item>
      </text:list>
      <text:p text:style-name="P152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259534316992">
          <table:table-cell table:style-name="Table37.A1" office:value-type="string">
            <text:p text:style-name="P463">Name</text:p>
          </table:table-cell>
          <table:table-cell table:style-name="Table37.A1" office:value-type="string">
            <text:p text:style-name="P463">Data Type</text:p>
          </table:table-cell>
          <table:table-cell table:style-name="Table37.A1" office:value-type="string">
            <text:p text:style-name="P463">Attributes</text:p>
          </table:table-cell>
          <table:table-cell table:style-name="Table37.D1" office:value-type="string">
            <text:p text:style-name="P463">Comment</text:p>
          </table:table-cell>
        </table:table-row>
        <table:table-row table:style-name="TableLine94259534354544">
          <table:table-cell table:style-name="Table37.A2" office:value-type="string">
            <text:p text:style-name="P950">id</text:p>
          </table:table-cell>
          <table:table-cell table:style-name="Table37.A2" office:value-type="string">
            <text:p text:style-name="P951">Big int</text:p>
          </table:table-cell>
          <table:table-cell table:style-name="Table37.A2" office:value-type="string">
            <text:p text:style-name="P957">Not null , unsigned ,</text:p>
            <text:p text:style-name="P958">index , unique , primary key , </text:p>
            <text:p text:style-name="P958">auto increment</text:p>
          </table:table-cell>
          <table:table-cell table:style-name="Table37.D2" office:value-type="string">
            <text:p text:style-name="P408"/>
          </table:table-cell>
        </table:table-row>
        <table:table-row table:style-name="TableLine94259534357104">
          <table:table-cell table:style-name="Table37.A2" office:value-type="string">
            <text:p text:style-name="P950">number</text:p>
          </table:table-cell>
          <table:table-cell table:style-name="Table37.A2" office:value-type="string">
            <text:p text:style-name="P959">Big int</text:p>
          </table:table-cell>
          <table:table-cell table:style-name="Table37.A2" office:value-type="string">
            <text:p text:style-name="P956">Not null <text:s/>, <text:span text:style-name="T809">unsigned</text:span></text:p>
          </table:table-cell>
          <table:table-cell table:style-name="Table37.D2" office:value-type="string">
            <text:p text:style-name="P408"/>
          </table:table-cell>
        </table:table-row>
        <table:table-row table:style-name="TableLine94259534358016">
          <table:table-cell table:style-name="Table37.A2" office:value-type="string">
            <text:p text:style-name="P1287">active</text:p>
          </table:table-cell>
          <table:table-cell table:style-name="Table37.A2" office:value-type="string">
            <text:p text:style-name="P1115">boolean</text:p>
          </table:table-cell>
          <table:table-cell table:style-name="Table37.A2" office:value-type="string">
            <text:p text:style-name="P955">Not null , defualt 1 </text:p>
          </table:table-cell>
          <table:table-cell table:style-name="Table37.D2" office:value-type="string">
            <text:p text:style-name="P408"/>
          </table:table-cell>
        </table:table-row>
        <table:table-row table:style-name="TableLine94259534358976">
          <table:table-cell table:style-name="Table37.A2" office:value-type="string">
            <text:p text:style-name="P950">sort</text:p>
          </table:table-cell>
          <table:table-cell table:style-name="Table37.A2" office:value-type="string">
            <text:p text:style-name="P952">Tiny int</text:p>
          </table:table-cell>
          <table:table-cell table:style-name="Table37.A2" office:value-type="string">
            <text:p text:style-name="P952">Unsigned , nullable</text:p>
          </table:table-cell>
          <table:table-cell table:style-name="Table37.D2" office:value-type="string">
            <text:p text:style-name="P408"/>
          </table:table-cell>
        </table:table-row>
        <table:table-row table:style-name="Table37.6">
          <table:table-cell table:style-name="Table37.A2" office:value-type="string">
            <text:p text:style-name="P950">app_setting_id</text:p>
          </table:table-cell>
          <table:table-cell table:style-name="Table37.A2" office:value-type="string">
            <text:p text:style-name="P953">Big int</text:p>
          </table:table-cell>
          <table:table-cell table:style-name="Table37.A2" office:value-type="string">
            <text:p text:style-name="P960">Unsigned , not null </text:p>
            <text:p text:style-name="P909">foreign key → app_settings(id)</text:p>
            <text:p text:style-name="P905"/>
            <text:p text:style-name="P907">On Delete → (cascade)</text:p>
            <text:p text:style-name="P954"><text:span text:style-name="T810">On Update → (cascade)</text:span> </text:p>
          </table:table-cell>
          <table:table-cell table:style-name="Table37.D2" office:value-type="string">
            <text:p text:style-name="P408"/>
          </table:table-cell>
        </table:table-row>
      </table:table>
      <text:p text:style-name="P354"/>
      <text:p text:style-name="P354"/>
      <text:list xml:id="list1896244405" text:style-name="L64">
        <text:list-item>
          <text:list>
            <text:list-item>
              <text:p text:style-name="P1872">رابطه ها : </text:p>
              <text:list>
                <text:list-item>
                  <text:p text:style-name="P1872">dates : </text:p>
                  <text:list>
                    <text:list-item>
                      <text:p text:style-name="P1873">نوع :‌ <text:span text:style-name="T811">1 به n</text:span></text:p>
                    </text:list-item>
                    <text:list-item>
                      <text:p text:style-name="P1873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41135164982736" text:continue-numbering="true" text:style-name="L64">
        <text:list-item>
          <text:list>
            <text:list-item>
              <text:list>
                <text:list-item>
                  <text:p text:style-name="P1872">users : </text:p>
                  <text:list>
                    <text:list-item>
                      <text:p text:style-name="P1873">نوع :‌ <text:span text:style-name="T811">1 به n</text:span></text:p>
                    </text:list-item>
                    <text:list-item>
                      <text:p text:style-name="P1873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41133916027148" text:continue-numbering="true" text:style-name="L64">
        <text:list-item>
          <text:list>
            <text:list-item>
              <text:list>
                <text:list-item>
                  <text:p text:style-name="P1876">iconables : </text:p>
                  <text:list>
                    <text:list-item>
                      <text:p text:style-name="P1874">نوع :‌ <text:span text:style-name="T811">1 به 1</text:span></text:p>
                    </text:list-item>
                    <text:list-item>
                      <text:p text:style-name="P1874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p text:style-name="P1472"/>
      <text:list xml:id="list141135152949666" text:continue-numbering="true" text:style-name="L64">
        <text:list-item>
          <text:list>
            <text:list-item>
              <text:list>
                <text:list-item>
                  <text:p text:style-name="P1877">counter_translations :</text:p>
                  <text:list>
                    <text:list-item>
                      <text:p text:style-name="P1878">نوع : <text:span text:style-name="T827">1 به n</text:span></text:p>
                    </text:list-item>
                    <text:list-item>
                      <text:p text:style-name="P1878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41134978755076" text:continue-numbering="true" text:style-name="L64">
        <text:list-item>
          <text:list>
            <text:list-item>
              <text:list>
                <text:list-item>
                  <text:p text:style-name="P1881">app_settings : </text:p>
                  <text:list>
                    <text:list-item>
                      <text:p text:style-name="P1875">نوع :‌<text:span text:style-name="T817">1 به n</text:span></text:p>
                    </text:list-item>
                    <text:list-item>
                      <text:p text:style-name="P1875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list xml:id="list141133961239241" text:continue-numbering="true" text:style-name="L64">
        <text:list-item>
          <text:p text:style-name="P1882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6"/>
      <text:list xml:id="list141135406823597" text:continue-numbering="true" text:style-name="L64">
        <text:list-item>
          <text:list>
            <text:list-item>
              <text:p text:style-name="P1883">ستون ها : </text:p>
            </text:list-item>
          </text:list>
        </text:list-item>
      </text:list>
      <text:p text:style-name="P157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259534458160">
          <table:table-cell table:style-name="Table38.A1" office:value-type="string">
            <text:p text:style-name="P463">Name</text:p>
          </table:table-cell>
          <table:table-cell table:style-name="Table38.A1" office:value-type="string">
            <text:p text:style-name="P463">Data Type</text:p>
          </table:table-cell>
          <table:table-cell table:style-name="Table38.A1" office:value-type="string">
            <text:p text:style-name="P463">Attributes</text:p>
          </table:table-cell>
          <table:table-cell table:style-name="Table38.D1" office:value-type="string">
            <text:p text:style-name="P463">Comment</text:p>
          </table:table-cell>
        </table:table-row>
        <table:table-row table:style-name="TableLine94259534436336">
          <table:table-cell table:style-name="Table38.A2" office:value-type="string">
            <text:p text:style-name="P961">id</text:p>
          </table:table-cell>
          <table:table-cell table:style-name="Table38.A2" office:value-type="string">
            <text:p text:style-name="P962">Big int</text:p>
          </table:table-cell>
          <table:table-cell table:style-name="Table38.A2" office:value-type="string">
            <text:p text:style-name="P965">Unsigned , <text:span text:style-name="T822">index , unique,</text:span></text:p>
            <text:p text:style-name="P967">primary key ,</text:p>
            <text:p text:style-name="P967"><text:s/>auto increment , <text:span text:style-name="T823">not null <text:s/></text:span></text:p>
          </table:table-cell>
          <table:table-cell table:style-name="Table38.D2" office:value-type="string">
            <text:p text:style-name="P408"/>
          </table:table-cell>
        </table:table-row>
        <table:table-row table:style-name="TableLine94259534432016">
          <table:table-cell table:style-name="Table38.A2" office:value-type="string">
            <text:p text:style-name="P961">Title</text:p>
          </table:table-cell>
          <table:table-cell table:style-name="Table38.A2" office:value-type="string">
            <text:p text:style-name="P436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966">Not null </text:p>
          </table:table-cell>
          <table:table-cell table:style-name="Table38.D2" office:value-type="string">
            <text:p text:style-name="P408"/>
          </table:table-cell>
        </table:table-row>
        <table:table-row table:style-name="TableLine94259534472720">
          <table:table-cell table:style-name="Table38.A2" office:value-type="string">
            <text:p text:style-name="P961">language_id</text:p>
          </table:table-cell>
          <table:table-cell table:style-name="Table38.A2" office:value-type="string">
            <text:p text:style-name="P963">Big int</text:p>
          </table:table-cell>
          <table:table-cell table:style-name="Table38.A2" office:value-type="string">
            <text:p text:style-name="P889">Not null , <text:span text:style-name="T787">unsigned ,</text:span> </text:p>
            <text:p text:style-name="P889">foreign key → languages(id)</text:p>
            <text:p text:style-name="P889"/>
            <text:p text:style-name="P877">On Delete → (cascade) ,</text:p>
            <text:p text:style-name="P877">On Update → (cascade) ,</text:p>
          </table:table-cell>
          <table:table-cell table:style-name="Table38.D2" office:value-type="string">
            <text:p text:style-name="P408"/>
          </table:table-cell>
        </table:table-row>
        <table:table-row table:style-name="TableLine94259534473680">
          <table:table-cell table:style-name="Table38.A2" office:value-type="string">
            <text:p text:style-name="P961">counter_id</text:p>
          </table:table-cell>
          <table:table-cell table:style-name="Table38.A2" office:value-type="string">
            <text:p text:style-name="P964">Big int</text:p>
          </table:table-cell>
          <table:table-cell table:style-name="Table38.A2" office:value-type="string">
            <text:p text:style-name="P890">Not null , <text:span text:style-name="T787">unsigned ,</text:span> </text:p>
            <text:p text:style-name="P435"><text:span text:style-name="T824">foreign key → </text:span><text:span text:style-name="T825">counters</text:span><text:span text:style-name="T824">(id)</text:span></text:p>
            <text:p text:style-name="P890"/>
            <text:p text:style-name="P878">On Delete → (cascade) ,</text:p>
            <text:p text:style-name="P878">On Update → (cascade) ,</text:p>
          </table:table-cell>
          <table:table-cell table:style-name="Table38.D2" office:value-type="string">
            <text:p text:style-name="P408"/>
          </table:table-cell>
        </table:table-row>
      </table:table>
      <text:p text:style-name="P355"/>
      <text:p text:style-name="P355"/>
      <text:list xml:id="list4139030324" text:style-name="L65">
        <text:list-item>
          <text:list>
            <text:list-item>
              <text:p text:style-name="P1884">ارتباطات :‌</text:p>
              <text:list>
                <text:list-item>
                  <text:p text:style-name="P1884">languages : </text:p>
                  <text:list>
                    <text:list-item>
                      <text:p text:style-name="P1879">نوع : <text:span text:style-name="T827">1 به n</text:span></text:p>
                    </text:list-item>
                    <text:list-item>
                      <text:p text:style-name="P1879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41134030377141" text:continue-numbering="true" text:style-name="L65">
        <text:list-item>
          <text:list>
            <text:list-item>
              <text:list>
                <text:list-item>
                  <text:p text:style-name="P1884">counters : </text:p>
                  <text:list>
                    <text:list-item>
                      <text:p text:style-name="P1880">نوع : <text:span text:style-name="T827">1 به n</text:span></text:p>
                    </text:list-item>
                    <text:list-item>
                      <text:p text:style-name="P1879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41134149037532" text:continue-numbering="true" text:style-name="L65">
        <text:list-item>
          <text:p text:style-name="P2331">teams : در این جدول <text:span text:style-name="T831">team ها ذخیره میشوند !!</text:span></text:p>
        </text:list-item>
      </text:list>
      <text:p text:style-name="P160"/>
      <text:list xml:id="list141135102853864" text:continue-numbering="true" text:style-name="L65">
        <text:list-item>
          <text:list>
            <text:list-item>
              <text:p text:style-name="P1885">ستون ها : </text:p>
            </text:list-item>
          </text:list>
        </text:list-item>
      </text:list>
      <text:p text:style-name="P161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259534516688">
          <table:table-cell table:style-name="Table39.A1" office:value-type="string">
            <text:p text:style-name="P463">Name</text:p>
          </table:table-cell>
          <table:table-cell table:style-name="Table39.A1" office:value-type="string">
            <text:p text:style-name="P463">Data Type</text:p>
          </table:table-cell>
          <table:table-cell table:style-name="Table39.A1" office:value-type="string">
            <text:p text:style-name="P463">Attributes</text:p>
          </table:table-cell>
          <table:table-cell table:style-name="Table39.D1" office:value-type="string">
            <text:p text:style-name="P463">Comment</text:p>
          </table:table-cell>
        </table:table-row>
        <table:table-row table:style-name="TableLine94259534529296">
          <table:table-cell table:style-name="Table39.A2" office:value-type="string">
            <text:p text:style-name="P968">id</text:p>
          </table:table-cell>
          <table:table-cell table:style-name="Table39.A2" office:value-type="string">
            <text:p text:style-name="P969">Big int</text:p>
          </table:table-cell>
          <table:table-cell table:style-name="Table39.A2" office:value-type="string">
            <text:p text:style-name="P970">Not null , unsigned ,index ,</text:p>
            <text:p text:style-name="P970">unique , primary key ,</text:p>
            <text:p text:style-name="P970"><text:s/>auto increment</text:p>
          </table:table-cell>
          <table:table-cell table:style-name="Table39.D2" office:value-type="string">
            <text:p text:style-name="P408"/>
          </table:table-cell>
        </table:table-row>
        <table:table-row table:style-name="TableLine94259534531744">
          <table:table-cell table:style-name="Table39.A2" office:value-type="string">
            <text:p text:style-name="P1288">active</text:p>
          </table:table-cell>
          <table:table-cell table:style-name="Table39.A2" office:value-type="string">
            <text:p text:style-name="P1116">boolean</text:p>
          </table:table-cell>
          <table:table-cell table:style-name="Table39.A2" office:value-type="string">
            <text:p text:style-name="P971">Not null , defualt 1</text:p>
          </table:table-cell>
          <table:table-cell table:style-name="Table39.D2" office:value-type="string">
            <text:p text:style-name="P408"/>
          </table:table-cell>
        </table:table-row>
      </table:table>
      <text:p text:style-name="P356"/>
      <text:p text:style-name="P356"/>
      <text:list xml:id="list3614290830" text:style-name="L66">
        <text:list-item>
          <text:list>
            <text:list-item>
              <text:p text:style-name="P1886">ارتباطات :‌</text:p>
            </text:list-item>
          </text:list>
        </text:list-item>
      </text:list>
      <text:p text:style-name="P162"/>
      <text:list xml:id="list141134857249286" text:continue-numbering="true" text:style-name="L66">
        <text:list-item>
          <text:list>
            <text:list-item>
              <text:list>
                <text:list-item>
                  <text:p text:style-name="P1886">dates : </text:p>
                  <text:list>
                    <text:list-item>
                      <text:p text:style-name="P1887">نوع :‌<text:span text:style-name="T838">1 به n</text:span></text:p>
                    </text:list-item>
                    <text:list-item>
                      <text:p text:style-name="P1887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41134903263214" text:continue-numbering="true" text:style-name="L66">
        <text:list-item>
          <text:list>
            <text:list-item>
              <text:list>
                <text:list-item>
                  <text:p text:style-name="P1886">users : </text:p>
                  <text:list>
                    <text:list-item>
                      <text:p text:style-name="P1887">نوع :‌ <text:span text:style-name="T836">1 به n </text:span></text:p>
                    </text:list-item>
                    <text:list-item>
                      <text:p text:style-name="P1887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41133765864669" text:continue-numbering="true" text:style-name="L66">
        <text:list-item>
          <text:list>
            <text:list-item>
              <text:list>
                <text:list-item>
                  <text:p text:style-name="P1886">socialables : </text:p>
                  <text:list>
                    <text:list-item>
                      <text:p text:style-name="P1887">نوع :‌<text:span text:style-name="T841">1 به n</text:span></text:p>
                    </text:list-item>
                    <text:list-item>
                      <text:p text:style-name="P1887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41135597922900" text:continue-numbering="true" text:style-name="L66">
        <text:list-item>
          <text:list>
            <text:list-item>
              <text:list>
                <text:list-item>
                  <text:p text:style-name="P1890">team_translations : </text:p>
                  <text:list>
                    <text:list-item>
                      <text:p text:style-name="P1887">نوع :‌ <text:span text:style-name="T834">1 به n</text:span></text:p>
                    </text:list-item>
                    <text:list-item>
                      <text:p text:style-name="P1887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41134489032344" text:continue-numbering="true" text:style-name="L66">
        <text:list-item>
          <text:list>
            <text:list-item>
              <text:list>
                <text:list-item>
                  <text:p text:style-name="P1518"><text:span text:style-name="T975">iconables</text:span><text:span text:style-name="T976"> : </text:span></text:p>
                  <text:list>
                    <text:list-item>
                      <text:p text:style-name="P1887">نوع :‌<text:span text:style-name="T832">1 به 1 </text:span></text:p>
                    </text:list-item>
                    <text:list-item>
                      <text:p text:style-name="P1888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41134567059737" text:continue-numbering="true" text:style-name="L66">
        <text:list-item>
          <text:list>
            <text:list-item>
              <text:list>
                <text:list-item>
                  <text:p text:style-name="P2305"><text:span text:style-name="T971">portfolios</text:span><text:span text:style-name="T968"> : </text:span></text:p>
                  <text:list>
                    <text:list-item>
                      <text:p text:style-name="P1891">نوع :‌1 به n </text:p>
                    </text:list-item>
                    <text:list-item>
                      <text:p text:style-name="P1891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2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3"/>
      <text:list xml:id="list141134754917262" text:continue-numbering="true" text:style-name="L66">
        <text:list-item>
          <text:list>
            <text:list-item>
              <text:p text:style-name="P1895">ستون ها : </text:p>
            </text:list-item>
          </text:list>
        </text:list-item>
      </text:list>
      <text:p text:style-name="P164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259534602048">
          <table:table-cell table:style-name="Table40.A1" office:value-type="string">
            <text:p text:style-name="P463">Name</text:p>
          </table:table-cell>
          <table:table-cell table:style-name="Table40.A1" office:value-type="string">
            <text:p text:style-name="P463">Data Type</text:p>
          </table:table-cell>
          <table:table-cell table:style-name="Table40.A1" office:value-type="string">
            <text:p text:style-name="P463">Attributes</text:p>
          </table:table-cell>
          <table:table-cell table:style-name="Table40.D1" office:value-type="string">
            <text:p text:style-name="P463">Comment</text:p>
          </table:table-cell>
        </table:table-row>
        <table:table-row table:style-name="TableLine94259534629408">
          <table:table-cell table:style-name="Table40.A2" office:value-type="string">
            <text:p text:style-name="P972">id</text:p>
          </table:table-cell>
          <table:table-cell table:style-name="Table40.A2" office:value-type="string">
            <text:p text:style-name="P974">Big int</text:p>
          </table:table-cell>
          <table:table-cell table:style-name="Table40.A2" office:value-type="string">
            <text:p text:style-name="P978">Not null , unsigned , unique ,</text:p>
            <text:p text:style-name="P978">index , primary key , </text:p>
            <text:p text:style-name="P978">auto increment ,</text:p>
          </table:table-cell>
          <table:table-cell table:style-name="Table40.D2" office:value-type="string">
            <text:p text:style-name="P408"/>
          </table:table-cell>
        </table:table-row>
        <table:table-row table:style-name="TableLine94259534631584">
          <table:table-cell table:style-name="Table40.A2" office:value-type="string">
            <text:p text:style-name="P972">title</text:p>
          </table:table-cell>
          <table:table-cell table:style-name="Table40.A2" office:value-type="string">
            <text:p text:style-name="P437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979">Not null </text:p>
          </table:table-cell>
          <table:table-cell table:style-name="Table40.D2" office:value-type="string">
            <text:p text:style-name="P408"/>
          </table:table-cell>
        </table:table-row>
        <table:table-row table:style-name="TableLine94259534632496">
          <table:table-cell table:style-name="Table40.A2" office:value-type="string">
            <text:p text:style-name="P975">describe</text:p>
          </table:table-cell>
          <table:table-cell table:style-name="Table40.A2" office:value-type="string">
            <text:p text:style-name="P977">varchar(800)</text:p>
          </table:table-cell>
          <table:table-cell table:style-name="Table40.A2" office:value-type="string">
            <text:p text:style-name="P979">Not null </text:p>
          </table:table-cell>
          <table:table-cell table:style-name="Table40.D2" office:value-type="string">
            <text:p text:style-name="P408"/>
          </table:table-cell>
        </table:table-row>
        <table:table-row table:style-name="TableLine94259534633456">
          <table:table-cell table:style-name="Table40.A2" office:value-type="string">
            <text:p text:style-name="P973">language_id</text:p>
          </table:table-cell>
          <table:table-cell table:style-name="Table40.A2" office:value-type="string">
            <text:p text:style-name="P976">Big int</text:p>
          </table:table-cell>
          <table:table-cell table:style-name="Table40.A2" office:value-type="string">
            <text:p text:style-name="P891">Not null , <text:span text:style-name="T787">unsigned ,</text:span> </text:p>
            <text:p text:style-name="P891">foreign key → languages(id)</text:p>
            <text:p text:style-name="P891"/>
            <text:p text:style-name="P879">On Delete → (cascade) ,</text:p>
            <text:p text:style-name="P879">On Update → (cascade) ,</text:p>
          </table:table-cell>
          <table:table-cell table:style-name="Table40.D2" office:value-type="string">
            <text:p text:style-name="P408"/>
          </table:table-cell>
        </table:table-row>
        <table:table-row table:style-name="TableLine94259534634640">
          <table:table-cell table:style-name="Table40.A2" office:value-type="string">
            <text:p text:style-name="P973">team_id</text:p>
          </table:table-cell>
          <table:table-cell table:style-name="Table40.A2" office:value-type="string">
            <text:p text:style-name="P976">Big int</text:p>
          </table:table-cell>
          <table:table-cell table:style-name="Table40.A2" office:value-type="string">
            <text:p text:style-name="P980">Not null , unsigned ,</text:p>
            <text:p text:style-name="P980">foreign key → teams(id)</text:p>
            <text:p text:style-name="P980"/>
            <text:p text:style-name="P980">On Delete → (cascade) ,</text:p>
            <text:p text:style-name="P980">On <text:span text:style-name="T846">Update</text:span> → (cascade) ,</text:p>
          </table:table-cell>
          <table:table-cell table:style-name="Table40.D2" office:value-type="string">
            <text:p text:style-name="P408"/>
          </table:table-cell>
        </table:table-row>
      </table:table>
      <text:p text:style-name="P357"/>
      <text:p text:style-name="P357"/>
      <text:list xml:id="list226626984" text:style-name="L67">
        <text:list-item>
          <text:list>
            <text:list-item>
              <text:p text:style-name="P1896">ارتباطات :‌</text:p>
              <text:list>
                <text:list-item>
                  <text:p text:style-name="P1896">teams : </text:p>
                  <text:list>
                    <text:list-item>
                      <text:p text:style-name="P1889">نوع :‌ <text:span text:style-name="T834">1 به n</text:span></text:p>
                    </text:list-item>
                    <text:list-item>
                      <text:p text:style-name="P1889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list xml:id="list141134998368977" text:continue-numbering="true" text:style-name="L67">
        <text:list-item>
          <text:list>
            <text:list-item>
              <text:list>
                <text:list-item>
                  <text:p text:style-name="P1896">languages : </text:p>
                  <text:list>
                    <text:list-item>
                      <text:p text:style-name="P1897">نوع : <text:span text:style-name="T847">1 به n </text:span></text:p>
                    </text:list-item>
                    <text:list-item>
                      <text:p text:style-name="P1897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p text:style-name="P173"/>
      <text:list xml:id="list141133961272669" text:continue-numbering="true" text:style-name="L67">
        <text:list-item>
          <text:p text:style-name="P2306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41135760772547" text:continue-numbering="true" text:style-name="L67">
        <text:list-item>
          <text:list>
            <text:list-item>
              <text:p text:style-name="P1898">ستون ها :‌</text:p>
            </text:list-item>
          </text:list>
        </text:list-item>
      </text:list>
      <text:p text:style-name="P174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259534659392">
          <table:table-cell table:style-name="Table42.A1" office:value-type="string">
            <text:p text:style-name="P463">Name</text:p>
          </table:table-cell>
          <table:table-cell table:style-name="Table42.A1" office:value-type="string">
            <text:p text:style-name="P463">Data Type</text:p>
          </table:table-cell>
          <table:table-cell table:style-name="Table42.A1" office:value-type="string">
            <text:p text:style-name="P463">Attributes</text:p>
          </table:table-cell>
          <table:table-cell table:style-name="Table42.D1" office:value-type="string">
            <text:p text:style-name="P463">Comment</text:p>
          </table:table-cell>
        </table:table-row>
        <table:table-row table:style-name="TableLine94259534701760">
          <table:table-cell table:style-name="Table42.A2" office:value-type="string">
            <text:p text:style-name="P988">id</text:p>
          </table:table-cell>
          <table:table-cell table:style-name="Table42.A2" office:value-type="string">
            <text:p text:style-name="P988">Big int</text:p>
          </table:table-cell>
          <table:table-cell table:style-name="Table42.A2" office:value-type="string">
            <text:p text:style-name="P990">Not null , unsigned , index , </text:p>
            <text:p text:style-name="P990">unique , primary key , </text:p>
            <text:p text:style-name="P990">auto increment</text:p>
          </table:table-cell>
          <table:table-cell table:style-name="Table42.D2" office:value-type="string">
            <text:p text:style-name="P408"/>
          </table:table-cell>
        </table:table-row>
        <table:table-row table:style-name="TableLine94259534704048">
          <table:table-cell table:style-name="Table42.A2" office:value-type="string">
            <text:p text:style-name="P988">object_class</text:p>
          </table:table-cell>
          <table:table-cell table:style-name="Table42.A2" office:value-type="string">
            <text:p text:style-name="P990">varchar(255)</text:p>
          </table:table-cell>
          <table:table-cell table:style-name="Table42.A2" office:value-type="string">
            <text:p text:style-name="P990">Not null</text:p>
          </table:table-cell>
          <table:table-cell table:style-name="Table42.D2" office:value-type="string">
            <text:p text:style-name="P408"/>
          </table:table-cell>
        </table:table-row>
        <table:table-row table:style-name="TableLine94259534704960">
          <table:table-cell table:style-name="Table42.A2" office:value-type="string">
            <text:p text:style-name="P988">object_id</text:p>
          </table:table-cell>
          <table:table-cell table:style-name="Table42.A2" office:value-type="string">
            <text:p text:style-name="P989">Big int</text:p>
          </table:table-cell>
          <table:table-cell table:style-name="Table42.A2" office:value-type="string">
            <text:p text:style-name="P990">Not null , <text:span text:style-name="T865">unsigned</text:span></text:p>
          </table:table-cell>
          <table:table-cell table:style-name="Table42.D2" office:value-type="string">
            <text:p text:style-name="P408"/>
          </table:table-cell>
        </table:table-row>
        <table:table-row table:style-name="TableLine94259534705920">
          <table:table-cell table:style-name="Table42.A2" office:value-type="string">
            <text:p text:style-name="P988">star</text:p>
          </table:table-cell>
          <table:table-cell table:style-name="Table42.A2" office:value-type="string">
            <text:p text:style-name="P992">Float(4,2)</text:p>
          </table:table-cell>
          <table:table-cell table:style-name="Table42.A2" office:value-type="string">
            <text:p text:style-name="P991">Not null , <text:span text:style-name="T866">unsigned</text:span></text:p>
          </table:table-cell>
          <table:table-cell table:style-name="Table42.D2" office:value-type="string">
            <text:p text:style-name="P408"/>
          </table:table-cell>
        </table:table-row>
        <table:table-row table:style-name="TableLine94259534707104">
          <table:table-cell table:style-name="Table42.A2" office:value-type="string">
            <text:p text:style-name="P1415">summable</text:p>
          </table:table-cell>
          <table:table-cell table:style-name="Table42.A2" office:value-type="string">
            <text:p text:style-name="P1415">boolean</text:p>
          </table:table-cell>
          <table:table-cell table:style-name="Table42.A2" office:value-type="string">
            <text:p text:style-name="P1416">Not null , default <text:span text:style-name="T1335">true</text:span></text:p>
          </table:table-cell>
          <table:table-cell table:style-name="Table42.D2" office:value-type="string">
            <text:p text:style-name="P408"/>
          </table:table-cell>
        </table:table-row>
      </table:table>
      <text:p text:style-name="P359"/>
      <text:list xml:id="list1405080282" text:style-name="L68">
        <text:list-item>
          <text:list>
            <text:list-item>
              <text:p text:style-name="P1899">ارتباط ها : </text:p>
              <text:list>
                <text:list-item>
                  <text:p text:style-name="P1899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290"/>
      <text:list xml:id="list141134797095920" text:continue-numbering="true" text:style-name="L68">
        <text:list-item>
          <text:list>
            <text:list-item>
              <text:list>
                <text:list-item>
                  <text:p text:style-name="P1900">dates : </text:p>
                  <text:list>
                    <text:list-item>
                      <text:p text:style-name="P1900">نوع :‌ <text:span text:style-name="T1330">1 به n </text:span></text:p>
                    </text:list-item>
                    <text:list-item>
                      <text:p text:style-name="P1900">توضیحات : <text:s/><text:span text:style-name="T1330">هر یک starable دارای چندین رکورد در جدول </text:span><text:span text:style-name="T1331">dates دارد و هر یک date </text:span><text:span text:style-name="T1332">میتواند متعلق به یک رکورد از جدول starable</text:span><text:span text:style-name="T1334">s</text:span><text:span text:style-name="T1332"> باشد !!! </text:span></text:p>
                      <text:p text:style-name="P1901">(<text:span text:style-name="T1336">رکورد هایی summable آنها false است dateable نیستند !!! <text:s/></text:span><text:span text:style-name="T1337">مثل رکوردی که portfolio در این جدول دارد <text:s/>:‌ادمینی که portfolio را ایجاد کرده به ان star میدهد !!! 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291"/>
      <text:list xml:id="list141135831982029" text:continue-numbering="true" text:style-name="L68">
        <text:list-item>
          <text:list>
            <text:list-item>
              <text:list>
                <text:list-item>
                  <text:p text:style-name="P1900">users : </text:p>
                  <text:list>
                    <text:list-item>
                      <text:p text:style-name="P1900">نوع :‌ <text:span text:style-name="T1333">1 به n </text:span></text:p>
                    </text:list-item>
                    <text:list-item>
                      <text:p text:style-name="P1900">توضیحات : <text:s/><text:span text:style-name="T1333">هر یک user دارای چندین رکورد در جدول </text:span><text:span text:style-name="T1334">starables دارد و هر یک رکورد در جدول starables میتواند متعلق به یک user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3">likeables : در این جدول تعداد لایک های هر <text:s/>یک رکورد از جداول را ذخیره میکنیم </text:p>
        </text:list-item>
      </text:list>
      <text:p text:style-name="P177"/>
      <text:list xml:id="list141135778006171" text:continue-numbering="true" text:style-name="L68">
        <text:list-item>
          <text:list>
            <text:list-item>
              <text:p text:style-name="P1902">ستون ها : </text:p>
            </text:list-item>
          </text:list>
        </text:list-item>
      </text:list>
      <text:p text:style-name="P178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259534733200">
          <table:table-cell table:style-name="Table44.A1" office:value-type="string">
            <text:p text:style-name="P463">Name</text:p>
          </table:table-cell>
          <table:table-cell table:style-name="Table44.A1" office:value-type="string">
            <text:p text:style-name="P463">Data Type</text:p>
          </table:table-cell>
          <table:table-cell table:style-name="Table44.A1" office:value-type="string">
            <text:p text:style-name="P463">Attributes</text:p>
          </table:table-cell>
          <table:table-cell table:style-name="Table44.D1" office:value-type="string">
            <text:p text:style-name="P463">Comment</text:p>
          </table:table-cell>
        </table:table-row>
        <table:table-row table:style-name="TableLine94259534779920">
          <table:table-cell table:style-name="Table44.A2" office:value-type="string">
            <text:p text:style-name="P1003">id</text:p>
          </table:table-cell>
          <table:table-cell table:style-name="Table44.A2" office:value-type="string">
            <text:p text:style-name="P1003">Big int</text:p>
          </table:table-cell>
          <table:table-cell table:style-name="Table44.A2" office:value-type="string">
            <text:p text:style-name="P1005">Unsigned , not null , unique ,</text:p>
            <text:p text:style-name="P1005">primary key ,auto increment , </text:p>
            <text:p text:style-name="P1005">index</text:p>
          </table:table-cell>
          <table:table-cell table:style-name="Table44.D2" office:value-type="string">
            <text:p text:style-name="P408"/>
          </table:table-cell>
        </table:table-row>
        <table:table-row table:style-name="TableLine94259534782368">
          <table:table-cell table:style-name="Table44.A2" office:value-type="string">
            <text:p text:style-name="P1003">object_class</text:p>
          </table:table-cell>
          <table:table-cell table:style-name="Table44.A2" office:value-type="string">
            <text:p text:style-name="P1003">varchar(255)</text:p>
          </table:table-cell>
          <table:table-cell table:style-name="Table44.A2" office:value-type="string">
            <text:p text:style-name="P1005">Not null </text:p>
          </table:table-cell>
          <table:table-cell table:style-name="Table44.D2" office:value-type="string">
            <text:p text:style-name="P408"/>
          </table:table-cell>
        </table:table-row>
        <table:table-row table:style-name="TableLine94259534783280">
          <table:table-cell table:style-name="Table44.A2" office:value-type="string">
            <text:p text:style-name="P1003">object_id</text:p>
          </table:table-cell>
          <table:table-cell table:style-name="Table44.A2" office:value-type="string">
            <text:p text:style-name="P1003">Big int</text:p>
          </table:table-cell>
          <table:table-cell table:style-name="Table44.A2" office:value-type="string">
            <text:p text:style-name="P1005">Not null , unsigned </text:p>
          </table:table-cell>
          <table:table-cell table:style-name="Table44.D2" office:value-type="string">
            <text:p text:style-name="P408"/>
          </table:table-cell>
        </table:table-row>
        <table:table-row table:style-name="TableLine94259534784240">
          <table:table-cell table:style-name="Table44.A2" office:value-type="string">
            <text:p text:style-name="P1003">like</text:p>
          </table:table-cell>
          <table:table-cell table:style-name="Table44.A2" office:value-type="string">
            <text:p text:style-name="P1004">Big int</text:p>
          </table:table-cell>
          <table:table-cell table:style-name="Table44.A2" office:value-type="string">
            <text:p text:style-name="P1005">Not null , unsigned</text:p>
            <text:p text:style-name="P1134">defualt 0 </text:p>
          </table:table-cell>
          <table:table-cell table:style-name="Table44.D2" office:value-type="string">
            <text:p text:style-name="P408"/>
          </table:table-cell>
        </table:table-row>
        <table:table-row table:style-name="TableLine94259534785664">
          <table:table-cell table:style-name="Table44.A2" office:value-type="string">
            <text:p text:style-name="P1131">disliked</text:p>
          </table:table-cell>
          <table:table-cell table:style-name="Table44.A2" office:value-type="string">
            <text:p text:style-name="P1132">Big int</text:p>
          </table:table-cell>
          <table:table-cell table:style-name="Table44.A2" office:value-type="string">
            <text:p text:style-name="P1133">Not null , unsigned , </text:p>
            <text:p text:style-name="P1133">defualt 0 </text:p>
          </table:table-cell>
          <table:table-cell table:style-name="Table44.D2" office:value-type="string">
            <text:p text:style-name="P408"/>
          </table:table-cell>
        </table:table-row>
      </table:table>
      <text:p text:style-name="P361"/>
      <text:p text:style-name="P361"/>
      <text:list xml:id="list21458100" text:style-name="L69">
        <text:list-item>
          <text:list>
            <text:list-item>
              <text:p text:style-name="P1903">ارتباطات :‌</text:p>
              <text:list>
                <text:list-item>
                  <text:p text:style-name="P1903">dates : </text:p>
                  <text:list>
                    <text:list-item>
                      <text:p text:style-name="P1903">نوع : <text:span text:style-name="T1070">1 به n </text:span></text:p>
                    </text:list-item>
                    <text:list-item>
                      <text:p text:style-name="P1519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41133927345593" text:continue-numbering="true" text:style-name="L69">
        <text:list-item>
          <text:list>
            <text:list-item>
              <text:list>
                <text:list-item>
                  <text:p text:style-name="P1903">users </text:p>
                  <text:list>
                    <text:list-item>
                      <text:p text:style-name="P1903">نوع :<text:span text:style-name="T887">n به n </text:span></text:p>
                    </text:list-item>
                    <text:list-item>
                      <text:p text:style-name="P1520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520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520"/>
                      <text:p text:style-name="P1520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41134381350139" text:continue-numbering="true" text:style-name="L69">
        <text:list-item>
          <text:p text:style-name="P2334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1904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1905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7"/>
      <text:list xml:id="list141134267309434" text:continue-numbering="true" text:style-name="L69">
        <text:list-item>
          <text:list>
            <text:list-item>
              <text:p text:style-name="P1906">ستون ها :‌</text:p>
            </text:list-item>
          </text:list>
        </text:list-item>
      </text:list>
      <text:p text:style-name="P228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259534812960">
          <table:table-cell table:style-name="Table56.A1" office:value-type="string">
            <text:p text:style-name="P463">Name</text:p>
          </table:table-cell>
          <table:table-cell table:style-name="Table56.A1" office:value-type="string">
            <text:p text:style-name="P463">Data Type</text:p>
          </table:table-cell>
          <table:table-cell table:style-name="Table56.A1" office:value-type="string">
            <text:p text:style-name="P463">Attributes</text:p>
          </table:table-cell>
          <table:table-cell table:style-name="Table56.D1" office:value-type="string">
            <text:p text:style-name="P463">Comment</text:p>
          </table:table-cell>
        </table:table-row>
        <table:table-row table:style-name="TableLine94259534905328">
          <table:table-cell table:style-name="Table56.A2" office:value-type="string">
            <text:p text:style-name="P1124">id</text:p>
          </table:table-cell>
          <table:table-cell table:style-name="Table56.A2" office:value-type="string">
            <text:p text:style-name="P1125">Big int</text:p>
          </table:table-cell>
          <table:table-cell table:style-name="Table56.A2" office:value-type="string">
            <text:p text:style-name="P1127">Not null , unsigned , index ,</text:p>
            <text:p text:style-name="P1127">priamry key , unique ,</text:p>
            <text:p text:style-name="P1127">auto increment</text:p>
          </table:table-cell>
          <table:table-cell table:style-name="Table56.D2" office:value-type="string">
            <text:p text:style-name="P408"/>
          </table:table-cell>
        </table:table-row>
        <table:table-row table:style-name="TableLine94259534907888">
          <table:table-cell table:style-name="Table56.A2" office:value-type="string">
            <text:p text:style-name="P1124">name</text:p>
          </table:table-cell>
          <table:table-cell table:style-name="Table56.A2" office:value-type="string">
            <text:p text:style-name="P1126">varchar(<text:span text:style-name="T1038">50</text:span>)</text:p>
          </table:table-cell>
          <table:table-cell table:style-name="Table56.A2" office:value-type="string">
            <text:p text:style-name="P1128">nullable</text:p>
          </table:table-cell>
          <table:table-cell table:style-name="Table56.D2" office:value-type="string">
            <text:p text:style-name="P408"/>
          </table:table-cell>
        </table:table-row>
        <table:table-row table:style-name="TableLine94259534908800">
          <table:table-cell table:style-name="Table56.A2" office:value-type="string">
            <text:p text:style-name="P1124">email</text:p>
          </table:table-cell>
          <table:table-cell table:style-name="Table56.A2" office:value-type="string">
            <text:p text:style-name="P1126">varchar(<text:span text:style-name="T1038">64</text:span>)</text:p>
          </table:table-cell>
          <table:table-cell table:style-name="Table56.A2" office:value-type="string">
            <text:p text:style-name="P1128">Nullable</text:p>
          </table:table-cell>
          <table:table-cell table:style-name="Table56.D2" office:value-type="string">
            <text:p text:style-name="P408"/>
          </table:table-cell>
        </table:table-row>
        <table:table-row table:style-name="TableLine94259534909760">
          <table:table-cell table:style-name="Table56.A2" office:value-type="string">
            <text:p text:style-name="P1124">url</text:p>
          </table:table-cell>
          <table:table-cell table:style-name="Table56.A2" office:value-type="string">
            <text:p text:style-name="P1126">varchar(<text:span text:style-name="T1039">32</text:span>)</text:p>
          </table:table-cell>
          <table:table-cell table:style-name="Table56.A2" office:value-type="string">
            <text:p text:style-name="P1128">nullable</text:p>
          </table:table-cell>
          <table:table-cell table:style-name="Table56.D2" office:value-type="string">
            <text:p text:style-name="P408"/>
          </table:table-cell>
        </table:table-row>
        <table:table-row table:style-name="TableLine94259534911184">
          <table:table-cell table:style-name="Table56.A2" office:value-type="string">
            <text:p text:style-name="P1124">body</text:p>
          </table:table-cell>
          <table:table-cell table:style-name="Table56.A2" office:value-type="string">
            <text:p text:style-name="P1126">varchar(<text:span text:style-name="T1040">4000</text:span>)</text:p>
          </table:table-cell>
          <table:table-cell table:style-name="Table56.A2" office:value-type="string">
            <text:p text:style-name="P1128">Not null</text:p>
          </table:table-cell>
          <table:table-cell table:style-name="Table56.D2" office:value-type="string">
            <text:p text:style-name="P408"/>
          </table:table-cell>
        </table:table-row>
        <table:table-row table:style-name="TableLine94259534912208">
          <table:table-cell table:style-name="Table56.A2" office:value-type="string">
            <text:p text:style-name="P1124">object_class</text:p>
          </table:table-cell>
          <table:table-cell table:style-name="Table56.A2" office:value-type="string">
            <text:p text:style-name="P1126">varchar(255)</text:p>
          </table:table-cell>
          <table:table-cell table:style-name="Table56.A2" office:value-type="string">
            <text:p text:style-name="P1128">Not null</text:p>
          </table:table-cell>
          <table:table-cell table:style-name="Table56.D2" office:value-type="string">
            <text:p text:style-name="P408"/>
          </table:table-cell>
        </table:table-row>
        <table:table-row table:style-name="TableLine94259534913280">
          <table:table-cell table:style-name="Table56.A2" office:value-type="string">
            <text:p text:style-name="P1124">object_id</text:p>
          </table:table-cell>
          <table:table-cell table:style-name="Table56.A2" office:value-type="string">
            <text:p text:style-name="P1126">Big int</text:p>
          </table:table-cell>
          <table:table-cell table:style-name="Table56.A2" office:value-type="string">
            <text:p text:style-name="P1128">Not null</text:p>
          </table:table-cell>
          <table:table-cell table:style-name="Table56.D2" office:value-type="string">
            <text:p text:style-name="P408"/>
          </table:table-cell>
        </table:table-row>
        <table:table-row table:style-name="TableLine94259534914352">
          <table:table-cell table:style-name="Table56.A2" office:value-type="string">
            <text:p text:style-name="P1124">comment_id</text:p>
          </table:table-cell>
          <table:table-cell table:style-name="Table56.A2" office:value-type="string">
            <text:p text:style-name="P1126">Big int</text:p>
          </table:table-cell>
          <table:table-cell table:style-name="Table56.A2" office:value-type="string">
            <text:p text:style-name="P1128">nullable</text:p>
          </table:table-cell>
          <table:table-cell table:style-name="Table56.D2" office:value-type="string">
            <text:p text:style-name="P408"/>
          </table:table-cell>
        </table:table-row>
        <table:table-row table:style-name="TableLine94259534915344">
          <table:table-cell table:style-name="Table56.A2" office:value-type="string">
            <text:p text:style-name="P1124">ip</text:p>
          </table:table-cell>
          <table:table-cell table:style-name="Table56.A2" office:value-type="string">
            <text:p text:style-name="P1126">int</text:p>
          </table:table-cell>
          <table:table-cell table:style-name="Table56.A2" office:value-type="string">
            <text:p text:style-name="P1128">Not null</text:p>
          </table:table-cell>
          <table:table-cell table:style-name="Table56.D2" office:value-type="string">
            <text:p text:style-name="P408"/>
          </table:table-cell>
        </table:table-row>
        <table:table-row table:style-name="TableLine94259534916416">
          <table:table-cell table:style-name="Table56.A2" office:value-type="string">
            <text:p text:style-name="P1124">language_id</text:p>
          </table:table-cell>
          <table:table-cell table:style-name="Table56.A2" office:value-type="string">
            <text:p text:style-name="P1126">Big int</text:p>
          </table:table-cell>
          <table:table-cell table:style-name="Table56.A2" office:value-type="string">
            <text:p text:style-name="P1128">Not null</text:p>
          </table:table-cell>
          <table:table-cell table:style-name="Table56.D2" office:value-type="string">
            <text:p text:style-name="P408"/>
          </table:table-cell>
        </table:table-row>
      </table:table>
      <text:p text:style-name="P374"/>
      <text:p text:style-name="P374"/>
      <text:list xml:id="list2781911013" text:style-name="L70">
        <text:list-item>
          <text:list>
            <text:list-item>
              <text:p text:style-name="P1907">ارتباط ها : </text:p>
              <text:list>
                <text:list-item>
                  <text:p text:style-name="P1907">dates : </text:p>
                  <text:list>
                    <text:list-item>
                      <text:p text:style-name="P1907">نوع : <text:span text:style-name="T1045">1 به n </text:span></text:p>
                    </text:list-item>
                    <text:list-item>
                      <text:p text:style-name="P1907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list xml:id="list141134141310306" text:continue-numbering="true" text:style-name="L70">
        <text:list-item>
          <text:list>
            <text:list-item>
              <text:list>
                <text:list-item>
                  <text:p text:style-name="P1521"><text:span text:style-name="T1042">languages</text:span><text:span text:style-name="T1041"> : </text:span></text:p>
                  <text:list>
                    <text:list-item>
                      <text:p text:style-name="P1907">نوع :<text:span text:style-name="T1046">1 به n </text:span></text:p>
                    </text:list-item>
                    <text:list-item>
                      <text:p text:style-name="P1907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p text:style-name="P1474"/>
      <text:list xml:id="list141135319645692" text:continue-numbering="true" text:style-name="L70">
        <text:list-item>
          <text:list>
            <text:list-item>
              <text:list>
                <text:list-item>
                  <text:p text:style-name="P1522"><text:span text:style-name="T1044">users</text:span><text:span text:style-name="T1041"> : </text:span></text:p>
                  <text:list>
                    <text:list-item>
                      <text:p text:style-name="P1908">نوع :<text:span text:style-name="T1050">1 به n </text:span></text:p>
                    </text:list-item>
                    <text:list-item>
                      <text:p text:style-name="P1908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list xml:id="list141134822058196" text:continue-numbering="true" text:style-name="L70">
        <text:list-item>
          <text:list>
            <text:list-item>
              <text:list>
                <text:list-item>
                  <text:p text:style-name="P1910">comments : </text:p>
                  <text:list>
                    <text:list-item>
                      <text:p text:style-name="P1910">نوع :‌ <text:span text:style-name="T1054">1 به n </text:span></text:p>
                    </text:list-item>
                    <text:list-item>
                      <text:p text:style-name="P1910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1911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list xml:id="list141133818941186" text:continue-numbering="true" text:style-name="L70">
        <text:list-item>
          <text:list>
            <text:list-item>
              <text:list>
                <text:list-item>
                  <text:p text:style-name="P1523"><text:span text:style-name="T1043">likeables</text:span><text:span text:style-name="T1041"> : </text:span></text:p>
                  <text:list>
                    <text:list-item>
                      <text:p text:style-name="P1909">نوع : <text:span text:style-name="T1060">1 به 1</text:span></text:p>
                    </text:list-item>
                    <text:list-item>
                      <text:p text:style-name="P1909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41134728101102" text:continue-numbering="true" text:style-name="L70">
        <text:list-item>
          <text:list>
            <text:list-item>
              <text:list>
                <text:list-item>
                  <text:p text:style-name="P1912">starables : </text:p>
                  <text:list>
                    <text:list-item>
                      <text:p text:style-name="P1912">نوع : 1 به n </text:p>
                    </text:list-item>
                    <text:list-item>
                      <text:p text:style-name="P1912">توضیحات : <text:s/>هر یک comment دارای چندین رکورد در جدول <text:span text:style-name="T1342">starables دارد (هم summable <text:s/>و هم غیر summable ) </text:span><text:span text:style-name="T1343">و هر یک رکورد در جدول </text:span><text:span text:style-name="T1344">starables میتواند متعلق به یک comment 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1134375627040" text:continue-list="list141134267309434" text:style-name="L69">
        <text:list-item>
          <text:p text:style-name="P2307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3"/>
      <text:list xml:id="list141135581967498" text:continue-numbering="true" text:style-name="L69">
        <text:list-item>
          <text:list>
            <text:list-item>
              <text:p text:style-name="P1913">ستون ها :‌</text:p>
            </text:list-item>
          </text:list>
        </text:list-item>
      </text:list>
      <text:p text:style-name="P184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259534941760">
          <table:table-cell table:style-name="Table45.A1" office:value-type="string">
            <text:p text:style-name="P463">Name</text:p>
          </table:table-cell>
          <table:table-cell table:style-name="Table45.A1" office:value-type="string">
            <text:p text:style-name="P463">Data Type</text:p>
          </table:table-cell>
          <table:table-cell table:style-name="Table45.A1" office:value-type="string">
            <text:p text:style-name="P463">Attributes</text:p>
          </table:table-cell>
          <table:table-cell table:style-name="Table45.D1" office:value-type="string">
            <text:p text:style-name="P463">Comment</text:p>
          </table:table-cell>
        </table:table-row>
        <table:table-row table:style-name="TableLine94259535011072">
          <table:table-cell table:style-name="Table45.A2" office:value-type="string">
            <text:p text:style-name="P1007">id</text:p>
          </table:table-cell>
          <table:table-cell table:style-name="Table45.A2" office:value-type="string">
            <text:p text:style-name="P1008">Big int</text:p>
          </table:table-cell>
          <table:table-cell table:style-name="Table45.A2" office:value-type="string">
            <text:p text:style-name="P1011">Not null ,unsigned ,index ,</text:p>
            <text:p text:style-name="P1011">unique , primary key , </text:p>
            <text:p text:style-name="P1011">auto increment</text:p>
          </table:table-cell>
          <table:table-cell table:style-name="Table45.D2" office:value-type="string">
            <text:p text:style-name="P408"/>
          </table:table-cell>
        </table:table-row>
        <table:table-row table:style-name="TableLine94259535013360">
          <table:table-cell table:style-name="Table45.A2" office:value-type="string">
            <text:p text:style-name="P1008">url</text:p>
          </table:table-cell>
          <table:table-cell table:style-name="Table45.A2" office:value-type="string">
            <text:p text:style-name="P1009">varchar(<text:span text:style-name="T898">32</text:span>)</text:p>
          </table:table-cell>
          <table:table-cell table:style-name="Table45.A2" office:value-type="string">
            <text:p text:style-name="P1014">nullable</text:p>
          </table:table-cell>
          <table:table-cell table:style-name="Table45.D2" office:value-type="string">
            <text:p text:style-name="P408"/>
          </table:table-cell>
        </table:table-row>
        <table:table-row table:style-name="TableLine94259535014272">
          <table:table-cell table:style-name="Table45.A2" office:value-type="string">
            <text:p text:style-name="P1061">show_brand</text:p>
          </table:table-cell>
          <table:table-cell table:style-name="Table45.A2" office:value-type="string">
            <text:p text:style-name="P1117">boolean</text:p>
          </table:table-cell>
          <table:table-cell table:style-name="Table45.A2" office:value-type="string">
            <text:p text:style-name="P1015">Not null , <text:span text:style-name="T897">defualt 1 </text:span></text:p>
          </table:table-cell>
          <table:table-cell table:style-name="Table45.D2" office:value-type="string">
            <text:p text:style-name="P1060">نمایش ان در لیست برند ها</text:p>
          </table:table-cell>
        </table:table-row>
        <table:table-row table:style-name="TableLine94259535015232">
          <table:table-cell table:style-name="Table45.A2" office:value-type="string">
            <text:p text:style-name="P1008">sort</text:p>
          </table:table-cell>
          <table:table-cell table:style-name="Table45.A2" office:value-type="string">
            <text:p text:style-name="P1010">Tiny int</text:p>
          </table:table-cell>
          <table:table-cell table:style-name="Table45.A2" office:value-type="string">
            <text:p text:style-name="P1010">Nullable , unsigned</text:p>
          </table:table-cell>
          <table:table-cell table:style-name="Table45.D2" office:value-type="string">
            <text:p text:style-name="P408"/>
          </table:table-cell>
        </table:table-row>
      </table:table>
      <text:p text:style-name="P362"/>
      <text:p text:style-name="P362"/>
      <text:list xml:id="list696607318" text:style-name="L71">
        <text:list-item>
          <text:list>
            <text:list-item>
              <text:p text:style-name="P1914">ارتباط ها :‌</text:p>
              <text:list>
                <text:list-item>
                  <text:p text:style-name="P1914">dates : </text:p>
                  <text:list>
                    <text:list-item>
                      <text:p text:style-name="P1915">نوع : <text:span text:style-name="T900">1 به n</text:span></text:p>
                    </text:list-item>
                    <text:list-item>
                      <text:p text:style-name="P1916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list xml:id="list141135746405434" text:continue-numbering="true" text:style-name="L71">
        <text:list-item>
          <text:list>
            <text:list-item>
              <text:list>
                <text:list-item>
                  <text:p text:style-name="P1914">users : </text:p>
                  <text:list>
                    <text:list-item>
                      <text:p text:style-name="P1915">نوع : <text:span text:style-name="T902">1 به n </text:span></text:p>
                    </text:list-item>
                    <text:list-item>
                      <text:p text:style-name="P1916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p text:style-name="P185"/>
      <text:list xml:id="list141135660476101" text:continue-numbering="true" text:style-name="L71">
        <text:list-item>
          <text:list>
            <text:list-item>
              <text:list>
                <text:list-item>
                  <text:p text:style-name="P1524"><text:span text:style-name="T916">iconables</text:span><text:span text:style-name="T917"> : </text:span></text:p>
                  <text:list>
                    <text:list-item>
                      <text:p text:style-name="P1915">نوع : <text:span text:style-name="T903">1 به 1</text:span></text:p>
                    </text:list-item>
                    <text:list-item>
                      <text:p text:style-name="P1916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list xml:id="list141134864580696" text:continue-numbering="true" text:style-name="L71">
        <text:list-item>
          <text:list>
            <text:list-item>
              <text:list>
                <text:list-item>
                  <text:p text:style-name="P1525"><text:span text:style-name="T965">client</text:span><text:span text:style-name="T966">_translations : </text:span></text:p>
                  <text:list>
                    <text:list-item>
                      <text:p text:style-name="P1915">نوع : <text:span text:style-name="T907">1 به n </text:span></text:p>
                    </text:list-item>
                    <text:list-item>
                      <text:p text:style-name="P1526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41134793493502" text:continue-numbering="true" text:style-name="L71">
        <text:list-item>
          <text:list>
            <text:list-item>
              <text:list>
                <text:list-item>
                  <text:p text:style-name="P1527"><text:span text:style-name="T973">portfolios</text:span><text:span text:style-name="T969"> : </text:span></text:p>
                  <text:list>
                    <text:list-item>
                      <text:p text:style-name="P1892">نوع :‌1 به n </text:p>
                    </text:list-item>
                    <text:list-item>
                      <text:p text:style-name="P1892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919"><text:soft-page-break/>media : </text:p>
                  <text:list>
                    <text:list-item>
                      <text:p text:style-name="P1919">نوع : <text:span text:style-name="T1020">1 به 1</text:span></text:p>
                    </text:list-item>
                    <text:list-item>
                      <text:p text:style-name="P1528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5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7"/>
      <text:list xml:id="list141134611156701" text:continue-numbering="true" text:style-name="L71">
        <text:list-item>
          <text:list>
            <text:list-item>
              <text:p text:style-name="P1920">ستون ها : </text:p>
            </text:list-item>
          </text:list>
        </text:list-item>
      </text:list>
      <text:p text:style-name="P188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259535062480">
          <table:table-cell table:style-name="Table46.A1" office:value-type="string">
            <text:p text:style-name="P463">Name</text:p>
          </table:table-cell>
          <table:table-cell table:style-name="Table46.A1" office:value-type="string">
            <text:p text:style-name="P463">Data Type</text:p>
          </table:table-cell>
          <table:table-cell table:style-name="Table46.A1" office:value-type="string">
            <text:p text:style-name="P463">Attributes</text:p>
          </table:table-cell>
          <table:table-cell table:style-name="Table46.D1" office:value-type="string">
            <text:p text:style-name="P463">Comment</text:p>
          </table:table-cell>
        </table:table-row>
        <table:table-row table:style-name="TableLine94259535116144">
          <table:table-cell table:style-name="Table46.A2" office:value-type="string">
            <text:p text:style-name="P1016">id</text:p>
          </table:table-cell>
          <table:table-cell table:style-name="Table46.A2" office:value-type="string">
            <text:p text:style-name="P1018">Big int</text:p>
          </table:table-cell>
          <table:table-cell table:style-name="Table46.A2" office:value-type="string">
            <text:p text:style-name="P1012">Not null , unsigned ,index ,</text:p>
            <text:p text:style-name="P1012">unique , primary key , </text:p>
            <text:p text:style-name="P1012">auto increment</text:p>
          </table:table-cell>
          <table:table-cell table:style-name="Table46.D2" office:value-type="string">
            <text:p text:style-name="P408"/>
          </table:table-cell>
        </table:table-row>
        <table:table-row table:style-name="TableLine94259535118192">
          <table:table-cell table:style-name="Table46.A2" office:value-type="string">
            <text:p text:style-name="P1016">name</text:p>
          </table:table-cell>
          <table:table-cell table:style-name="Table46.A2" office:value-type="string">
            <text:p text:style-name="P1018">varchar(<text:span text:style-name="T911">64</text:span>)</text:p>
          </table:table-cell>
          <table:table-cell table:style-name="Table46.A2" office:value-type="string">
            <text:p text:style-name="P1027">Not null </text:p>
          </table:table-cell>
          <table:table-cell table:style-name="Table46.D2" office:value-type="string">
            <text:p text:style-name="P408"/>
          </table:table-cell>
        </table:table-row>
        <table:table-row table:style-name="TableLine94259535119104">
          <table:table-cell table:style-name="Table46.A2" office:value-type="string">
            <text:p text:style-name="P1017"><text:span text:style-name="T965">client</text:span>_id</text:p>
          </table:table-cell>
          <table:table-cell table:style-name="Table46.A2" office:value-type="string">
            <text:p text:style-name="P1018">Big int</text:p>
          </table:table-cell>
          <table:table-cell table:style-name="Table46.A2" office:value-type="string">
            <text:p text:style-name="P1019">Not null , unsigned , </text:p>
            <text:p text:style-name="P1022">fo<text:span text:style-name="T909">reign</text:span> key → brands(id)</text:p>
            <text:p text:style-name="P1022"/>
            <text:p text:style-name="P1023">On Delete → (cascade) ,</text:p>
            <text:p text:style-name="P1023">On Update →<text:span text:style-name="T910"> </text:span>(cascade) ,</text:p>
          </table:table-cell>
          <table:table-cell table:style-name="Table46.D2" office:value-type="string">
            <text:p text:style-name="P408"/>
          </table:table-cell>
        </table:table-row>
        <table:table-row table:style-name="TableLine94259535120064">
          <table:table-cell table:style-name="Table46.A2" office:value-type="string">
            <text:p text:style-name="P1016">language_id</text:p>
          </table:table-cell>
          <table:table-cell table:style-name="Table46.A2" office:value-type="string">
            <text:p text:style-name="P1018">Big int</text:p>
          </table:table-cell>
          <table:table-cell table:style-name="Table46.A2" office:value-type="string">
            <text:p text:style-name="P1020">Not null , unsigned</text:p>
            <text:p text:style-name="P1020"/>
            <text:p text:style-name="P1024">foreign key → languages(id)</text:p>
            <text:p text:style-name="P1024"/>
            <text:p text:style-name="P881">On Delete → (cascade) ,</text:p>
            <text:p text:style-name="P881">On Update → (cascade) ,</text:p>
          </table:table-cell>
          <table:table-cell table:style-name="Table46.D2" office:value-type="string">
            <text:p text:style-name="P408"/>
          </table:table-cell>
        </table:table-row>
      </table:table>
      <text:p text:style-name="P363"/>
      <text:list xml:id="list4182332195" text:style-name="L72">
        <text:list-item>
          <text:list>
            <text:list-item>
              <text:p text:style-name="P1921">ارتباط ها : </text:p>
              <text:list>
                <text:list-item>
                  <text:p text:style-name="P1922"><text:span text:style-name="T965">clients</text:span> : </text:p>
                  <text:list>
                    <text:list-item>
                      <text:p text:style-name="P1917">نوع : <text:span text:style-name="T907">1 به n </text:span></text:p>
                    </text:list-item>
                    <text:list-item>
                      <text:p text:style-name="P1918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41134465448082" text:continue-numbering="true" text:style-name="L72">
        <text:list-item>
          <text:list>
            <text:list-item>
              <text:list>
                <text:list-item>
                  <text:p text:style-name="P1921">languages : </text:p>
                  <text:list>
                    <text:list-item>
                      <text:p text:style-name="P1923">نوع : 1 به n </text:p>
                    </text:list-item>
                    <text:list-item>
                      <text:p text:style-name="P1923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41135010153637" text:continue-numbering="true" text:style-name="L72">
        <text:list-item>
          <text:p text:style-name="P2308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41134031636215" text:continue-numbering="true" text:style-name="L72">
        <text:list-item>
          <text:list>
            <text:list-item>
              <text:p text:style-name="P1924">ستون ها : </text:p>
            </text:list-item>
          </text:list>
        </text:list-item>
      </text:list>
      <text:p text:style-name="P364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259535163808">
          <table:table-cell table:style-name="Table47.A1" office:value-type="string">
            <text:p text:style-name="P463">Name</text:p>
          </table:table-cell>
          <table:table-cell table:style-name="Table47.A1" office:value-type="string">
            <text:p text:style-name="P463">Data Type</text:p>
          </table:table-cell>
          <table:table-cell table:style-name="Table47.A1" office:value-type="string">
            <text:p text:style-name="P463">Attributes</text:p>
          </table:table-cell>
          <table:table-cell table:style-name="Table47.D1" office:value-type="string">
            <text:p text:style-name="P463">Comment</text:p>
          </table:table-cell>
        </table:table-row>
        <table:table-row table:style-name="TableLine94259535183120">
          <table:table-cell table:style-name="Table47.A2" office:value-type="string">
            <text:p text:style-name="P1028">id</text:p>
          </table:table-cell>
          <table:table-cell table:style-name="Table47.A2" office:value-type="string">
            <text:p text:style-name="P1029">Big int</text:p>
          </table:table-cell>
          <table:table-cell table:style-name="Table47.A2" office:value-type="string">
            <text:p text:style-name="P1013">Not null , unsigned ,index ,</text:p>
            <text:p text:style-name="P1013">unique , primary key , </text:p>
            <text:p text:style-name="P1013">auto increment</text:p>
          </table:table-cell>
          <table:table-cell table:style-name="Table47.D2" office:value-type="string">
            <text:p text:style-name="P408"/>
          </table:table-cell>
        </table:table-row>
        <table:table-row table:style-name="TableLine94259535185296">
          <table:table-cell table:style-name="Table47.A2" office:value-type="string">
            <text:p text:style-name="P1028">name</text:p>
          </table:table-cell>
          <table:table-cell table:style-name="Table47.A2" office:value-type="string">
            <text:p text:style-name="P439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030">Not null </text:p>
          </table:table-cell>
          <table:table-cell table:style-name="Table47.D2" office:value-type="string">
            <text:p text:style-name="P408"/>
          </table:table-cell>
        </table:table-row>
        <table:table-row table:style-name="TableLine94259535186208">
          <table:table-cell table:style-name="Table47.A2" office:value-type="string">
            <text:p text:style-name="P1065">url</text:p>
          </table:table-cell>
          <table:table-cell table:style-name="Table47.A2" office:value-type="string">
            <text:p text:style-name="P1065">varchar(64)</text:p>
          </table:table-cell>
          <table:table-cell table:style-name="Table47.A2" office:value-type="string">
            <text:p text:style-name="P1065">nullable</text:p>
          </table:table-cell>
          <table:table-cell table:style-name="Table47.D2" office:value-type="string">
            <text:p text:style-name="P408"/>
          </table:table-cell>
        </table:table-row>
      </table:table>
      <text:p text:style-name="P364"/>
      <text:list xml:id="list821899808" text:style-name="L73">
        <text:list-item>
          <text:list>
            <text:list-item>
              <text:p text:style-name="P1925">ارتباط ها : </text:p>
              <text:list>
                <text:list-item>
                  <text:p text:style-name="P1925">dates : </text:p>
                  <text:list>
                    <text:list-item>
                      <text:p text:style-name="P1926">نوع : <text:span text:style-name="T918">1 به n </text:span></text:p>
                    </text:list-item>
                    <text:list-item>
                      <text:p text:style-name="P1926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41135709673993" text:continue-numbering="true" text:style-name="L73">
        <text:list-item>
          <text:list>
            <text:list-item>
              <text:list>
                <text:list-item>
                  <text:p text:style-name="P1925">users : </text:p>
                  <text:list>
                    <text:list-item>
                      <text:p text:style-name="P1926">نوع : <text:span text:style-name="T919">1 به n </text:span></text:p>
                    </text:list-item>
                    <text:list-item>
                      <text:p text:style-name="P1926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41134702664980" text:continue-numbering="true" text:style-name="L73">
        <text:list-item>
          <text:list>
            <text:list-item>
              <text:list>
                <text:list-item>
                  <text:p text:style-name="P1925">technology_translations : </text:p>
                  <text:list>
                    <text:list-item>
                      <text:p text:style-name="P1926">نوع : <text:span text:style-name="T921">1 به n </text:span></text:p>
                    </text:list-item>
                    <text:list-item>
                      <text:p text:style-name="P1926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41135841235156" text:continue-numbering="true" text:style-name="L73">
        <text:list-item>
          <text:list>
            <text:list-item>
              <text:list>
                <text:list-item>
                  <text:p text:style-name="P1928">iconables : </text:p>
                  <text:list>
                    <text:list-item>
                      <text:p text:style-name="P1929">نوع : <text:span text:style-name="T924">1 به 1 </text:span></text:p>
                    </text:list-item>
                    <text:list-item>
                      <text:p text:style-name="P1929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41134058364190" text:continue-numbering="true" text:style-name="L73">
        <text:list-item>
          <text:list>
            <text:list-item>
              <text:list>
                <text:list-item>
                  <text:p text:style-name="P1529"><text:span text:style-name="T952">portfolio</text:span><text:span text:style-name="T950">: </text:span></text:p>
                  <text:list>
                    <text:list-item>
                      <text:p text:style-name="P1930">نوع :‌<text:span text:style-name="T951">m به n </text:span></text:p>
                    </text:list-item>
                    <text:list-item>
                      <text:p text:style-name="P1930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1931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6">technology_translations : در این جدول ترجمه های هر یک از تکنولوژی ذخیره میشود که برای هر زبان ایجاد شده !!!. </text:p>
        </text:list-item>
      </text:list>
      <text:p text:style-name="P190"/>
      <text:list xml:id="list141135772308469" text:continue-numbering="true" text:style-name="L73">
        <text:list-item>
          <text:list>
            <text:list-item>
              <text:p text:style-name="P1933">ستون ها : </text:p>
            </text:list-item>
          </text:list>
        </text:list-item>
      </text:list>
      <text:p text:style-name="P191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259535255056">
          <table:table-cell table:style-name="Table48.A1" office:value-type="string">
            <text:p text:style-name="P463">Name</text:p>
          </table:table-cell>
          <table:table-cell table:style-name="Table48.A1" office:value-type="string">
            <text:p text:style-name="P463">Data Type</text:p>
          </table:table-cell>
          <table:table-cell table:style-name="Table48.A1" office:value-type="string">
            <text:p text:style-name="P463">Attributes</text:p>
          </table:table-cell>
          <table:table-cell table:style-name="Table48.D1" office:value-type="string">
            <text:p text:style-name="P463">Comment</text:p>
          </table:table-cell>
        </table:table-row>
        <table:table-row table:style-name="TableLine94259535275488">
          <table:table-cell table:style-name="Table48.A2" office:value-type="string">
            <text:p text:style-name="P1032">id</text:p>
          </table:table-cell>
          <table:table-cell table:style-name="Table48.A2" office:value-type="string">
            <text:p text:style-name="P1033">Big int</text:p>
          </table:table-cell>
          <table:table-cell table:style-name="Table48.A2" office:value-type="string">
            <text:p text:style-name="P1033">Unsigned , index ,unique , <text:span text:style-name="T927">primary key , auto increment,</text:span></text:p>
            <text:p text:style-name="P1034">not null </text:p>
          </table:table-cell>
          <table:table-cell table:style-name="Table48.D2" office:value-type="string">
            <text:p text:style-name="P408"/>
          </table:table-cell>
        </table:table-row>
        <table:table-row table:style-name="TableLine94259535278048">
          <table:table-cell table:style-name="Table48.A2" office:value-type="string">
            <text:p text:style-name="P1032">describe</text:p>
          </table:table-cell>
          <table:table-cell table:style-name="Table48.A2" office:value-type="string">
            <text:p text:style-name="P1033">varchar(<text:span text:style-name="T928">164</text:span>)</text:p>
          </table:table-cell>
          <table:table-cell table:style-name="Table48.A2" office:value-type="string">
            <text:p text:style-name="P1035">Not null </text:p>
          </table:table-cell>
          <table:table-cell table:style-name="Table48.D2" office:value-type="string">
            <text:p text:style-name="P408"/>
          </table:table-cell>
        </table:table-row>
        <table:table-row table:style-name="TableLine94259535278960">
          <table:table-cell table:style-name="Table48.A2" office:value-type="string">
            <text:p text:style-name="P1032">technology_id</text:p>
          </table:table-cell>
          <table:table-cell table:style-name="Table48.A2" office:value-type="string">
            <text:p text:style-name="P1036">Big int</text:p>
          </table:table-cell>
          <table:table-cell table:style-name="Table48.A2" office:value-type="string">
            <text:p text:style-name="P1037">Not null , unsigned ,</text:p>
            <text:p text:style-name="P1037">foreign key → technologies(id)</text:p>
            <text:p text:style-name="P1037"/>
            <text:p text:style-name="P1038">on Delete → (cascade) ,</text:p>
            <text:p text:style-name="P1038">on update → (cascade) ,</text:p>
          </table:table-cell>
          <table:table-cell table:style-name="Table48.D2" office:value-type="string">
            <text:p text:style-name="P408"/>
          </table:table-cell>
        </table:table-row>
        <table:table-row table:style-name="TableLine94259535279920">
          <table:table-cell table:style-name="Table48.A2" office:value-type="string">
            <text:p text:style-name="P1032">language_id</text:p>
          </table:table-cell>
          <table:table-cell table:style-name="Table48.A2" office:value-type="string">
            <text:p text:style-name="P1036">Big int</text:p>
          </table:table-cell>
          <table:table-cell table:style-name="Table48.A2" office:value-type="string">
            <text:p text:style-name="P1021">Not null , unsigned</text:p>
            <text:p text:style-name="P1021"/>
            <text:p text:style-name="P1025">foreign key → languages(id)</text:p>
            <text:p text:style-name="P1025"/>
            <text:p text:style-name="P882">On Delete → (cascade) ,</text:p>
            <text:p text:style-name="P882">On Update → (cascade) ,</text:p>
          </table:table-cell>
          <table:table-cell table:style-name="Table48.D2" office:value-type="string">
            <text:p text:style-name="P408"/>
          </table:table-cell>
        </table:table-row>
      </table:table>
      <text:p text:style-name="P365"/>
      <text:p text:style-name="P365"/>
      <text:list xml:id="list3337417213" text:style-name="L74">
        <text:list-item>
          <text:list>
            <text:list-item>
              <text:p text:style-name="P1934">ارتباط ها :‌</text:p>
              <text:list>
                <text:list-item>
                  <text:p text:style-name="P1935">technologies :</text:p>
                  <text:list>
                    <text:list-item>
                      <text:p text:style-name="P1927">نوع : <text:span text:style-name="T921">1 به n </text:span></text:p>
                    </text:list-item>
                    <text:list-item>
                      <text:p text:style-name="P1935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41135317295754" text:continue-numbering="true" text:style-name="L74">
        <text:list-item>
          <text:list>
            <text:list-item>
              <text:list>
                <text:list-item>
                  <text:p text:style-name="P1934">languages : </text:p>
                  <text:list>
                    <text:list-item>
                      <text:p text:style-name="P1936">نوع : 1 به n </text:p>
                    </text:list-item>
                    <text:list-item>
                      <text:p text:style-name="P1530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1135284237024" text:continue-list="list141135760772547" text:style-name="L67">
        <text:list-item>
          <text:p text:style-name="P2337">portfolios : در این جدول نمونه کار ها ذخیره میشود !!</text:p>
        </text:list-item>
      </text:list>
      <text:p text:style-name="P167"/>
      <text:list xml:id="list141134841428612" text:continue-numbering="true" text:style-name="L67">
        <text:list-item>
          <text:list>
            <text:list-item>
              <text:p text:style-name="P1937">ستون ها : </text:p>
            </text:list-item>
          </text:list>
        </text:list-item>
      </text:list>
      <text:p text:style-name="P168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259535321600">
          <table:table-cell table:style-name="Table41.A1" office:value-type="string">
            <text:p text:style-name="P463">Name</text:p>
          </table:table-cell>
          <table:table-cell table:style-name="Table41.A1" office:value-type="string">
            <text:p text:style-name="P463">Data Type</text:p>
          </table:table-cell>
          <table:table-cell table:style-name="Table41.A1" office:value-type="string">
            <text:p text:style-name="P463">Attributes</text:p>
          </table:table-cell>
          <table:table-cell table:style-name="Table41.D1" office:value-type="string">
            <text:p text:style-name="P463">Comment</text:p>
          </table:table-cell>
        </table:table-row>
        <table:table-row table:style-name="TableLine94259535359088">
          <table:table-cell table:style-name="Table41.A2" office:value-type="string">
            <text:p text:style-name="P981">id</text:p>
          </table:table-cell>
          <table:table-cell table:style-name="Table41.A2" office:value-type="string">
            <text:p text:style-name="P983">Big int</text:p>
          </table:table-cell>
          <table:table-cell table:style-name="Table41.A2" office:value-type="string">
            <text:p text:style-name="P985">Unsigned , not null , index , <text:span text:style-name="T860">unique ,primary key ,auto increment</text:span></text:p>
          </table:table-cell>
          <table:table-cell table:style-name="Table41.D2" office:value-type="string">
            <text:p text:style-name="P408"/>
          </table:table-cell>
        </table:table-row>
        <table:table-row table:style-name="TableLine94259535361520">
          <table:table-cell table:style-name="Table41.A2" office:value-type="string">
            <text:p text:style-name="P982">url</text:p>
          </table:table-cell>
          <table:table-cell table:style-name="Table41.A2" office:value-type="string">
            <text:p text:style-name="P984">varchar(<text:span text:style-name="T856">32</text:span>)</text:p>
          </table:table-cell>
          <table:table-cell table:style-name="Table41.A2" office:value-type="string">
            <text:p text:style-name="P987">Not null </text:p>
          </table:table-cell>
          <table:table-cell table:style-name="Table41.D2" office:value-type="string">
            <text:p text:style-name="P408"/>
          </table:table-cell>
        </table:table-row>
        <table:table-row table:style-name="TableLine94259535362432">
          <table:table-cell table:style-name="Table41.A2" office:value-type="string">
            <text:p text:style-name="P1026">role</text:p>
          </table:table-cell>
          <table:table-cell table:style-name="Table41.A2" office:value-type="string">
            <text:p text:style-name="P440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026">Nullable </text:p>
          </table:table-cell>
          <table:table-cell table:style-name="Table41.D2" office:value-type="string">
            <text:p text:style-name="P1031">نقش من در این پروژه مثلا front , android developer </text:p>
          </table:table-cell>
        </table:table-row>
        <table:table-row table:style-name="TableLine94259535363392">
          <table:table-cell table:style-name="Table41.A2" office:value-type="string">
            <text:p text:style-name="P1289">active</text:p>
          </table:table-cell>
          <table:table-cell table:style-name="Table41.A2" office:value-type="string">
            <text:p text:style-name="P1118">boolean</text:p>
          </table:table-cell>
          <table:table-cell table:style-name="Table41.A2" office:value-type="string">
            <text:p text:style-name="P397">Not null , defualt 1</text:p>
          </table:table-cell>
          <table:table-cell table:style-name="Table41.D2" office:value-type="string">
            <text:p text:style-name="P438"/>
          </table:table-cell>
        </table:table-row>
        <table:table-row table:style-name="TableLine94259535364816">
          <table:table-cell table:style-name="Table41.A2" office:value-type="string">
            <text:p text:style-name="P1045">completed</text:p>
          </table:table-cell>
          <table:table-cell table:style-name="Table41.A2" office:value-type="string">
            <text:p text:style-name="P1118">boolean</text:p>
          </table:table-cell>
          <table:table-cell table:style-name="Table41.A2" office:value-type="string">
            <text:p text:style-name="P398">Not null , defualt 0 </text:p>
          </table:table-cell>
          <table:table-cell table:style-name="Table41.D2" office:value-type="string">
            <text:p text:style-name="P438"/>
          </table:table-cell>
        </table:table-row>
        <table:table-row table:style-name="TableLine94259535365840">
          <table:table-cell table:style-name="Table41.A2" office:value-type="string">
            <text:p text:style-name="P1095">commentable</text:p>
          </table:table-cell>
          <table:table-cell table:style-name="Table41.A2" office:value-type="string">
            <text:p text:style-name="P1118">boolean</text:p>
          </table:table-cell>
          <table:table-cell table:style-name="Table41.A2" office:value-type="string">
            <text:p text:style-name="P402">Not null , default 1</text:p>
          </table:table-cell>
          <table:table-cell table:style-name="Table41.D2" office:value-type="string">
            <text:p text:style-name="P1096">نمونه کار کامنت پذیر است یا خیر‌ !!!</text:p>
          </table:table-cell>
        </table:table-row>
        <table:table-row table:style-name="TableLine94259535366912">
          <table:table-cell table:style-name="Table41.A2" office:value-type="string">
            <text:p text:style-name="P1062">team_id</text:p>
          </table:table-cell>
          <table:table-cell table:style-name="Table41.A2" office:value-type="string">
            <text:p text:style-name="P1062">Big int</text:p>
          </table:table-cell>
          <table:table-cell table:style-name="Table41.A2" office:value-type="string">
            <text:p text:style-name="P399">Nullable , unsigned , </text:p>
            <text:p text:style-name="P400">foreign key → <text:span text:style-name="T974">teams(id)</text:span></text:p>
            <text:p text:style-name="P400"/>
            <text:p text:style-name="P401">On Delete → (set null)</text:p>
            <text:p text:style-name="P401">On Delete → (cascade) </text:p>
          </table:table-cell>
          <table:table-cell table:style-name="Table41.D2" office:value-type="string">
            <text:p text:style-name="P438"/>
          </table:table-cell>
        </table:table-row>
        <table:table-row table:style-name="TableLine94259535367984">
          <table:table-cell table:style-name="Table41.A2" office:value-type="string">
            <text:p text:style-name="P1063">Client_id</text:p>
          </table:table-cell>
          <table:table-cell table:style-name="Table41.A2" office:value-type="string">
            <text:p text:style-name="P1064">Big int</text:p>
          </table:table-cell>
          <table:table-cell table:style-name="Table41.A2" office:value-type="string">
            <text:p text:style-name="P399">Nullable , unsigned , </text:p>
            <text:p text:style-name="P399"/>
            <text:p text:style-name="P401">On Delete → (set null)</text:p>
            <text:p text:style-name="P401">On Delete → (cascade) </text:p>
          </table:table-cell>
          <table:table-cell table:style-name="Table41.D2" office:value-type="string">
            <text:p text:style-name="P438"/>
          </table:table-cell>
        </table:table-row>
      </table:table>
      <text:p text:style-name="P358"/>
      <text:list xml:id="list1737659055" text:style-name="L75">
        <text:list-item>
          <text:list>
            <text:list-item>
              <text:p text:style-name="P1938">ارتباطات : </text:p>
              <text:list>
                <text:list-item>
                  <text:p text:style-name="P1938">dates : </text:p>
                  <text:list>
                    <text:list-item>
                      <text:p text:style-name="P1939">نوع :‌ <text:span text:style-name="T850">1 به n </text:span></text:p>
                    </text:list-item>
                    <text:list-item>
                      <text:p text:style-name="P1940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1941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9"/>
      <text:list xml:id="list141134429310845" text:continue-numbering="true" text:style-name="L75">
        <text:list-item>
          <text:list>
            <text:list-item>
              <text:list>
                <text:list-item>
                  <text:p text:style-name="P1942">users : </text:p>
                  <text:list>
                    <text:list-item>
                      <text:p text:style-name="P1943">نوع : 1 به n </text:p>
                    </text:list-item>
                    <text:list-item>
                      <text:p text:style-name="P1943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"/>
      <text:p text:style-name="P170"/>
      <text:p text:style-name="P170"/>
      <text:list xml:id="list141134676987730" text:continue-numbering="true" text:style-name="L75">
        <text:list-item>
          <text:list>
            <text:list-item>
              <text:list>
                <text:list-item>
                  <text:p text:style-name="P1944"><text:soft-page-break/>portfolio_translations : </text:p>
                  <text:list>
                    <text:list-item>
                      <text:p text:style-name="P1944">نوع : <text:span text:style-name="T853">1 به n </text:span></text:p>
                    </text:list-item>
                    <text:list-item>
                      <text:p text:style-name="P1944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list xml:id="list141134761201881" text:continue-numbering="true" text:style-name="L75">
        <text:list-item>
          <text:list>
            <text:list-item>
              <text:list>
                <text:list-item>
                  <text:p text:style-name="P1946">socialables : </text:p>
                  <text:list>
                    <text:list-item>
                      <text:p text:style-name="P1947">نوع : <text:span text:style-name="T857">1 به n </text:span></text:p>
                    </text:list-item>
                    <text:list-item>
                      <text:p text:style-name="P1947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5"/>
      <text:list xml:id="list141135914160610" text:continue-numbering="true" text:style-name="L75">
        <text:list-item>
          <text:list>
            <text:list-item>
              <text:list>
                <text:list-item>
                  <text:p text:style-name="P1949">starables : </text:p>
                  <text:list>
                    <text:list-item>
                      <text:p text:style-name="P1949">نوع : <text:span text:style-name="T867">1 به 1 </text:span></text:p>
                    </text:list-item>
                    <text:list-item>
                      <text:p text:style-name="P1949">توضیحات : <text:s/><text:span text:style-name="T867">هر یک portfolio دارای یک رکورد در جدول </text:span><text:span text:style-name="T868">starables است </text:span><text:span text:style-name="T1339">(</text:span><text:span text:style-name="T1338">که summable آن false است .</text:span><text:span text:style-name="T1340">)</text:span><text:span text:style-name="T1338"> </text:span><text:span text:style-name="T868">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list xml:id="list141134209161708" text:continue-numbering="true" text:style-name="L75">
        <text:list-item>
          <text:list>
            <text:list-item>
              <text:list>
                <text:list-item>
                  <text:p text:style-name="P1950">likeables : </text:p>
                  <text:list>
                    <text:list-item>
                      <text:p text:style-name="P1950">نوع :‌<text:span text:style-name="T1027">1 به 1</text:span></text:p>
                    </text:list-item>
                    <text:list-item>
                      <text:p text:style-name="P1950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p text:style-name="P176"/>
      <text:list xml:id="list141134978688281" text:continue-numbering="true" text:style-name="L75">
        <text:list-item>
          <text:list>
            <text:list-item>
              <text:list>
                <text:list-item>
                  <text:p text:style-name="P1951">media : </text:p>
                  <text:list>
                    <text:list-item>
                      <text:p text:style-name="P1947">نوع : <text:span text:style-name="T870">1 به n </text:span></text:p>
                    </text:list-item>
                    <text:list-item>
                      <text:p text:style-name="P1948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1952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41134364002497" text:continue-numbering="true" text:style-name="L75">
        <text:list-item>
          <text:list>
            <text:list-item>
              <text:list>
                <text:list-item>
                  <text:p text:style-name="P1953">technologies : </text:p>
                  <text:list>
                    <text:list-item>
                      <text:p text:style-name="P1953">نوع : n به n </text:p>
                    </text:list-item>
                    <text:list-item>
                      <text:p text:style-name="P1954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1932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list xml:id="list141133963744151" text:continue-numbering="true" text:style-name="L75">
        <text:list-item>
          <text:list>
            <text:list-item>
              <text:list>
                <text:list-item>
                  <text:p text:style-name="P1893">teams : </text:p>
                  <text:list>
                    <text:list-item>
                      <text:p text:style-name="P1893">نوع :‌1 به n </text:p>
                    </text:list-item>
                    <text:list-item>
                      <text:p text:style-name="P1893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8"><text:soft-page-break/></text:p>
      <text:list xml:id="list141135383472019" text:continue-numbering="true" text:style-name="L75">
        <text:list-item>
          <text:list>
            <text:list-item>
              <text:list>
                <text:list-item>
                  <text:p text:style-name="P1955">clients : </text:p>
                  <text:list>
                    <text:list-item>
                      <text:p text:style-name="P1894">نوع :‌1 به n </text:p>
                    </text:list-item>
                    <text:list-item>
                      <text:p text:style-name="P1894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1956"/>
                </text:list-item>
                <text:list-item>
                  <text:p text:style-name="P1956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1957">نوع :‌ <text:s/>n به n </text:p>
                    </text:list-item>
                    <text:list-item>
                      <text:p text:style-name="P1959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8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79"/>
      <text:list xml:id="list141134468040438" text:continue-numbering="true" text:style-name="L75">
        <text:list-item>
          <text:list>
            <text:list-item>
              <text:p text:style-name="P1961">ستون ها : </text:p>
            </text:list-item>
          </text:list>
        </text:list-item>
      </text:list>
      <text:p text:style-name="P180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259535496560">
          <table:table-cell table:style-name="Table43.A1" office:value-type="string">
            <text:p text:style-name="P463">Name</text:p>
          </table:table-cell>
          <table:table-cell table:style-name="Table43.A1" office:value-type="string">
            <text:p text:style-name="P463">Data Type</text:p>
          </table:table-cell>
          <table:table-cell table:style-name="Table43.A1" office:value-type="string">
            <text:p text:style-name="P463">Attributes</text:p>
          </table:table-cell>
          <table:table-cell table:style-name="Table43.D1" office:value-type="string">
            <text:p text:style-name="P463">Comment</text:p>
          </table:table-cell>
        </table:table-row>
        <table:table-row table:style-name="TableLine94259535542912">
          <table:table-cell table:style-name="Table43.A2" office:value-type="string">
            <text:p text:style-name="P993">id</text:p>
          </table:table-cell>
          <table:table-cell table:style-name="Table43.A2" office:value-type="string">
            <text:p text:style-name="P994">Big int</text:p>
          </table:table-cell>
          <table:table-cell table:style-name="Table43.A2" office:value-type="string">
            <text:p text:style-name="P986">Unsigned , not null , index , <text:span text:style-name="T860">unique ,primary key ,auto increment</text:span></text:p>
          </table:table-cell>
          <table:table-cell table:style-name="Table43.D2" office:value-type="string">
            <text:p text:style-name="P408"/>
          </table:table-cell>
        </table:table-row>
        <table:table-row table:style-name="TableLine94259535545472">
          <table:table-cell table:style-name="Table43.A2" office:value-type="string">
            <text:p text:style-name="P994">title</text:p>
          </table:table-cell>
          <table:table-cell table:style-name="Table43.A2" office:value-type="string">
            <text:p text:style-name="P996">varchar(<text:span text:style-name="T873">60</text:span>)</text:p>
          </table:table-cell>
          <table:table-cell table:style-name="Table43.A2" office:value-type="string">
            <text:p text:style-name="P999">Not null ,</text:p>
          </table:table-cell>
          <table:table-cell table:style-name="Table43.D2" office:value-type="string">
            <text:p text:style-name="P408"/>
          </table:table-cell>
        </table:table-row>
        <table:table-row table:style-name="TableLine94259535546384">
          <table:table-cell table:style-name="Table43.A2" office:value-type="string">
            <text:p text:style-name="P994">content</text:p>
          </table:table-cell>
          <table:table-cell table:style-name="Table43.A2" office:value-type="string">
            <text:p text:style-name="P998">text</text:p>
          </table:table-cell>
          <table:table-cell table:style-name="Table43.A2" office:value-type="string">
            <text:p text:style-name="P999">Not null ,</text:p>
          </table:table-cell>
          <table:table-cell table:style-name="Table43.D2" office:value-type="string">
            <text:p text:style-name="P408"/>
          </table:table-cell>
        </table:table-row>
        <table:table-row table:style-name="TableLine94259535547344">
          <table:table-cell table:style-name="Table43.A2" office:value-type="string">
            <text:p text:style-name="P1046">Client_</text:p>
            <text:p text:style-name="P1046">review</text:p>
          </table:table-cell>
          <table:table-cell table:style-name="Table43.A2" office:value-type="string">
            <text:p text:style-name="P1047">varchar(4000)</text:p>
          </table:table-cell>
          <table:table-cell table:style-name="Table43.A2" office:value-type="string">
            <text:p text:style-name="P1048">Nullable , </text:p>
          </table:table-cell>
          <table:table-cell table:style-name="Table43.D2" office:value-type="string">
            <text:p text:style-name="P408"/>
          </table:table-cell>
        </table:table-row>
        <table:table-row table:style-name="TableLine94259535548768">
          <table:table-cell table:style-name="Table43.A2" office:value-type="string">
            <text:p text:style-name="P1049">location</text:p>
          </table:table-cell>
          <table:table-cell table:style-name="Table43.A2" office:value-type="string">
            <text:p text:style-name="P1050">varchar(30)</text:p>
          </table:table-cell>
          <table:table-cell table:style-name="Table43.A2" office:value-type="string">
            <text:p text:style-name="P1051">Nullable ,</text:p>
          </table:table-cell>
          <table:table-cell table:style-name="Table43.D2" office:value-type="string">
            <text:p text:style-name="P408"/>
          </table:table-cell>
        </table:table-row>
        <table:table-row table:style-name="TableLine94259535549792">
          <table:table-cell table:style-name="Table43.A2" office:value-type="string">
            <text:p text:style-name="P994">description</text:p>
          </table:table-cell>
          <table:table-cell table:style-name="Table43.A2" office:value-type="string">
            <text:p text:style-name="P997">varchar(<text:span text:style-name="T874">160</text:span>)</text:p>
          </table:table-cell>
          <table:table-cell table:style-name="Table43.A2" office:value-type="string">
            <text:p text:style-name="P999">Not null ,</text:p>
          </table:table-cell>
          <table:table-cell table:style-name="Table43.D2" office:value-type="string">
            <text:p text:style-name="P408"/>
          </table:table-cell>
        </table:table-row>
        <table:table-row table:style-name="TableLine94259535550864">
          <table:table-cell table:style-name="Table43.A2" office:value-type="string">
            <text:p text:style-name="P994">keywords</text:p>
          </table:table-cell>
          <table:table-cell table:style-name="Table43.A2" office:value-type="string">
            <text:p text:style-name="P997">varchar(<text:span text:style-name="T874">255</text:span>)</text:p>
          </table:table-cell>
          <table:table-cell table:style-name="Table43.A2" office:value-type="string">
            <text:p text:style-name="P999">Not null ,</text:p>
          </table:table-cell>
          <table:table-cell table:style-name="Table43.D2" office:value-type="string">
            <text:p text:style-name="P408"/>
          </table:table-cell>
        </table:table-row>
        <table:table-row table:style-name="TableLine94259535551936">
          <table:table-cell table:style-name="Table43.A2" office:value-type="string">
            <text:p text:style-name="P994">portfolio_id</text:p>
          </table:table-cell>
          <table:table-cell table:style-name="Table43.A2" office:value-type="string">
            <text:p text:style-name="P995">Big int</text:p>
          </table:table-cell>
          <table:table-cell table:style-name="Table43.A2" office:value-type="string">
            <text:p text:style-name="P1000">Unsigned , not null ,</text:p>
            <text:p text:style-name="P1000">foreign key → portfolios(id)</text:p>
            <text:p text:style-name="P1000"/>
            <text:p text:style-name="P1001">On Delete → (<text:span text:style-name="T875">cascade</text:span>)</text:p>
            <text:p text:style-name="P1002">On Update → (cascade)</text:p>
          </table:table-cell>
          <table:table-cell table:style-name="Table43.D2" office:value-type="string">
            <text:p text:style-name="P408"/>
          </table:table-cell>
        </table:table-row>
        <table:table-row table:style-name="TableLine94259535552928">
          <table:table-cell table:style-name="Table43.A2" office:value-type="string">
            <text:p text:style-name="P994">language_id</text:p>
          </table:table-cell>
          <table:table-cell table:style-name="Table43.A2" office:value-type="string">
            <text:p text:style-name="P995">Big int</text:p>
          </table:table-cell>
          <table:table-cell table:style-name="Table43.A2" office:value-type="string">
            <text:p text:style-name="P892">Not null , <text:span text:style-name="T787">unsigned ,</text:span> </text:p>
            <text:p text:style-name="P892">foreign key → languages(id)</text:p>
            <text:p text:style-name="P892"/>
            <text:p text:style-name="P880">On Delete → (cascade) ,</text:p>
            <text:p text:style-name="P880">On Update → (cascade) ,</text:p>
          </table:table-cell>
          <table:table-cell table:style-name="Table43.D2" office:value-type="string">
            <text:p text:style-name="P408"/>
          </table:table-cell>
        </table:table-row>
      </table:table>
      <text:p text:style-name="P360"/>
      <text:p text:style-name="P360"/>
      <text:list xml:id="list3842833770" text:style-name="L76">
        <text:list-item>
          <text:list>
            <text:list-item>
              <text:p text:style-name="P1962">ارتباط ها :‌</text:p>
              <text:list>
                <text:list-item>
                  <text:p text:style-name="P1963">languages : </text:p>
                  <text:list>
                    <text:list-item>
                      <text:p text:style-name="P1964">نوع <text:s/>: <text:span text:style-name="T880">1 به N </text:span></text:p>
                    </text:list-item>
                    <text:list-item>
                      <text:p text:style-name="P1531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"/>
      <text:list xml:id="list141135180231722" text:continue-numbering="true" text:style-name="L76">
        <text:list-item>
          <text:list>
            <text:list-item>
              <text:list>
                <text:list-item>
                  <text:p text:style-name="P1965">portfolios : </text:p>
                  <text:list>
                    <text:list-item>
                      <text:p text:style-name="P1945">نوع : <text:span text:style-name="T853">1 به n </text:span></text:p>
                    </text:list-item>
                    <text:list-item>
                      <text:p text:style-name="P1945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list xml:id="list141135178354573" text:continue-numbering="true" text:style-name="L76">
        <text:list-item>
          <text:p text:style-name="P2309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6"/>
      <text:list xml:id="list141135722776822" text:continue-numbering="true" text:style-name="L76">
        <text:list-item>
          <text:list>
            <text:list-item>
              <text:p text:style-name="P1966">ستون ها : </text:p>
            </text:list-item>
          </text:list>
        </text:list-item>
      </text:list>
      <text:p text:style-name="P197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259535589408">
          <table:table-cell table:style-name="Table49.A1" office:value-type="string">
            <text:p text:style-name="P463">Name</text:p>
          </table:table-cell>
          <table:table-cell table:style-name="Table49.A1" office:value-type="string">
            <text:p text:style-name="P463">Data Type</text:p>
          </table:table-cell>
          <table:table-cell table:style-name="Table49.A1" office:value-type="string">
            <text:p text:style-name="P463">Attributes</text:p>
          </table:table-cell>
          <table:table-cell table:style-name="Table49.D1" office:value-type="string">
            <text:p text:style-name="P463">Comment</text:p>
          </table:table-cell>
        </table:table-row>
        <table:table-row table:style-name="TableLine94259535621936">
          <table:table-cell table:style-name="Table49.A2" office:value-type="string">
            <text:p text:style-name="P1039">id</text:p>
          </table:table-cell>
          <table:table-cell table:style-name="Table49.A2" office:value-type="string">
            <text:p text:style-name="P1040">Big int</text:p>
          </table:table-cell>
          <table:table-cell table:style-name="Table49.A2" office:value-type="string">
            <text:p text:style-name="P1041">Not null , unsigned , unique ,</text:p>
            <text:p text:style-name="P1041">primary key , auto increment ,</text:p>
            <text:p text:style-name="P1041">index</text:p>
          </table:table-cell>
          <table:table-cell table:style-name="Table49.D2" office:value-type="string">
            <text:p text:style-name="P408"/>
          </table:table-cell>
        </table:table-row>
        <table:table-row table:style-name="TableLine94259535624240">
          <table:table-cell table:style-name="Table49.A2" office:value-type="string">
            <text:p text:style-name="P1039">portfolio_id</text:p>
          </table:table-cell>
          <table:table-cell table:style-name="Table49.A2" office:value-type="string">
            <text:p text:style-name="P1040">Big int</text:p>
          </table:table-cell>
          <table:table-cell table:style-name="Table49.A2" office:value-type="string">
            <text:p text:style-name="P1042">Not null , unsigned , </text:p>
            <text:p text:style-name="P1043">foreign key → portfolios(id)</text:p>
            <text:p text:style-name="P1043"/>
            <text:p text:style-name="P1043">On Delete → (cascade) ,</text:p>
            <text:p text:style-name="P1043">On Update → (cascade) ,</text:p>
          </table:table-cell>
          <table:table-cell table:style-name="Table49.D2" office:value-type="string">
            <text:p text:style-name="P408"/>
          </table:table-cell>
        </table:table-row>
        <table:table-row table:style-name="TableLine94259535625152">
          <table:table-cell table:style-name="Table49.A2" office:value-type="string">
            <text:p text:style-name="P1039">technology_id</text:p>
          </table:table-cell>
          <table:table-cell table:style-name="Table49.A2" office:value-type="string">
            <text:p text:style-name="P1040">Big int</text:p>
          </table:table-cell>
          <table:table-cell table:style-name="Table49.A2" office:value-type="string">
            <text:p text:style-name="P441"><text:span text:style-name="T938">foreign key → </text:span><text:span text:style-name="T939">technology</text:span><text:span text:style-name="T938">(id)</text:span></text:p>
            <text:p text:style-name="P1043"/>
            <text:p text:style-name="P1043">On Delete → (cascade) ,</text:p>
            <text:p text:style-name="P1043">On Update → (cascade) ,</text:p>
          </table:table-cell>
          <table:table-cell table:style-name="Table49.D2" office:value-type="string">
            <text:p text:style-name="P408"/>
          </table:table-cell>
        </table:table-row>
        <table:table-row table:style-name="TableLine94259535626112">
          <table:table-cell table:style-name="Table49.A2" office:value-type="string">
            <text:p text:style-name="P1040">sort</text:p>
          </table:table-cell>
          <table:table-cell table:style-name="Table49.A2" office:value-type="string">
            <text:p text:style-name="P1040">Tiny int</text:p>
          </table:table-cell>
          <table:table-cell table:style-name="Table49.A2" office:value-type="string">
            <text:p text:style-name="P1044">Unsigned , nullable</text:p>
          </table:table-cell>
          <table:table-cell table:style-name="Table49.D2" office:value-type="string">
            <text:p text:style-name="P1119">ترتیب نمایش تکنولوژی ها </text:p>
          </table:table-cell>
        </table:table-row>
      </table:table>
      <text:p text:style-name="P366"/>
      <text:p text:style-name="P366"/>
      <text:list xml:id="list241241700" text:style-name="L77">
        <text:list-item>
          <text:list>
            <text:list-item>
              <text:p text:style-name="P1967">ارتباط ها :‌</text:p>
              <text:list>
                <text:list-item>
                  <text:p text:style-name="P1967">portfolios : </text:p>
                  <text:list>
                    <text:list-item>
                      <text:p text:style-name="P1968">نوع : <text:span text:style-name="T940">1 به n </text:span></text:p>
                    </text:list-item>
                    <text:list-item>
                      <text:p text:style-name="P1969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8"/>
      <text:list xml:id="list141134121233946" text:continue-numbering="true" text:style-name="L77">
        <text:list-item>
          <text:list>
            <text:list-item>
              <text:list>
                <text:list-item>
                  <text:p text:style-name="P1967">technologies : </text:p>
                  <text:list>
                    <text:list-item>
                      <text:p text:style-name="P1970">نوع : <text:span text:style-name="T944">1 به n </text:span></text:p>
                    </text:list-item>
                    <text:list-item>
                      <text:p text:style-name="P1970">توضیحات : <text:span text:style-name="T944">هر یک </text:span><text:span text:style-name="T945">technology دارای چندین رکورد در جدول </text:span></text:p>
                      <text:p text:style-name="P1971"><text:span text:style-name="T942">portfolio_technology </text:span><text:span text:style-name="T946">است و هر یک رکورد از جدول </text:span></text:p>
                      <text:p text:style-name="P1971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9"/>
      <text:list xml:id="list141134824154600" text:continue-numbering="true" text:style-name="L77">
        <text:list-item>
          <text:p text:style-name="P2339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0"/>
      <text:list xml:id="list141135680291859" text:continue-numbering="true" text:style-name="L77">
        <text:list-item>
          <text:list>
            <text:list-item>
              <text:p text:style-name="P1972">ستون ها :‌</text:p>
            </text:list-item>
          </text:list>
        </text:list-item>
      </text:list>
      <text:p text:style-name="P201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259535586752">
          <table:table-cell table:style-name="Table50.A1" office:value-type="string">
            <text:p text:style-name="P463">Name</text:p>
          </table:table-cell>
          <table:table-cell table:style-name="Table50.A1" office:value-type="string">
            <text:p text:style-name="P463">Data Type</text:p>
          </table:table-cell>
          <table:table-cell table:style-name="Table50.A1" office:value-type="string">
            <text:p text:style-name="P463">Attributes</text:p>
          </table:table-cell>
          <table:table-cell table:style-name="Table50.D1" office:value-type="string">
            <text:p text:style-name="P463">Comment</text:p>
          </table:table-cell>
        </table:table-row>
        <table:table-row table:style-name="TableLine94259535702560">
          <table:table-cell table:style-name="Table50.A2" office:value-type="string">
            <text:p text:style-name="P1052">id</text:p>
          </table:table-cell>
          <table:table-cell table:style-name="Table50.A2" office:value-type="string">
            <text:p text:style-name="P1052">Big int</text:p>
          </table:table-cell>
          <table:table-cell table:style-name="Table50.A2" office:value-type="string">
            <text:p text:style-name="P1052">Unsigned , not null , index ,</text:p>
            <text:p text:style-name="P1052">unique , primary key , </text:p>
            <text:p text:style-name="P1052">auto increment</text:p>
          </table:table-cell>
          <table:table-cell table:style-name="Table50.D2" office:value-type="string">
            <text:p text:style-name="P408"/>
          </table:table-cell>
        </table:table-row>
        <table:table-row table:style-name="TableLine94259535704864">
          <table:table-cell table:style-name="Table50.A2" office:value-type="string">
            <text:p text:style-name="P1290">active</text:p>
          </table:table-cell>
          <table:table-cell table:style-name="Table50.A2" office:value-type="string">
            <text:p text:style-name="P1120">boolean</text:p>
          </table:table-cell>
          <table:table-cell table:style-name="Table50.A2" office:value-type="string">
            <text:p text:style-name="P1053">Not null , <text:span text:style-name="T956">defualt 1</text:span></text:p>
          </table:table-cell>
          <table:table-cell table:style-name="Table50.D2" office:value-type="string">
            <text:p text:style-name="P408"/>
          </table:table-cell>
        </table:table-row>
        <table:table-row table:style-name="TableLine94259535705776">
          <table:table-cell table:style-name="Table50.A2" office:value-type="string">
            <text:p text:style-name="P1052">sort</text:p>
          </table:table-cell>
          <table:table-cell table:style-name="Table50.A2" office:value-type="string">
            <text:p text:style-name="P1052">Tiny int</text:p>
          </table:table-cell>
          <table:table-cell table:style-name="Table50.A2" office:value-type="string">
            <text:p text:style-name="P1054">Nullable , unsigned </text:p>
          </table:table-cell>
          <table:table-cell table:style-name="Table50.D2" office:value-type="string">
            <text:p text:style-name="P408"/>
          </table:table-cell>
        </table:table-row>
        <table:table-row table:style-name="TableLine94259535706736">
          <table:table-cell table:style-name="Table50.A2" office:value-type="string">
            <text:p text:style-name="P1052">portfolio_id</text:p>
          </table:table-cell>
          <table:table-cell table:style-name="Table50.A2" office:value-type="string">
            <text:p text:style-name="P1052">Big int</text:p>
          </table:table-cell>
          <table:table-cell table:style-name="Table50.A2" office:value-type="string">
            <text:p text:style-name="P1055">Unsigned , not null , </text:p>
            <text:p text:style-name="P1055">foreign key → portfolios(id) ,</text:p>
            <text:p text:style-name="P1055"/>
            <text:p text:style-name="P1056">On Delete → (cascade) ,</text:p>
            <text:p text:style-name="P1056">On <text:span text:style-name="T957">Update</text:span> → (cascade) ,</text:p>
          </table:table-cell>
          <table:table-cell table:style-name="Table50.D2" office:value-type="string">
            <text:p text:style-name="P408"/>
          </table:table-cell>
        </table:table-row>
      </table:table>
      <text:p text:style-name="P367"/>
      <text:list xml:id="list2284833901" text:style-name="L78">
        <text:list-item>
          <text:list>
            <text:list-item>
              <text:p text:style-name="P1973">ارتباطات : </text:p>
              <text:list>
                <text:list-item>
                  <text:p text:style-name="P1973">portfolios : </text:p>
                  <text:list>
                    <text:list-item>
                      <text:p text:style-name="P1974">نوع : <text:span text:style-name="T958">1 به N</text:span></text:p>
                    </text:list-item>
                    <text:list-item>
                      <text:p text:style-name="P1974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2"/>
      <text:list xml:id="list141135330354471" text:continue-numbering="true" text:style-name="L78">
        <text:list-item>
          <text:list>
            <text:list-item>
              <text:list>
                <text:list-item>
                  <text:p text:style-name="P1973">portfolio_challenge_translations : </text:p>
                  <text:list>
                    <text:list-item>
                      <text:p text:style-name="P1975">نوع :‌ 1 به n </text:p>
                    </text:list-item>
                    <text:list-item>
                      <text:p text:style-name="P1975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3"/>
      <text:list xml:id="list141134606097574" text:continue-numbering="true" text:style-name="L78">
        <text:list-item>
          <text:p text:style-name="P2340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4"/>
      <text:list xml:id="list141135034171189" text:continue-numbering="true" text:style-name="L78">
        <text:list-item>
          <text:list>
            <text:list-item>
              <text:p text:style-name="P1977">ستون ها :‌</text:p>
            </text:list-item>
          </text:list>
        </text:list-item>
      </text:list>
      <text:p text:style-name="P205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259535739872">
          <table:table-cell table:style-name="Table51.A1" office:value-type="string">
            <text:p text:style-name="P463">Name</text:p>
          </table:table-cell>
          <table:table-cell table:style-name="Table51.A1" office:value-type="string">
            <text:p text:style-name="P463">Data Type</text:p>
          </table:table-cell>
          <table:table-cell table:style-name="Table51.A1" office:value-type="string">
            <text:p text:style-name="P463">Attributes</text:p>
          </table:table-cell>
          <table:table-cell table:style-name="Table51.D1" office:value-type="string">
            <text:p text:style-name="P463">Comment</text:p>
          </table:table-cell>
        </table:table-row>
        <table:table-row table:style-name="TableLine94259535773072">
          <table:table-cell table:style-name="Table51.A2" office:value-type="string">
            <text:p text:style-name="P1057">id</text:p>
          </table:table-cell>
          <table:table-cell table:style-name="Table51.A2" office:value-type="string">
            <text:p text:style-name="P1057">Big int</text:p>
          </table:table-cell>
          <table:table-cell table:style-name="Table51.A2" office:value-type="string">
            <text:p text:style-name="P1052">Unsigned , not null , index ,</text:p>
            <text:p text:style-name="P1052">unique , primary key , </text:p>
            <text:p text:style-name="P1052">auto increment</text:p>
          </table:table-cell>
          <table:table-cell table:style-name="Table51.D2" office:value-type="string">
            <text:p text:style-name="P408"/>
          </table:table-cell>
        </table:table-row>
        <table:table-row table:style-name="TableLine94259535775360">
          <table:table-cell table:style-name="Table51.A2" office:value-type="string">
            <text:p text:style-name="P1057">content</text:p>
          </table:table-cell>
          <table:table-cell table:style-name="Table51.A2" office:value-type="string">
            <text:p text:style-name="P1058">varchar(<text:span text:style-name="T962">4000</text:span>)</text:p>
          </table:table-cell>
          <table:table-cell table:style-name="Table51.A2" office:value-type="string">
            <text:p text:style-name="P1059">Not null</text:p>
          </table:table-cell>
          <table:table-cell table:style-name="Table51.D2" office:value-type="string">
            <text:p text:style-name="P408"/>
          </table:table-cell>
        </table:table-row>
        <table:table-row table:style-name="TableLine94259535776272">
          <table:table-cell table:style-name="Table51.A2" office:value-type="string">
            <text:p text:style-name="P1057">Portfolio</text:p>
            <text:p text:style-name="P1057">_challenge</text:p>
            <text:p text:style-name="P1057">_id</text:p>
          </table:table-cell>
          <table:table-cell table:style-name="Table51.A2" office:value-type="string">
            <text:p text:style-name="P1058">Big int</text:p>
          </table:table-cell>
          <table:table-cell table:style-name="Table51.A2" office:value-type="string">
            <text:p text:style-name="P1059">Not null , unsigned , </text:p>
            <text:p text:style-name="P1059">foreign key → portfolio_challenges_id(id)</text:p>
            <text:p text:style-name="P1059"/>
            <text:p text:style-name="P1059">On Delete → (cascade) , </text:p>
            <text:p text:style-name="P1059">On Update → (cascade) , </text:p>
          </table:table-cell>
          <table:table-cell table:style-name="Table51.D2" office:value-type="string">
            <text:p text:style-name="P408"/>
          </table:table-cell>
        </table:table-row>
        <table:table-row table:style-name="TableLine94259535777232">
          <table:table-cell table:style-name="Table51.A2" office:value-type="string">
            <text:p text:style-name="P1057">language_id</text:p>
          </table:table-cell>
          <table:table-cell table:style-name="Table51.A2" office:value-type="string">
            <text:p text:style-name="P1058">Big int</text:p>
          </table:table-cell>
          <table:table-cell table:style-name="Table51.A2" office:value-type="string">
            <text:p text:style-name="P893">Not null , <text:span text:style-name="T787">unsigned ,</text:span> </text:p>
            <text:p text:style-name="P893">foreign key → languages(id)</text:p>
            <text:p text:style-name="P893"/>
            <text:p text:style-name="P883">On Delete → (cascade) ,</text:p>
            <text:p text:style-name="P883">On Update → (cascade) ,</text:p>
          </table:table-cell>
          <table:table-cell table:style-name="Table51.D2" office:value-type="string">
            <text:p text:style-name="P408"/>
          </table:table-cell>
        </table:table-row>
      </table:table>
      <text:p text:style-name="P368"/>
      <text:list xml:id="list110646587" text:style-name="L79">
        <text:list-item>
          <text:list>
            <text:list-item>
              <text:p text:style-name="P1978">ارتباط ها :‌</text:p>
              <text:list>
                <text:list-item>
                  <text:p text:style-name="P1978">portfolio_challenges : </text:p>
                  <text:list>
                    <text:list-item>
                      <text:p text:style-name="P1976">نوع :‌ 1 به n </text:p>
                    </text:list-item>
                    <text:list-item>
                      <text:p text:style-name="P1976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6"/>
      <text:list xml:id="list141135903141846" text:continue-numbering="true" text:style-name="L79">
        <text:list-item>
          <text:list>
            <text:list-item>
              <text:list>
                <text:list-item>
                  <text:p text:style-name="P1978">languages : </text:p>
                  <text:list>
                    <text:list-item>
                      <text:p text:style-name="P1979">نوع : 1 به n </text:p>
                    </text:list-item>
                    <text:list-item>
                      <text:p text:style-name="P1979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09"/>
      <text:p text:style-name="P209"/>
      <text:list xml:id="list141135002324257" text:continue-numbering="true" text:style-name="L79">
        <text:list-item>
          <text:p text:style-name="P2341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0"/>
      <text:list xml:id="list141135194912751" text:continue-numbering="true" text:style-name="L79">
        <text:list-item>
          <text:list>
            <text:list-item>
              <text:p text:style-name="P1980">ستون ها :‌</text:p>
            </text:list-item>
          </text:list>
        </text:list-item>
      </text:list>
      <text:p text:style-name="P21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259535800992">
          <table:table-cell table:style-name="Table52.A1" office:value-type="string">
            <text:p text:style-name="P463">Name</text:p>
          </table:table-cell>
          <table:table-cell table:style-name="Table52.A1" office:value-type="string">
            <text:p text:style-name="P463">Data Type</text:p>
          </table:table-cell>
          <table:table-cell table:style-name="Table52.A1" office:value-type="string">
            <text:p text:style-name="P463">Attributes</text:p>
          </table:table-cell>
          <table:table-cell table:style-name="Table52.D1" office:value-type="string">
            <text:p text:style-name="P463">Comment</text:p>
          </table:table-cell>
        </table:table-row>
        <table:table-row table:style-name="TableLine94259535849360">
          <table:table-cell table:style-name="Table52.A2" office:value-type="string">
            <text:p text:style-name="P1066">id</text:p>
          </table:table-cell>
          <table:table-cell table:style-name="Table52.A2" office:value-type="string">
            <text:p text:style-name="P1067">Big int</text:p>
          </table:table-cell>
          <table:table-cell table:style-name="Table52.A2" office:value-type="string">
            <text:p text:style-name="P1070">Not null , unsigned , unique ,</text:p>
            <text:p text:style-name="P1070">primary key , auto increment ,</text:p>
            <text:p text:style-name="P1070">index </text:p>
          </table:table-cell>
          <table:table-cell table:style-name="Table52.D2" office:value-type="string">
            <text:p text:style-name="P408"/>
          </table:table-cell>
        </table:table-row>
        <table:table-row table:style-name="TableLine94259535851664">
          <table:table-cell table:style-name="Table52.A2" office:value-type="string">
            <text:p text:style-name="P1066">sort</text:p>
          </table:table-cell>
          <table:table-cell table:style-name="Table52.A2" office:value-type="string">
            <text:p text:style-name="P1068">Tiny int</text:p>
          </table:table-cell>
          <table:table-cell table:style-name="Table52.A2" office:value-type="string">
            <text:p text:style-name="P1068">Nullable , unsigned</text:p>
          </table:table-cell>
          <table:table-cell table:style-name="Table52.D2" office:value-type="string">
            <text:p text:style-name="P408"/>
          </table:table-cell>
        </table:table-row>
        <table:table-row table:style-name="TableLine94259535852576">
          <table:table-cell table:style-name="Table52.A2" office:value-type="string">
            <text:p text:style-name="P1291">active</text:p>
          </table:table-cell>
          <table:table-cell table:style-name="Table52.A2" office:value-type="string">
            <text:p text:style-name="P1121">boolean</text:p>
          </table:table-cell>
          <table:table-cell table:style-name="Table52.A2" office:value-type="string">
            <text:p text:style-name="P1073">Not null , default 1</text:p>
          </table:table-cell>
          <table:table-cell table:style-name="Table52.D2" office:value-type="string">
            <text:p text:style-name="P1072">این گروه در فیلتر ها نمایش داده شود یا خیر</text:p>
          </table:table-cell>
        </table:table-row>
        <table:table-row table:style-name="TableLine94259535853536">
          <table:table-cell table:style-name="Table52.A2" office:value-type="string">
            <text:p text:style-name="P1066">type</text:p>
          </table:table-cell>
          <table:table-cell table:style-name="Table52.A2" office:value-type="string">
            <text:p text:style-name="P1069">Tiny int </text:p>
          </table:table-cell>
          <table:table-cell table:style-name="Table52.A2" office:value-type="string">
            <text:p text:style-name="P1069">Not null , unsigned</text:p>
          </table:table-cell>
          <table:table-cell table:style-name="Table52.D2" office:value-type="string">
            <text:p text:style-name="P1074">نوع هر یک از گروه :</text:p>
            <text:p text:style-name="P1074">checkbox , radio ,</text:p>
            <text:p text:style-name="P1074">color , </text:p>
          </table:table-cell>
        </table:table-row>
      </table:table>
      <text:p text:style-name="P369"/>
      <text:p text:style-name="P369"/>
      <text:list xml:id="list4058669" text:style-name="L80">
        <text:list-item>
          <text:list>
            <text:list-item>
              <text:p text:style-name="P1981">ارتباط ها : </text:p>
              <text:list>
                <text:list-item>
                  <text:p text:style-name="P1982">dates : </text:p>
                  <text:list>
                    <text:list-item>
                      <text:p text:style-name="P1983">نوع : <text:span text:style-name="T986">1 به n </text:span></text:p>
                    </text:list-item>
                    <text:list-item>
                      <text:p text:style-name="P1983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41134652930753" text:continue-numbering="true" text:style-name="L80">
        <text:list-item>
          <text:list>
            <text:list-item>
              <text:list>
                <text:list-item>
                  <text:p text:style-name="P1982">users : </text:p>
                  <text:list>
                    <text:list-item>
                      <text:p text:style-name="P1983">نوع : <text:span text:style-name="T990">1 به n</text:span></text:p>
                    </text:list-item>
                    <text:list-item>
                      <text:p text:style-name="P1983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41134109485764" text:continue-numbering="true" text:style-name="L80">
        <text:list-item>
          <text:list>
            <text:list-item>
              <text:list>
                <text:list-item>
                  <text:p text:style-name="P1982">iconables : </text:p>
                  <text:list>
                    <text:list-item>
                      <text:p text:style-name="P1983">نوع : <text:span text:style-name="T992">1 به 1</text:span></text:p>
                    </text:list-item>
                    <text:list-item>
                      <text:p text:style-name="P1983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p text:style-name="P215"/>
      <text:list xml:id="list141134621847582" text:continue-numbering="true" text:style-name="L80">
        <text:list-item>
          <text:list>
            <text:list-item>
              <text:list>
                <text:list-item>
                  <text:p text:style-name="P1985"><text:soft-page-break/>portfolio_attribute_items : </text:p>
                  <text:list>
                    <text:list-item>
                      <text:p text:style-name="P1983">نوع : <text:span text:style-name="T987">1 به n </text:span></text:p>
                    </text:list-item>
                    <text:list-item>
                      <text:p text:style-name="P1983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41134765762486" text:continue-numbering="true" text:style-name="L80">
        <text:list-item>
          <text:list>
            <text:list-item>
              <text:list>
                <text:list-item>
                  <text:p text:style-name="P1986">portfolio_attribute_translations : </text:p>
                </text:list-item>
              </text:list>
            </text:list-item>
          </text:list>
        </text:list-item>
      </text:list>
      <text:list xml:id="list3385225749" text:style-name="L81">
        <text:list-item>
          <text:list>
            <text:list-item>
              <text:list>
                <text:list-item>
                  <text:list>
                    <text:list-item>
                      <text:p text:style-name="P1989">نوع :‌1 به n </text:p>
                    </text:list-item>
                    <text:list-item>
                      <text:p text:style-name="P1989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41134422545472" text:continue-list="list141134765762486" text:style-name="L80">
        <text:list-item>
          <text:p text:style-name="P2342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2"/>
      <text:list xml:id="list141135920139494" text:continue-numbering="true" text:style-name="L80">
        <text:list-item>
          <text:list>
            <text:list-item>
              <text:p text:style-name="P1995">ستون ها : </text:p>
            </text:list-item>
          </text:list>
        </text:list-item>
      </text:list>
      <text:p text:style-name="P213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259535873104">
          <table:table-cell table:style-name="Table53.A1" office:value-type="string">
            <text:p text:style-name="P463">Name</text:p>
          </table:table-cell>
          <table:table-cell table:style-name="Table53.A1" office:value-type="string">
            <text:p text:style-name="P463">Data Type</text:p>
          </table:table-cell>
          <table:table-cell table:style-name="Table53.A1" office:value-type="string">
            <text:p text:style-name="P463">Attributes</text:p>
          </table:table-cell>
          <table:table-cell table:style-name="Table53.D1" office:value-type="string">
            <text:p text:style-name="P463">Comment</text:p>
          </table:table-cell>
        </table:table-row>
        <table:table-row table:style-name="TableLine94259535941648">
          <table:table-cell table:style-name="Table53.A2" office:value-type="string">
            <text:p text:style-name="P1075">id</text:p>
          </table:table-cell>
          <table:table-cell table:style-name="Table53.A2" office:value-type="string">
            <text:p text:style-name="P1075">Big int</text:p>
          </table:table-cell>
          <table:table-cell table:style-name="Table53.A2" office:value-type="string">
            <text:p text:style-name="P1071">Not null , unsigned , unique ,</text:p>
            <text:p text:style-name="P1071">primary key , auto increment ,</text:p>
            <text:p text:style-name="P1071">index </text:p>
          </table:table-cell>
          <table:table-cell table:style-name="Table53.D2" office:value-type="string">
            <text:p text:style-name="P408"/>
          </table:table-cell>
        </table:table-row>
        <table:table-row table:style-name="TableLine94259535944208">
          <table:table-cell table:style-name="Table53.A2" office:value-type="string">
            <text:p text:style-name="P1075">sort</text:p>
          </table:table-cell>
          <table:table-cell table:style-name="Table53.A2" office:value-type="string">
            <text:p text:style-name="P1075">Tiny int</text:p>
          </table:table-cell>
          <table:table-cell table:style-name="Table53.A2" office:value-type="string">
            <text:p text:style-name="P1077">Nullable , unsigned</text:p>
          </table:table-cell>
          <table:table-cell table:style-name="Table53.D2" office:value-type="string">
            <text:p text:style-name="P408"/>
          </table:table-cell>
        </table:table-row>
        <table:table-row table:style-name="TableLine94259535945120">
          <table:table-cell table:style-name="Table53.A2" office:value-type="string">
            <text:p text:style-name="P1075">portfolio_attribute_group_id</text:p>
          </table:table-cell>
          <table:table-cell table:style-name="Table53.A2" office:value-type="string">
            <text:p text:style-name="P1076">Big int</text:p>
          </table:table-cell>
          <table:table-cell table:style-name="Table53.A2" office:value-type="string">
            <text:p text:style-name="P1078">Not null , unsigned , </text:p>
            <text:p text:style-name="P1078">foreign key → portfolio_attribute_groups(id)</text:p>
            <text:p text:style-name="P1078"/>
            <text:p text:style-name="P1079">On Delete → (cascade) ,</text:p>
            <text:p text:style-name="P1079">On Update → (cascade) ,</text:p>
          </table:table-cell>
          <table:table-cell table:style-name="Table53.D2" office:value-type="string">
            <text:p text:style-name="P408"/>
          </table:table-cell>
        </table:table-row>
      </table:table>
      <text:p text:style-name="P370"/>
      <text:list xml:id="list141134575003536" text:continue-list="list3385225749" text:style-name="L81">
        <text:list-item>
          <text:list>
            <text:list-item>
              <text:p text:style-name="P1996">ارتباط ها : </text:p>
              <text:list>
                <text:list-item>
                  <text:p text:style-name="P1997">portfolio_attribute_grou<text:span text:style-name="T985">ps : </text:span><text:span text:style-name="T989"><text:s/></text:span></text:p>
                  <text:list>
                    <text:list-item>
                      <text:p text:style-name="P1984">نوع : <text:span text:style-name="T987">1 به n </text:span></text:p>
                    </text:list-item>
                    <text:list-item>
                      <text:p text:style-name="P1984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41134597107585" text:continue-numbering="true" text:style-name="L81">
        <text:list-item>
          <text:list>
            <text:list-item>
              <text:list>
                <text:list-item>
                  <text:p text:style-name="P1998">iconables : </text:p>
                </text:list-item>
                <text:list-item>
                  <text:p text:style-name="P1999">نوع :‌<text:span text:style-name="T996">1 به 1</text:span></text:p>
                </text:list-item>
                <text:list-item>
                  <text:p text:style-name="P1999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4"/>
      <text:list xml:id="list141135577781050" text:continue-numbering="true" text:style-name="L81">
        <text:list-item>
          <text:list>
            <text:list-item>
              <text:list>
                <text:list-item>
                  <text:p text:style-name="P2000">dates : </text:p>
                  <text:list>
                    <text:list-item>
                      <text:p text:style-name="P2001">نوع :‌<text:span text:style-name="T993">1 به n </text:span></text:p>
                    </text:list-item>
                    <text:list-item>
                      <text:p text:style-name="P2001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41134558072795" text:continue-numbering="true" text:style-name="L81">
        <text:list-item>
          <text:list>
            <text:list-item>
              <text:list>
                <text:list-item>
                  <text:p text:style-name="P2000">users : </text:p>
                  <text:list>
                    <text:list-item>
                      <text:p text:style-name="P2002">نوع :‌<text:span text:style-name="T993">1 به n </text:span></text:p>
                    </text:list-item>
                    <text:list-item>
                      <text:p text:style-name="P2001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41135467614510" text:continue-numbering="true" text:style-name="L81">
        <text:list-item>
          <text:list>
            <text:list-item>
              <text:list>
                <text:list-item>
                  <text:p text:style-name="P2343">portfolio_attribute_translations : </text:p>
                  <text:list>
                    <text:list-item>
                      <text:p text:style-name="P1987">نوع :‌ <text:span text:style-name="T999">1 به n </text:span></text:p>
                    </text:list-item>
                    <text:list-item>
                      <text:p text:style-name="P1987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41135553013529" text:continue-numbering="true" text:style-name="L81">
        <text:list-item>
          <text:list>
            <text:list-item>
              <text:list>
                <text:list-item>
                  <text:p text:style-name="P1958">portfolios : </text:p>
                  <text:list>
                    <text:list-item>
                      <text:p text:style-name="P1958">نوع :‌ <text:s/>n به n </text:p>
                    </text:list-item>
                    <text:list-item>
                      <text:p text:style-name="P1960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4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18"/>
      <text:list xml:id="list141135226357436" text:continue-numbering="true" text:style-name="L81">
        <text:list-item>
          <text:list>
            <text:list-item>
              <text:p text:style-name="P2003">ستون ها : </text:p>
            </text:list-item>
          </text:list>
        </text:list-item>
      </text:list>
      <text:p text:style-name="P219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259535975712">
          <table:table-cell table:style-name="Table54.A1" office:value-type="string">
            <text:p text:style-name="P463">Name</text:p>
          </table:table-cell>
          <table:table-cell table:style-name="Table54.A1" office:value-type="string">
            <text:p text:style-name="P463">Data Type</text:p>
          </table:table-cell>
          <table:table-cell table:style-name="Table54.A1" office:value-type="string">
            <text:p text:style-name="P463">Attributes</text:p>
          </table:table-cell>
          <table:table-cell table:style-name="Table54.D1" office:value-type="string">
            <text:p text:style-name="P463">Comment</text:p>
          </table:table-cell>
        </table:table-row>
        <table:table-row table:style-name="TableLine94259536032640">
          <table:table-cell table:style-name="Table54.A2" office:value-type="string">
            <text:p text:style-name="P1080">id</text:p>
          </table:table-cell>
          <table:table-cell table:style-name="Table54.A2" office:value-type="string">
            <text:p text:style-name="P1080">Big int</text:p>
          </table:table-cell>
          <table:table-cell table:style-name="Table54.A2" office:value-type="string">
            <text:p text:style-name="P1080">Unsigned , not null , index , unique , primary key , </text:p>
            <text:p text:style-name="P1080">auto increment</text:p>
          </table:table-cell>
          <table:table-cell table:style-name="Table54.D2" office:value-type="string">
            <text:p text:style-name="P408"/>
          </table:table-cell>
        </table:table-row>
        <table:table-row table:style-name="TableLine94259536034720">
          <table:table-cell table:style-name="Table54.A2" office:value-type="string">
            <text:p text:style-name="P1080">object_class</text:p>
          </table:table-cell>
          <table:table-cell table:style-name="Table54.A2" office:value-type="string">
            <text:p text:style-name="P1080">varchar(255)</text:p>
          </table:table-cell>
          <table:table-cell table:style-name="Table54.A2" office:value-type="string">
            <text:p text:style-name="P1085">Not null ,</text:p>
          </table:table-cell>
          <table:table-cell table:style-name="Table54.D2" office:value-type="string">
            <text:p text:style-name="P408"/>
          </table:table-cell>
        </table:table-row>
        <table:table-row table:style-name="TableLine94259536035632">
          <table:table-cell table:style-name="Table54.A2" office:value-type="string">
            <text:p text:style-name="P1080">name</text:p>
          </table:table-cell>
          <table:table-cell table:style-name="Table54.A2" office:value-type="string">
            <text:p text:style-name="P1080">varchar(30)</text:p>
          </table:table-cell>
          <table:table-cell table:style-name="Table54.A2" office:value-type="string">
            <text:p text:style-name="P1085">Not null ,</text:p>
          </table:table-cell>
          <table:table-cell table:style-name="Table54.D2" office:value-type="string">
            <text:p text:style-name="P408"/>
          </table:table-cell>
        </table:table-row>
        <table:table-row table:style-name="TableLine94259536036592">
          <table:table-cell table:style-name="Table54.A2" office:value-type="string">
            <text:p text:style-name="P1080">object_id</text:p>
          </table:table-cell>
          <table:table-cell table:style-name="Table54.A2" office:value-type="string">
            <text:p text:style-name="P1084">Big int</text:p>
          </table:table-cell>
          <table:table-cell table:style-name="Table54.A2" office:value-type="string">
            <text:p text:style-name="P1084">Unsigned , not null </text:p>
          </table:table-cell>
          <table:table-cell table:style-name="Table54.D2" office:value-type="string">
            <text:p text:style-name="P408"/>
          </table:table-cell>
        </table:table-row>
        <table:table-row table:style-name="TableLine94259536038016">
          <table:table-cell table:style-name="Table54.A2" office:value-type="string">
            <text:p text:style-name="P1080">language_id</text:p>
          </table:table-cell>
          <table:table-cell table:style-name="Table54.A2" office:value-type="string">
            <text:p text:style-name="P1084">Big int</text:p>
          </table:table-cell>
          <table:table-cell table:style-name="Table54.A2" office:value-type="string">
            <text:p text:style-name="P894">Not null , <text:span text:style-name="T787">unsigned ,</text:span> </text:p>
            <text:p text:style-name="P894">foreign key → languages(id)</text:p>
            <text:p text:style-name="P894"/>
            <text:p text:style-name="P884">On Delete → (cascade) ,</text:p>
            <text:p text:style-name="P884">On Update → (cascade) ,</text:p>
          </table:table-cell>
          <table:table-cell table:style-name="Table54.D2" office:value-type="string">
            <text:p text:style-name="P408"/>
          </table:table-cell>
        </table:table-row>
      </table:table>
      <text:p text:style-name="P371"/>
      <text:p text:style-name="P64">این جدول بین دو موجودیت portfolio_attribute_groups و portfolio_attribute_items به اشتراک گذاشته میشود !!!</text:p>
      <text:p text:style-name="P64"/>
      <text:list xml:id="list3872769512" text:style-name="L82">
        <text:list-item>
          <text:list>
            <text:list-item>
              <text:p text:style-name="P1991">ارتباط ها :‌</text:p>
              <text:list>
                <text:list-item>
                  <text:p text:style-name="P1992">portfolio_attribute_groups : </text:p>
                  <text:list>
                    <text:list-item>
                      <text:p text:style-name="P1990">نوع :‌1 به n </text:p>
                    </text:list-item>
                    <text:list-item>
                      <text:p text:style-name="P1990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41134834362603" text:continue-numbering="true" text:style-name="L82">
        <text:list-item>
          <text:list>
            <text:list-item>
              <text:list>
                <text:list-item>
                  <text:p text:style-name="P1992">portfolio_attribute_items : </text:p>
                  <text:list>
                    <text:list-item>
                      <text:p text:style-name="P1988">نوع :‌ <text:span text:style-name="T999">1 به n </text:span></text:p>
                    </text:list-item>
                    <text:list-item>
                      <text:p text:style-name="P1993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41134583414134" text:continue-numbering="true" text:style-name="L82">
        <text:list-item>
          <text:list>
            <text:list-item>
              <text:list>
                <text:list-item>
                  <text:p text:style-name="P1992">languages : </text:p>
                  <text:list>
                    <text:list-item>
                      <text:p text:style-name="P1994">نوع <text:s/>: <text:span text:style-name="T1000">1 به n </text:span></text:p>
                    </text:list-item>
                    <text:list-item>
                      <text:p text:style-name="P1994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41134532328328" text:continue-numbering="true" text:style-name="L82">
        <text:list-item>
          <text:p text:style-name="P2310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41135760944152" text:continue-numbering="true" text:style-name="L82">
        <text:list-item>
          <text:list>
            <text:list-item>
              <text:p text:style-name="P2004">ستون ها : </text:p>
            </text:list-item>
          </text:list>
        </text:list-item>
      </text:list>
      <text:p text:style-name="P225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259536080992">
          <table:table-cell table:style-name="Table55.A1" office:value-type="string">
            <text:p text:style-name="P463">Name</text:p>
          </table:table-cell>
          <table:table-cell table:style-name="Table55.A1" office:value-type="string">
            <text:p text:style-name="P463">Data Type</text:p>
          </table:table-cell>
          <table:table-cell table:style-name="Table55.A1" office:value-type="string">
            <text:p text:style-name="P463">Attributes</text:p>
          </table:table-cell>
          <table:table-cell table:style-name="Table55.D1" office:value-type="string">
            <text:p text:style-name="P463">Comment</text:p>
          </table:table-cell>
        </table:table-row>
        <table:table-row table:style-name="TableLine94259536113024">
          <table:table-cell table:style-name="Table55.A2" office:value-type="string">
            <text:p text:style-name="P1086">id</text:p>
          </table:table-cell>
          <table:table-cell table:style-name="Table55.A2" office:value-type="string">
            <text:p text:style-name="P1089">Big int</text:p>
          </table:table-cell>
          <table:table-cell table:style-name="Table55.A2" office:value-type="string">
            <text:p text:style-name="P1081">Unsigned , not null , index , unique , primary key , </text:p>
            <text:p text:style-name="P1081">auto increment</text:p>
          </table:table-cell>
          <table:table-cell table:style-name="Table55.D2" office:value-type="string">
            <text:p text:style-name="P408"/>
          </table:table-cell>
        </table:table-row>
        <table:table-row table:style-name="TableLine94259536114944">
          <table:table-cell table:style-name="Table55.A2" office:value-type="string">
            <text:p text:style-name="P1088">sort</text:p>
          </table:table-cell>
          <table:table-cell table:style-name="Table55.A2" office:value-type="string">
            <text:p text:style-name="P1089">Tiny int</text:p>
          </table:table-cell>
          <table:table-cell table:style-name="Table55.A2" office:value-type="string">
            <text:p text:style-name="P1090">Nullable , unsigned </text:p>
          </table:table-cell>
          <table:table-cell table:style-name="Table55.D2" office:value-type="string">
            <text:p text:style-name="P408"/>
          </table:table-cell>
        </table:table-row>
        <table:table-row table:style-name="TableLine94259536115856">
          <table:table-cell table:style-name="Table55.A2" office:value-type="string">
            <text:p text:style-name="P1087">portfolio_id</text:p>
          </table:table-cell>
          <table:table-cell table:style-name="Table55.A2" office:value-type="string">
            <text:p text:style-name="P1089">Big int</text:p>
          </table:table-cell>
          <table:table-cell table:style-name="Table55.A2" office:value-type="string">
            <text:p text:style-name="P1091">Not null , unsigned ,</text:p>
            <text:p text:style-name="P1091">foreign key → portfolios(id)</text:p>
            <text:p text:style-name="P1091"/>
            <text:p text:style-name="P1093">On Delete → (cascade) ,</text:p>
            <text:p text:style-name="P1093">On Update → (cascade) ,</text:p>
          </table:table-cell>
          <table:table-cell table:style-name="Table55.D2" office:value-type="string">
            <text:p text:style-name="P408"/>
          </table:table-cell>
        </table:table-row>
        <table:table-row table:style-name="TableLine94259536116816">
          <table:table-cell table:style-name="Table55.A2" office:value-type="string">
            <text:p text:style-name="P1087">Portfolio_</text:p>
            <text:p text:style-name="P1087">attribute_</text:p>
            <text:p text:style-name="P1087">item_id</text:p>
          </table:table-cell>
          <table:table-cell table:style-name="Table55.A2" office:value-type="string">
            <text:p text:style-name="P1089">Big int</text:p>
          </table:table-cell>
          <table:table-cell table:style-name="Table55.A2" office:value-type="string">
            <text:p text:style-name="P1092">Not null , unsigned ,</text:p>
            <text:p text:style-name="P442"><text:span text:style-name="T1010">foreign key → </text:span><text:span text:style-name="T1011">portfolio_attribute_items</text:span><text:span text:style-name="T1010">(id)</text:span></text:p>
            <text:p text:style-name="P1092"/>
            <text:p text:style-name="P1094">On Delete → (cascade) ,</text:p>
            <text:p text:style-name="P1094">On Update → (cascade) ,</text:p>
          </table:table-cell>
          <table:table-cell table:style-name="Table55.D2" office:value-type="string">
            <text:p text:style-name="P408"/>
          </table:table-cell>
        </table:table-row>
      </table:table>
      <text:p text:style-name="P372"/>
      <text:p text:style-name="P372"/>
      <text:list xml:id="list2838807684" text:style-name="L83">
        <text:list-item>
          <text:list>
            <text:list-item>
              <text:p text:style-name="P2005">ارتباط ها :‌</text:p>
              <text:list>
                <text:list-item>
                  <text:p text:style-name="P2006">portfolios : </text:p>
                  <text:list>
                    <text:list-item>
                      <text:p text:style-name="P2007">نوع : <text:span text:style-name="T1012">1 به n </text:span></text:p>
                    </text:list-item>
                    <text:list-item>
                      <text:p text:style-name="P2007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41135931170104" text:continue-numbering="true" text:style-name="L83">
        <text:list-item>
          <text:list>
            <text:list-item>
              <text:list>
                <text:list-item>
                  <text:p text:style-name="P2006">portfolio_attribute_items : </text:p>
                  <text:list>
                    <text:list-item>
                      <text:p text:style-name="P2007">نوع : <text:span text:style-name="T1014">1 به n </text:span></text:p>
                    </text:list-item>
                    <text:list-item>
                      <text:p text:style-name="P2007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41134123079027" text:continue-numbering="true" text:style-name="L83">
        <text:list-item>
          <text:p text:style-name="P2345">todo_items : در این جدول todo ها را که در داشبورد ادمین است را ذخیره میکنیم !!!</text:p>
          <text:list>
            <text:list-item>
              <text:p text:style-name="P2008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259536154496">
          <table:table-cell table:style-name="Table74.A1" office:value-type="string">
            <text:p text:style-name="P463">Name</text:p>
          </table:table-cell>
          <table:table-cell table:style-name="Table74.A1" office:value-type="string">
            <text:p text:style-name="P463">Data Type</text:p>
          </table:table-cell>
          <table:table-cell table:style-name="Table74.A1" office:value-type="string">
            <text:p text:style-name="P463">Attributes</text:p>
          </table:table-cell>
          <table:table-cell table:style-name="Table74.D1" office:value-type="string">
            <text:p text:style-name="P463">Comment</text:p>
          </table:table-cell>
        </table:table-row>
        <table:table-row table:style-name="TableLine94259536179440">
          <table:table-cell table:style-name="Table74.A2" office:value-type="string">
            <text:p text:style-name="P1256">id</text:p>
          </table:table-cell>
          <table:table-cell table:style-name="Table74.A2" office:value-type="string">
            <text:p text:style-name="P1257">Big int</text:p>
          </table:table-cell>
          <table:table-cell table:style-name="Table74.A2" office:value-type="string">
            <text:p text:style-name="P1082">Unsigned , not null , index , unique , primary key , </text:p>
            <text:p text:style-name="P1082">auto increment</text:p>
          </table:table-cell>
          <table:table-cell table:style-name="Table74.D2" office:value-type="string">
            <text:p text:style-name="P408"/>
          </table:table-cell>
        </table:table-row>
        <table:table-row table:style-name="TableLine94259536182000">
          <table:table-cell table:style-name="Table74.A2" office:value-type="string">
            <text:p text:style-name="P1256">title</text:p>
          </table:table-cell>
          <table:table-cell table:style-name="Table74.A2" office:value-type="string">
            <text:p text:style-name="P1258">varchar(<text:span text:style-name="T1195">255</text:span>)</text:p>
          </table:table-cell>
          <table:table-cell table:style-name="Table74.A2" office:value-type="string">
            <text:p text:style-name="P1260">Not null</text:p>
          </table:table-cell>
          <table:table-cell table:style-name="Table74.D2" office:value-type="string">
            <text:p text:style-name="P408"/>
          </table:table-cell>
        </table:table-row>
        <table:table-row table:style-name="TableLine94259536182912">
          <table:table-cell table:style-name="Table74.A2" office:value-type="string">
            <text:p text:style-name="P1256">describe</text:p>
          </table:table-cell>
          <table:table-cell table:style-name="Table74.A2" office:value-type="string">
            <text:p text:style-name="P1259">text</text:p>
          </table:table-cell>
          <table:table-cell table:style-name="Table74.A2" office:value-type="string">
            <text:p text:style-name="P1260">nullable</text:p>
          </table:table-cell>
          <table:table-cell table:style-name="Table74.D2" office:value-type="string">
            <text:p text:style-name="P408"/>
          </table:table-cell>
        </table:table-row>
        <table:table-row table:style-name="TableLine94259536183872">
          <table:table-cell table:style-name="Table74.A2" office:value-type="string">
            <text:p text:style-name="P1256">done</text:p>
          </table:table-cell>
          <table:table-cell table:style-name="Table74.A2" office:value-type="string">
            <text:p text:style-name="P1258">boolean</text:p>
          </table:table-cell>
          <table:table-cell table:style-name="Table74.A2" office:value-type="string">
            <text:p text:style-name="P1260">Not null , default 0</text:p>
          </table:table-cell>
          <table:table-cell table:style-name="Table74.D2" office:value-type="string">
            <text:p text:style-name="P408"/>
          </table:table-cell>
        </table:table-row>
        <table:table-row table:style-name="TableLine94259536185056">
          <table:table-cell table:style-name="Table74.A2" office:value-type="string">
            <text:p text:style-name="P1256">sort</text:p>
          </table:table-cell>
          <table:table-cell table:style-name="Table74.A2" office:value-type="string">
            <text:p text:style-name="P1264">Tiny int</text:p>
          </table:table-cell>
          <table:table-cell table:style-name="Table74.A2" office:value-type="string">
            <text:p text:style-name="P1260">Nullable , <text:span text:style-name="T1198">unsigned</text:span></text:p>
          </table:table-cell>
          <table:table-cell table:style-name="Table74.D2" office:value-type="string">
            <text:p text:style-name="P408"/>
          </table:table-cell>
        </table:table-row>
      </table:table>
      <text:p text:style-name="P232"/>
      <text:list xml:id="list766115886" text:style-name="L84">
        <text:list-item>
          <text:list>
            <text:list-item>
              <text:p text:style-name="P2009">ارتباط ها :‌</text:p>
              <text:list>
                <text:list-item>
                  <text:p text:style-name="P2009">dates : </text:p>
                  <text:list>
                    <text:list-item>
                      <text:p text:style-name="P2010">نوع : <text:span text:style-name="T1199">1 به n </text:span></text:p>
                    </text:list-item>
                    <text:list-item>
                      <text:p text:style-name="P2010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41135940904356" text:continue-numbering="true" text:style-name="L84">
        <text:list-item>
          <text:list>
            <text:list-item>
              <text:list>
                <text:list-item>
                  <text:p text:style-name="P2009">users : </text:p>
                  <text:list>
                    <text:list-item>
                      <text:p text:style-name="P2011">نوع :‌<text:span text:style-name="T1201">1 به n </text:span></text:p>
                    </text:list-item>
                    <text:list-item>
                      <text:p text:style-name="P2012">توضیحات :‌ <text:span text:style-name="T1201">هر یک todo item <text:s/>متعلق به یک user است و هر یک user میتواند چندین todo item ایجاد کند</text:span></text:p>
                      <text:p text:style-name="P2013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4"/>
      <text:list xml:id="list141134541340427" text:continue-numbering="true" text:style-name="L84">
        <text:list-item>
          <text:list>
            <text:list-item>
              <text:list>
                <text:list-item>
                  <text:p text:style-name="P1532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2014">نوع :‌<text:span text:style-name="T1207">m به n </text:span></text:p>
                    </text:list-item>
                    <text:list-item>
                      <text:p text:style-name="P2014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16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6">todo_labels : در این جدول label هایی که برای هر یک از todo ها ایجاد میشود ذخیره میکنیم !!! </text:p>
          <text:list>
            <text:list-item>
              <text:p text:style-name="P2018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259536244480">
          <table:table-cell table:style-name="Table75.A1" office:value-type="string">
            <text:p text:style-name="P463">Name</text:p>
          </table:table-cell>
          <table:table-cell table:style-name="Table75.A1" office:value-type="string">
            <text:p text:style-name="P463">Data Type</text:p>
          </table:table-cell>
          <table:table-cell table:style-name="Table75.A1" office:value-type="string">
            <text:p text:style-name="P463">Attributes</text:p>
          </table:table-cell>
          <table:table-cell table:style-name="Table75.D1" office:value-type="string">
            <text:p text:style-name="P463">Comment</text:p>
          </table:table-cell>
        </table:table-row>
        <table:table-row table:style-name="TableLine94259536261072">
          <table:table-cell table:style-name="Table75.A2" office:value-type="string">
            <text:p text:style-name="P1256">id</text:p>
          </table:table-cell>
          <table:table-cell table:style-name="Table75.A2" office:value-type="string">
            <text:p text:style-name="P1257">Big int</text:p>
          </table:table-cell>
          <table:table-cell table:style-name="Table75.A2" office:value-type="string">
            <text:p text:style-name="P1082">Unsigned , not null , index , unique , primary key , </text:p>
            <text:p text:style-name="P1082">auto increment</text:p>
          </table:table-cell>
          <table:table-cell table:style-name="Table75.D2" office:value-type="string">
            <text:p text:style-name="P408"/>
          </table:table-cell>
        </table:table-row>
        <table:table-row table:style-name="TableLine94259536263632">
          <table:table-cell table:style-name="Table75.A2" office:value-type="string">
            <text:p text:style-name="P1261">name</text:p>
          </table:table-cell>
          <table:table-cell table:style-name="Table75.A2" office:value-type="string">
            <text:p text:style-name="P1261">varchar(<text:span text:style-name="T1196">64</text:span>)</text:p>
          </table:table-cell>
          <table:table-cell table:style-name="Table75.A2" office:value-type="string">
            <text:p text:style-name="P1262">Not null </text:p>
          </table:table-cell>
          <table:table-cell table:style-name="Table75.D2" office:value-type="string">
            <text:p text:style-name="P408"/>
          </table:table-cell>
        </table:table-row>
        <table:table-row table:style-name="TableLine94259536264544">
          <table:table-cell table:style-name="Table75.A2" office:value-type="string">
            <text:p text:style-name="P1261">color</text:p>
          </table:table-cell>
          <table:table-cell table:style-name="Table75.A2" office:value-type="string">
            <text:p text:style-name="P1261">varchar(<text:span text:style-name="T1197">7</text:span>)</text:p>
          </table:table-cell>
          <table:table-cell table:style-name="Table75.A2" office:value-type="string">
            <text:p text:style-name="P1263">Nullable , default ‘#512DA8’</text:p>
          </table:table-cell>
          <table:table-cell table:style-name="Table75.D2" office:value-type="string">
            <text:p text:style-name="P408"/>
          </table:table-cell>
        </table:table-row>
      </table:table>
      <text:p text:style-name="P375"/>
      <text:list xml:id="list3351081419" text:style-name="L85">
        <text:list-item>
          <text:list>
            <text:list-item>
              <text:p text:style-name="P2019">رابطه ها :‌</text:p>
              <text:list>
                <text:list-item>
                  <text:p text:style-name="P2019">dates : </text:p>
                  <text:list>
                    <text:list-item>
                      <text:p text:style-name="P2020">نوع :‌<text:span text:style-name="T1202">1 به n </text:span></text:p>
                    </text:list-item>
                    <text:list-item>
                      <text:p text:style-name="P2020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41134038988196" text:continue-numbering="true" text:style-name="L85">
        <text:list-item>
          <text:list>
            <text:list-item>
              <text:list>
                <text:list-item>
                  <text:p text:style-name="P2019">users : </text:p>
                  <text:list>
                    <text:list-item>
                      <text:p text:style-name="P2020">نوع :‌<text:span text:style-name="T1204">1 به n </text:span></text:p>
                    </text:list-item>
                    <text:list-item>
                      <text:p text:style-name="P2020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41133990176653" text:continue-numbering="true" text:style-name="L85">
        <text:list-item>
          <text:list>
            <text:list-item>
              <text:list>
                <text:list-item>
                  <text:p text:style-name="P2019">iconables : </text:p>
                  <text:list>
                    <text:list-item>
                      <text:p text:style-name="P2020">نوع :‌<text:span text:style-name="T1205">1 به 1</text:span></text:p>
                    </text:list-item>
                    <text:list-item>
                      <text:p text:style-name="P2020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41135667662763" text:continue-numbering="true" text:style-name="L85">
        <text:list-item>
          <text:list>
            <text:list-item>
              <text:list>
                <text:list-item>
                  <text:p text:style-name="P2015">todo_items : </text:p>
                  <text:list>
                    <text:list-item>
                      <text:p text:style-name="P2015">نوع :‌<text:span text:style-name="T1207">m به n </text:span></text:p>
                    </text:list-item>
                    <text:list-item>
                      <text:p text:style-name="P2015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17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41134475503575" text:continue-numbering="true" text:style-name="L85">
        <text:list-item>
          <text:p text:style-name="P2347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2021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259536299456">
          <table:table-cell table:style-name="Table76.A1" office:value-type="string">
            <text:p text:style-name="P463">Name</text:p>
          </table:table-cell>
          <table:table-cell table:style-name="Table76.A1" office:value-type="string">
            <text:p text:style-name="P463">Data Type</text:p>
          </table:table-cell>
          <table:table-cell table:style-name="Table76.A1" office:value-type="string">
            <text:p text:style-name="P463">Attributes</text:p>
          </table:table-cell>
          <table:table-cell table:style-name="Table76.D1" office:value-type="string">
            <text:p text:style-name="P463">Comment</text:p>
          </table:table-cell>
        </table:table-row>
        <table:table-row table:style-name="TableLine94259536346800">
          <table:table-cell table:style-name="Table76.A2" office:value-type="string">
            <text:p text:style-name="P1256">id</text:p>
          </table:table-cell>
          <table:table-cell table:style-name="Table76.A2" office:value-type="string">
            <text:p text:style-name="P1257">Big int</text:p>
          </table:table-cell>
          <table:table-cell table:style-name="Table76.A2" office:value-type="string">
            <text:p text:style-name="P1082">Unsigned , not null , index , unique , primary key , </text:p>
            <text:p text:style-name="P1082">auto increment</text:p>
          </table:table-cell>
          <table:table-cell table:style-name="Table76.D2" office:value-type="string">
            <text:p text:style-name="P408"/>
          </table:table-cell>
        </table:table-row>
        <table:table-row table:style-name="TableLine94259536349360">
          <table:table-cell table:style-name="Table76.A2" office:value-type="string">
            <text:p text:style-name="P1265">todo_item_id</text:p>
          </table:table-cell>
          <table:table-cell table:style-name="Table76.A2" office:value-type="string">
            <text:p text:style-name="P1265">Big int</text:p>
          </table:table-cell>
          <table:table-cell table:style-name="Table76.A2" office:value-type="string">
            <text:p text:style-name="P1267">Unsigned , <text:span text:style-name="T1212">not null </text:span><text:s/>,</text:p>
            <text:p text:style-name="P1268">foreign key → todo_items(id)</text:p>
            <text:p text:style-name="P1268"/>
            <text:p text:style-name="P1270">On Delete → (cascade) ,</text:p>
            <text:p text:style-name="P1270"><text:s/>On Update → (cascade) ,</text:p>
          </table:table-cell>
          <table:table-cell table:style-name="Table76.D2" office:value-type="string">
            <text:p text:style-name="P408"/>
          </table:table-cell>
        </table:table-row>
        <table:table-row table:style-name="TableLine94259536350272">
          <table:table-cell table:style-name="Table76.A2" office:value-type="string">
            <text:p text:style-name="P1265">todo_label_id</text:p>
          </table:table-cell>
          <table:table-cell table:style-name="Table76.A2" office:value-type="string">
            <text:p text:style-name="P1265">Big int</text:p>
          </table:table-cell>
          <table:table-cell table:style-name="Table76.A2" office:value-type="string">
            <text:p text:style-name="P1267">Unsigned , <text:span text:style-name="T1212">not null</text:span> ,</text:p>
            <text:p text:style-name="P1269">foreign key → todo_<text:span text:style-name="T1213">labels</text:span>(id)</text:p>
            <text:p text:style-name="P1269"/>
            <text:p text:style-name="P1271">On Delete → (cascade) ,</text:p>
            <text:p text:style-name="P1271"><text:s/>On Update → (cascade) ,</text:p>
          </table:table-cell>
          <table:table-cell table:style-name="Table76.D2" office:value-type="string">
            <text:p text:style-name="P408"/>
          </table:table-cell>
        </table:table-row>
        <table:table-row table:style-name="TableLine94259536351232">
          <table:table-cell table:style-name="Table76.A2" office:value-type="string">
            <text:p text:style-name="P1265">sort</text:p>
          </table:table-cell>
          <table:table-cell table:style-name="Table76.A2" office:value-type="string">
            <text:p text:style-name="P1266">Tiny int</text:p>
          </table:table-cell>
          <table:table-cell table:style-name="Table76.A2" office:value-type="string">
            <text:p text:style-name="P1267">Unsigned , <text:span text:style-name="T1214">nullable</text:span></text:p>
          </table:table-cell>
          <table:table-cell table:style-name="Table76.D2" office:value-type="string">
            <text:p text:style-name="P408"/>
          </table:table-cell>
        </table:table-row>
      </table:table>
      <text:p text:style-name="P237"/>
      <text:list xml:id="list459547190" text:style-name="L86">
        <text:list-item>
          <text:list>
            <text:list-item>
              <text:p text:style-name="P2022">رابطه ها :‌</text:p>
              <text:list>
                <text:list-item>
                  <text:p text:style-name="P2022">todo_labels : </text:p>
                  <text:list>
                    <text:list-item>
                      <text:p text:style-name="P2023">نوع : <text:span text:style-name="T1215">1 به n </text:span></text:p>
                    </text:list-item>
                    <text:list-item>
                      <text:p text:style-name="P2024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41135122609474" text:continue-numbering="true" text:style-name="L86">
        <text:list-item>
          <text:list>
            <text:list-item>
              <text:list>
                <text:list-item>
                  <text:p text:style-name="P2022">todo_items : </text:p>
                  <text:list>
                    <text:list-item>
                      <text:p text:style-name="P2023">نوع : <text:span text:style-name="T1216">1 به n </text:span></text:p>
                    </text:list-item>
                    <text:list-item>
                      <text:p text:style-name="P2025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9"/>
      <text:list xml:id="list141134237611718" text:continue-numbering="true" text:style-name="L86">
        <text:list-item>
          <text:p text:style-name="P2348">tags : در این جدول tag ها نگه داری میشود !!! </text:p>
        </text:list-item>
      </text:list>
      <text:p text:style-name="P240"/>
      <text:list xml:id="list141135297329465" text:continue-numbering="true" text:style-name="L86">
        <text:list-item>
          <text:list>
            <text:list-item>
              <text:p text:style-name="P2026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4259536321552">
          <table:table-cell table:style-name="Table77.A1" office:value-type="string">
            <text:p text:style-name="P463">Name</text:p>
          </table:table-cell>
          <table:table-cell table:style-name="Table77.A1" office:value-type="string">
            <text:p text:style-name="P463">Data Type</text:p>
          </table:table-cell>
          <table:table-cell table:style-name="Table77.A1" office:value-type="string">
            <text:p text:style-name="P463">Attributes</text:p>
          </table:table-cell>
          <table:table-cell table:style-name="Table77.D1" office:value-type="string">
            <text:p text:style-name="P463">Comment</text:p>
          </table:table-cell>
        </table:table-row>
        <table:table-row table:style-name="TableLine94259536407872">
          <table:table-cell table:style-name="Table77.A2" office:value-type="string">
            <text:p text:style-name="P1256">id</text:p>
          </table:table-cell>
          <table:table-cell table:style-name="Table77.A2" office:value-type="string">
            <text:p text:style-name="P1257">Big int</text:p>
          </table:table-cell>
          <table:table-cell table:style-name="Table77.A2" office:value-type="string">
            <text:p text:style-name="P1082">Unsigned , not null , index , unique , primary key , </text:p>
            <text:p text:style-name="P1082">auto increment</text:p>
          </table:table-cell>
          <table:table-cell table:style-name="Table77.D2" office:value-type="string">
            <text:p text:style-name="P408"/>
          </table:table-cell>
        </table:table-row>
        <table:table-row table:style-name="TableLine94259536410432">
          <table:table-cell table:style-name="Table77.A2" office:value-type="string">
            <text:p text:style-name="P1292">name</text:p>
          </table:table-cell>
          <table:table-cell table:style-name="Table77.A2" office:value-type="string">
            <text:p text:style-name="P1292">varchar(<text:span text:style-name="T1228">64</text:span>)</text:p>
          </table:table-cell>
          <table:table-cell table:style-name="Table77.A2" office:value-type="string">
            <text:p text:style-name="P1293">Not null , <text:span text:style-name="T1236">unique</text:span></text:p>
          </table:table-cell>
          <table:table-cell table:style-name="Table77.D2" office:value-type="string">
            <text:p text:style-name="P408"/>
          </table:table-cell>
        </table:table-row>
      </table:table>
      <text:p text:style-name="P376"/>
      <text:list xml:id="list744967120" text:style-name="L87">
        <text:list-item>
          <text:list>
            <text:list-item>
              <text:p text:style-name="P2027">ارتباط ها :‌</text:p>
              <text:list>
                <text:list-item>
                  <text:p text:style-name="P2027">dates : </text:p>
                  <text:list>
                    <text:list-item>
                      <text:p text:style-name="P2028">نوع :‌<text:span text:style-name="T1222">1 به n </text:span></text:p>
                    </text:list-item>
                    <text:list-item>
                      <text:p text:style-name="P2028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41134828260212" text:continue-numbering="true" text:style-name="L87">
        <text:list-item>
          <text:list>
            <text:list-item>
              <text:list>
                <text:list-item>
                  <text:p text:style-name="P2027">users : </text:p>
                  <text:list>
                    <text:list-item>
                      <text:p text:style-name="P2028">نوع :‌ <text:span text:style-name="T1223">1 به n </text:span></text:p>
                    </text:list-item>
                    <text:list-item>
                      <text:p text:style-name="P2028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41134689358918" text:continue-numbering="true" text:style-name="L87">
        <text:list-item>
          <text:list>
            <text:list-item>
              <text:list>
                <text:list-item>
                  <text:p text:style-name="P2029">tagables : </text:p>
                  <text:list>
                    <text:list-item>
                      <text:p text:style-name="P2029">نوع : <text:s/><text:span text:style-name="T1223">1 به n </text:span></text:p>
                    </text:list-item>
                    <text:list-item>
                      <text:p text:style-name="P2029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p text:style-name="P241"/>
      <text:list xml:id="list141135437137261" text:continue-numbering="true" text:style-name="L87">
        <text:list-item>
          <text:p text:style-name="P2349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5"/>
      <text:list xml:id="list141135739368087" text:continue-numbering="true" text:style-name="L87">
        <text:list-item>
          <text:list>
            <text:list-item>
              <text:p text:style-name="P2031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4259536458240">
          <table:table-cell table:style-name="Table83.A1" office:value-type="string">
            <text:p text:style-name="P463">Name</text:p>
          </table:table-cell>
          <table:table-cell table:style-name="Table83.A1" office:value-type="string">
            <text:p text:style-name="P463">Data Type</text:p>
          </table:table-cell>
          <table:table-cell table:style-name="Table83.A1" office:value-type="string">
            <text:p text:style-name="P463">Attributes</text:p>
          </table:table-cell>
          <table:table-cell table:style-name="Table83.D1" office:value-type="string">
            <text:p text:style-name="P463">Comment</text:p>
          </table:table-cell>
        </table:table-row>
        <table:table-row table:style-name="TableLine94259536487328">
          <table:table-cell table:style-name="Table83.A2" office:value-type="string">
            <text:p text:style-name="P1256">id</text:p>
          </table:table-cell>
          <table:table-cell table:style-name="Table83.A2" office:value-type="string">
            <text:p text:style-name="P1257">Big int</text:p>
          </table:table-cell>
          <table:table-cell table:style-name="Table83.A2" office:value-type="string">
            <text:p text:style-name="P1082">Unsigned , not null , index , unique , primary key , </text:p>
            <text:p text:style-name="P1082">auto increment</text:p>
          </table:table-cell>
          <table:table-cell table:style-name="Table83.D2" office:value-type="string">
            <text:p text:style-name="P408"/>
          </table:table-cell>
        </table:table-row>
        <table:table-row table:style-name="TableLine94259536489776">
          <table:table-cell table:style-name="Table83.A2" office:value-type="string">
            <text:p text:style-name="P1337">keywords</text:p>
          </table:table-cell>
          <table:table-cell table:style-name="Table83.A2" office:value-type="string">
            <text:p text:style-name="P1338">varchar(255)</text:p>
          </table:table-cell>
          <table:table-cell table:style-name="Table83.A2" office:value-type="string">
            <text:p text:style-name="P1341">nullable</text:p>
          </table:table-cell>
          <table:table-cell table:style-name="Table83.D2" office:value-type="string">
            <text:p text:style-name="P408"/>
          </table:table-cell>
        </table:table-row>
        <table:table-row table:style-name="TableLine94259536490688">
          <table:table-cell table:style-name="Table83.A2" office:value-type="string">
            <text:p text:style-name="P1337">description</text:p>
          </table:table-cell>
          <table:table-cell table:style-name="Table83.A2" office:value-type="string">
            <text:p text:style-name="P1338">varchar(164)</text:p>
          </table:table-cell>
          <table:table-cell table:style-name="Table83.A2" office:value-type="string">
            <text:p text:style-name="P1341">nullable</text:p>
          </table:table-cell>
          <table:table-cell table:style-name="Table83.D2" office:value-type="string">
            <text:p text:style-name="P408"/>
          </table:table-cell>
        </table:table-row>
        <table:table-row table:style-name="TableLine94259536491648">
          <table:table-cell table:style-name="Table83.A2" office:value-type="string">
            <text:p text:style-name="P1337">subject</text:p>
          </table:table-cell>
          <table:table-cell table:style-name="Table83.A2" office:value-type="string">
            <text:p text:style-name="P1338">varchar(60)</text:p>
          </table:table-cell>
          <table:table-cell table:style-name="Table83.A2" office:value-type="string">
            <text:p text:style-name="P1341">nullable</text:p>
          </table:table-cell>
          <table:table-cell table:style-name="Table83.D2" office:value-type="string">
            <text:p text:style-name="P408"/>
          </table:table-cell>
        </table:table-row>
        <table:table-row table:style-name="TableLine94259536493072">
          <table:table-cell table:style-name="Table83.A2" office:value-type="string">
            <text:p text:style-name="P1337">tag_id</text:p>
          </table:table-cell>
          <table:table-cell table:style-name="Table83.A2" office:value-type="string">
            <text:p text:style-name="P1339">Big int</text:p>
          </table:table-cell>
          <table:table-cell table:style-name="Table83.A2" office:value-type="string">
            <text:p text:style-name="P1341">Not null , unsigned</text:p>
            <text:p text:style-name="P1342">foreign key → tags(id)</text:p>
            <text:p text:style-name="P1342"/>
            <text:p text:style-name="P1343">On Delete → (cascade) ,</text:p>
            <text:p text:style-name="P1343">On Update → (cascade) ,</text:p>
          </table:table-cell>
          <table:table-cell table:style-name="Table83.D2" office:value-type="string">
            <text:p text:style-name="P408"/>
          </table:table-cell>
        </table:table-row>
        <table:table-row table:style-name="TableLine94259536494096">
          <table:table-cell table:style-name="Table83.A2" office:value-type="string">
            <text:p text:style-name="P1337">language_id</text:p>
          </table:table-cell>
          <table:table-cell table:style-name="Table83.A2" office:value-type="string">
            <text:p text:style-name="P1340">Big int</text:p>
          </table:table-cell>
          <table:table-cell table:style-name="Table83.A2" office:value-type="string">
            <text:p text:style-name="P1345">Not null , unsigned ,</text:p>
            <text:p text:style-name="P1345">foreign key → languages(id)</text:p>
            <text:p text:style-name="P1345"/>
            <text:p text:style-name="P1344">On Delete → (cascade) ,</text:p>
            <text:p text:style-name="P1344">On Update → (cascade) ,</text:p>
          </table:table-cell>
          <table:table-cell table:style-name="Table83.D2" office:value-type="string">
            <text:p text:style-name="P408"/>
          </table:table-cell>
        </table:table-row>
      </table:table>
      <text:p text:style-name="P381"/>
      <text:list xml:id="list3584492111" text:style-name="L88">
        <text:list-item>
          <text:list>
            <text:list-item>
              <text:p text:style-name="P2032">ارتباط ها :‌</text:p>
              <text:list>
                <text:list-item>
                  <text:p text:style-name="P2032">tags : </text:p>
                  <text:list>
                    <text:list-item>
                      <text:p text:style-name="P2033">نوع :‌<text:span text:style-name="T1264">1 به n </text:span></text:p>
                    </text:list-item>
                    <text:list-item>
                      <text:p text:style-name="P2033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6"/>
      <text:list xml:id="list141134875925754" text:continue-numbering="true" text:style-name="L88">
        <text:list-item>
          <text:list>
            <text:list-item>
              <text:list>
                <text:list-item>
                  <text:p text:style-name="P2032">languages : </text:p>
                  <text:list>
                    <text:list-item>
                      <text:p text:style-name="P2033">نوع :‌<text:span text:style-name="T1265">1 به n </text:span></text:p>
                    </text:list-item>
                    <text:list-item>
                      <text:p text:style-name="P2033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1135859276979" text:continue-list="list141135739368087" text:style-name="L87">
        <text:list-item>
          <text:p text:style-name="P2350">tagables : دراین جدول <text:span text:style-name="T1219">tag هایی که به هر یک از ابجکت ها attach <text:s/>میشود ذخیره میکنیم !! </text:span></text:p>
          <text:p text:style-name="P2034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2"/>
      <text:list xml:id="list141135540252028" text:continue-numbering="true" text:style-name="L87">
        <text:list-item>
          <text:list>
            <text:list-item>
              <text:p text:style-name="P2035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4259536534064">
          <table:table-cell table:style-name="Table78.A1" office:value-type="string">
            <text:p text:style-name="P463">Name</text:p>
          </table:table-cell>
          <table:table-cell table:style-name="Table78.A1" office:value-type="string">
            <text:p text:style-name="P463">Data Type</text:p>
          </table:table-cell>
          <table:table-cell table:style-name="Table78.A1" office:value-type="string">
            <text:p text:style-name="P463">Attributes</text:p>
          </table:table-cell>
          <table:table-cell table:style-name="Table78.D1" office:value-type="string">
            <text:p text:style-name="P463">Comment</text:p>
          </table:table-cell>
        </table:table-row>
        <table:table-row table:style-name="TableLine94259536567184">
          <table:table-cell table:style-name="Table78.A2" office:value-type="string">
            <text:p text:style-name="P1256">id</text:p>
          </table:table-cell>
          <table:table-cell table:style-name="Table78.A2" office:value-type="string">
            <text:p text:style-name="P1257">Big int</text:p>
          </table:table-cell>
          <table:table-cell table:style-name="Table78.A2" office:value-type="string">
            <text:p text:style-name="P1082">Unsigned , not null , index , unique , primary key , </text:p>
            <text:p text:style-name="P1082">auto increment</text:p>
          </table:table-cell>
          <table:table-cell table:style-name="Table78.D2" office:value-type="string">
            <text:p text:style-name="P408"/>
          </table:table-cell>
        </table:table-row>
        <table:table-row table:style-name="TableLine94259536569488">
          <table:table-cell table:style-name="Table78.A2" office:value-type="string">
            <text:p text:style-name="P1294">object_class</text:p>
          </table:table-cell>
          <table:table-cell table:style-name="Table78.A2" office:value-type="string">
            <text:p text:style-name="P1294">varchar(255)</text:p>
          </table:table-cell>
          <table:table-cell table:style-name="Table78.A2" office:value-type="string">
            <text:p text:style-name="P1295">Not null</text:p>
          </table:table-cell>
          <table:table-cell table:style-name="Table78.D2" office:value-type="string">
            <text:p text:style-name="P408"/>
          </table:table-cell>
        </table:table-row>
        <table:table-row table:style-name="TableLine94259536570400">
          <table:table-cell table:style-name="Table78.A2" office:value-type="string">
            <text:p text:style-name="P1294">object_id</text:p>
          </table:table-cell>
          <table:table-cell table:style-name="Table78.A2" office:value-type="string">
            <text:p text:style-name="P1294">Big int</text:p>
          </table:table-cell>
          <table:table-cell table:style-name="Table78.A2" office:value-type="string">
            <text:p text:style-name="P454"><text:span text:style-name="T1233">unsigned , </text:span><text:span text:style-name="T1221">Not null</text:span></text:p>
          </table:table-cell>
          <table:table-cell table:style-name="Table78.D2" office:value-type="string">
            <text:p text:style-name="P408"/>
          </table:table-cell>
        </table:table-row>
        <table:table-row table:style-name="TableLine94259536571360">
          <table:table-cell table:style-name="Table78.A2" office:value-type="string">
            <text:p text:style-name="P1294">tag_id</text:p>
          </table:table-cell>
          <table:table-cell table:style-name="Table78.A2" office:value-type="string">
            <text:p text:style-name="P1294">Big int</text:p>
          </table:table-cell>
          <table:table-cell table:style-name="Table78.A2" office:value-type="string">
            <text:p text:style-name="P1296">Unsigned , not null</text:p>
            <text:p text:style-name="P1297">foreign key → tags(id)</text:p>
            <text:p text:style-name="P1297"/>
            <text:p text:style-name="P1298">On Delete → (<text:span text:style-name="T1235">cascade</text:span>) ,</text:p>
            <text:p text:style-name="P455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408"/>
          </table:table-cell>
        </table:table-row>
        <table:table-row table:style-name="TableLine94259536572784">
          <table:table-cell table:style-name="Table78.A2" office:value-type="string">
            <text:p text:style-name="P1294">language_id</text:p>
          </table:table-cell>
          <table:table-cell table:style-name="Table78.A2" office:value-type="string">
            <text:p text:style-name="P1294">Big int</text:p>
          </table:table-cell>
          <table:table-cell table:style-name="Table78.A2" office:value-type="string">
            <text:p text:style-name="P1296">Unsigned , not null</text:p>
            <text:p text:style-name="P1299">foreign key → languages(id)</text:p>
            <text:p text:style-name="P1299"/>
            <text:p text:style-name="P1300">On Delete → (cascade) ,</text:p>
            <text:p text:style-name="P1300">On Delete → (cascade) ,</text:p>
          </table:table-cell>
          <table:table-cell table:style-name="Table78.D2" office:value-type="string">
            <text:p text:style-name="P408"/>
          </table:table-cell>
        </table:table-row>
        <table:table-row table:style-name="TableLine94259536573808">
          <table:table-cell table:style-name="Table78.A2" office:value-type="string">
            <text:p text:style-name="P1294">sort</text:p>
          </table:table-cell>
          <table:table-cell table:style-name="Table78.A2" office:value-type="string">
            <text:p text:style-name="P1294">Tiny int</text:p>
          </table:table-cell>
          <table:table-cell table:style-name="Table78.A2" office:value-type="string">
            <text:p text:style-name="P1296">Unsigned , nullable</text:p>
          </table:table-cell>
          <table:table-cell table:style-name="Table78.D2" office:value-type="string">
            <text:p text:style-name="P408"/>
          </table:table-cell>
        </table:table-row>
      </table:table>
      <text:p text:style-name="P377"/>
      <text:list xml:id="list2640984360" text:style-name="L89">
        <text:list-item>
          <text:list>
            <text:list-item>
              <text:p text:style-name="P2036">ارتباط ها :‌</text:p>
              <text:list>
                <text:list-item>
                  <text:p text:style-name="P2037">tags : </text:p>
                  <text:list>
                    <text:list-item>
                      <text:p text:style-name="P2030">نوع : <text:s/><text:span text:style-name="T1223">1 به n </text:span></text:p>
                    </text:list-item>
                    <text:list-item>
                      <text:p text:style-name="P2030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41135881965712" text:continue-numbering="true" text:style-name="L89">
        <text:list-item>
          <text:list>
            <text:list-item>
              <text:list>
                <text:list-item>
                  <text:p text:style-name="P2037">languages : </text:p>
                  <text:list>
                    <text:list-item>
                      <text:p text:style-name="P2038">نوع :‌<text:span text:style-name="T1230">1 به n </text:span></text:p>
                    </text:list-item>
                    <text:list-item>
                      <text:p text:style-name="P1533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41134144222680" text:continue-numbering="true" text:style-name="L89">
        <text:list-item>
          <text:p text:style-name="P2351">Categories <text:s/>: در این جدول دسته بندی ها را ذخیره میکنیم !!! </text:p>
        </text:list-item>
      </text:list>
      <text:p text:style-name="P244"/>
      <text:list xml:id="list141135268654287" text:continue-numbering="true" text:style-name="L89">
        <text:list-item>
          <text:list>
            <text:list-item>
              <text:p text:style-name="P2039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4259536615728">
          <table:table-cell table:style-name="Table79.A1" office:value-type="string">
            <text:p text:style-name="P463">Name</text:p>
          </table:table-cell>
          <table:table-cell table:style-name="Table79.A1" office:value-type="string">
            <text:p text:style-name="P463">Data Type</text:p>
          </table:table-cell>
          <table:table-cell table:style-name="Table79.A1" office:value-type="string">
            <text:p text:style-name="P463">Attributes</text:p>
          </table:table-cell>
          <table:table-cell table:style-name="Table79.D1" office:value-type="string">
            <text:p text:style-name="P463">Comment</text:p>
          </table:table-cell>
        </table:table-row>
        <table:table-row table:style-name="TableLine94259536638544">
          <table:table-cell table:style-name="Table79.A2" office:value-type="string">
            <text:p text:style-name="P1256">id</text:p>
          </table:table-cell>
          <table:table-cell table:style-name="Table79.A2" office:value-type="string">
            <text:p text:style-name="P1257">Big int</text:p>
          </table:table-cell>
          <table:table-cell table:style-name="Table79.A2" office:value-type="string">
            <text:p text:style-name="P1082">Unsigned , not null , index , unique , primary key , </text:p>
            <text:p text:style-name="P1082">auto increment</text:p>
          </table:table-cell>
          <table:table-cell table:style-name="Table79.D2" office:value-type="string">
            <text:p text:style-name="P408"/>
          </table:table-cell>
        </table:table-row>
        <table:table-row table:style-name="TableLine94259536641104">
          <table:table-cell table:style-name="Table79.A2" office:value-type="string">
            <text:p text:style-name="P1301">active</text:p>
          </table:table-cell>
          <table:table-cell table:style-name="Table79.A2" office:value-type="string">
            <text:p text:style-name="P1302">boolean</text:p>
          </table:table-cell>
          <table:table-cell table:style-name="Table79.A2" office:value-type="string">
            <text:p text:style-name="P1304">Not null , default true </text:p>
          </table:table-cell>
          <table:table-cell table:style-name="Table79.D2" office:value-type="string">
            <text:p text:style-name="P408"/>
          </table:table-cell>
        </table:table-row>
        <table:table-row table:style-name="TableLine94259536642016">
          <table:table-cell table:style-name="Table79.A2" office:value-type="string">
            <text:p text:style-name="P1301">sort</text:p>
          </table:table-cell>
          <table:table-cell table:style-name="Table79.A2" office:value-type="string">
            <text:p text:style-name="P1322">Big int</text:p>
          </table:table-cell>
          <table:table-cell table:style-name="Table79.A2" office:value-type="string">
            <text:p text:style-name="P1323">Unsigned , nullable</text:p>
          </table:table-cell>
          <table:table-cell table:style-name="Table79.D2" office:value-type="string">
            <text:p text:style-name="P408"/>
          </table:table-cell>
        </table:table-row>
        <table:table-row table:style-name="TableLine94259536642976">
          <table:table-cell table:style-name="Table79.A2" office:value-type="string">
            <text:p text:style-name="P1301">category_id</text:p>
          </table:table-cell>
          <table:table-cell table:style-name="Table79.A2" office:value-type="string">
            <text:p text:style-name="P1303">Big int</text:p>
          </table:table-cell>
          <table:table-cell table:style-name="Table79.A2" office:value-type="string">
            <text:p text:style-name="P1324">Unsigned , <text:span text:style-name="T1247">nullable , </text:span></text:p>
            <text:p text:style-name="P1325">foreign key → categories(id)</text:p>
            <text:p text:style-name="P1325"/>
            <text:p text:style-name="P1326">On Delete →(<text:span text:style-name="T1249">set null</text:span>) </text:p>
            <text:p text:style-name="P1326">On Update →(<text:span text:style-name="T1248">cascade</text:span>) </text:p>
          </table:table-cell>
          <table:table-cell table:style-name="Table79.D2" office:value-type="string">
            <text:p text:style-name="P408"/>
          </table:table-cell>
        </table:table-row>
      </table:table>
      <text:p text:style-name="P378"/>
      <text:list xml:id="list1040716233" text:style-name="L90">
        <text:list-item>
          <text:list>
            <text:list-item>
              <text:p text:style-name="P2040">ارتباط ها :‌</text:p>
              <text:list>
                <text:list-item>
                  <text:p text:style-name="P2041">categories : </text:p>
                  <text:list>
                    <text:list-item>
                      <text:p text:style-name="P2042">نوع :‌<text:span text:style-name="T1250">1 به n </text:span></text:p>
                    </text:list-item>
                    <text:list-item>
                      <text:p text:style-name="P2042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41134244511476" text:continue-numbering="true" text:style-name="L90">
        <text:list-item>
          <text:list>
            <text:list-item>
              <text:list>
                <text:list-item>
                  <text:p text:style-name="P2045">dates : </text:p>
                  <text:list>
                    <text:list-item>
                      <text:p text:style-name="P2042">نوع :‌<text:span text:style-name="T1252">1 به n </text:span></text:p>
                    </text:list-item>
                    <text:list-item>
                      <text:p text:style-name="P2042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2042"/>
                </text:list-item>
                <text:list-item>
                  <text:p text:style-name="P2045">users : </text:p>
                  <text:list>
                    <text:list-item>
                      <text:p text:style-name="P2042">نوع :‌<text:span text:style-name="T1254">1 به n </text:span></text:p>
                    </text:list-item>
                    <text:list-item>
                      <text:p text:style-name="P2042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41135213821226" text:continue-numbering="true" text:style-name="L90">
        <text:list-item>
          <text:list>
            <text:list-item>
              <text:list>
                <text:list-item>
                  <text:p text:style-name="P2045">iconables : </text:p>
                  <text:list>
                    <text:list-item>
                      <text:p text:style-name="P2042">نوع :‌ <text:span text:style-name="T1255">1 به n</text:span></text:p>
                    </text:list-item>
                    <text:list-item>
                      <text:p text:style-name="P2042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41134666258222" text:continue-numbering="true" text:style-name="L90">
        <text:list-item>
          <text:list>
            <text:list-item>
              <text:list>
                <text:list-item>
                  <text:p text:style-name="P2352">category_translations : </text:p>
                  <text:list>
                    <text:list-item>
                      <text:p text:style-name="P2042">نوع :‌<text:span text:style-name="T1256">1 به N </text:span></text:p>
                    </text:list-item>
                    <text:list-item>
                      <text:p text:style-name="P2042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41135895131175" text:continue-numbering="true" text:style-name="L90">
        <text:list-item>
          <text:list>
            <text:list-item>
              <text:list>
                <text:list-item>
                  <text:p text:style-name="P2046">category_seo_attributes : </text:p>
                  <text:list>
                    <text:list-item>
                      <text:p text:style-name="P2042">نوع :‌<text:span text:style-name="T1257">1 به n ( به صورت together با جدول category_translations)</text:span></text:p>
                    </text:list-item>
                    <text:list-item>
                      <text:p text:style-name="P2042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41134801076504" text:continue-numbering="true" text:style-name="L90">
        <text:list-item>
          <text:list>
            <text:list-item>
              <text:list>
                <text:list-item>
                  <text:p text:style-name="P2048">category_translation_descriptions : </text:p>
                  <text:list>
                    <text:list-item>
                      <text:p text:style-name="P2049">نوع :‌<text:span text:style-name="T1260">1به n (به صورت together با جدول category_translations)</text:span></text:p>
                    </text:list-item>
                    <text:list-item>
                      <text:p text:style-name="P2049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41134452278400" text:continue-numbering="true" text:style-name="L90">
        <text:list-item>
          <text:list>
            <text:list-item>
              <text:list>
                <text:list-item>
                  <text:p text:style-name="P1534"><text:span text:style-name="T1270">category_attachments</text:span><text:span text:style-name="T1268"> : </text:span></text:p>
                  <text:list>
                    <text:list-item>
                      <text:p text:style-name="P2051">نوع :‌1 به n</text:p>
                    </text:list-item>
                    <text:list-item>
                      <text:p text:style-name="P2047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3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5"/>
      <text:list xml:id="list141134672958786" text:continue-numbering="true" text:style-name="L90">
        <text:list-item>
          <text:list>
            <text:list-item>
              <text:p text:style-name="P2053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4259536726032">
          <table:table-cell table:style-name="Table80.A1" office:value-type="string">
            <text:p text:style-name="P463">Name</text:p>
          </table:table-cell>
          <table:table-cell table:style-name="Table80.A1" office:value-type="string">
            <text:p text:style-name="P463">Data Type</text:p>
          </table:table-cell>
          <table:table-cell table:style-name="Table80.A1" office:value-type="string">
            <text:p text:style-name="P463">Attributes</text:p>
          </table:table-cell>
          <table:table-cell table:style-name="Table80.D1" office:value-type="string">
            <text:p text:style-name="P463">Comment</text:p>
          </table:table-cell>
        </table:table-row>
        <table:table-row table:style-name="TableLine94259536764288">
          <table:table-cell table:style-name="Table80.A2" office:value-type="string">
            <text:p text:style-name="P1256">id</text:p>
          </table:table-cell>
          <table:table-cell table:style-name="Table80.A2" office:value-type="string">
            <text:p text:style-name="P1257">Big int</text:p>
          </table:table-cell>
          <table:table-cell table:style-name="Table80.A2" office:value-type="string">
            <text:p text:style-name="P1082">Unsigned , not null , index , unique , primary key , </text:p>
            <text:p text:style-name="P1082">auto increment</text:p>
          </table:table-cell>
          <table:table-cell table:style-name="Table80.D2" office:value-type="string">
            <text:p text:style-name="P408"/>
          </table:table-cell>
        </table:table-row>
        <table:table-row table:style-name="TableLine94259536766464">
          <table:table-cell table:style-name="Table80.A2" office:value-type="string">
            <text:p text:style-name="P1305">slug</text:p>
          </table:table-cell>
          <table:table-cell table:style-name="Table80.A2" office:value-type="string">
            <text:p text:style-name="P456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306">Not null , unique </text:p>
          </table:table-cell>
          <table:table-cell table:style-name="Table80.D2" office:value-type="string">
            <text:p text:style-name="P408"/>
          </table:table-cell>
        </table:table-row>
        <table:table-row table:style-name="TableLine94259536767376">
          <table:table-cell table:style-name="Table80.A2" office:value-type="string">
            <text:p text:style-name="P1305">name</text:p>
          </table:table-cell>
          <table:table-cell table:style-name="Table80.A2" office:value-type="string">
            <text:p text:style-name="P1307">varchar(64)</text:p>
          </table:table-cell>
          <table:table-cell table:style-name="Table80.A2" office:value-type="string">
            <text:p text:style-name="P1309">Not null</text:p>
          </table:table-cell>
          <table:table-cell table:style-name="Table80.D2" office:value-type="string">
            <text:p text:style-name="P408"/>
          </table:table-cell>
        </table:table-row>
        <table:table-row table:style-name="TableLine94259536768336">
          <table:table-cell table:style-name="Table80.A2" office:value-type="string">
            <text:p text:style-name="P1305">category_id</text:p>
          </table:table-cell>
          <table:table-cell table:style-name="Table80.A2" office:value-type="string">
            <text:p text:style-name="P1308">Big int</text:p>
          </table:table-cell>
          <table:table-cell table:style-name="Table80.A2" office:value-type="string">
            <text:p text:style-name="P1310"><text:span text:style-name="T1242">Unsigned </text:span>, Not null </text:p>
            <text:p text:style-name="P1312">foreign key → categories(id)</text:p>
            <text:p text:style-name="P1312"/>
            <text:p text:style-name="P1314">On Delete → (cascade)</text:p>
            <text:p text:style-name="P1314">On Update → (cascade)</text:p>
          </table:table-cell>
          <table:table-cell table:style-name="Table80.D2" office:value-type="string">
            <text:p text:style-name="P408"/>
          </table:table-cell>
        </table:table-row>
        <table:table-row table:style-name="TableLine94259536769760">
          <table:table-cell table:style-name="Table80.A2" office:value-type="string">
            <text:p text:style-name="P1305">language_id</text:p>
          </table:table-cell>
          <table:table-cell table:style-name="Table80.A2" office:value-type="string">
            <text:p text:style-name="P1308">Big int</text:p>
          </table:table-cell>
          <table:table-cell table:style-name="Table80.A2" office:value-type="string">
            <text:p text:style-name="P1311"><text:span text:style-name="T1242">Unsigned </text:span>, Not null </text:p>
            <text:p text:style-name="P1313">foreign key → <text:span text:style-name="T1243">languages</text:span>(id)</text:p>
            <text:p text:style-name="P1313"/>
            <text:p text:style-name="P1315">On Delete → (cascade)</text:p>
            <text:p text:style-name="P1315">On Update → (cascade)</text:p>
          </table:table-cell>
          <table:table-cell table:style-name="Table80.D2" office:value-type="string">
            <text:p text:style-name="P408"/>
          </table:table-cell>
        </table:table-row>
      </table:table>
      <text:p text:style-name="P379"/>
      <text:list xml:id="list2777547623" text:style-name="L91">
        <text:list-item>
          <text:list>
            <text:list-item>
              <text:p text:style-name="P2054">ارتباط ها <text:s/>:‌</text:p>
              <text:list>
                <text:list-item>
                  <text:p text:style-name="P2054">categories : </text:p>
                  <text:list>
                    <text:list-item>
                      <text:p text:style-name="P2043">نوع :‌<text:span text:style-name="T1256">1 به N </text:span></text:p>
                    </text:list-item>
                    <text:list-item>
                      <text:p text:style-name="P2043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2043"/>
                </text:list-item>
                <text:list-item>
                  <text:p text:style-name="P2054">languages : </text:p>
                  <text:list>
                    <text:list-item>
                      <text:p text:style-name="P2055">نوع :‌1 به n </text:p>
                    </text:list-item>
                    <text:list-item>
                      <text:p text:style-name="P2055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41134649383505" text:continue-numbering="true" text:style-name="L91">
        <text:list-item>
          <text:list>
            <text:list-item>
              <text:list>
                <text:list-item>
                  <text:p text:style-name="P2054">category_seo_attributes : </text:p>
                  <text:list>
                    <text:list-item>
                      <text:p text:style-name="P2056">نوع : 1 به 1</text:p>
                    </text:list-item>
                    <text:list-item>
                      <text:p text:style-name="P2056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41135678310567" text:continue-numbering="true" text:style-name="L91">
        <text:list-item>
          <text:list>
            <text:list-item>
              <text:list>
                <text:list-item>
                  <text:p text:style-name="P2058">category_translation_descriptions : </text:p>
                  <text:list>
                    <text:list-item>
                      <text:p text:style-name="P2059">نوع : <text:span text:style-name="T1262">1 به 1</text:span></text:p>
                    </text:list-item>
                    <text:list-item>
                      <text:p text:style-name="P2059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4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6"/>
      <text:list xml:id="list141135718264667" text:continue-numbering="true" text:style-name="L91">
        <text:list-item>
          <text:list>
            <text:list-item>
              <text:p text:style-name="P2061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4259536727040">
          <table:table-cell table:style-name="Table81.A1" office:value-type="string">
            <text:p text:style-name="P463">Name</text:p>
          </table:table-cell>
          <table:table-cell table:style-name="Table81.A1" office:value-type="string">
            <text:p text:style-name="P463">Data Type</text:p>
          </table:table-cell>
          <table:table-cell table:style-name="Table81.A1" office:value-type="string">
            <text:p text:style-name="P463">Attributes</text:p>
          </table:table-cell>
          <table:table-cell table:style-name="Table81.D1" office:value-type="string">
            <text:p text:style-name="P463">Comment</text:p>
          </table:table-cell>
        </table:table-row>
        <table:table-row table:style-name="TableLine94259536851488">
          <table:table-cell table:style-name="Table81.A2" office:value-type="string">
            <text:p text:style-name="P1256">id</text:p>
          </table:table-cell>
          <table:table-cell table:style-name="Table81.A2" office:value-type="string">
            <text:p text:style-name="P1257">Big int</text:p>
          </table:table-cell>
          <table:table-cell table:style-name="Table81.A2" office:value-type="string">
            <text:p text:style-name="P1082">Unsigned , not null , index , unique , primary key , </text:p>
            <text:p text:style-name="P1082">auto increment</text:p>
          </table:table-cell>
          <table:table-cell table:style-name="Table81.D2" office:value-type="string">
            <text:p text:style-name="P408"/>
          </table:table-cell>
        </table:table-row>
        <table:table-row table:style-name="TableLine94259536854048">
          <table:table-cell table:style-name="Table81.A2" office:value-type="string">
            <text:p text:style-name="P1316">description</text:p>
          </table:table-cell>
          <table:table-cell table:style-name="Table81.A2" office:value-type="string">
            <text:p text:style-name="P1327">varchar(164)</text:p>
          </table:table-cell>
          <table:table-cell table:style-name="Table81.A2" office:value-type="string">
            <text:p text:style-name="P1329">nullable</text:p>
          </table:table-cell>
          <table:table-cell table:style-name="Table81.D2" office:value-type="string">
            <text:p text:style-name="P408"/>
          </table:table-cell>
        </table:table-row>
        <table:table-row table:style-name="TableLine94259536854960">
          <table:table-cell table:style-name="Table81.A2" office:value-type="string">
            <text:p text:style-name="P1316">keywords</text:p>
          </table:table-cell>
          <table:table-cell table:style-name="Table81.A2" office:value-type="string">
            <text:p text:style-name="P1327">varchar(255)</text:p>
          </table:table-cell>
          <table:table-cell table:style-name="Table81.A2" office:value-type="string">
            <text:p text:style-name="P1329">nullable</text:p>
          </table:table-cell>
          <table:table-cell table:style-name="Table81.D2" office:value-type="string">
            <text:p text:style-name="P408"/>
          </table:table-cell>
        </table:table-row>
        <table:table-row table:style-name="TableLine94259536855920">
          <table:table-cell table:style-name="Table81.A2" office:value-type="string">
            <text:p text:style-name="P1316">subject</text:p>
          </table:table-cell>
          <table:table-cell table:style-name="Table81.A2" office:value-type="string">
            <text:p text:style-name="P1327">varchar(60)</text:p>
          </table:table-cell>
          <table:table-cell table:style-name="Table81.A2" office:value-type="string">
            <text:p text:style-name="P1329">nullable</text:p>
          </table:table-cell>
          <table:table-cell table:style-name="Table81.D2" office:value-type="string">
            <text:p text:style-name="P408"/>
          </table:table-cell>
        </table:table-row>
        <table:table-row table:style-name="TableLine94259536857344">
          <table:table-cell table:style-name="Table81.A2" office:value-type="string">
            <text:p text:style-name="P1316">Category_</text:p>
            <text:p text:style-name="P1316">translation_id</text:p>
          </table:table-cell>
          <table:table-cell table:style-name="Table81.A2" office:value-type="string">
            <text:p text:style-name="P1328">Big int</text:p>
          </table:table-cell>
          <table:table-cell table:style-name="Table81.A2" office:value-type="string">
            <text:p text:style-name="P1330">Not null , unsigned </text:p>
            <text:p text:style-name="P1330">foreign key → category_translations(id)</text:p>
            <text:p text:style-name="P1330"/>
            <text:p text:style-name="P1333">On Delete → (cascade)</text:p>
            <text:p text:style-name="P1333">On Update → (cascade)</text:p>
          </table:table-cell>
          <table:table-cell table:style-name="Table81.D2" office:value-type="string">
            <text:p text:style-name="P408"/>
          </table:table-cell>
        </table:table-row>
      </table:table>
      <text:p text:style-name="P380"/>
      <text:list xml:id="list1626101498" text:style-name="L92">
        <text:list-item>
          <text:list>
            <text:list-item>
              <text:p text:style-name="P2062">روابط :‌</text:p>
              <text:list>
                <text:list-item>
                  <text:p text:style-name="P2062">category_translations : </text:p>
                  <text:list>
                    <text:list-item>
                      <text:p text:style-name="P2057">نوع : 1 به 1</text:p>
                    </text:list-item>
                    <text:list-item>
                      <text:p text:style-name="P2057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41135456465279" text:continue-numbering="true" text:style-name="L92">
        <text:list-item>
          <text:list>
            <text:list-item>
              <text:list>
                <text:list-item>
                  <text:p text:style-name="P2062">category : </text:p>
                  <text:list>
                    <text:list-item>
                      <text:p text:style-name="P2044">نوع :‌<text:span text:style-name="T1257">1 به n ( به صورت together با جدول category_translations)</text:span></text:p>
                    </text:list-item>
                    <text:list-item>
                      <text:p text:style-name="P2044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7"/>
      <text:list xml:id="list141134631394400" text:continue-numbering="true" text:style-name="L92">
        <text:list-item>
          <text:p text:style-name="P2355">category_translation_descriptions : در این جدول <text:span text:style-name="T1246">description هر یک از category translation را ذخیره میکنیم . </text:span></text:p>
        </text:list-item>
      </text:list>
      <text:p text:style-name="P248"/>
      <text:list xml:id="list141134152683718" text:continue-numbering="true" text:style-name="L92">
        <text:list-item>
          <text:list>
            <text:list-item>
              <text:p text:style-name="P2063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4259536897200">
          <table:table-cell table:style-name="Table82.A1" office:value-type="string">
            <text:p text:style-name="P463">Name</text:p>
          </table:table-cell>
          <table:table-cell table:style-name="Table82.A1" office:value-type="string">
            <text:p text:style-name="P463">Data Type</text:p>
          </table:table-cell>
          <table:table-cell table:style-name="Table82.A1" office:value-type="string">
            <text:p text:style-name="P463">Attributes</text:p>
          </table:table-cell>
          <table:table-cell table:style-name="Table82.D1" office:value-type="string">
            <text:p text:style-name="P463">Comment</text:p>
          </table:table-cell>
        </table:table-row>
        <table:table-row table:style-name="TableLine94259536915392">
          <table:table-cell table:style-name="Table82.A2" office:value-type="string">
            <text:p text:style-name="P1256">id</text:p>
          </table:table-cell>
          <table:table-cell table:style-name="Table82.A2" office:value-type="string">
            <text:p text:style-name="P1257">Big int</text:p>
          </table:table-cell>
          <table:table-cell table:style-name="Table82.A2" office:value-type="string">
            <text:p text:style-name="P1082">Unsigned , not null , index , unique , primary key , </text:p>
            <text:p text:style-name="P1082">auto increment</text:p>
          </table:table-cell>
          <table:table-cell table:style-name="Table82.D2" office:value-type="string">
            <text:p text:style-name="P408"/>
          </table:table-cell>
        </table:table-row>
        <table:table-row table:style-name="TableLine94259536917952">
          <table:table-cell table:style-name="Table82.A2" office:value-type="string">
            <text:p text:style-name="P1318">description</text:p>
          </table:table-cell>
          <table:table-cell table:style-name="Table82.A2" office:value-type="string">
            <text:p text:style-name="P1319">text</text:p>
          </table:table-cell>
          <table:table-cell table:style-name="Table82.A2" office:value-type="string">
            <text:p text:style-name="P1320">Not null</text:p>
          </table:table-cell>
          <table:table-cell table:style-name="Table82.D2" office:value-type="string">
            <text:p text:style-name="P408"/>
          </table:table-cell>
        </table:table-row>
        <table:table-row table:style-name="TableLine94259536918864">
          <table:table-cell table:style-name="Table82.A2" office:value-type="string">
            <text:p text:style-name="P1317">Category_</text:p>
            <text:p text:style-name="P1317">translation_id</text:p>
          </table:table-cell>
          <table:table-cell table:style-name="Table82.A2" office:value-type="string">
            <text:p text:style-name="P1321">Big int</text:p>
          </table:table-cell>
          <table:table-cell table:style-name="Table82.A2" office:value-type="string">
            <text:p text:style-name="P1331">Not null , unsigned </text:p>
            <text:p text:style-name="P1331">foreign key → category_translations(id)</text:p>
            <text:p text:style-name="P1331"/>
            <text:p text:style-name="P1334">On Delete → (cascade)</text:p>
            <text:p text:style-name="P1334">On Update → (cascade)</text:p>
          </table:table-cell>
          <table:table-cell table:style-name="Table82.D2" office:value-type="string">
            <text:p text:style-name="P408"/>
          </table:table-cell>
        </table:table-row>
      </table:table>
      <text:p text:style-name="P249"/>
      <text:list xml:id="list492182684" text:style-name="L93">
        <text:list-item>
          <text:list>
            <text:list-item>
              <text:p text:style-name="P2064">روابط :‌</text:p>
              <text:list>
                <text:list-item>
                  <text:p text:style-name="P2064">category_translations : </text:p>
                  <text:list>
                    <text:list-item>
                      <text:p text:style-name="P2060">نوع : <text:span text:style-name="T1262">1 به 1</text:span></text:p>
                    </text:list-item>
                    <text:list-item>
                      <text:p text:style-name="P2060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41134412700209" text:continue-numbering="true" text:style-name="L93">
        <text:list-item>
          <text:list>
            <text:list-item>
              <text:list>
                <text:list-item>
                  <text:p text:style-name="P2064">categories : </text:p>
                  <text:list>
                    <text:list-item>
                      <text:p text:style-name="P2050">نوع :‌<text:span text:style-name="T1260">1به n (به صورت together با جدول category_translations)</text:span></text:p>
                    </text:list-item>
                    <text:list-item>
                      <text:p text:style-name="P2050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7"/>
      <text:list xml:id="list141135142929970" text:continue-numbering="true" text:style-name="L93">
        <text:list-item>
          <text:p text:style-name="P2356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58"/>
      <text:list xml:id="list141134319331316" text:continue-numbering="true" text:style-name="L93">
        <text:list-item>
          <text:list>
            <text:list-item>
              <text:p text:style-name="P2065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4259536946416">
          <table:table-cell table:style-name="Table84.A1" office:value-type="string">
            <text:p text:style-name="P463">Name</text:p>
          </table:table-cell>
          <table:table-cell table:style-name="Table84.A1" office:value-type="string">
            <text:p text:style-name="P463">Data Type</text:p>
          </table:table-cell>
          <table:table-cell table:style-name="Table84.A1" office:value-type="string">
            <text:p text:style-name="P463">Attributes</text:p>
          </table:table-cell>
          <table:table-cell table:style-name="Table84.D1" office:value-type="string">
            <text:p text:style-name="P463">Comment</text:p>
          </table:table-cell>
        </table:table-row>
        <table:table-row table:style-name="TableLine94259536982208">
          <table:table-cell table:style-name="Table84.A2" office:value-type="string">
            <text:p text:style-name="P1256">id</text:p>
          </table:table-cell>
          <table:table-cell table:style-name="Table84.A2" office:value-type="string">
            <text:p text:style-name="P1257">Big int</text:p>
          </table:table-cell>
          <table:table-cell table:style-name="Table84.A2" office:value-type="string">
            <text:p text:style-name="P1082">Unsigned , not null , index , unique , primary key , </text:p>
            <text:p text:style-name="P1082">auto increment</text:p>
          </table:table-cell>
          <table:table-cell table:style-name="Table84.D2" office:value-type="string">
            <text:p text:style-name="P408"/>
          </table:table-cell>
        </table:table-row>
        <table:table-row table:style-name="TableLine94259536984768">
          <table:table-cell table:style-name="Table84.A2" office:value-type="string">
            <text:p text:style-name="P1346">object_class</text:p>
          </table:table-cell>
          <table:table-cell table:style-name="Table84.A2" office:value-type="string">
            <text:p text:style-name="P1346">varchar(255)</text:p>
          </table:table-cell>
          <table:table-cell table:style-name="Table84.A2" office:value-type="string">
            <text:p text:style-name="P1346">Not null</text:p>
          </table:table-cell>
          <table:table-cell table:style-name="Table84.D2" office:value-type="string">
            <text:p text:style-name="P408"/>
          </table:table-cell>
        </table:table-row>
        <table:table-row table:style-name="TableLine94259536985680">
          <table:table-cell table:style-name="Table84.A2" office:value-type="string">
            <text:p text:style-name="P1346">object_id</text:p>
          </table:table-cell>
          <table:table-cell table:style-name="Table84.A2" office:value-type="string">
            <text:p text:style-name="P1346">Big int</text:p>
          </table:table-cell>
          <table:table-cell table:style-name="Table84.A2" office:value-type="string">
            <text:p text:style-name="P1346">Not null , <text:span text:style-name="T1271">unsigned</text:span></text:p>
          </table:table-cell>
          <table:table-cell table:style-name="Table84.D2" office:value-type="string">
            <text:p text:style-name="P408"/>
          </table:table-cell>
        </table:table-row>
        <table:table-row table:style-name="TableLine94259536986640">
          <table:table-cell table:style-name="Table84.A2" office:value-type="string">
            <text:p text:style-name="P1348">category_id</text:p>
          </table:table-cell>
          <table:table-cell table:style-name="Table84.A2" office:value-type="string">
            <text:p text:style-name="P1346">Big int</text:p>
          </table:table-cell>
          <table:table-cell table:style-name="Table84.A2" office:value-type="string">
            <text:p text:style-name="P1347">Not null , unsigned , </text:p>
            <text:p text:style-name="P1347">foreign key → tags(id)</text:p>
            <text:p text:style-name="P1332"/>
            <text:p text:style-name="P1335">On Delete → (cascade)</text:p>
            <text:p text:style-name="P1335">On Update → (cascade)</text:p>
          </table:table-cell>
          <table:table-cell table:style-name="Table84.D2" office:value-type="string">
            <text:p text:style-name="P408"/>
          </table:table-cell>
        </table:table-row>
      </table:table>
      <text:p text:style-name="P382"/>
      <text:list xml:id="list109812556" text:style-name="L94">
        <text:list-item>
          <text:list>
            <text:list-item>
              <text:p text:style-name="P2052">روابط ‌: </text:p>
              <text:list>
                <text:list-item>
                  <text:p text:style-name="P1535"><text:span text:style-name="T1269">categories</text:span><text:span text:style-name="T1268"> : </text:span></text:p>
                  <text:list>
                    <text:list-item>
                      <text:p text:style-name="P2052">نوع :‌1 به n</text:p>
                    </text:list-item>
                    <text:list-item>
                      <text:p text:style-name="P1535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41135801135684" text:continue-numbering="true" text:style-name="L94">
        <text:list-item>
          <text:p text:style-name="P2357">articles : در این جدول مقاله ها را ذخیره میکنیم !!!</text:p>
        </text:list-item>
      </text:list>
      <text:p text:style-name="P259"/>
      <text:list xml:id="list141135017248177" text:continue-numbering="true" text:style-name="L94">
        <text:list-item>
          <text:list>
            <text:list-item>
              <text:p text:style-name="P2066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4259537017952">
          <table:table-cell table:style-name="Table85.A1" office:value-type="string">
            <text:p text:style-name="P463">Name</text:p>
          </table:table-cell>
          <table:table-cell table:style-name="Table85.A1" office:value-type="string">
            <text:p text:style-name="P463">Data Type</text:p>
          </table:table-cell>
          <table:table-cell table:style-name="Table85.A1" office:value-type="string">
            <text:p text:style-name="P463">Attributes</text:p>
          </table:table-cell>
          <table:table-cell table:style-name="Table85.D1" office:value-type="string">
            <text:p text:style-name="P463">Comment</text:p>
          </table:table-cell>
        </table:table-row>
        <table:table-row table:style-name="TableLine94259537048976">
          <table:table-cell table:style-name="Table85.A2" office:value-type="string">
            <text:p text:style-name="P1256">id</text:p>
          </table:table-cell>
          <table:table-cell table:style-name="Table85.A2" office:value-type="string">
            <text:p text:style-name="P1257">Big int</text:p>
          </table:table-cell>
          <table:table-cell table:style-name="Table85.A2" office:value-type="string">
            <text:p text:style-name="P1082">Unsigned , not null , index , unique , primary key , </text:p>
            <text:p text:style-name="P1082">auto increment</text:p>
          </table:table-cell>
          <table:table-cell table:style-name="Table85.D2" office:value-type="string">
            <text:p text:style-name="P408"/>
          </table:table-cell>
        </table:table-row>
        <table:table-row table:style-name="TableLine94259537051536">
          <table:table-cell table:style-name="Table85.A2" office:value-type="string">
            <text:p text:style-name="P1349">active</text:p>
          </table:table-cell>
          <table:table-cell table:style-name="Table85.A2" office:value-type="string">
            <text:p text:style-name="P1350">boolean</text:p>
          </table:table-cell>
          <table:table-cell table:style-name="Table85.A2" office:value-type="string">
            <text:p text:style-name="P1351">Not null , default <text:span text:style-name="T1277">false</text:span></text:p>
          </table:table-cell>
          <table:table-cell table:style-name="Table85.D2" office:value-type="string">
            <text:p text:style-name="P408"/>
          </table:table-cell>
        </table:table-row>
        <table:table-row table:style-name="TableLine94259537052448">
          <table:table-cell table:style-name="Table85.A2" office:value-type="string">
            <text:p text:style-name="P1349">read_time</text:p>
          </table:table-cell>
          <table:table-cell table:style-name="Table85.A2" office:value-type="string">
            <text:p text:style-name="P1352">time</text:p>
          </table:table-cell>
          <table:table-cell table:style-name="Table85.A2" office:value-type="string">
            <text:p text:style-name="P1357">nullable</text:p>
          </table:table-cell>
          <table:table-cell table:style-name="Table85.D2" office:value-type="string">
            <text:p text:style-name="P408"/>
          </table:table-cell>
        </table:table-row>
        <table:table-row table:style-name="TableLine94259537053408">
          <table:table-cell table:style-name="Table85.A2" office:value-type="string">
            <text:p text:style-name="P1349">comment_count</text:p>
          </table:table-cell>
          <table:table-cell table:style-name="Table85.A2" office:value-type="string">
            <text:p text:style-name="P1356">Big int</text:p>
          </table:table-cell>
          <table:table-cell table:style-name="Table85.A2" office:value-type="string">
            <text:p text:style-name="P1358">Unsigned , null<text:span text:style-name="T1278">able</text:span> ,</text:p>
          </table:table-cell>
          <table:table-cell table:style-name="Table85.D2" office:value-type="string">
            <text:p text:style-name="P408"/>
          </table:table-cell>
        </table:table-row>
        <table:table-row table:style-name="TableLine94259537054832">
          <table:table-cell table:style-name="Table85.A2" office:value-type="string">
            <text:p text:style-name="P1349">view_count</text:p>
          </table:table-cell>
          <table:table-cell table:style-name="Table85.A2" office:value-type="string">
            <text:p text:style-name="P1355">Big int</text:p>
          </table:table-cell>
          <table:table-cell table:style-name="Table85.A2" office:value-type="string">
            <text:p text:style-name="P1359">Unsigned , null<text:span text:style-name="T1278">able</text:span> ,</text:p>
          </table:table-cell>
          <table:table-cell table:style-name="Table85.D2" office:value-type="string">
            <text:p text:style-name="P408"/>
          </table:table-cell>
        </table:table-row>
        <table:table-row table:style-name="TableLine94259537055728">
          <table:table-cell table:style-name="Table85.A2" office:value-type="string">
            <text:p text:style-name="P1349">commentable</text:p>
          </table:table-cell>
          <table:table-cell table:style-name="Table85.A2" office:value-type="string">
            <text:p text:style-name="P1353">boolean</text:p>
          </table:table-cell>
          <table:table-cell table:style-name="Table85.A2" office:value-type="string">
            <text:p text:style-name="P1354">Not null , default true</text:p>
          </table:table-cell>
          <table:table-cell table:style-name="Table85.D2" office:value-type="string">
            <text:p text:style-name="P408"/>
          </table:table-cell>
        </table:table-row>
      </table:table>
      <text:p text:style-name="P383"/>
      <text:list xml:id="list141135451132282" text:continue-numbering="true" text:style-name="L94">
        <text:list-item>
          <text:list>
            <text:list-item>
              <text:p text:style-name="P2067">روابط : </text:p>
            </text:list-item>
          </text:list>
        </text:list-item>
      </text:list>
      <text:p text:style-name="P260"/>
      <text:list xml:id="list141135425815733" text:continue-numbering="true" text:style-name="L94">
        <text:list-item>
          <text:list>
            <text:list-item>
              <text:list>
                <text:list-item>
                  <text:p text:style-name="P2068">articles : </text:p>
                  <text:list>
                    <text:list-item>
                      <text:p text:style-name="P2068">نوع : n به n (جدول pivot ، جدول article_recommends است <text:s/>)</text:p>
                    </text:list-item>
                    <text:list-item>
                      <text:p text:style-name="P2068">توضیحات :‌هر یک article میتواند چندین article را recommend کند یا پیشنهاد بدهد !!! و هر یک <text:span text:style-name="T1309">article میتواند </text:span><text:span text:style-name="T1310">در چندین article دیگر recommend یا پیشنهاد شو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2"/>
      <text:list xml:id="list141136118937666" text:continue-numbering="true" text:style-name="L94">
        <text:list-item>
          <text:list>
            <text:list-item>
              <text:list>
                <text:list-item>
                  <text:p text:style-name="P2067">tagables : </text:p>
                  <text:list>
                    <text:list-item>
                      <text:p text:style-name="P2067">نوع :‌<text:span text:style-name="T1272">1 به n</text:span></text:p>
                    </text:list-item>
                    <text:list-item>
                      <text:p text:style-name="P2067">توضیحات :‌ <text:span text:style-name="T1272">هر یک article دارای چندین رکورد در جدول tagables دارد </text:span><text:span text:style-name="T1273">و هر یک رکورد از جدول tagables میتواند متعلق به یک 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0"/>
      <text:list xml:id="list141135643482225" text:continue-numbering="true" text:style-name="L94">
        <text:list-item>
          <text:list>
            <text:list-item>
              <text:list>
                <text:list-item>
                  <text:p text:style-name="P2069">category_attachment : </text:p>
                  <text:list>
                    <text:list-item>
                      <text:p text:style-name="P2069">نوع : <text:span text:style-name="T1273">1 به n </text:span></text:p>
                    </text:list-item>
                    <text:list-item>
                      <text:p text:style-name="P2069">توضیحات :‌ <text:span text:style-name="T1273">هر یک article دارای چندین رکورد در جدول category_attachments دارد </text:span><text:span text:style-name="T1274">و هر یک رکورد از جدول category_attachments میتواند متعلق به یک articl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1"/>
      <text:list xml:id="list141135333522875" text:continue-numbering="true" text:style-name="L94">
        <text:list-item>
          <text:list>
            <text:list-item>
              <text:list>
                <text:list-item>
                  <text:p text:style-name="P2070">dates : </text:p>
                  <text:list>
                    <text:list-item>
                      <text:p text:style-name="P2070">نوع : 1 به n </text:p>
                    </text:list-item>
                    <text:list-item>
                      <text:p text:style-name="P2070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80"/>
      <text:list xml:id="list141134126381005" text:continue-numbering="true" text:style-name="L94">
        <text:list-item>
          <text:list>
            <text:list-item>
              <text:list>
                <text:list-item>
                  <text:p text:style-name="P2358">users : </text:p>
                  <text:list>
                    <text:list-item>
                      <text:p text:style-name="P2071">نوع :‌1 به n </text:p>
                    </text:list-item>
                    <text:list-item>
                      <text:p text:style-name="P2071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81"/>
      <text:list xml:id="list141134187542414" text:continue-numbering="true" text:style-name="L94">
        <text:list-item>
          <text:list>
            <text:list-item>
              <text:list>
                <text:list-item>
                  <text:p text:style-name="P2072">comments : </text:p>
                  <text:list>
                    <text:list-item>
                      <text:p text:style-name="P2072">نوع : <text:s/>1 به n </text:p>
                    </text:list-item>
                    <text:list-item>
                      <text:p text:style-name="P2072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2"/>
      <text:list xml:id="list141135206368456" text:continue-numbering="true" text:style-name="L94">
        <text:list-item>
          <text:list>
            <text:list-item>
              <text:list>
                <text:list-item>
                  <text:p text:style-name="P2073">media : </text:p>
                  <text:list>
                    <text:list-item>
                      <text:p text:style-name="P2073">نوع : 1 به n </text:p>
                    </text:list-item>
                    <text:list-item>
                      <text:p text:style-name="P2073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1"/>
      <text:list xml:id="list141135669897845" text:continue-numbering="true" text:style-name="L94">
        <text:list-item>
          <text:list>
            <text:list-item>
              <text:list>
                <text:list-item>
                  <text:p text:style-name="P2074">likeables : </text:p>
                  <text:list>
                    <text:list-item>
                      <text:p text:style-name="P2074">نوع : 1 به 1</text:p>
                    </text:list-item>
                    <text:list-item>
                      <text:p text:style-name="P2074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3"/>
      <text:list xml:id="list141135330452871" text:continue-numbering="true" text:style-name="L94">
        <text:list-item>
          <text:list>
            <text:list-item>
              <text:list>
                <text:list-item>
                  <text:p text:style-name="P2075">starables : </text:p>
                  <text:list>
                    <text:list-item>
                      <text:p text:style-name="P1536">نوع : <text:span text:style-name="T1275">1به </text:span><text:span text:style-name="T1341">n</text:span></text:p>
                    </text:list-item>
                    <text:list-item>
                      <text:p text:style-name="P1536">توضیحات :‌ <text:span text:style-name="T1275">هر یک article دارای </text:span><text:span text:style-name="T1341">چند</text:span><text:span text:style-name="T1275"> رکورد در جدول starables است <text:s text:c="5"/></text:span><text:span text:style-name="T1341">(هم summable و هم غیر summable )</text:span><text:span text:style-name="T1275">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41134509410134" text:continue-numbering="true" text:style-name="L94">
        <text:list-item>
          <text:list>
            <text:list-item>
              <text:list>
                <text:list-item>
                  <text:p text:style-name="P2076">article_translations : </text:p>
                  <text:list>
                    <text:list-item>
                      <text:p text:style-name="P2076">نوع :‌<text:span text:style-name="T1279">1 به n </text:span></text:p>
                    </text:list-item>
                    <text:list-item>
                      <text:p text:style-name="P2076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141134867181207" text:continue-numbering="true" text:style-name="L94">
        <text:list-item>
          <text:list>
            <text:list-item>
              <text:list>
                <text:list-item>
                  <text:p text:style-name="P2078">article_<text:span text:style-name="T1293">seo_attributes</text:span> : </text:p>
                  <text:list>
                    <text:list-item>
                      <text:p text:style-name="P2080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080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2"/>
      <text:list xml:id="list816156123" text:style-name="L95">
        <text:list-item>
          <text:list>
            <text:list-item>
              <text:list>
                <text:list-item>
                  <text:p text:style-name="P2311"><text:span text:style-name="T1302">article_</text:span><text:span text:style-name="T1328">related</text:span><text:span text:style-name="T1302">_</text:span><text:span text:style-name="T1328">classify</text:span><text:span text:style-name="T1302">_attachments</text:span><text:span text:style-name="T1304"> : </text:span></text:p>
                  <text:list>
                    <text:list-item>
                      <text:p text:style-name="P2082">نوع : <text:span text:style-name="T1302">1 به 1</text:span></text:p>
                    </text:list-item>
                    <text:list-item>
                      <text:p text:style-name="P2083">توضیحات : <text:s/><text:span text:style-name="T1302">هر یک article دارای یک رکورد در جدول article_</text:span><text:span text:style-name="T1328">related</text:span><text:span text:style-name="T1302">_</text:span><text:span text:style-name="T1328">classify</text:span><text:span text:style-name="T1302">_attachments است </text:span></text:p>
                      <text:p text:style-name="P2089">(زیرا هر article میتواند متعلق به یک serie باشد !!)</text:p>
                      <text:p text:style-name="P2090">و هر یک رکورد در جدول article_<text:span text:style-name="T1328">related</text:span>_<text:span text:style-name="T1328">classify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3"/>
      <text:list xml:id="list141135829270029" text:continue-numbering="true" text:style-name="L95">
        <text:list-item>
          <text:p text:style-name="P2359">article_recommends : در این جدول <text:span text:style-name="T1311">هر article هایی که برای article های دیگر پیشنهاد(recommend) شده را ذخیره میکنیم </text:span></text:p>
        </text:list-item>
      </text:list>
      <text:p text:style-name="P285"/>
      <text:list xml:id="list141135697465275" text:continue-numbering="true" text:style-name="L95">
        <text:list-item>
          <text:list>
            <text:list-item>
              <text:p text:style-name="P2093">ستون ها :‌</text:p>
            </text:list-item>
          </text:list>
        </text:list-item>
      </text:list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 table:style-name="TableLine94259537190496">
          <table:table-cell table:style-name="Table91.A1" office:value-type="string">
            <text:p text:style-name="P463">Name</text:p>
          </table:table-cell>
          <table:table-cell table:style-name="Table91.A1" office:value-type="string">
            <text:p text:style-name="P463">Data Type</text:p>
          </table:table-cell>
          <table:table-cell table:style-name="Table91.A1" office:value-type="string">
            <text:p text:style-name="P463">Attributes</text:p>
          </table:table-cell>
          <table:table-cell table:style-name="Table91.D1" office:value-type="string">
            <text:p text:style-name="P463">Comment</text:p>
          </table:table-cell>
        </table:table-row>
        <table:table-row table:style-name="TableLine94259537199808">
          <table:table-cell table:style-name="Table91.A2" office:value-type="string">
            <text:p text:style-name="P1256">id</text:p>
          </table:table-cell>
          <table:table-cell table:style-name="Table91.A2" office:value-type="string">
            <text:p text:style-name="P1257">Big int</text:p>
          </table:table-cell>
          <table:table-cell table:style-name="Table91.A2" office:value-type="string">
            <text:p text:style-name="P1082">Unsigned , not null , index , unique , primary key , </text:p>
            <text:p text:style-name="P1082">auto increment</text:p>
          </table:table-cell>
          <table:table-cell table:style-name="Table91.D2" office:value-type="string">
            <text:p text:style-name="P408"/>
          </table:table-cell>
        </table:table-row>
        <table:table-row table:style-name="TableLine94259536963552">
          <table:table-cell table:style-name="Table91.A2" office:value-type="string">
            <text:p text:style-name="P1389">article_id</text:p>
          </table:table-cell>
          <table:table-cell table:style-name="Table91.A2" office:value-type="string">
            <text:p text:style-name="P1389">Big int</text:p>
          </table:table-cell>
          <table:table-cell table:style-name="Table91.A2" office:value-type="string">
            <text:p text:style-name="P1391">Unsigned , not null</text:p>
            <text:p text:style-name="P1393">foreign key → articles(id)</text:p>
            <text:p text:style-name="P1393"/>
            <text:p text:style-name="P1393">On Delete → (cascade)</text:p>
            <text:p text:style-name="P1393">On Update → (cascade)</text:p>
          </table:table-cell>
          <table:table-cell table:style-name="Table91.D2" office:value-type="string">
            <text:p text:style-name="P408"/>
          </table:table-cell>
        </table:table-row>
        <table:table-row table:style-name="TableLine94259537095888">
          <table:table-cell table:style-name="Table91.A2" office:value-type="string">
            <text:p text:style-name="P1390">Article_</text:p>
            <text:p text:style-name="P1390">recommended_id</text:p>
          </table:table-cell>
          <table:table-cell table:style-name="Table91.A2" office:value-type="string">
            <text:p text:style-name="P1389">Big int</text:p>
          </table:table-cell>
          <table:table-cell table:style-name="Table91.A2" office:value-type="string">
            <text:p text:style-name="P1392">Unsigned , not null</text:p>
            <text:p text:style-name="P1394">foreign key → articles(id)</text:p>
            <text:p text:style-name="P1394"/>
            <text:p text:style-name="P1394">On Delete → (cascade)</text:p>
            <text:p text:style-name="P1394">On Update → (cascade)</text:p>
          </table:table-cell>
          <table:table-cell table:style-name="Table91.D2" office:value-type="string">
            <text:p text:style-name="P408"/>
          </table:table-cell>
        </table:table-row>
        <table:table-row table:style-name="TableLine94259537210688">
          <table:table-cell table:style-name="Table91.A2" office:value-type="string">
            <text:p text:style-name="P1389">sort</text:p>
          </table:table-cell>
          <table:table-cell table:style-name="Table91.A2" office:value-type="string">
            <text:p text:style-name="P1395">Big int</text:p>
          </table:table-cell>
          <table:table-cell table:style-name="Table91.A2" office:value-type="string">
            <text:p text:style-name="P1396">Unsigned , nullable</text:p>
          </table:table-cell>
          <table:table-cell table:style-name="Table91.D2" office:value-type="string">
            <text:p text:style-name="P408"/>
          </table:table-cell>
        </table:table-row>
      </table:table>
      <text:p text:style-name="P389"/>
      <text:list xml:id="list2270474320" text:style-name="L96">
        <text:list-item>
          <text:list>
            <text:list-item>
              <text:p text:style-name="P2094">روابط :‌</text:p>
              <text:list>
                <text:list-item>
                  <text:p text:style-name="P2094">articles : </text:p>
                  <text:list>
                    <text:list-item>
                      <text:p text:style-name="P2094">نوع : <text:span text:style-name="T1312">n به n </text:span></text:p>
                    </text:list-item>
                    <text:list-item>
                      <text:p text:style-name="P2094">توضیحات : <text:s/><text:span text:style-name="T1312">هر یک article دارای چندین رکورد در جدول <text:s/>article_recommends میباشد !!! و هر یک رکورد از جدول <text:s/>article_recommends متعلق به چندین article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1135240873322" text:continue-list="list141134867181207" text:style-name="L94">
        <text:list-item>
          <text:p text:style-name="P2360">article_translations : در این جدول ترجمه های یک article که برای زبان های مختلف ایجاد میشود را ذخیره میکنیم !!! </text:p>
        </text:list-item>
      </text:list>
      <text:p text:style-name="P267"/>
      <text:list xml:id="list141135301236818" text:continue-numbering="true" text:style-name="L94">
        <text:list-item>
          <text:list>
            <text:list-item>
              <text:p text:style-name="P2095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4259537237872">
          <table:table-cell table:style-name="Table86.A1" office:value-type="string">
            <text:p text:style-name="P463">Name</text:p>
          </table:table-cell>
          <table:table-cell table:style-name="Table86.A1" office:value-type="string">
            <text:p text:style-name="P463">Data Type</text:p>
          </table:table-cell>
          <table:table-cell table:style-name="Table86.A1" office:value-type="string">
            <text:p text:style-name="P463">Attributes</text:p>
          </table:table-cell>
          <table:table-cell table:style-name="Table86.D1" office:value-type="string">
            <text:p text:style-name="P463">Comment</text:p>
          </table:table-cell>
        </table:table-row>
        <table:table-row table:style-name="TableLine94259537276224">
          <table:table-cell table:style-name="Table86.A2" office:value-type="string">
            <text:p text:style-name="P1256">id</text:p>
          </table:table-cell>
          <table:table-cell table:style-name="Table86.A2" office:value-type="string">
            <text:p text:style-name="P1257">Big int</text:p>
          </table:table-cell>
          <table:table-cell table:style-name="Table86.A2" office:value-type="string">
            <text:p text:style-name="P1082">Unsigned , not null , index , unique , primary key , </text:p>
            <text:p text:style-name="P1082">auto increment</text:p>
          </table:table-cell>
          <table:table-cell table:style-name="Table86.D2" office:value-type="string">
            <text:p text:style-name="P408"/>
          </table:table-cell>
        </table:table-row>
        <table:table-row table:style-name="TableLine94259537277920">
          <table:table-cell table:style-name="Table86.A2" office:value-type="string">
            <text:p text:style-name="P1360">title</text:p>
          </table:table-cell>
          <table:table-cell table:style-name="Table86.A2" office:value-type="string">
            <text:p text:style-name="P1361">varchar(<text:span text:style-name="T1280">168</text:span>)</text:p>
          </table:table-cell>
          <table:table-cell table:style-name="Table86.A2" office:value-type="string">
            <text:p text:style-name="P1366">Not null</text:p>
          </table:table-cell>
          <table:table-cell table:style-name="Table86.D2" office:value-type="string">
            <text:p text:style-name="P408"/>
          </table:table-cell>
        </table:table-row>
        <table:table-row table:style-name="TableLine94259537278832">
          <table:table-cell table:style-name="Table86.A2" office:value-type="string">
            <text:p text:style-name="P1360">slug</text:p>
          </table:table-cell>
          <table:table-cell table:style-name="Table86.A2" office:value-type="string">
            <text:p text:style-name="P1362">varchar(168)</text:p>
          </table:table-cell>
          <table:table-cell table:style-name="Table86.A2" office:value-type="string">
            <text:p text:style-name="P1367">Not null , <text:span text:style-name="T1284">unique</text:span></text:p>
          </table:table-cell>
          <table:table-cell table:style-name="Table86.D2" office:value-type="string">
            <text:p text:style-name="P408"/>
          </table:table-cell>
        </table:table-row>
        <table:table-row table:style-name="TableLine94259537279792">
          <table:table-cell table:style-name="Table86.A2" office:value-type="string">
            <text:p text:style-name="P1360">summary</text:p>
          </table:table-cell>
          <table:table-cell table:style-name="Table86.A2" office:value-type="string">
            <text:p text:style-name="P1363">varchar(255)</text:p>
          </table:table-cell>
          <table:table-cell table:style-name="Table86.A2" office:value-type="string">
            <text:p text:style-name="P1368">nullable</text:p>
          </table:table-cell>
          <table:table-cell table:style-name="Table86.D2" office:value-type="string">
            <text:p text:style-name="P408"/>
          </table:table-cell>
        </table:table-row>
        <table:table-row table:style-name="TableLine94259537280976">
          <table:table-cell table:style-name="Table86.A2" office:value-type="string">
            <text:p text:style-name="P1360">body</text:p>
          </table:table-cell>
          <table:table-cell table:style-name="Table86.A2" office:value-type="string">
            <text:p text:style-name="P1364">Medium text</text:p>
          </table:table-cell>
          <table:table-cell table:style-name="Table86.A2" office:value-type="string">
            <text:p text:style-name="P1368">nullable</text:p>
          </table:table-cell>
          <table:table-cell table:style-name="Table86.D2" office:value-type="string">
            <text:p text:style-name="P408"/>
          </table:table-cell>
        </table:table-row>
        <table:table-row table:style-name="TableLine94259537281840">
          <table:table-cell table:style-name="Table86.A2" office:value-type="string">
            <text:p text:style-name="P1360">article_id</text:p>
          </table:table-cell>
          <table:table-cell table:style-name="Table86.A2" office:value-type="string">
            <text:p text:style-name="P1365">Big int</text:p>
          </table:table-cell>
          <table:table-cell table:style-name="Table86.A2" office:value-type="string">
            <text:p text:style-name="P1368">Unsigned , not null , </text:p>
            <text:p text:style-name="P1368">foreign key → articles(id)</text:p>
            <text:p text:style-name="P1368"/>
            <text:p text:style-name="P1368">On Delete → (cascade) ,</text:p>
            <text:p text:style-name="P1368">On Update → (cascade) ,</text:p>
          </table:table-cell>
          <table:table-cell table:style-name="Table86.D2" office:value-type="string">
            <text:p text:style-name="P408"/>
          </table:table-cell>
        </table:table-row>
        <table:table-row table:style-name="TableLine94259537282832">
          <table:table-cell table:style-name="Table86.A2" office:value-type="string">
            <text:p text:style-name="P1360">language_id</text:p>
          </table:table-cell>
          <table:table-cell table:style-name="Table86.A2" office:value-type="string">
            <text:p text:style-name="P1365">Big <text:span text:style-name="T1281">int</text:span></text:p>
          </table:table-cell>
          <table:table-cell table:style-name="Table86.A2" office:value-type="string">
            <text:p text:style-name="P1369">Unsigned , not null , </text:p>
            <text:p text:style-name="P457"><text:span text:style-name="T1282">foreign key → </text:span><text:span text:style-name="T1283">languages</text:span><text:span text:style-name="T1282">(id)</text:span></text:p>
            <text:p text:style-name="P1369"/>
            <text:p text:style-name="P1369">On Delete → (cascade) ,</text:p>
            <text:p text:style-name="P1369">On Update → (cascade) ,</text:p>
          </table:table-cell>
          <table:table-cell table:style-name="Table86.D2" office:value-type="string">
            <text:p text:style-name="P408"/>
          </table:table-cell>
        </table:table-row>
      </table:table>
      <text:p text:style-name="P384"/>
      <text:list xml:id="list1841418751" text:style-name="L97">
        <text:list-item>
          <text:list>
            <text:list-item>
              <text:p text:style-name="P2096">ارتباط ها :‌</text:p>
            </text:list-item>
          </text:list>
        </text:list-item>
      </text:list>
      <text:p text:style-name="P268"/>
      <text:list xml:id="list141135842647267" text:continue-numbering="true" text:style-name="L97">
        <text:list-item>
          <text:list>
            <text:list-item>
              <text:list>
                <text:list-item>
                  <text:p text:style-name="P2096">articles : </text:p>
                  <text:list>
                    <text:list-item>
                      <text:p text:style-name="P2077">نوع :‌<text:span text:style-name="T1279">1 به n </text:span></text:p>
                    </text:list-item>
                    <text:list-item>
                      <text:p text:style-name="P2077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41135139690551" text:continue-numbering="true" text:style-name="L97">
        <text:list-item>
          <text:list>
            <text:list-item>
              <text:list>
                <text:list-item>
                  <text:p text:style-name="P2097">languages : </text:p>
                  <text:list>
                    <text:list-item>
                      <text:p text:style-name="P2097">نوع :‌<text:span text:style-name="T1285">1 به n </text:span></text:p>
                    </text:list-item>
                    <text:list-item>
                      <text:p text:style-name="P2097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9"/>
      <text:list xml:id="list141134397923437" text:continue-numbering="true" text:style-name="L97">
        <text:list-item>
          <text:list>
            <text:list-item>
              <text:list>
                <text:list-item>
                  <text:p text:style-name="P2098">article_seo_attributes : </text:p>
                  <text:list>
                    <text:list-item>
                      <text:p text:style-name="P2098">نوع : 1 به 1</text:p>
                    </text:list-item>
                    <text:list-item>
                      <text:p text:style-name="P2098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2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20"/>
      <text:list xml:id="list141134980921392" text:continue-numbering="true" text:style-name="L97">
        <text:list-item>
          <text:list>
            <text:list-item>
              <text:p text:style-name="P2100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4259537321824">
          <table:table-cell table:style-name="Table87.A1" office:value-type="string">
            <text:p text:style-name="P463">Name</text:p>
          </table:table-cell>
          <table:table-cell table:style-name="Table87.A1" office:value-type="string">
            <text:p text:style-name="P463">Data Type</text:p>
          </table:table-cell>
          <table:table-cell table:style-name="Table87.A1" office:value-type="string">
            <text:p text:style-name="P463">Attributes</text:p>
          </table:table-cell>
          <table:table-cell table:style-name="Table87.D1" office:value-type="string">
            <text:p text:style-name="P463">Comment</text:p>
          </table:table-cell>
        </table:table-row>
        <table:table-row table:style-name="TableLine94259537354496">
          <table:table-cell table:style-name="Table87.A2" office:value-type="string">
            <text:p text:style-name="P1256">id</text:p>
          </table:table-cell>
          <table:table-cell table:style-name="Table87.A2" office:value-type="string">
            <text:p text:style-name="P1257">Big int</text:p>
          </table:table-cell>
          <table:table-cell table:style-name="Table87.A2" office:value-type="string">
            <text:p text:style-name="P1083">Unsigned , not null , index , unique , primary key , </text:p>
            <text:p text:style-name="P1083">auto increment</text:p>
          </table:table-cell>
          <table:table-cell table:style-name="Table87.D2" office:value-type="string">
            <text:p text:style-name="P408"/>
          </table:table-cell>
        </table:table-row>
        <table:table-row table:style-name="TableLine94259537356208">
          <table:table-cell table:style-name="Table87.A2" office:value-type="string">
            <text:p text:style-name="P1370">description</text:p>
          </table:table-cell>
          <table:table-cell table:style-name="Table87.A2" office:value-type="string">
            <text:p text:style-name="P1372">varchar(164)</text:p>
          </table:table-cell>
          <table:table-cell table:style-name="Table87.A2" office:value-type="string">
            <text:p text:style-name="P1373">nullable</text:p>
          </table:table-cell>
          <table:table-cell table:style-name="Table87.D2" office:value-type="string">
            <text:p text:style-name="P408"/>
          </table:table-cell>
        </table:table-row>
        <table:table-row table:style-name="TableLine94259537357120">
          <table:table-cell table:style-name="Table87.A2" office:value-type="string">
            <text:p text:style-name="P1370">subject</text:p>
          </table:table-cell>
          <table:table-cell table:style-name="Table87.A2" office:value-type="string">
            <text:p text:style-name="P1372">varchar(60)</text:p>
          </table:table-cell>
          <table:table-cell table:style-name="Table87.A2" office:value-type="string">
            <text:p text:style-name="P1373">nullable</text:p>
          </table:table-cell>
          <table:table-cell table:style-name="Table87.D2" office:value-type="string">
            <text:p text:style-name="P408"/>
          </table:table-cell>
        </table:table-row>
        <table:table-row table:style-name="TableLine94259537358080">
          <table:table-cell table:style-name="Table87.A2" office:value-type="string">
            <text:p text:style-name="P1370">keywords</text:p>
          </table:table-cell>
          <table:table-cell table:style-name="Table87.A2" office:value-type="string">
            <text:p text:style-name="P1372">varchar(255)</text:p>
          </table:table-cell>
          <table:table-cell table:style-name="Table87.A2" office:value-type="string">
            <text:p text:style-name="P1373">nullable</text:p>
          </table:table-cell>
          <table:table-cell table:style-name="Table87.D2" office:value-type="string">
            <text:p text:style-name="P408"/>
          </table:table-cell>
        </table:table-row>
        <table:table-row table:style-name="TableLine94259537359504">
          <table:table-cell table:style-name="Table87.A2" office:value-type="string">
            <text:p text:style-name="P1370">Article_</text:p>
            <text:p text:style-name="P1371">translation_id</text:p>
          </table:table-cell>
          <table:table-cell table:style-name="Table87.A2" office:value-type="string">
            <text:p text:style-name="P1372">Big int</text:p>
          </table:table-cell>
          <table:table-cell table:style-name="Table87.A2" office:value-type="string">
            <text:p text:style-name="P1373">Not null , unsigned , unique</text:p>
            <text:p text:style-name="P1373"/>
            <text:p text:style-name="P1373">foreign key → article_translations(id)</text:p>
            <text:p text:style-name="P458"/>
            <text:p text:style-name="P1374">On Delete → (cascade)</text:p>
            <text:p text:style-name="P1374">On Update → (cascade)</text:p>
          </table:table-cell>
          <table:table-cell table:style-name="Table87.D2" office:value-type="string">
            <text:p text:style-name="P408"/>
          </table:table-cell>
        </table:table-row>
      </table:table>
      <text:p text:style-name="P385"/>
      <text:list xml:id="list2597586650" text:style-name="L98">
        <text:list-item>
          <text:list>
            <text:list-item>
              <text:p text:style-name="P2079">ارتباط ها :‌</text:p>
              <text:list>
                <text:list-item>
                  <text:p text:style-name="P2079">article_translations : </text:p>
                  <text:list>
                    <text:list-item>
                      <text:p text:style-name="P2099">نوع : 1 به 1</text:p>
                    </text:list-item>
                    <text:list-item>
                      <text:p text:style-name="P2099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0"/>
      <text:list xml:id="list141135613684604" text:continue-numbering="true" text:style-name="L98">
        <text:list-item>
          <text:list>
            <text:list-item>
              <text:list>
                <text:list-item>
                  <text:p text:style-name="P2079">articles : </text:p>
                  <text:list>
                    <text:list-item>
                      <text:p text:style-name="P2081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081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1"/>
      <text:list xml:id="list141134137488518" text:continue-numbering="true" text:style-name="L98">
        <text:list-item>
          <text:p text:style-name="P2361">article_series : در این جدول <text:span text:style-name="T1294">serie هایی که ایجاد میشود تا article های مرتبط و پی در پی را در ان serie عضو کنیم </text:span><text:span text:style-name="T1295">را ذخیره میکنیم !!! .</text:span></text:p>
        </text:list-item>
      </text:list>
      <text:p text:style-name="P273"/>
      <text:list xml:id="list141134690842973" text:continue-numbering="true" text:style-name="L98">
        <text:list-item>
          <text:list>
            <text:list-item>
              <text:p text:style-name="P2101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4259575620272">
          <table:table-cell table:style-name="Table88.A1" office:value-type="string">
            <text:p text:style-name="P463">Name</text:p>
          </table:table-cell>
          <table:table-cell table:style-name="Table88.A1" office:value-type="string">
            <text:p text:style-name="P463">Data Type</text:p>
          </table:table-cell>
          <table:table-cell table:style-name="Table88.A1" office:value-type="string">
            <text:p text:style-name="P463">Attributes</text:p>
          </table:table-cell>
          <table:table-cell table:style-name="Table88.D1" office:value-type="string">
            <text:p text:style-name="P463">Comment</text:p>
          </table:table-cell>
        </table:table-row>
        <table:table-row table:style-name="TableLine94259537410432">
          <table:table-cell table:style-name="Table88.A2" office:value-type="string">
            <text:p text:style-name="P1256">id</text:p>
          </table:table-cell>
          <table:table-cell table:style-name="Table88.A2" office:value-type="string">
            <text:p text:style-name="P1257">Big int</text:p>
          </table:table-cell>
          <table:table-cell table:style-name="Table88.A2" office:value-type="string">
            <text:p text:style-name="P1083">Unsigned , not null , index , unique , primary key , auto increment</text:p>
          </table:table-cell>
          <table:table-cell table:style-name="Table88.D2" office:value-type="string">
            <text:p text:style-name="P408"/>
          </table:table-cell>
        </table:table-row>
        <table:table-row table:style-name="TableLine94259537410432">
          <table:table-cell table:style-name="Table88.A2" office:value-type="string">
            <text:p text:style-name="P2374">commentable</text:p>
          </table:table-cell>
          <table:table-cell table:style-name="Table88.A2" office:value-type="string">
            <text:p text:style-name="P2374">boolean</text:p>
          </table:table-cell>
          <table:table-cell table:style-name="Table88.A2" office:value-type="string">
            <text:p text:style-name="P2375">Not null , default true</text:p>
          </table:table-cell>
          <table:table-cell table:style-name="Table88.D2" office:value-type="string">
            <text:p text:style-name="P408"/>
          </table:table-cell>
        </table:table-row>
        <table:table-row table:style-name="TableLine94259571414576">
          <table:table-cell table:style-name="Table88.A2" office:value-type="string">
            <text:p text:style-name="P1375">sort</text:p>
          </table:table-cell>
          <table:table-cell table:style-name="Table88.A2" office:value-type="string">
            <text:p text:style-name="P1381">Tiny int</text:p>
          </table:table-cell>
          <table:table-cell table:style-name="Table88.A2" office:value-type="string">
            <text:p text:style-name="P1376">Nullable , unsigned</text:p>
          </table:table-cell>
          <table:table-cell table:style-name="Table88.D2" office:value-type="string">
            <text:p text:style-name="P408"/>
          </table:table-cell>
        </table:table-row>
        <table:table-row table:style-name="Table88.5">
          <table:table-cell table:style-name="Table88.A2" office:value-type="string">
            <text:p text:style-name="P2372">topic_count</text:p>
          </table:table-cell>
          <table:table-cell table:style-name="Table88.A2" office:value-type="string">
            <text:p text:style-name="P2372">Big int</text:p>
          </table:table-cell>
          <table:table-cell table:style-name="Table88.A2" office:value-type="string">
            <text:p text:style-name="P2368">Nullable , unsigned</text:p>
          </table:table-cell>
          <table:table-cell table:style-name="Table88.D2" office:value-type="string">
            <text:p text:style-name="P408"/>
          </table:table-cell>
        </table:table-row>
        <table:table-row table:style-name="Table88.5">
          <table:table-cell table:style-name="Table88.A2" office:value-type="string">
            <text:p text:style-name="P2374">article_count</text:p>
          </table:table-cell>
          <table:table-cell table:style-name="Table88.A2" office:value-type="string">
            <text:p text:style-name="P2377">Big int</text:p>
          </table:table-cell>
          <table:table-cell table:style-name="Table88.A2" office:value-type="string">
            <text:p text:style-name="P2369">Nullable , unsigned</text:p>
          </table:table-cell>
          <table:table-cell table:style-name="Table88.D2" office:value-type="string">
            <text:p text:style-name="P408"/>
          </table:table-cell>
        </table:table-row>
        <table:table-row table:style-name="Table88.5">
          <table:table-cell table:style-name="Table88.A2" office:value-type="string">
            <text:p text:style-name="P2374">view_count</text:p>
          </table:table-cell>
          <table:table-cell table:style-name="Table88.A2" office:value-type="string">
            <text:p text:style-name="P2377">Big int</text:p>
          </table:table-cell>
          <table:table-cell table:style-name="Table88.A2" office:value-type="string">
            <text:p text:style-name="P2370">Nullable , unsigned</text:p>
          </table:table-cell>
          <table:table-cell table:style-name="Table88.D2" office:value-type="string">
            <text:p text:style-name="P408"/>
          </table:table-cell>
        </table:table-row>
        <table:table-row table:style-name="Table88.5">
          <table:table-cell table:style-name="Table88.A2" office:value-type="string">
            <text:p text:style-name="P2376">comment_count</text:p>
          </table:table-cell>
          <table:table-cell table:style-name="Table88.A2" office:value-type="string">
            <text:p text:style-name="P2378">Big int</text:p>
          </table:table-cell>
          <table:table-cell table:style-name="Table88.A2" office:value-type="string">
            <text:p text:style-name="P2370">Nullable , unsigned</text:p>
          </table:table-cell>
          <table:table-cell table:style-name="Table88.D2" office:value-type="string">
            <text:p text:style-name="P408"/>
          </table:table-cell>
        </table:table-row>
      </table:table>
      <text:p text:style-name="P386"/>
      <text:list xml:id="list4278210836" text:style-name="L99">
        <text:list-item>
          <text:list>
            <text:list-item>
              <text:p text:style-name="P2102">رابطه ها :‌</text:p>
              <text:list>
                <text:list-item>
                  <text:p text:style-name="P2102">dates : </text:p>
                  <text:list>
                    <text:list-item>
                      <text:p text:style-name="P2103">نوع : <text:span text:style-name="T1296">1 به n </text:span></text:p>
                    </text:list-item>
                    <text:list-item>
                      <text:p text:style-name="P2103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41136066547128" text:continue-numbering="true" text:style-name="L99">
        <text:list-item>
          <text:list>
            <text:list-item>
              <text:list>
                <text:list-item>
                  <text:p text:style-name="P2102">users : </text:p>
                  <text:list>
                    <text:list-item>
                      <text:p text:style-name="P2103">نوع : <text:span text:style-name="T1297">1 به n </text:span></text:p>
                    </text:list-item>
                    <text:list-item>
                      <text:p text:style-name="P2103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41134762541647" text:continue-numbering="true" text:style-name="L99">
        <text:list-item>
          <text:list>
            <text:list-item>
              <text:list>
                <text:list-item>
                  <text:p text:style-name="P2104"><text:span text:style-name="T1318">article_related_classify_translations</text:span> : </text:p>
                  <text:list>
                    <text:list-item>
                      <text:p text:style-name="P2105">نوع :‌1 به n </text:p>
                    </text:list-item>
                    <text:list-item>
                      <text:p text:style-name="P2105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41134247582547" text:continue-numbering="true" text:style-name="L99">
        <text:list-item>
          <text:list>
            <text:list-item>
              <text:list>
                <text:list-item>
                  <text:p text:style-name="P1537"><text:span text:style-name="T1304">article_</text:span><text:span text:style-name="T1324">related_classify</text:span><text:span text:style-name="T1304">_</text:span><text:span text:style-name="T1308">attachments</text:span><text:span text:style-name="T1304"> : </text:span></text:p>
                  <text:list>
                    <text:list-item>
                      <text:p text:style-name="P2086">نوع : <text:span text:style-name="T1306">1 به n </text:span></text:p>
                    </text:list-item>
                    <text:list-item>
                      <text:p text:style-name="P2087">توضیحات : <text:s/><text:span text:style-name="T1306">هر یک serie دارای چندین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است و هر یک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88"/>
      <text:list xml:id="list141134619557515" text:continue-numbering="true" text:style-name="L99">
        <text:list-item>
          <text:list>
            <text:list-item>
              <text:list>
                <text:list-item>
                  <text:p text:style-name="P2365">article_serie_<text:span text:style-name="T1313">topics</text:span> :</text:p>
                  <text:list>
                    <text:list-item>
                      <text:p text:style-name="P2108">نوع : 1 به n </text:p>
                    </text:list-item>
                    <text:list-item>
                      <text:p text:style-name="P2108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110"/>
      <text:list xml:id="list141134329387232" text:continue-numbering="true" text:style-name="L99">
        <text:list-item>
          <text:list>
            <text:list-item>
              <text:list>
                <text:list-item>
                  <text:p text:style-name="P2131">comments : </text:p>
                  <text:list>
                    <text:list-item>
                      <text:p text:style-name="P2131">نوع :‌<text:span text:style-name="T1345">1 به n </text:span></text:p>
                    </text:list-item>
                    <text:list-item>
                      <text:p text:style-name="P2131">توضیحات : <text:s/><text:span text:style-name="T1345">هر یک serie دارای چندین comment است و هر یک comment در جدول comments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2"/>
      <text:list xml:id="list141135379172069" text:continue-numbering="true" text:style-name="L99">
        <text:list-item>
          <text:list>
            <text:list-item>
              <text:list>
                <text:list-item>
                  <text:p text:style-name="P2133">likeables : </text:p>
                  <text:list>
                    <text:list-item>
                      <text:p text:style-name="P2133">نوع : <text:span text:style-name="T1346">1 به 1 </text:span></text:p>
                    </text:list-item>
                    <text:list-item>
                      <text:p text:style-name="P2133">توضیحات :‌ <text:span text:style-name="T1346">هر یک serie دارای یک رکورد در جدول likeables است </text:span><text:span text:style-name="T1347">و هر یک رکورد از جدول likeables هم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4"/>
      <text:list xml:id="list141134101672558" text:continue-numbering="true" text:style-name="L99">
        <text:list-item>
          <text:list>
            <text:list-item>
              <text:list>
                <text:list-item>
                  <text:p text:style-name="P2135">starables : </text:p>
                  <text:list>
                    <text:list-item>
                      <text:p text:style-name="P2135">نوع :‌<text:span text:style-name="T1348">1 به n </text:span></text:p>
                    </text:list-item>
                    <text:list-item>
                      <text:p text:style-name="P2135">توضیحات : <text:s/><text:span text:style-name="T1348">هر یک serie دارای چندین رکورد در جدول starable است </text:span></text:p>
                    </text:list-item>
                  </text:list>
                  <text:p text:style-name="P2138">(شامل summable و غیر summable ) و هر یک رکورد <text:span text:style-name="T1349">از جدول starable میتواند متعلق به یک serie باشد !!! </text:span></text:p>
                </text:list-item>
              </text:list>
            </text:list-item>
          </text:list>
        </text:list-item>
      </text:list>
      <text:p text:style-name="P2137"/>
      <text:list xml:id="list141134847540731" text:continue-numbering="true" text:style-name="L99">
        <text:list-item>
          <text:list>
            <text:list-item>
              <text:list>
                <text:list-item>
                  <text:p text:style-name="P2135">media : </text:p>
                  <text:list>
                    <text:list-item>
                      <text:p text:style-name="P2135">نوع :‌<text:span text:style-name="T1350">1 به n </text:span></text:p>
                    </text:list-item>
                    <text:list-item>
                      <text:p text:style-name="P2136">توضیحات :‌ <text:span text:style-name="T1350">هر یک serie دارای چندین رکورد در جدول </text:span><text:span text:style-name="T1351">media</text:span></text:p>
                      <text:p text:style-name="P1538"><text:span text:style-name="T1351"><text:s/>(برای avatar و thumbnails ) </text:span><text:span text:style-name="T1352">است و هر یک رکورد در جدول media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2">article_serie_topics : در این جدول سرفصل های یک serie را ذخیره میکنیم !!!</text:p>
        </text:list-item>
      </text:list>
      <text:p text:style-name="P287"/>
      <text:list xml:id="list141135596077226" text:continue-numbering="true" text:style-name="L99">
        <text:list-item>
          <text:list>
            <text:list-item>
              <text:p text:style-name="P2112">ستون ها </text:p>
            </text:list-item>
          </text:list>
        </text:list-item>
      </text:list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Line94259537433520">
          <table:table-cell table:style-name="Table92.A1" office:value-type="string">
            <text:p text:style-name="P463">Name</text:p>
          </table:table-cell>
          <table:table-cell table:style-name="Table92.A1" office:value-type="string">
            <text:p text:style-name="P463">Data Type</text:p>
          </table:table-cell>
          <table:table-cell table:style-name="Table92.A1" office:value-type="string">
            <text:p text:style-name="P463">Attributes</text:p>
          </table:table-cell>
          <table:table-cell table:style-name="Table92.D1" office:value-type="string">
            <text:p text:style-name="P463">Comment</text:p>
          </table:table-cell>
        </table:table-row>
        <table:table-row table:style-name="TableLine94259537502704">
          <table:table-cell table:style-name="Table92.A2" office:value-type="string">
            <text:p text:style-name="P1256">id</text:p>
          </table:table-cell>
          <table:table-cell table:style-name="Table92.A2" office:value-type="string">
            <text:p text:style-name="P1257">Big int</text:p>
          </table:table-cell>
          <table:table-cell table:style-name="Table92.A2" office:value-type="string">
            <text:p text:style-name="P1083">Unsigned , not null , index , unique , primary key , auto increment</text:p>
          </table:table-cell>
          <table:table-cell table:style-name="Table92.D2" office:value-type="string">
            <text:p text:style-name="P408"/>
          </table:table-cell>
        </table:table-row>
        <table:table-row table:style-name="TableLine94259537502704">
          <table:table-cell table:style-name="Table92.A2" office:value-type="string">
            <text:p text:style-name="P2379">commentable</text:p>
          </table:table-cell>
          <table:table-cell table:style-name="Table92.A2" office:value-type="string">
            <text:p text:style-name="P2379">boolean</text:p>
          </table:table-cell>
          <table:table-cell table:style-name="Table92.A2" office:value-type="string">
            <text:p text:style-name="P2379">Not null , default true</text:p>
          </table:table-cell>
          <table:table-cell table:style-name="Table92.D2" office:value-type="string">
            <text:p text:style-name="P408"/>
          </table:table-cell>
        </table:table-row>
        <table:table-row table:style-name="TableLine94259537505152">
          <table:table-cell table:style-name="Table92.A2" office:value-type="string">
            <text:p text:style-name="P1397">article_</text:p>
            <text:p text:style-name="P1397">serie_id</text:p>
          </table:table-cell>
          <table:table-cell table:style-name="Table92.A2" office:value-type="string">
            <text:p text:style-name="P1398">Big int</text:p>
          </table:table-cell>
          <table:table-cell table:style-name="Table92.A2" office:value-type="string">
            <text:p text:style-name="P1399">Unsigned , not null ,</text:p>
            <text:p text:style-name="P1402">foreign key → article_series(id)</text:p>
            <text:p text:style-name="P1402"/>
            <text:p text:style-name="P1404">On Delete → (cascade)</text:p>
            <text:p text:style-name="P1404">On Update → (cascade)</text:p>
          </table:table-cell>
          <table:table-cell table:style-name="Table92.D2" office:value-type="string">
            <text:p text:style-name="P408"/>
          </table:table-cell>
        </table:table-row>
        <table:table-row table:style-name="TableLine94259537506064">
          <table:table-cell table:style-name="Table92.A2" office:value-type="string">
            <text:p text:style-name="P1400">Article_</text:p>
            <text:p text:style-name="P1400">serie_topic_</text:p>
            <text:p text:style-name="P1400">id</text:p>
          </table:table-cell>
          <table:table-cell table:style-name="Table92.A2" office:value-type="string">
            <text:p text:style-name="P1400">Big int</text:p>
          </table:table-cell>
          <table:table-cell table:style-name="Table92.A2" office:value-type="string">
            <text:p text:style-name="P1400">Unsigned , nullable ,</text:p>
            <text:p text:style-name="P1406">foreign key → article_serie_topics(id)</text:p>
            <text:p text:style-name="P1406"/>
            <text:p text:style-name="P1405">On Delete → (cascade)</text:p>
            <text:p text:style-name="P1405">On Update → (cascade)</text:p>
          </table:table-cell>
          <table:table-cell table:style-name="Table92.D2" office:value-type="string">
            <text:p text:style-name="P408"/>
          </table:table-cell>
        </table:table-row>
        <table:table-row table:style-name="TableLine94259537507024">
          <table:table-cell table:style-name="Table92.A2" office:value-type="string">
            <text:p text:style-name="P1401">sort</text:p>
          </table:table-cell>
          <table:table-cell table:style-name="Table92.A2" office:value-type="string">
            <text:p text:style-name="P1407">Big int</text:p>
          </table:table-cell>
          <table:table-cell table:style-name="Table92.A2" office:value-type="string">
            <text:p text:style-name="P1403">Unsigned , nullable ,</text:p>
          </table:table-cell>
          <table:table-cell table:style-name="Table92.D2" office:value-type="string">
            <text:p text:style-name="P408"/>
          </table:table-cell>
        </table:table-row>
        <table:table-row table:style-name="TableLine94259537507024">
          <table:table-cell table:style-name="Table92.A2" office:value-type="string">
            <text:p text:style-name="P2373"><text:span text:style-name="T1353">sub_</text:span>topic</text:p>
            <text:p text:style-name="P2373">_count</text:p>
          </table:table-cell>
          <table:table-cell table:style-name="Table92.A2" office:value-type="string">
            <text:p text:style-name="P2372">Big int</text:p>
          </table:table-cell>
          <table:table-cell table:style-name="Table92.A2" office:value-type="string">
            <text:p text:style-name="P2368">Nullable , unsigned</text:p>
          </table:table-cell>
          <table:table-cell table:style-name="Table92.D2" office:value-type="string">
            <text:p text:style-name="P408"/>
          </table:table-cell>
        </table:table-row>
        <table:table-row table:style-name="TableLine94259537507024">
          <table:table-cell table:style-name="Table92.A2" office:value-type="string">
            <text:p text:style-name="P2374">article_count</text:p>
          </table:table-cell>
          <table:table-cell table:style-name="Table92.A2" office:value-type="string">
            <text:p text:style-name="P2377">Big int</text:p>
          </table:table-cell>
          <table:table-cell table:style-name="Table92.A2" office:value-type="string">
            <text:p text:style-name="P2369">Nullable , unsigned</text:p>
          </table:table-cell>
          <table:table-cell table:style-name="Table92.D2" office:value-type="string">
            <text:p text:style-name="P408"/>
          </table:table-cell>
        </table:table-row>
        <table:table-row table:style-name="TableLine94259537507024">
          <table:table-cell table:style-name="Table92.A2" office:value-type="string">
            <text:p text:style-name="P2374">view_count</text:p>
          </table:table-cell>
          <table:table-cell table:style-name="Table92.A2" office:value-type="string">
            <text:p text:style-name="P2377">Big int</text:p>
          </table:table-cell>
          <table:table-cell table:style-name="Table92.A2" office:value-type="string">
            <text:p text:style-name="P2370">Nullable , unsigned</text:p>
          </table:table-cell>
          <table:table-cell table:style-name="Table92.D2" office:value-type="string">
            <text:p text:style-name="P408"/>
          </table:table-cell>
        </table:table-row>
        <table:table-row table:style-name="TableLine94259537507024">
          <table:table-cell table:style-name="Table92.A2" office:value-type="string">
            <text:p text:style-name="P2376">comment_count</text:p>
          </table:table-cell>
          <table:table-cell table:style-name="Table92.A2" office:value-type="string">
            <text:p text:style-name="P2378">Big int</text:p>
          </table:table-cell>
          <table:table-cell table:style-name="Table92.A2" office:value-type="string">
            <text:p text:style-name="P2370">Nullable , unsigned</text:p>
          </table:table-cell>
          <table:table-cell table:style-name="Table92.D2" office:value-type="string">
            <text:p text:style-name="P408"/>
          </table:table-cell>
        </table:table-row>
      </table:table>
      <text:p text:style-name="P390"/>
      <text:list xml:id="list1162446448" text:style-name="L100">
        <text:list-item>
          <text:list>
            <text:list-item>
              <text:p text:style-name="P2113">روابط : </text:p>
              <text:list>
                <text:list-item>
                  <text:p text:style-name="P2114">dates : </text:p>
                  <text:list>
                    <text:list-item>
                      <text:p text:style-name="P2116">نوع : <text:span text:style-name="T1320">1 به n </text:span></text:p>
                    </text:list-item>
                    <text:list-item>
                      <text:p text:style-name="P2116">توضیحات : <text:span text:style-name="T1320">هر یک topic دارای چندین date در جدول dates است و هر یک date میتواند متعلق به یک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41136010107677" text:continue-numbering="true" text:style-name="L100">
        <text:list-item>
          <text:list>
            <text:list-item>
              <text:list>
                <text:list-item>
                  <text:p text:style-name="P2114">users : </text:p>
                  <text:list>
                    <text:list-item>
                      <text:p text:style-name="P2116">نوع :‌ <text:span text:style-name="T1320">1 به n </text:span></text:p>
                    </text:list-item>
                    <text:list-item>
                      <text:p text:style-name="P2116">توضیحات : <text:span text:style-name="T1320">هر یک user میتواند چندین topic ایجاد کند و هر یک topic توسط یک user ایجاد ش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41134994097189" text:continue-numbering="true" text:style-name="L100">
        <text:list-item>
          <text:list>
            <text:list-item>
              <text:list>
                <text:list-item>
                  <text:p text:style-name="P2366">article_serie_topics : </text:p>
                  <text:list>
                    <text:list-item>
                      <text:p text:style-name="P2117">نوع :‌<text:span text:style-name="T1314">1 به n (رابطه پدر فرزندی با خود جدول)</text:span></text:p>
                    </text:list-item>
                    <text:list-item>
                      <text:p text:style-name="P2117">توضیحات :‌ <text:span text:style-name="T1314">هر یک topic میتواند دارای چندین topic باشد و هر یک topic میتواند متعلق به یک topic دیگر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41135924650226" text:continue-numbering="true" text:style-name="L100">
        <text:list-item>
          <text:list>
            <text:list-item>
              <text:list>
                <text:list-item>
                  <text:p text:style-name="P2107">article_series :</text:p>
                  <text:list>
                    <text:list-item>
                      <text:p text:style-name="P2109">نوع : 1 به n </text:p>
                    </text:list-item>
                    <text:list-item>
                      <text:p text:style-name="P2109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111"/>
      <text:list xml:id="list141135943800731" text:continue-numbering="true" text:style-name="L100">
        <text:list-item>
          <text:list>
            <text:list-item>
              <text:list>
                <text:list-item>
                  <text:p text:style-name="P2119"><text:span text:style-name="T1318">article_related_classify_translations</text:span> : </text:p>
                  <text:list>
                    <text:list-item>
                      <text:p text:style-name="P2118">نوع :‌<text:span text:style-name="T1319">1 به n </text:span></text:p>
                    </text:list-item>
                    <text:list-item>
                      <text:p text:style-name="P2118">توضیحات : <text:s/><text:span text:style-name="T1319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41135519304755" text:continue-numbering="true" text:style-name="L100">
        <text:list-item>
          <text:list>
            <text:list-item>
              <text:list>
                <text:list-item>
                  <text:p text:style-name="P1539"><text:span text:style-name="T1304">article_</text:span><text:span text:style-name="T1324">related_classify</text:span><text:span text:style-name="T1304">_</text:span><text:span text:style-name="T1308">attachments</text:span><text:span text:style-name="T1321"> : </text:span></text:p>
                  <text:list>
                    <text:list-item>
                      <text:p text:style-name="P2121">نوع :‌<text:span text:style-name="T1322">1 به n </text:span></text:p>
                    </text:list-item>
                    <text:list-item>
                      <text:p text:style-name="P2122">توضیحات : <text:s/><text:span text:style-name="T1322">هر یک </text:span><text:span text:style-name="T1304">article_</text:span><text:span text:style-name="T1324">related_classify</text:span><text:span text:style-name="T1304">_</text:span><text:span text:style-name="T1308">attachment </text:span><text:span text:style-name="T1322">متعلق به یک </text:span><text:span text:style-name="T1325">topic است و هر یک topic دارای چندین رکورد در جدول </text:span><text:span text:style-name="T1304">article_</text:span><text:span text:style-name="T1324">related_classify</text:span><text:span text:style-name="T1304">_</text:span><text:span text:style-name="T1308">attachment</text:span><text:span text:style-name="T1323"> </text:span><text:span text:style-name="T1325">دار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24"/>
      <text:list xml:id="list141135413512579" text:continue-numbering="true" text:style-name="L100">
        <text:list-item>
          <text:list>
            <text:list-item>
              <text:list>
                <text:list-item>
                  <text:p text:style-name="P2139">comments : </text:p>
                  <text:list>
                    <text:list-item>
                      <text:p text:style-name="P2139">نوع :‌<text:span text:style-name="T1354">1 به n </text:span></text:p>
                    </text:list-item>
                    <text:list-item>
                      <text:p text:style-name="P2139">توضیحات :‌ <text:span text:style-name="T1354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41"/>
      <text:list xml:id="list141135885205752" text:continue-numbering="true" text:style-name="L100">
        <text:list-item>
          <text:list>
            <text:list-item>
              <text:list>
                <text:list-item>
                  <text:p text:style-name="P2139">likeables : </text:p>
                  <text:list>
                    <text:list-item>
                      <text:p text:style-name="P2139">نوع :‌<text:span text:style-name="T1354">1 به 1 </text:span></text:p>
                    </text:list-item>
                    <text:list-item>
                      <text:p text:style-name="P2139">توضیحات :‌ <text:span text:style-name="T1355">هر یک topic دارای یک رکورد در جدول likeables میباشد و هر یک رکورد از جدول likeable میتواند متعلق به یک topic باشد !!! </text:span></text:p>
                    </text:list-item>
                  </text:list>
                  <text:p text:style-name="P2139"/>
                </text:list-item>
                <text:list-item>
                  <text:p text:style-name="P2139">starables : </text:p>
                  <text:list>
                    <text:list-item>
                      <text:p text:style-name="P2139">نوع :‌ <text:span text:style-name="T1355">1 به n </text:span></text:p>
                    </text:list-item>
                    <text:list-item>
                      <text:p text:style-name="P2140">توضیحات :‌ <text:span text:style-name="T1356">هر یک topic دارای چندین رکورد در جدول starables دارد</text:span></text:p>
                      <text:p text:style-name="P2140"><text:span text:style-name="T1357">(هم summable و هم غیر summable )</text:span><text:span text:style-name="T1356"> و هر یک رکورد از جدول </text:span><text:span text:style-name="T1357">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41"/>
      <text:list xml:id="list141135509379413" text:continue-numbering="true" text:style-name="L100">
        <text:list-item>
          <text:list>
            <text:list-item>
              <text:list>
                <text:list-item>
                  <text:p text:style-name="P2367">media : </text:p>
                  <text:list>
                    <text:list-item>
                      <text:p text:style-name="P2139">نوع :‌<text:span text:style-name="T1358">1 به n </text:span></text:p>
                    </text:list-item>
                    <text:list-item>
                      <text:p text:style-name="P2139">توضیحات :‌ <text:span text:style-name="T1358">هر یک topic دارای چندین رکورد در جدول media (برای ذخیره </text:span><text:span text:style-name="T1359">thumbnails , avatar </text:span><text:span text:style-name="T1358">) </text:span><text:span text:style-name="T1359">است و هر یک رکورد از جدول </text:span><text:span text:style-name="T1360">media میتواند متعلق به topic باشد !!!</text:span></text:p>
                    </text:list-item>
                  </text:list>
                  <text:p text:style-name="P2139"/>
                </text:list-item>
              </text:list>
            </text:list-item>
          </text:list>
        </text:list-item>
      </text:list>
      <text:list xml:id="list141135906867781" text:continue-list="list141135596077226" text:style-name="L99">
        <text:list-item>
          <text:p text:style-name="P2363">article_related_classify_translations : در این جدول <text:span text:style-name="T1298">ترجمه هایی که برای زبان های مختلف برای هر <text:s/>serie <text:s/></text:span><text:span text:style-name="T1315">و هر topic </text:span><text:span text:style-name="T1298">ایجاد میشود را ذخیره میکنیم !!! </text:span></text:p>
        </text:list-item>
      </text:list>
      <text:p text:style-name="P275"/>
      <text:list xml:id="list141134423415674" text:continue-numbering="true" text:style-name="L99">
        <text:list-item>
          <text:list>
            <text:list-item>
              <text:p text:style-name="P2125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4259537575008">
          <table:table-cell table:style-name="Table89.A1" office:value-type="string">
            <text:p text:style-name="P463">Name</text:p>
          </table:table-cell>
          <table:table-cell table:style-name="Table89.A1" office:value-type="string">
            <text:p text:style-name="P463">Data Type</text:p>
          </table:table-cell>
          <table:table-cell table:style-name="Table89.A1" office:value-type="string">
            <text:p text:style-name="P463">Attributes</text:p>
          </table:table-cell>
          <table:table-cell table:style-name="Table89.D1" office:value-type="string">
            <text:p text:style-name="P463">Comment</text:p>
          </table:table-cell>
        </table:table-row>
        <table:table-row table:style-name="TableLine94259537603136">
          <table:table-cell table:style-name="Table89.A2" office:value-type="string">
            <text:p text:style-name="P1256">id</text:p>
          </table:table-cell>
          <table:table-cell table:style-name="Table89.A2" office:value-type="string">
            <text:p text:style-name="P1257">Big int</text:p>
          </table:table-cell>
          <table:table-cell table:style-name="Table89.A2" office:value-type="string">
            <text:p text:style-name="P1083">Unsigned , not null , index , unique , primary key , auto increment</text:p>
          </table:table-cell>
          <table:table-cell table:style-name="Table89.D2" office:value-type="string">
            <text:p text:style-name="P408"/>
          </table:table-cell>
        </table:table-row>
        <table:table-row table:style-name="TableLine94259537605312">
          <table:table-cell table:style-name="Table89.A2" office:value-type="string">
            <text:p text:style-name="P1377">name</text:p>
          </table:table-cell>
          <table:table-cell table:style-name="Table89.A2" office:value-type="string">
            <text:p text:style-name="P460"><text:span text:style-name="T1317">varchar(</text:span><text:span text:style-name="T1316">124</text:span><text:span text:style-name="T1317">)</text:span></text:p>
          </table:table-cell>
          <table:table-cell table:style-name="Table89.A2" office:value-type="string">
            <text:p text:style-name="P1409">Not null</text:p>
          </table:table-cell>
          <table:table-cell table:style-name="Table89.D2" office:value-type="string">
            <text:p text:style-name="P408"/>
          </table:table-cell>
        </table:table-row>
        <table:table-row table:style-name="TableLine94259537606224">
          <table:table-cell table:style-name="Table89.A2" office:value-type="string">
            <text:p text:style-name="P1408">object_class</text:p>
          </table:table-cell>
          <table:table-cell table:style-name="Table89.A2" office:value-type="string">
            <text:p text:style-name="P1408">varchar(255)</text:p>
          </table:table-cell>
          <table:table-cell table:style-name="Table89.A2" office:value-type="string">
            <text:p text:style-name="P1410">Not null</text:p>
          </table:table-cell>
          <table:table-cell table:style-name="Table89.D2" office:value-type="string">
            <text:p text:style-name="P408"/>
          </table:table-cell>
        </table:table-row>
        <table:table-row table:style-name="TableLine94259537607184">
          <table:table-cell table:style-name="Table89.A2" office:value-type="string">
            <text:p text:style-name="P1408">object_id</text:p>
          </table:table-cell>
          <table:table-cell table:style-name="Table89.A2" office:value-type="string">
            <text:p text:style-name="P1408">Big int</text:p>
          </table:table-cell>
          <table:table-cell table:style-name="Table89.A2" office:value-type="string">
            <text:p text:style-name="P1411">Unsigned , not null</text:p>
          </table:table-cell>
          <table:table-cell table:style-name="Table89.D2" office:value-type="string">
            <text:p text:style-name="P408"/>
          </table:table-cell>
        </table:table-row>
        <table:table-row table:style-name="TableLine94259537608448">
          <table:table-cell table:style-name="Table89.A2" office:value-type="string">
            <text:p text:style-name="P1377">language_id</text:p>
          </table:table-cell>
          <table:table-cell table:style-name="Table89.A2" office:value-type="string">
            <text:p text:style-name="P1378">Big int</text:p>
          </table:table-cell>
          <table:table-cell table:style-name="Table89.A2" office:value-type="string">
            <text:p text:style-name="P1378">Not null , unsigned</text:p>
            <text:p text:style-name="P1378"/>
            <text:p text:style-name="P459"><text:span text:style-name="T1300">foreign key → </text:span><text:span text:style-name="T1301">languages</text:span><text:span text:style-name="T1300">(id)</text:span></text:p>
            <text:p text:style-name="P1382"/>
            <text:p text:style-name="P1383">On Delete → (cascade)</text:p>
            <text:p text:style-name="P1383">On Update → (cascade)</text:p>
          </table:table-cell>
          <table:table-cell table:style-name="Table89.D2" office:value-type="string">
            <text:p text:style-name="P408"/>
          </table:table-cell>
        </table:table-row>
      </table:table>
      <text:p text:style-name="P387"/>
      <text:list xml:id="list2605329505" text:style-name="L101">
        <text:list-item>
          <text:list>
            <text:list-item>
              <text:p text:style-name="P2126">ارتباط ها :‌</text:p>
            </text:list-item>
          </text:list>
        </text:list-item>
      </text:list>
      <text:p text:style-name="P277"/>
      <text:list xml:id="list141135128993749" text:continue-numbering="true" text:style-name="L101">
        <text:list-item>
          <text:list>
            <text:list-item>
              <text:list>
                <text:list-item>
                  <text:p text:style-name="P2106">article_series : </text:p>
                  <text:list>
                    <text:list-item>
                      <text:p text:style-name="P2106">نوع :‌1 به n </text:p>
                    </text:list-item>
                    <text:list-item>
                      <text:p text:style-name="P2106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6"/>
      <text:list xml:id="list141134738000103" text:continue-numbering="true" text:style-name="L101">
        <text:list-item>
          <text:list>
            <text:list-item>
              <text:list>
                <text:list-item>
                  <text:p text:style-name="P2127">languages : </text:p>
                  <text:list>
                    <text:list-item>
                      <text:p text:style-name="P2127">نوع :‌<text:span text:style-name="T1299">1 به n </text:span></text:p>
                    </text:list-item>
                    <text:list-item>
                      <text:p text:style-name="P2128">توضیحات : <text:span text:style-name="T1299">هر یک translate متعلق به یک language میباشد و هر یک language دارای چندین رکورد در جدول </text:span><text:span text:style-name="T1318">article_related_classify_translations</text:span><text:span text:style-name="T1299">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6"/>
      <text:list xml:id="list141134623841718" text:continue-numbering="true" text:style-name="L101">
        <text:list-item>
          <text:list>
            <text:list-item>
              <text:list>
                <text:list-item>
                  <text:p text:style-name="P2120">article_serie_topics : </text:p>
                  <text:list>
                    <text:list-item>
                      <text:p text:style-name="P2120">نوع :‌<text:span text:style-name="T1319">1 به n </text:span></text:p>
                    </text:list-item>
                    <text:list-item>
                      <text:p text:style-name="P2120">توضیحات : <text:s/><text:span text:style-name="T1319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4"><text:span text:style-name="T1302">article_</text:span><text:span text:style-name="T1328">related</text:span><text:span text:style-name="T1302">_</text:span><text:span text:style-name="T1328">classify</text:span><text:span text:style-name="T1302">_attachments</text:span>: در این جدول article هایی که عضو هر یک از serie <text:span text:style-name="T1327">و topic ها </text:span><text:s/>میشود را ذخیره میکنیم </text:p>
        </text:list-item>
      </text:list>
      <text:p text:style-name="P278"/>
      <text:list xml:id="list141135102470023" text:continue-numbering="true" text:style-name="L101">
        <text:list-item>
          <text:list>
            <text:list-item>
              <text:p text:style-name="P2129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4259537625760">
          <table:table-cell table:style-name="Table90.A1" office:value-type="string">
            <text:p text:style-name="P463">Name</text:p>
          </table:table-cell>
          <table:table-cell table:style-name="Table90.A1" office:value-type="string">
            <text:p text:style-name="P463">Data Type</text:p>
          </table:table-cell>
          <table:table-cell table:style-name="Table90.A1" office:value-type="string">
            <text:p text:style-name="P463">Attributes</text:p>
          </table:table-cell>
          <table:table-cell table:style-name="Table90.D1" office:value-type="string">
            <text:p text:style-name="P463">Comment</text:p>
          </table:table-cell>
        </table:table-row>
        <table:table-row table:style-name="TableLine94259537695168">
          <table:table-cell table:style-name="Table90.A2" office:value-type="string">
            <text:p text:style-name="P1256">id</text:p>
          </table:table-cell>
          <table:table-cell table:style-name="Table90.A2" office:value-type="string">
            <text:p text:style-name="P1257">Big int</text:p>
          </table:table-cell>
          <table:table-cell table:style-name="Table90.A2" office:value-type="string">
            <text:p text:style-name="P1083">Unsigned , not null , index , unique , primary key , auto increment</text:p>
          </table:table-cell>
          <table:table-cell table:style-name="Table90.D2" office:value-type="string">
            <text:p text:style-name="P408"/>
          </table:table-cell>
        </table:table-row>
        <table:table-row table:style-name="TableLine94259537697600">
          <table:table-cell table:style-name="Table90.A2" office:value-type="string">
            <text:p text:style-name="P1379">article_serie_id</text:p>
          </table:table-cell>
          <table:table-cell table:style-name="Table90.A2" office:value-type="string">
            <text:p text:style-name="P1380">Big int</text:p>
          </table:table-cell>
          <table:table-cell table:style-name="Table90.A2" office:value-type="string">
            <text:p text:style-name="P1387">Unsigned , <text:span text:style-name="T1307">not null </text:span></text:p>
            <text:p text:style-name="P1388">foreign key → article_series(id)</text:p>
            <text:p text:style-name="P1388"/>
            <text:p text:style-name="P1388">On Delete → (cascade)</text:p>
            <text:p text:style-name="P1388">On Update → (cascade)</text:p>
          </table:table-cell>
          <table:table-cell table:style-name="Table90.D2" office:value-type="string">
            <text:p text:style-name="P408"/>
          </table:table-cell>
        </table:table-row>
        <table:table-row table:style-name="TableLine94259537698512">
          <table:table-cell table:style-name="Table90.A2" office:value-type="string">
            <text:p text:style-name="P1412">article_serie_</text:p>
            <text:p text:style-name="P1412">topic_id</text:p>
          </table:table-cell>
          <table:table-cell table:style-name="Table90.A2" office:value-type="string">
            <text:p text:style-name="P1413">Big int</text:p>
          </table:table-cell>
          <table:table-cell table:style-name="Table90.A2" office:value-type="string">
            <text:p text:style-name="P1413">Unsigned , nullable , </text:p>
            <text:p text:style-name="P1413">foreign key → </text:p>
            <text:p text:style-name="P1413">article_serie_topics(id)</text:p>
            <text:p text:style-name="P1413"/>
            <text:p text:style-name="P1414">On Delete → (set null)</text:p>
            <text:p text:style-name="P1414">On Update → (cascade)</text:p>
          </table:table-cell>
          <table:table-cell table:style-name="Table90.D2" office:value-type="string">
            <text:p text:style-name="P408"/>
          </table:table-cell>
        </table:table-row>
        <table:table-row table:style-name="TableLine94259537699472">
          <table:table-cell table:style-name="Table90.A2" office:value-type="string">
            <text:p text:style-name="P1379">article_id</text:p>
          </table:table-cell>
          <table:table-cell table:style-name="Table90.A2" office:value-type="string">
            <text:p text:style-name="P1380">Big int</text:p>
          </table:table-cell>
          <table:table-cell table:style-name="Table90.A2" office:value-type="string">
            <text:p text:style-name="P1385">Unsigned , <text:span text:style-name="T1305">not null , unique</text:span></text:p>
            <text:p text:style-name="P1386">foreign key → articles(id)</text:p>
            <text:p text:style-name="P1386"/>
            <text:p text:style-name="P1386">On Delete → (cascade)</text:p>
            <text:p text:style-name="P1386">On Update → (cascade)</text:p>
          </table:table-cell>
          <table:table-cell table:style-name="Table90.D2" office:value-type="string">
            <text:p text:style-name="P408"/>
          </table:table-cell>
        </table:table-row>
        <table:table-row table:style-name="TableLine94259537700896">
          <table:table-cell table:style-name="Table90.A2" office:value-type="string">
            <text:p text:style-name="P1379">sort</text:p>
          </table:table-cell>
          <table:table-cell table:style-name="Table90.A2" office:value-type="string">
            <text:p text:style-name="P1384">Big int</text:p>
          </table:table-cell>
          <table:table-cell table:style-name="Table90.A2" office:value-type="string">
            <text:p text:style-name="P1384">Unsigned , nullable</text:p>
          </table:table-cell>
          <table:table-cell table:style-name="Table90.D2" office:value-type="string">
            <text:p text:style-name="P408"/>
          </table:table-cell>
        </table:table-row>
      </table:table>
      <text:p text:style-name="P388"/>
      <text:list xml:id="list141134940671963" text:continue-list="list141135697465275" text:style-name="L95">
        <text:list-item>
          <text:list>
            <text:list-item>
              <text:p text:style-name="P2130">ارتباط ها : </text:p>
              <text:list>
                <text:list-item>
                  <text:p text:style-name="P2130">article_series : </text:p>
                  <text:list>
                    <text:list-item>
                      <text:p text:style-name="P2084">نوع : <text:span text:style-name="T1306">1 به n </text:span></text:p>
                    </text:list-item>
                    <text:list-item>
                      <text:p text:style-name="P2084">توضیحات : <text:s/><text:span text:style-name="T1306">هر یک serie دارای چندین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است و هر یک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9"/>
      <text:list xml:id="list141135399469145" text:continue-numbering="true" text:style-name="L95">
        <text:list-item>
          <text:list>
            <text:list-item>
              <text:list>
                <text:list-item>
                  <text:p text:style-name="P2130">articles : </text:p>
                  <text:list>
                    <text:list-item>
                      <text:p text:style-name="P2085">نوع : <text:span text:style-name="T1302">1 به 1</text:span></text:p>
                    </text:list-item>
                    <text:list-item>
                      <text:p text:style-name="P1540"><text:span text:style-name="T1329">توضیحات : <text:s/></text:span><text:span text:style-name="T1302">هر یک article دارای یک رکورد در جدول article_</text:span><text:span text:style-name="T1328">related</text:span><text:span text:style-name="T1302">_</text:span><text:span text:style-name="T1328">classify</text:span><text:span text:style-name="T1302">_attachments است </text:span></text:p>
                      <text:p text:style-name="P2091">(زیرا هر article میتواند متعلق به یک serie باشد !!)</text:p>
                      <text:p text:style-name="P2092">و هر یک رکورد در جدول article_<text:span text:style-name="T1328">related</text:span>_<text:span text:style-name="T1328">classify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4"><text:soft-page-break/></text:p>
      <text:list xml:id="list141134687833201" text:continue-numbering="true" text:style-name="L95">
        <text:list-item>
          <text:list>
            <text:list-item>
              <text:list>
                <text:list-item>
                  <text:p text:style-name="P1541"><text:span text:style-name="T1304">article_</text:span><text:span text:style-name="T1326">serie</text:span><text:span text:style-name="T1324">_</text:span><text:span text:style-name="T1326">topics</text:span><text:span text:style-name="T1321"> : </text:span></text:p>
                  <text:list>
                    <text:list-item>
                      <text:p text:style-name="P2123">نوع :‌<text:span text:style-name="T1322">1 به n </text:span></text:p>
                    </text:list-item>
                    <text:list-item>
                      <text:p text:style-name="P2123">توضیحات : <text:s/><text:span text:style-name="T1322">هر یک </text:span><text:span text:style-name="T1304">article_</text:span><text:span text:style-name="T1324">related_classify</text:span><text:span text:style-name="T1304">_</text:span><text:span text:style-name="T1308">attachment </text:span><text:span text:style-name="T1322">متعلق به یک </text:span><text:span text:style-name="T1325">topic است و هر یک topic دارای چندین رکورد در جدول </text:span><text:span text:style-name="T1304">article_</text:span><text:span text:style-name="T1324">related_classify</text:span><text:span text:style-name="T1304">_</text:span><text:span text:style-name="T1308">attachment</text:span><text:span text:style-name="T1323"> </text:span><text:span text:style-name="T1325">دار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92" meta:image-count="0" meta:object-count="0" meta:page-count="139" meta:paragraph-count="3673" meta:word-count="21072" meta:character-count="101698" meta:non-whitespace-character-count="84040"/>
  </office:meta>
</office:document-meta>
</file>